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221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99ff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ext-properties style:font-name="Arial" style:font-name-asian="Microsoft YaHei" style:font-name-complex="Lohit Hindi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Raw Data" table:style-name="ta1">
        <office:forms form:automatic-focus="false" form:apply-design-mode="false"/>
        <table:table-column table:style-name="co1" table:number-columns-repeated="6" table:default-cell-style-name="Default"/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6.845" calcext:value-type="float">
            <text:p>56,845</text:p>
          </table:table-cell>
          <table:table-cell office:value-type="float" office:value="354.168" calcext:value-type="float">
            <text:p>354,168</text:p>
          </table:table-cell>
          <table:table-cell office:value-type="float" office:value="3343" calcext:value-type="float">
            <text:p>3343</text:p>
          </table:table-cell>
          <table:table-cell office:value-type="float" office:value="33273.9" calcext:value-type="float">
            <text:p>33273,9</text:p>
          </table:table-cell>
          <table:table-cell office:value-type="float" office:value="218948" calcext:value-type="float">
            <text:p>21894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6.872" calcext:value-type="float">
            <text:p>56,872</text:p>
          </table:table-cell>
          <table:table-cell office:value-type="float" office:value="357.771" calcext:value-type="float">
            <text:p>357,771</text:p>
          </table:table-cell>
          <table:table-cell office:value-type="float" office:value="3645.36" calcext:value-type="float">
            <text:p>3645,36</text:p>
          </table:table-cell>
          <table:table-cell office:value-type="float" office:value="33175.7" calcext:value-type="float">
            <text:p>33175,7</text:p>
          </table:table-cell>
          <table:table-cell office:value-type="float" office:value="218924" calcext:value-type="float">
            <text:p>2189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6.864" calcext:value-type="float">
            <text:p>56,864</text:p>
          </table:table-cell>
          <table:table-cell office:value-type="float" office:value="361.809" calcext:value-type="float">
            <text:p>361,809</text:p>
          </table:table-cell>
          <table:table-cell office:value-type="float" office:value="3581.89" calcext:value-type="float">
            <text:p>3581,89</text:p>
          </table:table-cell>
          <table:table-cell office:value-type="float" office:value="33304.9" calcext:value-type="float">
            <text:p>33304,9</text:p>
          </table:table-cell>
          <table:table-cell office:value-type="float" office:value="219053" calcext:value-type="float">
            <text:p>21905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6.908" calcext:value-type="float">
            <text:p>56,908</text:p>
          </table:table-cell>
          <table:table-cell office:value-type="float" office:value="355.052" calcext:value-type="float">
            <text:p>355,052</text:p>
          </table:table-cell>
          <table:table-cell office:value-type="float" office:value="3692.02" calcext:value-type="float">
            <text:p>3692,02</text:p>
          </table:table-cell>
          <table:table-cell office:value-type="float" office:value="33175.3" calcext:value-type="float">
            <text:p>33175,3</text:p>
          </table:table-cell>
          <table:table-cell office:value-type="float" office:value="218800" calcext:value-type="float">
            <text:p>2188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6.977" calcext:value-type="float">
            <text:p>56,977</text:p>
          </table:table-cell>
          <table:table-cell office:value-type="float" office:value="357.925" calcext:value-type="float">
            <text:p>357,925</text:p>
          </table:table-cell>
          <table:table-cell office:value-type="float" office:value="3600.51" calcext:value-type="float">
            <text:p>3600,51</text:p>
          </table:table-cell>
          <table:table-cell office:value-type="float" office:value="33332.8" calcext:value-type="float">
            <text:p>33332,8</text:p>
          </table:table-cell>
          <table:table-cell office:value-type="float" office:value="218895" calcext:value-type="float">
            <text:p>21889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6.867" calcext:value-type="float">
            <text:p>56,867</text:p>
          </table:table-cell>
          <table:table-cell office:value-type="float" office:value="355.233" calcext:value-type="float">
            <text:p>355,233</text:p>
          </table:table-cell>
          <table:table-cell office:value-type="float" office:value="3690.51" calcext:value-type="float">
            <text:p>3690,51</text:p>
          </table:table-cell>
          <table:table-cell office:value-type="float" office:value="33372.7" calcext:value-type="float">
            <text:p>33372,7</text:p>
          </table:table-cell>
          <table:table-cell office:value-type="float" office:value="219107" calcext:value-type="float">
            <text:p>2191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6.98" calcext:value-type="float">
            <text:p>56,98</text:p>
          </table:table-cell>
          <table:table-cell office:value-type="float" office:value="355.881" calcext:value-type="float">
            <text:p>355,881</text:p>
          </table:table-cell>
          <table:table-cell office:value-type="float" office:value="3645.61" calcext:value-type="float">
            <text:p>3645,61</text:p>
          </table:table-cell>
          <table:table-cell office:value-type="float" office:value="33190.6" calcext:value-type="float">
            <text:p>33190,6</text:p>
          </table:table-cell>
          <table:table-cell office:value-type="float" office:value="219107" calcext:value-type="float">
            <text:p>2191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.008" calcext:value-type="float">
            <text:p>57,008</text:p>
          </table:table-cell>
          <table:table-cell office:value-type="float" office:value="352.481" calcext:value-type="float">
            <text:p>352,481</text:p>
          </table:table-cell>
          <table:table-cell office:value-type="float" office:value="3820.55" calcext:value-type="float">
            <text:p>3820,55</text:p>
          </table:table-cell>
          <table:table-cell office:value-type="float" office:value="33279.1" calcext:value-type="float">
            <text:p>33279,1</text:p>
          </table:table-cell>
          <table:table-cell office:value-type="float" office:value="219140" calcext:value-type="float">
            <text:p>21914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.027" calcext:value-type="float">
            <text:p>57,027</text:p>
          </table:table-cell>
          <table:table-cell office:value-type="float" office:value="354.857" calcext:value-type="float">
            <text:p>354,857</text:p>
          </table:table-cell>
          <table:table-cell office:value-type="float" office:value="3825.15" calcext:value-type="float">
            <text:p>3825,15</text:p>
          </table:table-cell>
          <table:table-cell office:value-type="float" office:value="33263.1" calcext:value-type="float">
            <text:p>33263,1</text:p>
          </table:table-cell>
          <table:table-cell office:value-type="float" office:value="219118" calcext:value-type="float">
            <text:p>2191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6.871" calcext:value-type="float">
            <text:p>56,871</text:p>
          </table:table-cell>
          <table:table-cell office:value-type="float" office:value="352.23" calcext:value-type="float">
            <text:p>352,23</text:p>
          </table:table-cell>
          <table:table-cell office:value-type="float" office:value="3740.73" calcext:value-type="float">
            <text:p>3740,73</text:p>
          </table:table-cell>
          <table:table-cell office:value-type="float" office:value="33236" calcext:value-type="float">
            <text:p>33236</text:p>
          </table:table-cell>
          <table:table-cell office:value-type="float" office:value="219089" calcext:value-type="float">
            <text:p>21908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6.857" calcext:value-type="float">
            <text:p>56,857</text:p>
          </table:table-cell>
          <table:table-cell office:value-type="float" office:value="352.414" calcext:value-type="float">
            <text:p>352,414</text:p>
          </table:table-cell>
          <table:table-cell office:value-type="float" office:value="3352.81" calcext:value-type="float">
            <text:p>3352,81</text:p>
          </table:table-cell>
          <table:table-cell office:value-type="float" office:value="33493.8" calcext:value-type="float">
            <text:p>33493,8</text:p>
          </table:table-cell>
          <table:table-cell office:value-type="float" office:value="218734" calcext:value-type="float">
            <text:p>21873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6.809" calcext:value-type="float">
            <text:p>56,809</text:p>
          </table:table-cell>
          <table:table-cell office:value-type="float" office:value="353.964" calcext:value-type="float">
            <text:p>353,964</text:p>
          </table:table-cell>
          <table:table-cell office:value-type="float" office:value="3796.14" calcext:value-type="float">
            <text:p>3796,14</text:p>
          </table:table-cell>
          <table:table-cell office:value-type="float" office:value="33536.5" calcext:value-type="float">
            <text:p>33536,5</text:p>
          </table:table-cell>
          <table:table-cell office:value-type="float" office:value="218789" calcext:value-type="float">
            <text:p>21878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6.896" calcext:value-type="float">
            <text:p>56,896</text:p>
          </table:table-cell>
          <table:table-cell office:value-type="float" office:value="356.943" calcext:value-type="float">
            <text:p>356,943</text:p>
          </table:table-cell>
          <table:table-cell office:value-type="float" office:value="3865.51" calcext:value-type="float">
            <text:p>3865,51</text:p>
          </table:table-cell>
          <table:table-cell office:value-type="float" office:value="33493.1" calcext:value-type="float">
            <text:p>33493,1</text:p>
          </table:table-cell>
          <table:table-cell office:value-type="float" office:value="218828" calcext:value-type="float">
            <text:p>2188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.054" calcext:value-type="float">
            <text:p>57,054</text:p>
          </table:table-cell>
          <table:table-cell office:value-type="float" office:value="360.295" calcext:value-type="float">
            <text:p>360,295</text:p>
          </table:table-cell>
          <table:table-cell office:value-type="float" office:value="3776.87" calcext:value-type="float">
            <text:p>3776,87</text:p>
          </table:table-cell>
          <table:table-cell office:value-type="float" office:value="33526.4" calcext:value-type="float">
            <text:p>33526,4</text:p>
          </table:table-cell>
          <table:table-cell office:value-type="float" office:value="218811" calcext:value-type="float">
            <text:p>2188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6.971" calcext:value-type="float">
            <text:p>56,971</text:p>
          </table:table-cell>
          <table:table-cell office:value-type="float" office:value="363.435" calcext:value-type="float">
            <text:p>363,435</text:p>
          </table:table-cell>
          <table:table-cell office:value-type="float" office:value="3778.06" calcext:value-type="float">
            <text:p>3778,06</text:p>
          </table:table-cell>
          <table:table-cell office:value-type="float" office:value="33416.5" calcext:value-type="float">
            <text:p>33416,5</text:p>
          </table:table-cell>
          <table:table-cell office:value-type="float" office:value="218840" calcext:value-type="float">
            <text:p>21884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.025" calcext:value-type="float">
            <text:p>57,025</text:p>
          </table:table-cell>
          <table:table-cell office:value-type="float" office:value="370.484" calcext:value-type="float">
            <text:p>370,484</text:p>
          </table:table-cell>
          <table:table-cell office:value-type="float" office:value="3841.66" calcext:value-type="float">
            <text:p>3841,66</text:p>
          </table:table-cell>
          <table:table-cell office:value-type="float" office:value="33523" calcext:value-type="float">
            <text:p>33523</text:p>
          </table:table-cell>
          <table:table-cell office:value-type="float" office:value="218875" calcext:value-type="float">
            <text:p>2188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6.984" calcext:value-type="float">
            <text:p>56,984</text:p>
          </table:table-cell>
          <table:table-cell office:value-type="float" office:value="370.492" calcext:value-type="float">
            <text:p>370,492</text:p>
          </table:table-cell>
          <table:table-cell office:value-type="float" office:value="3812.08" calcext:value-type="float">
            <text:p>3812,08</text:p>
          </table:table-cell>
          <table:table-cell office:value-type="float" office:value="33414.5" calcext:value-type="float">
            <text:p>33414,5</text:p>
          </table:table-cell>
          <table:table-cell office:value-type="float" office:value="218862" calcext:value-type="float">
            <text:p>21886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.114" calcext:value-type="float">
            <text:p>57,114</text:p>
          </table:table-cell>
          <table:table-cell office:value-type="float" office:value="372.559" calcext:value-type="float">
            <text:p>372,559</text:p>
          </table:table-cell>
          <table:table-cell office:value-type="float" office:value="3710.3" calcext:value-type="float">
            <text:p>3710,3</text:p>
          </table:table-cell>
          <table:table-cell office:value-type="float" office:value="33459.6" calcext:value-type="float">
            <text:p>33459,6</text:p>
          </table:table-cell>
          <table:table-cell office:value-type="float" office:value="219030" calcext:value-type="float">
            <text:p>21903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6.985" calcext:value-type="float">
            <text:p>56,985</text:p>
          </table:table-cell>
          <table:table-cell office:value-type="float" office:value="367.202" calcext:value-type="float">
            <text:p>367,202</text:p>
          </table:table-cell>
          <table:table-cell office:value-type="float" office:value="3783.39" calcext:value-type="float">
            <text:p>3783,39</text:p>
          </table:table-cell>
          <table:table-cell office:value-type="float" office:value="33522.8" calcext:value-type="float">
            <text:p>33522,8</text:p>
          </table:table-cell>
          <table:table-cell office:value-type="float" office:value="219120" calcext:value-type="float">
            <text:p>2191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.068" calcext:value-type="float">
            <text:p>57,068</text:p>
          </table:table-cell>
          <table:table-cell office:value-type="float" office:value="369.54" calcext:value-type="float">
            <text:p>369,54</text:p>
          </table:table-cell>
          <table:table-cell office:value-type="float" office:value="3699.9" calcext:value-type="float">
            <text:p>3699,9</text:p>
          </table:table-cell>
          <table:table-cell office:value-type="float" office:value="33521.1" calcext:value-type="float">
            <text:p>33521,1</text:p>
          </table:table-cell>
          <table:table-cell office:value-type="float" office:value="218852" calcext:value-type="float">
            <text:p>2188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.382" calcext:value-type="float">
            <text:p>57,382</text:p>
          </table:table-cell>
          <table:table-cell office:value-type="float" office:value="357.087" calcext:value-type="float">
            <text:p>357,087</text:p>
          </table:table-cell>
          <table:table-cell office:value-type="float" office:value="3898" calcext:value-type="float">
            <text:p>3898</text:p>
          </table:table-cell>
          <table:table-cell office:value-type="float" office:value="34312" calcext:value-type="float">
            <text:p>34312</text:p>
          </table:table-cell>
          <table:table-cell office:value-type="float" office:value="218816" calcext:value-type="float">
            <text:p>2188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.371" calcext:value-type="float">
            <text:p>57,371</text:p>
          </table:table-cell>
          <table:table-cell office:value-type="float" office:value="362.189" calcext:value-type="float">
            <text:p>362,189</text:p>
          </table:table-cell>
          <table:table-cell office:value-type="float" office:value="3900.97" calcext:value-type="float">
            <text:p>3900,97</text:p>
          </table:table-cell>
          <table:table-cell office:value-type="float" office:value="33574.2" calcext:value-type="float">
            <text:p>33574,2</text:p>
          </table:table-cell>
          <table:table-cell office:value-type="float" office:value="218855" calcext:value-type="float">
            <text:p>21885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.403" calcext:value-type="float">
            <text:p>57,403</text:p>
          </table:table-cell>
          <table:table-cell office:value-type="float" office:value="362.329" calcext:value-type="float">
            <text:p>362,329</text:p>
          </table:table-cell>
          <table:table-cell office:value-type="float" office:value="4026.76" calcext:value-type="float">
            <text:p>4026,76</text:p>
          </table:table-cell>
          <table:table-cell office:value-type="float" office:value="33570.8" calcext:value-type="float">
            <text:p>33570,8</text:p>
          </table:table-cell>
          <table:table-cell office:value-type="float" office:value="224102" calcext:value-type="float">
            <text:p>2241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.382" calcext:value-type="float">
            <text:p>57,382</text:p>
          </table:table-cell>
          <table:table-cell office:value-type="float" office:value="360.339" calcext:value-type="float">
            <text:p>360,339</text:p>
          </table:table-cell>
          <table:table-cell office:value-type="float" office:value="4087.3" calcext:value-type="float">
            <text:p>4087,3</text:p>
          </table:table-cell>
          <table:table-cell office:value-type="float" office:value="33566.4" calcext:value-type="float">
            <text:p>33566,4</text:p>
          </table:table-cell>
          <table:table-cell office:value-type="float" office:value="221612" calcext:value-type="float">
            <text:p>2216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.365" calcext:value-type="float">
            <text:p>57,365</text:p>
          </table:table-cell>
          <table:table-cell office:value-type="float" office:value="362.377" calcext:value-type="float">
            <text:p>362,377</text:p>
          </table:table-cell>
          <table:table-cell office:value-type="float" office:value="4025.8" calcext:value-type="float">
            <text:p>4025,8</text:p>
          </table:table-cell>
          <table:table-cell office:value-type="float" office:value="33557.1" calcext:value-type="float">
            <text:p>33557,1</text:p>
          </table:table-cell>
          <table:table-cell office:value-type="float" office:value="218627" calcext:value-type="float">
            <text:p>2186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.192" calcext:value-type="float">
            <text:p>57,192</text:p>
          </table:table-cell>
          <table:table-cell office:value-type="float" office:value="355.593" calcext:value-type="float">
            <text:p>355,593</text:p>
          </table:table-cell>
          <table:table-cell office:value-type="float" office:value="4066.11" calcext:value-type="float">
            <text:p>4066,11</text:p>
          </table:table-cell>
          <table:table-cell office:value-type="float" office:value="33488.8" calcext:value-type="float">
            <text:p>33488,8</text:p>
          </table:table-cell>
          <table:table-cell office:value-type="float" office:value="219542" calcext:value-type="float">
            <text:p>2195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.104" calcext:value-type="float">
            <text:p>57,104</text:p>
          </table:table-cell>
          <table:table-cell office:value-type="float" office:value="366.193" calcext:value-type="float">
            <text:p>366,193</text:p>
          </table:table-cell>
          <table:table-cell office:value-type="float" office:value="3976.72" calcext:value-type="float">
            <text:p>3976,72</text:p>
          </table:table-cell>
          <table:table-cell office:value-type="float" office:value="33504.8" calcext:value-type="float">
            <text:p>33504,8</text:p>
          </table:table-cell>
          <table:table-cell office:value-type="float" office:value="219433" calcext:value-type="float">
            <text:p>2194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.358" calcext:value-type="float">
            <text:p>57,358</text:p>
          </table:table-cell>
          <table:table-cell office:value-type="float" office:value="361.851" calcext:value-type="float">
            <text:p>361,851</text:p>
          </table:table-cell>
          <table:table-cell office:value-type="float" office:value="3974.26" calcext:value-type="float">
            <text:p>3974,26</text:p>
          </table:table-cell>
          <table:table-cell office:value-type="float" office:value="33493.5" calcext:value-type="float">
            <text:p>33493,5</text:p>
          </table:table-cell>
          <table:table-cell office:value-type="float" office:value="220513" calcext:value-type="float">
            <text:p>2205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.291" calcext:value-type="float">
            <text:p>57,291</text:p>
          </table:table-cell>
          <table:table-cell office:value-type="float" office:value="358.6" calcext:value-type="float">
            <text:p>358,6</text:p>
          </table:table-cell>
          <table:table-cell office:value-type="float" office:value="3955.6" calcext:value-type="float">
            <text:p>3955,6</text:p>
          </table:table-cell>
          <table:table-cell office:value-type="float" office:value="33555.6" calcext:value-type="float">
            <text:p>33555,6</text:p>
          </table:table-cell>
          <table:table-cell office:value-type="float" office:value="224135" calcext:value-type="float">
            <text:p>2241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.132" calcext:value-type="float">
            <text:p>57,132</text:p>
          </table:table-cell>
          <table:table-cell office:value-type="float" office:value="364.465" calcext:value-type="float">
            <text:p>364,465</text:p>
          </table:table-cell>
          <table:table-cell office:value-type="float" office:value="4064.67" calcext:value-type="float">
            <text:p>4064,67</text:p>
          </table:table-cell>
          <table:table-cell office:value-type="float" office:value="33572.7" calcext:value-type="float">
            <text:p>33572,7</text:p>
          </table:table-cell>
          <table:table-cell office:value-type="float" office:value="221272" calcext:value-type="float">
            <text:p>2212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.134" calcext:value-type="float">
            <text:p>57,134</text:p>
          </table:table-cell>
          <table:table-cell office:value-type="float" office:value="358.531" calcext:value-type="float">
            <text:p>358,531</text:p>
          </table:table-cell>
          <table:table-cell office:value-type="float" office:value="3736.33" calcext:value-type="float">
            <text:p>3736,33</text:p>
          </table:table-cell>
          <table:table-cell office:value-type="float" office:value="33679.8" calcext:value-type="float">
            <text:p>33679,8</text:p>
          </table:table-cell>
          <table:table-cell office:value-type="float" office:value="218290" calcext:value-type="float">
            <text:p>21829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.144" calcext:value-type="float">
            <text:p>57,144</text:p>
          </table:table-cell>
          <table:table-cell office:value-type="float" office:value="363.4" calcext:value-type="float">
            <text:p>363,4</text:p>
          </table:table-cell>
          <table:table-cell office:value-type="float" office:value="3799.92" calcext:value-type="float">
            <text:p>3799,92</text:p>
          </table:table-cell>
          <table:table-cell office:value-type="float" office:value="33648.9" calcext:value-type="float">
            <text:p>33648,9</text:p>
          </table:table-cell>
          <table:table-cell office:value-type="float" office:value="218559" calcext:value-type="float">
            <text:p>21855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.278" calcext:value-type="float">
            <text:p>57,278</text:p>
          </table:table-cell>
          <table:table-cell office:value-type="float" office:value="360.737" calcext:value-type="float">
            <text:p>360,737</text:p>
          </table:table-cell>
          <table:table-cell office:value-type="float" office:value="3843.68" calcext:value-type="float">
            <text:p>3843,68</text:p>
          </table:table-cell>
          <table:table-cell office:value-type="float" office:value="33670" calcext:value-type="float">
            <text:p>33670</text:p>
          </table:table-cell>
          <table:table-cell office:value-type="float" office:value="218507" calcext:value-type="float">
            <text:p>2185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.347" calcext:value-type="float">
            <text:p>57,347</text:p>
          </table:table-cell>
          <table:table-cell office:value-type="float" office:value="362.455" calcext:value-type="float">
            <text:p>362,455</text:p>
          </table:table-cell>
          <table:table-cell office:value-type="float" office:value="3807.26" calcext:value-type="float">
            <text:p>3807,26</text:p>
          </table:table-cell>
          <table:table-cell office:value-type="float" office:value="33659.1" calcext:value-type="float">
            <text:p>33659,1</text:p>
          </table:table-cell>
          <table:table-cell office:value-type="float" office:value="218552" calcext:value-type="float">
            <text:p>2185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.172" calcext:value-type="float">
            <text:p>57,172</text:p>
          </table:table-cell>
          <table:table-cell office:value-type="float" office:value="365.074" calcext:value-type="float">
            <text:p>365,074</text:p>
          </table:table-cell>
          <table:table-cell office:value-type="float" office:value="3787.39" calcext:value-type="float">
            <text:p>3787,39</text:p>
          </table:table-cell>
          <table:table-cell office:value-type="float" office:value="33698.3" calcext:value-type="float">
            <text:p>33698,3</text:p>
          </table:table-cell>
          <table:table-cell office:value-type="float" office:value="223516" calcext:value-type="float">
            <text:p>2235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.497" calcext:value-type="float">
            <text:p>57,497</text:p>
          </table:table-cell>
          <table:table-cell office:value-type="float" office:value="363.857" calcext:value-type="float">
            <text:p>363,857</text:p>
          </table:table-cell>
          <table:table-cell office:value-type="float" office:value="3876.87" calcext:value-type="float">
            <text:p>3876,87</text:p>
          </table:table-cell>
          <table:table-cell office:value-type="float" office:value="33573.1" calcext:value-type="float">
            <text:p>33573,1</text:p>
          </table:table-cell>
          <table:table-cell office:value-type="float" office:value="218937" calcext:value-type="float">
            <text:p>21893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.445" calcext:value-type="float">
            <text:p>57,445</text:p>
          </table:table-cell>
          <table:table-cell office:value-type="float" office:value="359.772" calcext:value-type="float">
            <text:p>359,772</text:p>
          </table:table-cell>
          <table:table-cell office:value-type="float" office:value="3858.16" calcext:value-type="float">
            <text:p>3858,16</text:p>
          </table:table-cell>
          <table:table-cell office:value-type="float" office:value="33636" calcext:value-type="float">
            <text:p>33636</text:p>
          </table:table-cell>
          <table:table-cell office:value-type="float" office:value="218437" calcext:value-type="float">
            <text:p>21843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.374" calcext:value-type="float">
            <text:p>57,374</text:p>
          </table:table-cell>
          <table:table-cell office:value-type="float" office:value="357.442" calcext:value-type="float">
            <text:p>357,442</text:p>
          </table:table-cell>
          <table:table-cell office:value-type="float" office:value="3846.78" calcext:value-type="float">
            <text:p>3846,78</text:p>
          </table:table-cell>
          <table:table-cell office:value-type="float" office:value="33618.9" calcext:value-type="float">
            <text:p>33618,9</text:p>
          </table:table-cell>
          <table:table-cell office:value-type="float" office:value="219495" calcext:value-type="float">
            <text:p>21949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.513" calcext:value-type="float">
            <text:p>57,513</text:p>
          </table:table-cell>
          <table:table-cell office:value-type="float" office:value="356.364" calcext:value-type="float">
            <text:p>356,364</text:p>
          </table:table-cell>
          <table:table-cell office:value-type="float" office:value="3807.42" calcext:value-type="float">
            <text:p>3807,42</text:p>
          </table:table-cell>
          <table:table-cell office:value-type="float" office:value="33650.5" calcext:value-type="float">
            <text:p>33650,5</text:p>
          </table:table-cell>
          <table:table-cell office:value-type="float" office:value="220526" calcext:value-type="float">
            <text:p>2205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.665" calcext:value-type="float">
            <text:p>57,665</text:p>
          </table:table-cell>
          <table:table-cell office:value-type="float" office:value="363.292" calcext:value-type="float">
            <text:p>363,292</text:p>
          </table:table-cell>
          <table:table-cell office:value-type="float" office:value="3932.22" calcext:value-type="float">
            <text:p>3932,22</text:p>
          </table:table-cell>
          <table:table-cell office:value-type="float" office:value="33601.3" calcext:value-type="float">
            <text:p>33601,3</text:p>
          </table:table-cell>
          <table:table-cell office:value-type="float" office:value="218770" calcext:value-type="float">
            <text:p>21877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6.277" calcext:value-type="float">
            <text:p>56,277</text:p>
          </table:table-cell>
          <table:table-cell office:value-type="float" office:value="363.871" calcext:value-type="float">
            <text:p>363,871</text:p>
          </table:table-cell>
          <table:table-cell office:value-type="float" office:value="3281.78" calcext:value-type="float">
            <text:p>3281,78</text:p>
          </table:table-cell>
          <table:table-cell office:value-type="float" office:value="33687.3" calcext:value-type="float">
            <text:p>33687,3</text:p>
          </table:table-cell>
          <table:table-cell office:value-type="float" office:value="221770" calcext:value-type="float">
            <text:p>221770</text:p>
          </table:table-cell>
        </table:table-row>
        <table:table-row table:style-name="ro1">
          <table:table-cell table:formula="of:=[.$A$42]" office:value-type="float" office:value="4" calcext:value-type="float">
            <text:p>4</text:p>
          </table:table-cell>
          <table:table-cell office:value-type="float" office:value="56.221" calcext:value-type="float">
            <text:p>56,221</text:p>
          </table:table-cell>
          <table:table-cell office:value-type="float" office:value="361.78" calcext:value-type="float">
            <text:p>361,78</text:p>
          </table:table-cell>
          <table:table-cell office:value-type="float" office:value="3317.47" calcext:value-type="float">
            <text:p>3317,47</text:p>
          </table:table-cell>
          <table:table-cell office:value-type="float" office:value="33713" calcext:value-type="float">
            <text:p>33713</text:p>
          </table:table-cell>
          <table:table-cell office:value-type="float" office:value="224066" calcext:value-type="float">
            <text:p>224066</text:p>
          </table:table-cell>
        </table:table-row>
        <table:table-row table:style-name="ro1">
          <table:table-cell table:formula="of:=[.$A$42]" office:value-type="float" office:value="4" calcext:value-type="float">
            <text:p>4</text:p>
          </table:table-cell>
          <table:table-cell office:value-type="float" office:value="56.144" calcext:value-type="float">
            <text:p>56,144</text:p>
          </table:table-cell>
          <table:table-cell office:value-type="float" office:value="364.411" calcext:value-type="float">
            <text:p>364,411</text:p>
          </table:table-cell>
          <table:table-cell office:value-type="float" office:value="3296.9" calcext:value-type="float">
            <text:p>3296,9</text:p>
          </table:table-cell>
          <table:table-cell office:value-type="float" office:value="33639.9" calcext:value-type="float">
            <text:p>33639,9</text:p>
          </table:table-cell>
          <table:table-cell office:value-type="float" office:value="218525" calcext:value-type="float">
            <text:p>218525</text:p>
          </table:table-cell>
        </table:table-row>
        <table:table-row table:style-name="ro1">
          <table:table-cell table:formula="of:=[.$A$42]" office:value-type="float" office:value="4" calcext:value-type="float">
            <text:p>4</text:p>
          </table:table-cell>
          <table:table-cell office:value-type="float" office:value="56.264" calcext:value-type="float">
            <text:p>56,264</text:p>
          </table:table-cell>
          <table:table-cell office:value-type="float" office:value="359.892" calcext:value-type="float">
            <text:p>359,892</text:p>
          </table:table-cell>
          <table:table-cell office:value-type="float" office:value="3362.2" calcext:value-type="float">
            <text:p>3362,2</text:p>
          </table:table-cell>
          <table:table-cell office:value-type="float" office:value="33682.1" calcext:value-type="float">
            <text:p>33682,1</text:p>
          </table:table-cell>
          <table:table-cell office:value-type="float" office:value="224047" calcext:value-type="float">
            <text:p>224047</text:p>
          </table:table-cell>
        </table:table-row>
        <table:table-row table:style-name="ro1">
          <table:table-cell table:formula="of:=[.$A$42]" office:value-type="float" office:value="4" calcext:value-type="float">
            <text:p>4</text:p>
          </table:table-cell>
          <table:table-cell office:value-type="float" office:value="56.414" calcext:value-type="float">
            <text:p>56,414</text:p>
          </table:table-cell>
          <table:table-cell office:value-type="float" office:value="363.198" calcext:value-type="float">
            <text:p>363,198</text:p>
          </table:table-cell>
          <table:table-cell office:value-type="float" office:value="3332.75" calcext:value-type="float">
            <text:p>3332,75</text:p>
          </table:table-cell>
          <table:table-cell office:value-type="float" office:value="33714.4" calcext:value-type="float">
            <text:p>33714,4</text:p>
          </table:table-cell>
          <table:table-cell office:value-type="float" office:value="221009" calcext:value-type="float">
            <text:p>221009</text:p>
          </table:table-cell>
        </table:table-row>
        <table:table-row table:style-name="ro1">
          <table:table-cell table:formula="of:=[.$A$42]" office:value-type="float" office:value="4" calcext:value-type="float">
            <text:p>4</text:p>
          </table:table-cell>
          <table:table-cell office:value-type="float" office:value="56.466" calcext:value-type="float">
            <text:p>56,466</text:p>
          </table:table-cell>
          <table:table-cell office:value-type="float" office:value="360.986" calcext:value-type="float">
            <text:p>360,986</text:p>
          </table:table-cell>
          <table:table-cell office:value-type="float" office:value="3378.1" calcext:value-type="float">
            <text:p>3378,1</text:p>
          </table:table-cell>
          <table:table-cell office:value-type="float" office:value="34457.2" calcext:value-type="float">
            <text:p>34457,2</text:p>
          </table:table-cell>
          <table:table-cell office:value-type="float" office:value="219981" calcext:value-type="float">
            <text:p>219981</text:p>
          </table:table-cell>
        </table:table-row>
        <table:table-row table:style-name="ro1">
          <table:table-cell table:formula="of:=[.$A$42]" office:value-type="float" office:value="4" calcext:value-type="float">
            <text:p>4</text:p>
          </table:table-cell>
          <table:table-cell office:value-type="float" office:value="56.569" calcext:value-type="float">
            <text:p>56,569</text:p>
          </table:table-cell>
          <table:table-cell office:value-type="float" office:value="360.507" calcext:value-type="float">
            <text:p>360,507</text:p>
          </table:table-cell>
          <table:table-cell office:value-type="float" office:value="3351.12" calcext:value-type="float">
            <text:p>3351,12</text:p>
          </table:table-cell>
          <table:table-cell office:value-type="float" office:value="34450.1" calcext:value-type="float">
            <text:p>34450,1</text:p>
          </table:table-cell>
          <table:table-cell office:value-type="float" office:value="218648" calcext:value-type="float">
            <text:p>218648</text:p>
          </table:table-cell>
        </table:table-row>
        <table:table-row table:style-name="ro1">
          <table:table-cell table:formula="of:=[.$A$42]" office:value-type="float" office:value="4" calcext:value-type="float">
            <text:p>4</text:p>
          </table:table-cell>
          <table:table-cell office:value-type="float" office:value="56.395" calcext:value-type="float">
            <text:p>56,395</text:p>
          </table:table-cell>
          <table:table-cell office:value-type="float" office:value="365.065" calcext:value-type="float">
            <text:p>365,065</text:p>
          </table:table-cell>
          <table:table-cell office:value-type="float" office:value="3359.68" calcext:value-type="float">
            <text:p>3359,68</text:p>
          </table:table-cell>
          <table:table-cell office:value-type="float" office:value="33641.5" calcext:value-type="float">
            <text:p>33641,5</text:p>
          </table:table-cell>
          <table:table-cell office:value-type="float" office:value="220403" calcext:value-type="float">
            <text:p>220403</text:p>
          </table:table-cell>
        </table:table-row>
        <table:table-row table:style-name="ro1">
          <table:table-cell table:formula="of:=[.$A$42]" office:value-type="float" office:value="4" calcext:value-type="float">
            <text:p>4</text:p>
          </table:table-cell>
          <table:table-cell office:value-type="float" office:value="56.113" calcext:value-type="float">
            <text:p>56,113</text:p>
          </table:table-cell>
          <table:table-cell office:value-type="float" office:value="352.995" calcext:value-type="float">
            <text:p>352,995</text:p>
          </table:table-cell>
          <table:table-cell office:value-type="float" office:value="3318.84" calcext:value-type="float">
            <text:p>3318,84</text:p>
          </table:table-cell>
          <table:table-cell office:value-type="float" office:value="34081.4" calcext:value-type="float">
            <text:p>34081,4</text:p>
          </table:table-cell>
          <table:table-cell office:value-type="float" office:value="221327" calcext:value-type="float">
            <text:p>221327</text:p>
          </table:table-cell>
        </table:table-row>
        <table:table-row table:style-name="ro1">
          <table:table-cell table:formula="of:=[.$A$42]" office:value-type="float" office:value="4" calcext:value-type="float">
            <text:p>4</text:p>
          </table:table-cell>
          <table:table-cell office:value-type="float" office:value="56.412" calcext:value-type="float">
            <text:p>56,412</text:p>
          </table:table-cell>
          <table:table-cell office:value-type="float" office:value="360.564" calcext:value-type="float">
            <text:p>360,564</text:p>
          </table:table-cell>
          <table:table-cell office:value-type="float" office:value="3371.33" calcext:value-type="float">
            <text:p>3371,33</text:p>
          </table:table-cell>
          <table:table-cell office:value-type="float" office:value="33665" calcext:value-type="float">
            <text:p>33665</text:p>
          </table:table-cell>
          <table:table-cell office:value-type="float" office:value="223833" calcext:value-type="float">
            <text:p>223833</text:p>
          </table:table-cell>
        </table:table-row>
        <table:table-row table:style-name="ro1">
          <table:table-cell table:formula="of:=[.$A$42]" office:value-type="float" office:value="4" calcext:value-type="float">
            <text:p>4</text:p>
          </table:table-cell>
          <table:table-cell office:value-type="float" office:value="56.149" calcext:value-type="float">
            <text:p>56,149</text:p>
          </table:table-cell>
          <table:table-cell office:value-type="float" office:value="352.871" calcext:value-type="float">
            <text:p>352,871</text:p>
          </table:table-cell>
          <table:table-cell office:value-type="float" office:value="3174.15" calcext:value-type="float">
            <text:p>3174,15</text:p>
          </table:table-cell>
          <table:table-cell office:value-type="float" office:value="33680.6" calcext:value-type="float">
            <text:p>33680,6</text:p>
          </table:table-cell>
          <table:table-cell office:value-type="float" office:value="221750" calcext:value-type="float">
            <text:p>221750</text:p>
          </table:table-cell>
        </table:table-row>
        <table:table-row table:style-name="ro1">
          <table:table-cell table:formula="of:=[.$A$42]" office:value-type="float" office:value="4" calcext:value-type="float">
            <text:p>4</text:p>
          </table:table-cell>
          <table:table-cell office:value-type="float" office:value="56.239" calcext:value-type="float">
            <text:p>56,239</text:p>
          </table:table-cell>
          <table:table-cell office:value-type="float" office:value="351.814" calcext:value-type="float">
            <text:p>351,814</text:p>
          </table:table-cell>
          <table:table-cell office:value-type="float" office:value="3213.89" calcext:value-type="float">
            <text:p>3213,89</text:p>
          </table:table-cell>
          <table:table-cell office:value-type="float" office:value="33664.7" calcext:value-type="float">
            <text:p>33664,7</text:p>
          </table:table-cell>
          <table:table-cell office:value-type="float" office:value="222257" calcext:value-type="float">
            <text:p>222257</text:p>
          </table:table-cell>
        </table:table-row>
        <table:table-row table:style-name="ro1">
          <table:table-cell table:formula="of:=[.$A$42]" office:value-type="float" office:value="4" calcext:value-type="float">
            <text:p>4</text:p>
          </table:table-cell>
          <table:table-cell office:value-type="float" office:value="56.262" calcext:value-type="float">
            <text:p>56,262</text:p>
          </table:table-cell>
          <table:table-cell office:value-type="float" office:value="358.376" calcext:value-type="float">
            <text:p>358,376</text:p>
          </table:table-cell>
          <table:table-cell office:value-type="float" office:value="3177.48" calcext:value-type="float">
            <text:p>3177,48</text:p>
          </table:table-cell>
          <table:table-cell office:value-type="float" office:value="33681.1" calcext:value-type="float">
            <text:p>33681,1</text:p>
          </table:table-cell>
          <table:table-cell office:value-type="float" office:value="220080" calcext:value-type="float">
            <text:p>220080</text:p>
          </table:table-cell>
        </table:table-row>
        <table:table-row table:style-name="ro1">
          <table:table-cell table:formula="of:=[.$A$42]" office:value-type="float" office:value="4" calcext:value-type="float">
            <text:p>4</text:p>
          </table:table-cell>
          <table:table-cell office:value-type="float" office:value="56.495" calcext:value-type="float">
            <text:p>56,495</text:p>
          </table:table-cell>
          <table:table-cell office:value-type="float" office:value="356.69" calcext:value-type="float">
            <text:p>356,69</text:p>
          </table:table-cell>
          <table:table-cell office:value-type="float" office:value="3199.74" calcext:value-type="float">
            <text:p>3199,74</text:p>
          </table:table-cell>
          <table:table-cell office:value-type="float" office:value="33657.5" calcext:value-type="float">
            <text:p>33657,5</text:p>
          </table:table-cell>
          <table:table-cell office:value-type="float" office:value="218357" calcext:value-type="float">
            <text:p>218357</text:p>
          </table:table-cell>
        </table:table-row>
        <table:table-row table:style-name="ro1">
          <table:table-cell table:formula="of:=[.$A$42]" office:value-type="float" office:value="4" calcext:value-type="float">
            <text:p>4</text:p>
          </table:table-cell>
          <table:table-cell office:value-type="float" office:value="56.739" calcext:value-type="float">
            <text:p>56,739</text:p>
          </table:table-cell>
          <table:table-cell office:value-type="float" office:value="357.797" calcext:value-type="float">
            <text:p>357,797</text:p>
          </table:table-cell>
          <table:table-cell office:value-type="float" office:value="3190.17" calcext:value-type="float">
            <text:p>3190,17</text:p>
          </table:table-cell>
          <table:table-cell office:value-type="float" office:value="33715" calcext:value-type="float">
            <text:p>33715</text:p>
          </table:table-cell>
          <table:table-cell office:value-type="float" office:value="218356" calcext:value-type="float">
            <text:p>218356</text:p>
          </table:table-cell>
        </table:table-row>
        <table:table-row table:style-name="ro1">
          <table:table-cell table:formula="of:=[.$A$42]" office:value-type="float" office:value="4" calcext:value-type="float">
            <text:p>4</text:p>
          </table:table-cell>
          <table:table-cell office:value-type="float" office:value="56.411" calcext:value-type="float">
            <text:p>56,411</text:p>
          </table:table-cell>
          <table:table-cell office:value-type="float" office:value="360.989" calcext:value-type="float">
            <text:p>360,989</text:p>
          </table:table-cell>
          <table:table-cell office:value-type="float" office:value="3149.13" calcext:value-type="float">
            <text:p>3149,13</text:p>
          </table:table-cell>
          <table:table-cell office:value-type="float" office:value="33644.8" calcext:value-type="float">
            <text:p>33644,8</text:p>
          </table:table-cell>
          <table:table-cell office:value-type="float" office:value="218472" calcext:value-type="float">
            <text:p>218472</text:p>
          </table:table-cell>
        </table:table-row>
        <table:table-row table:style-name="ro1">
          <table:table-cell table:formula="of:=[.$A$42]" office:value-type="float" office:value="4" calcext:value-type="float">
            <text:p>4</text:p>
          </table:table-cell>
          <table:table-cell office:value-type="float" office:value="56.213" calcext:value-type="float">
            <text:p>56,213</text:p>
          </table:table-cell>
          <table:table-cell office:value-type="float" office:value="356.321" calcext:value-type="float">
            <text:p>356,321</text:p>
          </table:table-cell>
          <table:table-cell office:value-type="float" office:value="3522.41" calcext:value-type="float">
            <text:p>3522,41</text:p>
          </table:table-cell>
          <table:table-cell office:value-type="float" office:value="33695.8" calcext:value-type="float">
            <text:p>33695,8</text:p>
          </table:table-cell>
          <table:table-cell office:value-type="float" office:value="220074" calcext:value-type="float">
            <text:p>220074</text:p>
          </table:table-cell>
        </table:table-row>
        <table:table-row table:style-name="ro1">
          <table:table-cell table:formula="of:=[.$A$42]" office:value-type="float" office:value="4" calcext:value-type="float">
            <text:p>4</text:p>
          </table:table-cell>
          <table:table-cell office:value-type="float" office:value="56.093" calcext:value-type="float">
            <text:p>56,093</text:p>
          </table:table-cell>
          <table:table-cell office:value-type="float" office:value="359.145" calcext:value-type="float">
            <text:p>359,145</text:p>
          </table:table-cell>
          <table:table-cell office:value-type="float" office:value="3455.47" calcext:value-type="float">
            <text:p>3455,47</text:p>
          </table:table-cell>
          <table:table-cell office:value-type="float" office:value="33676.2" calcext:value-type="float">
            <text:p>33676,2</text:p>
          </table:table-cell>
          <table:table-cell office:value-type="float" office:value="218369" calcext:value-type="float">
            <text:p>218369</text:p>
          </table:table-cell>
        </table:table-row>
        <table:table-row table:style-name="ro1">
          <table:table-cell table:formula="of:=[.$A$42]" office:value-type="float" office:value="4" calcext:value-type="float">
            <text:p>4</text:p>
          </table:table-cell>
          <table:table-cell office:value-type="float" office:value="56.232" calcext:value-type="float">
            <text:p>56,232</text:p>
          </table:table-cell>
          <table:table-cell office:value-type="float" office:value="355.03" calcext:value-type="float">
            <text:p>355,03</text:p>
          </table:table-cell>
          <table:table-cell office:value-type="float" office:value="3496.3" calcext:value-type="float">
            <text:p>3496,3</text:p>
          </table:table-cell>
          <table:table-cell office:value-type="float" office:value="33677.3" calcext:value-type="float">
            <text:p>33677,3</text:p>
          </table:table-cell>
          <table:table-cell office:value-type="float" office:value="218583" calcext:value-type="float">
            <text:p>218583</text:p>
          </table:table-cell>
        </table:table-row>
        <table:table-row table:style-name="ro1">
          <table:table-cell table:formula="of:=[.$A$42]" office:value-type="float" office:value="4" calcext:value-type="float">
            <text:p>4</text:p>
          </table:table-cell>
          <table:table-cell office:value-type="float" office:value="56.359" calcext:value-type="float">
            <text:p>56,359</text:p>
          </table:table-cell>
          <table:table-cell office:value-type="float" office:value="356.496" calcext:value-type="float">
            <text:p>356,496</text:p>
          </table:table-cell>
          <table:table-cell office:value-type="float" office:value="3518.11" calcext:value-type="float">
            <text:p>3518,11</text:p>
          </table:table-cell>
          <table:table-cell office:value-type="float" office:value="33674.9" calcext:value-type="float">
            <text:p>33674,9</text:p>
          </table:table-cell>
          <table:table-cell office:value-type="float" office:value="219269" calcext:value-type="float">
            <text:p>21926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7.15" calcext:value-type="float">
            <text:p>57,15</text:p>
          </table:table-cell>
          <table:table-cell office:value-type="float" office:value="360.863" calcext:value-type="float">
            <text:p>360,863</text:p>
          </table:table-cell>
          <table:table-cell office:value-type="float" office:value="3054.21" calcext:value-type="float">
            <text:p>3054,21</text:p>
          </table:table-cell>
          <table:table-cell office:value-type="float" office:value="34133.9" calcext:value-type="float">
            <text:p>34133,9</text:p>
          </table:table-cell>
          <table:table-cell office:value-type="float" office:value="221450" calcext:value-type="float">
            <text:p>221450</text:p>
          </table:table-cell>
        </table:table-row>
        <table:table-row table:style-name="ro1">
          <table:table-cell table:formula="of:=[.$A$62]" office:value-type="float" office:value="8" calcext:value-type="float">
            <text:p>8</text:p>
          </table:table-cell>
          <table:table-cell office:value-type="float" office:value="56.998" calcext:value-type="float">
            <text:p>56,998</text:p>
          </table:table-cell>
          <table:table-cell office:value-type="float" office:value="358.493" calcext:value-type="float">
            <text:p>358,493</text:p>
          </table:table-cell>
          <table:table-cell office:value-type="float" office:value="3039.98" calcext:value-type="float">
            <text:p>3039,98</text:p>
          </table:table-cell>
          <table:table-cell office:value-type="float" office:value="34088.8" calcext:value-type="float">
            <text:p>34088,8</text:p>
          </table:table-cell>
          <table:table-cell office:value-type="float" office:value="224851" calcext:value-type="float">
            <text:p>224851</text:p>
          </table:table-cell>
        </table:table-row>
        <table:table-row table:style-name="ro1">
          <table:table-cell table:formula="of:=[.$A$62]" office:value-type="float" office:value="8" calcext:value-type="float">
            <text:p>8</text:p>
          </table:table-cell>
          <table:table-cell office:value-type="float" office:value="56.88" calcext:value-type="float">
            <text:p>56,88</text:p>
          </table:table-cell>
          <table:table-cell office:value-type="float" office:value="358.548" calcext:value-type="float">
            <text:p>358,548</text:p>
          </table:table-cell>
          <table:table-cell office:value-type="float" office:value="3055.41" calcext:value-type="float">
            <text:p>3055,41</text:p>
          </table:table-cell>
          <table:table-cell office:value-type="float" office:value="34093.5" calcext:value-type="float">
            <text:p>34093,5</text:p>
          </table:table-cell>
          <table:table-cell office:value-type="float" office:value="225735" calcext:value-type="float">
            <text:p>225735</text:p>
          </table:table-cell>
        </table:table-row>
        <table:table-row table:style-name="ro1">
          <table:table-cell table:formula="of:=[.$A$62]" office:value-type="float" office:value="8" calcext:value-type="float">
            <text:p>8</text:p>
          </table:table-cell>
          <table:table-cell office:value-type="float" office:value="56.879" calcext:value-type="float">
            <text:p>56,879</text:p>
          </table:table-cell>
          <table:table-cell office:value-type="float" office:value="359.37" calcext:value-type="float">
            <text:p>359,37</text:p>
          </table:table-cell>
          <table:table-cell office:value-type="float" office:value="3039.07" calcext:value-type="float">
            <text:p>3039,07</text:p>
          </table:table-cell>
          <table:table-cell office:value-type="float" office:value="34634.1" calcext:value-type="float">
            <text:p>34634,1</text:p>
          </table:table-cell>
          <table:table-cell office:value-type="float" office:value="227404" calcext:value-type="float">
            <text:p>227404</text:p>
          </table:table-cell>
        </table:table-row>
        <table:table-row table:style-name="ro1">
          <table:table-cell table:formula="of:=[.$A$62]" office:value-type="float" office:value="8" calcext:value-type="float">
            <text:p>8</text:p>
          </table:table-cell>
          <table:table-cell office:value-type="float" office:value="57.202" calcext:value-type="float">
            <text:p>57,202</text:p>
          </table:table-cell>
          <table:table-cell office:value-type="float" office:value="361.453" calcext:value-type="float">
            <text:p>361,453</text:p>
          </table:table-cell>
          <table:table-cell office:value-type="float" office:value="3025.18" calcext:value-type="float">
            <text:p>3025,18</text:p>
          </table:table-cell>
          <table:table-cell office:value-type="float" office:value="34093.5" calcext:value-type="float">
            <text:p>34093,5</text:p>
          </table:table-cell>
          <table:table-cell office:value-type="float" office:value="223453" calcext:value-type="float">
            <text:p>223453</text:p>
          </table:table-cell>
        </table:table-row>
        <table:table-row table:style-name="ro1">
          <table:table-cell table:formula="of:=[.$A$62]" office:value-type="float" office:value="8" calcext:value-type="float">
            <text:p>8</text:p>
          </table:table-cell>
          <table:table-cell office:value-type="float" office:value="57.034" calcext:value-type="float">
            <text:p>57,034</text:p>
          </table:table-cell>
          <table:table-cell office:value-type="float" office:value="364.027" calcext:value-type="float">
            <text:p>364,027</text:p>
          </table:table-cell>
          <table:table-cell office:value-type="float" office:value="3012.24" calcext:value-type="float">
            <text:p>3012,24</text:p>
          </table:table-cell>
          <table:table-cell office:value-type="float" office:value="34060.4" calcext:value-type="float">
            <text:p>34060,4</text:p>
          </table:table-cell>
          <table:table-cell office:value-type="float" office:value="221532" calcext:value-type="float">
            <text:p>221532</text:p>
          </table:table-cell>
        </table:table-row>
        <table:table-row table:style-name="ro1">
          <table:table-cell table:formula="of:=[.$A$62]" office:value-type="float" office:value="8" calcext:value-type="float">
            <text:p>8</text:p>
          </table:table-cell>
          <table:table-cell office:value-type="float" office:value="57.306" calcext:value-type="float">
            <text:p>57,306</text:p>
          </table:table-cell>
          <table:table-cell office:value-type="float" office:value="359.844" calcext:value-type="float">
            <text:p>359,844</text:p>
          </table:table-cell>
          <table:table-cell office:value-type="float" office:value="3092.82" calcext:value-type="float">
            <text:p>3092,82</text:p>
          </table:table-cell>
          <table:table-cell office:value-type="float" office:value="34906.5" calcext:value-type="float">
            <text:p>34906,5</text:p>
          </table:table-cell>
          <table:table-cell office:value-type="float" office:value="227199" calcext:value-type="float">
            <text:p>227199</text:p>
          </table:table-cell>
        </table:table-row>
        <table:table-row table:style-name="ro1">
          <table:table-cell table:formula="of:=[.$A$62]" office:value-type="float" office:value="8" calcext:value-type="float">
            <text:p>8</text:p>
          </table:table-cell>
          <table:table-cell office:value-type="float" office:value="56.825" calcext:value-type="float">
            <text:p>56,825</text:p>
          </table:table-cell>
          <table:table-cell office:value-type="float" office:value="361.179" calcext:value-type="float">
            <text:p>361,179</text:p>
          </table:table-cell>
          <table:table-cell office:value-type="float" office:value="2983.86" calcext:value-type="float">
            <text:p>2983,86</text:p>
          </table:table-cell>
          <table:table-cell office:value-type="float" office:value="34108.2" calcext:value-type="float">
            <text:p>34108,2</text:p>
          </table:table-cell>
          <table:table-cell office:value-type="float" office:value="221895" calcext:value-type="float">
            <text:p>221895</text:p>
          </table:table-cell>
        </table:table-row>
        <table:table-row table:style-name="ro1">
          <table:table-cell table:formula="of:=[.$A$62]" office:value-type="float" office:value="8" calcext:value-type="float">
            <text:p>8</text:p>
          </table:table-cell>
          <table:table-cell office:value-type="float" office:value="56.912" calcext:value-type="float">
            <text:p>56,912</text:p>
          </table:table-cell>
          <table:table-cell office:value-type="float" office:value="364.439" calcext:value-type="float">
            <text:p>364,439</text:p>
          </table:table-cell>
          <table:table-cell office:value-type="float" office:value="3042.66" calcext:value-type="float">
            <text:p>3042,66</text:p>
          </table:table-cell>
          <table:table-cell office:value-type="float" office:value="34110.1" calcext:value-type="float">
            <text:p>34110,1</text:p>
          </table:table-cell>
          <table:table-cell office:value-type="float" office:value="222602" calcext:value-type="float">
            <text:p>222602</text:p>
          </table:table-cell>
        </table:table-row>
        <table:table-row table:style-name="ro1">
          <table:table-cell table:formula="of:=[.$A$62]" office:value-type="float" office:value="8" calcext:value-type="float">
            <text:p>8</text:p>
          </table:table-cell>
          <table:table-cell office:value-type="float" office:value="57.395" calcext:value-type="float">
            <text:p>57,395</text:p>
          </table:table-cell>
          <table:table-cell office:value-type="float" office:value="358.615" calcext:value-type="float">
            <text:p>358,615</text:p>
          </table:table-cell>
          <table:table-cell office:value-type="float" office:value="3024.62" calcext:value-type="float">
            <text:p>3024,62</text:p>
          </table:table-cell>
          <table:table-cell office:value-type="float" office:value="34161.2" calcext:value-type="float">
            <text:p>34161,2</text:p>
          </table:table-cell>
          <table:table-cell office:value-type="float" office:value="221468" calcext:value-type="float">
            <text:p>221468</text:p>
          </table:table-cell>
        </table:table-row>
        <table:table-row table:style-name="ro1">
          <table:table-cell table:formula="of:=[.$A$62]" office:value-type="float" office:value="8" calcext:value-type="float">
            <text:p>8</text:p>
          </table:table-cell>
          <table:table-cell office:value-type="float" office:value="65.851" calcext:value-type="float">
            <text:p>65,851</text:p>
          </table:table-cell>
          <table:table-cell office:value-type="float" office:value="357.652" calcext:value-type="float">
            <text:p>357,652</text:p>
          </table:table-cell>
          <table:table-cell office:value-type="float" office:value="3298.73" calcext:value-type="float">
            <text:p>3298,73</text:p>
          </table:table-cell>
          <table:table-cell office:value-type="float" office:value="34012.1" calcext:value-type="float">
            <text:p>34012,1</text:p>
          </table:table-cell>
          <table:table-cell office:value-type="float" office:value="222183" calcext:value-type="float">
            <text:p>222183</text:p>
          </table:table-cell>
        </table:table-row>
        <table:table-row table:style-name="ro1">
          <table:table-cell table:formula="of:=[.$A$62]" office:value-type="float" office:value="8" calcext:value-type="float">
            <text:p>8</text:p>
          </table:table-cell>
          <table:table-cell office:value-type="float" office:value="57.02" calcext:value-type="float">
            <text:p>57,02</text:p>
          </table:table-cell>
          <table:table-cell office:value-type="float" office:value="355.279" calcext:value-type="float">
            <text:p>355,279</text:p>
          </table:table-cell>
          <table:table-cell office:value-type="float" office:value="3309.99" calcext:value-type="float">
            <text:p>3309,99</text:p>
          </table:table-cell>
          <table:table-cell office:value-type="float" office:value="34087.4" calcext:value-type="float">
            <text:p>34087,4</text:p>
          </table:table-cell>
          <table:table-cell office:value-type="float" office:value="222688" calcext:value-type="float">
            <text:p>222688</text:p>
          </table:table-cell>
        </table:table-row>
        <table:table-row table:style-name="ro1">
          <table:table-cell table:formula="of:=[.$A$62]" office:value-type="float" office:value="8" calcext:value-type="float">
            <text:p>8</text:p>
          </table:table-cell>
          <table:table-cell office:value-type="float" office:value="65.193" calcext:value-type="float">
            <text:p>65,193</text:p>
          </table:table-cell>
          <table:table-cell office:value-type="float" office:value="355.574" calcext:value-type="float">
            <text:p>355,574</text:p>
          </table:table-cell>
          <table:table-cell office:value-type="float" office:value="3267.74" calcext:value-type="float">
            <text:p>3267,74</text:p>
          </table:table-cell>
          <table:table-cell office:value-type="float" office:value="34144.8" calcext:value-type="float">
            <text:p>34144,8</text:p>
          </table:table-cell>
          <table:table-cell office:value-type="float" office:value="224662" calcext:value-type="float">
            <text:p>224662</text:p>
          </table:table-cell>
        </table:table-row>
        <table:table-row table:style-name="ro1">
          <table:table-cell table:formula="of:=[.$A$62]" office:value-type="float" office:value="8" calcext:value-type="float">
            <text:p>8</text:p>
          </table:table-cell>
          <table:table-cell office:value-type="float" office:value="65.695" calcext:value-type="float">
            <text:p>65,695</text:p>
          </table:table-cell>
          <table:table-cell office:value-type="float" office:value="359.354" calcext:value-type="float">
            <text:p>359,354</text:p>
          </table:table-cell>
          <table:table-cell office:value-type="float" office:value="3260.12" calcext:value-type="float">
            <text:p>3260,12</text:p>
          </table:table-cell>
          <table:table-cell office:value-type="float" office:value="34049.9" calcext:value-type="float">
            <text:p>34049,9</text:p>
          </table:table-cell>
          <table:table-cell office:value-type="float" office:value="221400" calcext:value-type="float">
            <text:p>221400</text:p>
          </table:table-cell>
        </table:table-row>
        <table:table-row table:style-name="ro1">
          <table:table-cell table:formula="of:=[.$A$62]" office:value-type="float" office:value="8" calcext:value-type="float">
            <text:p>8</text:p>
          </table:table-cell>
          <table:table-cell office:value-type="float" office:value="57.567" calcext:value-type="float">
            <text:p>57,567</text:p>
          </table:table-cell>
          <table:table-cell office:value-type="float" office:value="354.917" calcext:value-type="float">
            <text:p>354,917</text:p>
          </table:table-cell>
          <table:table-cell office:value-type="float" office:value="2953.22" calcext:value-type="float">
            <text:p>2953,22</text:p>
          </table:table-cell>
          <table:table-cell office:value-type="float" office:value="35514.9" calcext:value-type="float">
            <text:p>35514,9</text:p>
          </table:table-cell>
          <table:table-cell office:value-type="float" office:value="226633" calcext:value-type="float">
            <text:p>226633</text:p>
          </table:table-cell>
        </table:table-row>
        <table:table-row table:style-name="ro1">
          <table:table-cell table:formula="of:=[.$A$62]" office:value-type="float" office:value="8" calcext:value-type="float">
            <text:p>8</text:p>
          </table:table-cell>
          <table:table-cell office:value-type="float" office:value="57.477" calcext:value-type="float">
            <text:p>57,477</text:p>
          </table:table-cell>
          <table:table-cell office:value-type="float" office:value="359.147" calcext:value-type="float">
            <text:p>359,147</text:p>
          </table:table-cell>
          <table:table-cell office:value-type="float" office:value="2939.92" calcext:value-type="float">
            <text:p>2939,92</text:p>
          </table:table-cell>
          <table:table-cell office:value-type="float" office:value="35579.4" calcext:value-type="float">
            <text:p>35579,4</text:p>
          </table:table-cell>
          <table:table-cell office:value-type="float" office:value="223384" calcext:value-type="float">
            <text:p>223384</text:p>
          </table:table-cell>
        </table:table-row>
        <table:table-row table:style-name="ro1">
          <table:table-cell table:formula="of:=[.$A$62]" office:value-type="float" office:value="8" calcext:value-type="float">
            <text:p>8</text:p>
          </table:table-cell>
          <table:table-cell office:value-type="float" office:value="56.775" calcext:value-type="float">
            <text:p>56,775</text:p>
          </table:table-cell>
          <table:table-cell office:value-type="float" office:value="360.018" calcext:value-type="float">
            <text:p>360,018</text:p>
          </table:table-cell>
          <table:table-cell office:value-type="float" office:value="3069.09" calcext:value-type="float">
            <text:p>3069,09</text:p>
          </table:table-cell>
          <table:table-cell office:value-type="float" office:value="34934.2" calcext:value-type="float">
            <text:p>34934,2</text:p>
          </table:table-cell>
          <table:table-cell office:value-type="float" office:value="223105" calcext:value-type="float">
            <text:p>223105</text:p>
          </table:table-cell>
        </table:table-row>
        <table:table-row table:style-name="ro1">
          <table:table-cell table:formula="of:=[.$A$62]" office:value-type="float" office:value="8" calcext:value-type="float">
            <text:p>8</text:p>
          </table:table-cell>
          <table:table-cell office:value-type="float" office:value="56.99" calcext:value-type="float">
            <text:p>56,99</text:p>
          </table:table-cell>
          <table:table-cell office:value-type="float" office:value="357.401" calcext:value-type="float">
            <text:p>357,401</text:p>
          </table:table-cell>
          <table:table-cell office:value-type="float" office:value="2934.91" calcext:value-type="float">
            <text:p>2934,91</text:p>
          </table:table-cell>
          <table:table-cell office:value-type="float" office:value="35548.6" calcext:value-type="float">
            <text:p>35548,6</text:p>
          </table:table-cell>
          <table:table-cell office:value-type="float" office:value="222643" calcext:value-type="float">
            <text:p>222643</text:p>
          </table:table-cell>
        </table:table-row>
        <table:table-row table:style-name="ro1">
          <table:table-cell table:formula="of:=[.$A$62]" office:value-type="float" office:value="8" calcext:value-type="float">
            <text:p>8</text:p>
          </table:table-cell>
          <table:table-cell office:value-type="float" office:value="56.982" calcext:value-type="float">
            <text:p>56,982</text:p>
          </table:table-cell>
          <table:table-cell office:value-type="float" office:value="357.485" calcext:value-type="float">
            <text:p>357,485</text:p>
          </table:table-cell>
          <table:table-cell office:value-type="float" office:value="2948.6" calcext:value-type="float">
            <text:p>2948,6</text:p>
          </table:table-cell>
          <table:table-cell office:value-type="float" office:value="34729.2" calcext:value-type="float">
            <text:p>34729,2</text:p>
          </table:table-cell>
          <table:table-cell office:value-type="float" office:value="221275" calcext:value-type="float">
            <text:p>221275</text:p>
          </table:table-cell>
        </table:table-row>
        <table:table-row table:style-name="ro1">
          <table:table-cell table:formula="of:=[.$A$62]" office:value-type="float" office:value="8" calcext:value-type="float">
            <text:p>8</text:p>
          </table:table-cell>
          <table:table-cell office:value-type="float" office:value="57.025" calcext:value-type="float">
            <text:p>57,025</text:p>
          </table:table-cell>
          <table:table-cell office:value-type="float" office:value="356.972" calcext:value-type="float">
            <text:p>356,972</text:p>
          </table:table-cell>
          <table:table-cell office:value-type="float" office:value="2942.68" calcext:value-type="float">
            <text:p>2942,68</text:p>
          </table:table-cell>
          <table:table-cell office:value-type="float" office:value="34141.8" calcext:value-type="float">
            <text:p>34141,8</text:p>
          </table:table-cell>
          <table:table-cell office:value-type="float" office:value="221386" calcext:value-type="float">
            <text:p>22138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8.445" calcext:value-type="float">
            <text:p>58,445</text:p>
          </table:table-cell>
          <table:table-cell office:value-type="float" office:value="363.993" calcext:value-type="float">
            <text:p>363,993</text:p>
          </table:table-cell>
          <table:table-cell office:value-type="float" office:value="3171.96" calcext:value-type="float">
            <text:p>3171,96</text:p>
          </table:table-cell>
          <table:table-cell office:value-type="float" office:value="34510.8" calcext:value-type="float">
            <text:p>34510,8</text:p>
          </table:table-cell>
          <table:table-cell office:value-type="float" office:value="223816" calcext:value-type="float">
            <text:p>223816</text:p>
          </table:table-cell>
        </table:table-row>
        <table:table-row table:style-name="ro1">
          <table:table-cell table:formula="of:=[.$A$82]" office:value-type="float" office:value="16" calcext:value-type="float">
            <text:p>16</text:p>
          </table:table-cell>
          <table:table-cell office:value-type="float" office:value="58.596" calcext:value-type="float">
            <text:p>58,596</text:p>
          </table:table-cell>
          <table:table-cell office:value-type="float" office:value="361.882" calcext:value-type="float">
            <text:p>361,882</text:p>
          </table:table-cell>
          <table:table-cell office:value-type="float" office:value="3138.6" calcext:value-type="float">
            <text:p>3138,6</text:p>
          </table:table-cell>
          <table:table-cell office:value-type="float" office:value="34506" calcext:value-type="float">
            <text:p>34506</text:p>
          </table:table-cell>
          <table:table-cell office:value-type="float" office:value="227194" calcext:value-type="float">
            <text:p>227194</text:p>
          </table:table-cell>
        </table:table-row>
        <table:table-row table:style-name="ro1">
          <table:table-cell table:formula="of:=[.$A$82]" office:value-type="float" office:value="16" calcext:value-type="float">
            <text:p>16</text:p>
          </table:table-cell>
          <table:table-cell office:value-type="float" office:value="58.83" calcext:value-type="float">
            <text:p>58,83</text:p>
          </table:table-cell>
          <table:table-cell office:value-type="float" office:value="364.656" calcext:value-type="float">
            <text:p>364,656</text:p>
          </table:table-cell>
          <table:table-cell office:value-type="float" office:value="3123.07" calcext:value-type="float">
            <text:p>3123,07</text:p>
          </table:table-cell>
          <table:table-cell office:value-type="float" office:value="34701.1" calcext:value-type="float">
            <text:p>34701,1</text:p>
          </table:table-cell>
          <table:table-cell office:value-type="float" office:value="223962" calcext:value-type="float">
            <text:p>223962</text:p>
          </table:table-cell>
        </table:table-row>
        <table:table-row table:style-name="ro1">
          <table:table-cell table:formula="of:=[.$A$82]" office:value-type="float" office:value="16" calcext:value-type="float">
            <text:p>16</text:p>
          </table:table-cell>
          <table:table-cell office:value-type="float" office:value="58.44" calcext:value-type="float">
            <text:p>58,44</text:p>
          </table:table-cell>
          <table:table-cell office:value-type="float" office:value="365.117" calcext:value-type="float">
            <text:p>365,117</text:p>
          </table:table-cell>
          <table:table-cell office:value-type="float" office:value="3267.96" calcext:value-type="float">
            <text:p>3267,96</text:p>
          </table:table-cell>
          <table:table-cell office:value-type="float" office:value="34632.5" calcext:value-type="float">
            <text:p>34632,5</text:p>
          </table:table-cell>
          <table:table-cell office:value-type="float" office:value="225825" calcext:value-type="float">
            <text:p>225825</text:p>
          </table:table-cell>
        </table:table-row>
        <table:table-row table:style-name="ro1">
          <table:table-cell table:formula="of:=[.$A$82]" office:value-type="float" office:value="16" calcext:value-type="float">
            <text:p>16</text:p>
          </table:table-cell>
          <table:table-cell office:value-type="float" office:value="58.414" calcext:value-type="float">
            <text:p>58,414</text:p>
          </table:table-cell>
          <table:table-cell office:value-type="float" office:value="360.264" calcext:value-type="float">
            <text:p>360,264</text:p>
          </table:table-cell>
          <table:table-cell office:value-type="float" office:value="3177.85" calcext:value-type="float">
            <text:p>3177,85</text:p>
          </table:table-cell>
          <table:table-cell office:value-type="float" office:value="34927.6" calcext:value-type="float">
            <text:p>34927,6</text:p>
          </table:table-cell>
          <table:table-cell office:value-type="float" office:value="227212" calcext:value-type="float">
            <text:p>227212</text:p>
          </table:table-cell>
        </table:table-row>
        <table:table-row table:style-name="ro1">
          <table:table-cell table:formula="of:=[.$A$82]" office:value-type="float" office:value="16" calcext:value-type="float">
            <text:p>16</text:p>
          </table:table-cell>
          <table:table-cell office:value-type="float" office:value="58.282" calcext:value-type="float">
            <text:p>58,282</text:p>
          </table:table-cell>
          <table:table-cell office:value-type="float" office:value="360.318" calcext:value-type="float">
            <text:p>360,318</text:p>
          </table:table-cell>
          <table:table-cell office:value-type="float" office:value="3278.8" calcext:value-type="float">
            <text:p>3278,8</text:p>
          </table:table-cell>
          <table:table-cell office:value-type="float" office:value="35616.4" calcext:value-type="float">
            <text:p>35616,4</text:p>
          </table:table-cell>
          <table:table-cell office:value-type="float" office:value="231182" calcext:value-type="float">
            <text:p>231182</text:p>
          </table:table-cell>
        </table:table-row>
        <table:table-row table:style-name="ro1">
          <table:table-cell table:formula="of:=[.$A$82]" office:value-type="float" office:value="16" calcext:value-type="float">
            <text:p>16</text:p>
          </table:table-cell>
          <table:table-cell office:value-type="float" office:value="58.213" calcext:value-type="float">
            <text:p>58,213</text:p>
          </table:table-cell>
          <table:table-cell office:value-type="float" office:value="360.537" calcext:value-type="float">
            <text:p>360,537</text:p>
          </table:table-cell>
          <table:table-cell office:value-type="float" office:value="3041.81" calcext:value-type="float">
            <text:p>3041,81</text:p>
          </table:table-cell>
          <table:table-cell office:value-type="float" office:value="34819.6" calcext:value-type="float">
            <text:p>34819,6</text:p>
          </table:table-cell>
          <table:table-cell office:value-type="float" office:value="227261" calcext:value-type="float">
            <text:p>227261</text:p>
          </table:table-cell>
        </table:table-row>
        <table:table-row table:style-name="ro1">
          <table:table-cell table:formula="of:=[.$A$82]" office:value-type="float" office:value="16" calcext:value-type="float">
            <text:p>16</text:p>
          </table:table-cell>
          <table:table-cell office:value-type="float" office:value="58.347" calcext:value-type="float">
            <text:p>58,347</text:p>
          </table:table-cell>
          <table:table-cell office:value-type="float" office:value="363.72" calcext:value-type="float">
            <text:p>363,72</text:p>
          </table:table-cell>
          <table:table-cell office:value-type="float" office:value="3164.92" calcext:value-type="float">
            <text:p>3164,92</text:p>
          </table:table-cell>
          <table:table-cell office:value-type="float" office:value="34471.2" calcext:value-type="float">
            <text:p>34471,2</text:p>
          </table:table-cell>
          <table:table-cell office:value-type="float" office:value="228551" calcext:value-type="float">
            <text:p>228551</text:p>
          </table:table-cell>
        </table:table-row>
        <table:table-row table:style-name="ro1">
          <table:table-cell table:formula="of:=[.$A$82]" office:value-type="float" office:value="16" calcext:value-type="float">
            <text:p>16</text:p>
          </table:table-cell>
          <table:table-cell office:value-type="float" office:value="58.899" calcext:value-type="float">
            <text:p>58,899</text:p>
          </table:table-cell>
          <table:table-cell office:value-type="float" office:value="359.575" calcext:value-type="float">
            <text:p>359,575</text:p>
          </table:table-cell>
          <table:table-cell office:value-type="float" office:value="2896.34" calcext:value-type="float">
            <text:p>2896,34</text:p>
          </table:table-cell>
          <table:table-cell office:value-type="float" office:value="34623.2" calcext:value-type="float">
            <text:p>34623,2</text:p>
          </table:table-cell>
          <table:table-cell office:value-type="float" office:value="225498" calcext:value-type="float">
            <text:p>225498</text:p>
          </table:table-cell>
        </table:table-row>
        <table:table-row table:style-name="ro1">
          <table:table-cell table:formula="of:=[.$A$82]" office:value-type="float" office:value="16" calcext:value-type="float">
            <text:p>16</text:p>
          </table:table-cell>
          <table:table-cell office:value-type="float" office:value="58.203" calcext:value-type="float">
            <text:p>58,203</text:p>
          </table:table-cell>
          <table:table-cell office:value-type="float" office:value="361.826" calcext:value-type="float">
            <text:p>361,826</text:p>
          </table:table-cell>
          <table:table-cell office:value-type="float" office:value="2909.96" calcext:value-type="float">
            <text:p>2909,96</text:p>
          </table:table-cell>
          <table:table-cell office:value-type="float" office:value="35901.8" calcext:value-type="float">
            <text:p>35901,8</text:p>
          </table:table-cell>
          <table:table-cell office:value-type="float" office:value="225881" calcext:value-type="float">
            <text:p>225881</text:p>
          </table:table-cell>
        </table:table-row>
        <table:table-row table:style-name="ro1">
          <table:table-cell table:formula="of:=[.$A$82]" office:value-type="float" office:value="16" calcext:value-type="float">
            <text:p>16</text:p>
          </table:table-cell>
          <table:table-cell office:value-type="float" office:value="58.37" calcext:value-type="float">
            <text:p>58,37</text:p>
          </table:table-cell>
          <table:table-cell office:value-type="float" office:value="373.994" calcext:value-type="float">
            <text:p>373,994</text:p>
          </table:table-cell>
          <table:table-cell office:value-type="float" office:value="2841.67" calcext:value-type="float">
            <text:p>2841,67</text:p>
          </table:table-cell>
          <table:table-cell office:value-type="float" office:value="34448.2" calcext:value-type="float">
            <text:p>34448,2</text:p>
          </table:table-cell>
          <table:table-cell office:value-type="float" office:value="223879" calcext:value-type="float">
            <text:p>223879</text:p>
          </table:table-cell>
        </table:table-row>
        <table:table-row table:style-name="ro1">
          <table:table-cell table:formula="of:=[.$A$82]" office:value-type="float" office:value="16" calcext:value-type="float">
            <text:p>16</text:p>
          </table:table-cell>
          <table:table-cell office:value-type="float" office:value="58.348" calcext:value-type="float">
            <text:p>58,348</text:p>
          </table:table-cell>
          <table:table-cell office:value-type="float" office:value="400.706" calcext:value-type="float">
            <text:p>400,706</text:p>
          </table:table-cell>
          <table:table-cell office:value-type="float" office:value="2819.34" calcext:value-type="float">
            <text:p>2819,34</text:p>
          </table:table-cell>
          <table:table-cell office:value-type="float" office:value="34484.6" calcext:value-type="float">
            <text:p>34484,6</text:p>
          </table:table-cell>
          <table:table-cell office:value-type="float" office:value="223884" calcext:value-type="float">
            <text:p>223884</text:p>
          </table:table-cell>
        </table:table-row>
        <table:table-row table:style-name="ro1">
          <table:table-cell table:formula="of:=[.$A$82]" office:value-type="float" office:value="16" calcext:value-type="float">
            <text:p>16</text:p>
          </table:table-cell>
          <table:table-cell office:value-type="float" office:value="58.141" calcext:value-type="float">
            <text:p>58,141</text:p>
          </table:table-cell>
          <table:table-cell office:value-type="float" office:value="403.735" calcext:value-type="float">
            <text:p>403,735</text:p>
          </table:table-cell>
          <table:table-cell office:value-type="float" office:value="2848.43" calcext:value-type="float">
            <text:p>2848,43</text:p>
          </table:table-cell>
          <table:table-cell office:value-type="float" office:value="34433.4" calcext:value-type="float">
            <text:p>34433,4</text:p>
          </table:table-cell>
          <table:table-cell office:value-type="float" office:value="225056" calcext:value-type="float">
            <text:p>225056</text:p>
          </table:table-cell>
        </table:table-row>
        <table:table-row table:style-name="ro1">
          <table:table-cell table:formula="of:=[.$A$82]" office:value-type="float" office:value="16" calcext:value-type="float">
            <text:p>16</text:p>
          </table:table-cell>
          <table:table-cell office:value-type="float" office:value="58.31" calcext:value-type="float">
            <text:p>58,31</text:p>
          </table:table-cell>
          <table:table-cell office:value-type="float" office:value="362.383" calcext:value-type="float">
            <text:p>362,383</text:p>
          </table:table-cell>
          <table:table-cell office:value-type="float" office:value="2806.77" calcext:value-type="float">
            <text:p>2806,77</text:p>
          </table:table-cell>
          <table:table-cell office:value-type="float" office:value="34472.5" calcext:value-type="float">
            <text:p>34472,5</text:p>
          </table:table-cell>
          <table:table-cell office:value-type="float" office:value="230128" calcext:value-type="float">
            <text:p>230128</text:p>
          </table:table-cell>
        </table:table-row>
        <table:table-row table:style-name="ro1">
          <table:table-cell table:formula="of:=[.$A$82]" office:value-type="float" office:value="16" calcext:value-type="float">
            <text:p>16</text:p>
          </table:table-cell>
          <table:table-cell office:value-type="float" office:value="58.23" calcext:value-type="float">
            <text:p>58,23</text:p>
          </table:table-cell>
          <table:table-cell office:value-type="float" office:value="372.751" calcext:value-type="float">
            <text:p>372,751</text:p>
          </table:table-cell>
          <table:table-cell office:value-type="float" office:value="2811.51" calcext:value-type="float">
            <text:p>2811,51</text:p>
          </table:table-cell>
          <table:table-cell office:value-type="float" office:value="34435.7" calcext:value-type="float">
            <text:p>34435,7</text:p>
          </table:table-cell>
          <table:table-cell office:value-type="float" office:value="232554" calcext:value-type="float">
            <text:p>232554</text:p>
          </table:table-cell>
        </table:table-row>
        <table:table-row table:style-name="ro1">
          <table:table-cell table:formula="of:=[.$A$82]" office:value-type="float" office:value="16" calcext:value-type="float">
            <text:p>16</text:p>
          </table:table-cell>
          <table:table-cell office:value-type="float" office:value="57.947" calcext:value-type="float">
            <text:p>57,947</text:p>
          </table:table-cell>
          <table:table-cell office:value-type="float" office:value="363.58" calcext:value-type="float">
            <text:p>363,58</text:p>
          </table:table-cell>
          <table:table-cell office:value-type="float" office:value="2843.56" calcext:value-type="float">
            <text:p>2843,56</text:p>
          </table:table-cell>
          <table:table-cell office:value-type="float" office:value="35916.2" calcext:value-type="float">
            <text:p>35916,2</text:p>
          </table:table-cell>
          <table:table-cell office:value-type="float" office:value="225229" calcext:value-type="float">
            <text:p>225229</text:p>
          </table:table-cell>
        </table:table-row>
        <table:table-row table:style-name="ro1">
          <table:table-cell table:formula="of:=[.$A$82]" office:value-type="float" office:value="16" calcext:value-type="float">
            <text:p>16</text:p>
          </table:table-cell>
          <table:table-cell office:value-type="float" office:value="58.217" calcext:value-type="float">
            <text:p>58,217</text:p>
          </table:table-cell>
          <table:table-cell office:value-type="float" office:value="390.925" calcext:value-type="float">
            <text:p>390,925</text:p>
          </table:table-cell>
          <table:table-cell office:value-type="float" office:value="2822.63" calcext:value-type="float">
            <text:p>2822,63</text:p>
          </table:table-cell>
          <table:table-cell office:value-type="float" office:value="35451.3" calcext:value-type="float">
            <text:p>35451,3</text:p>
          </table:table-cell>
          <table:table-cell office:value-type="float" office:value="224125" calcext:value-type="float">
            <text:p>224125</text:p>
          </table:table-cell>
        </table:table-row>
        <table:table-row table:style-name="ro1">
          <table:table-cell table:formula="of:=[.$A$82]" office:value-type="float" office:value="16" calcext:value-type="float">
            <text:p>16</text:p>
          </table:table-cell>
          <table:table-cell office:value-type="float" office:value="58.25" calcext:value-type="float">
            <text:p>58,25</text:p>
          </table:table-cell>
          <table:table-cell office:value-type="float" office:value="361.217" calcext:value-type="float">
            <text:p>361,217</text:p>
          </table:table-cell>
          <table:table-cell office:value-type="float" office:value="2829.29" calcext:value-type="float">
            <text:p>2829,29</text:p>
          </table:table-cell>
          <table:table-cell office:value-type="float" office:value="34438.4" calcext:value-type="float">
            <text:p>34438,4</text:p>
          </table:table-cell>
          <table:table-cell office:value-type="float" office:value="223774" calcext:value-type="float">
            <text:p>223774</text:p>
          </table:table-cell>
        </table:table-row>
        <table:table-row table:style-name="ro1">
          <table:table-cell table:formula="of:=[.$A$82]" office:value-type="float" office:value="16" calcext:value-type="float">
            <text:p>16</text:p>
          </table:table-cell>
          <table:table-cell office:value-type="float" office:value="58.319" calcext:value-type="float">
            <text:p>58,319</text:p>
          </table:table-cell>
          <table:table-cell office:value-type="float" office:value="359.61" calcext:value-type="float">
            <text:p>359,61</text:p>
          </table:table-cell>
          <table:table-cell office:value-type="float" office:value="2817.12" calcext:value-type="float">
            <text:p>2817,12</text:p>
          </table:table-cell>
          <table:table-cell office:value-type="float" office:value="34587.6" calcext:value-type="float">
            <text:p>34587,6</text:p>
          </table:table-cell>
          <table:table-cell office:value-type="float" office:value="224373" calcext:value-type="float">
            <text:p>224373</text:p>
          </table:table-cell>
        </table:table-row>
        <table:table-row table:style-name="ro1">
          <table:table-cell table:formula="of:=[.$A$82]" office:value-type="float" office:value="16" calcext:value-type="float">
            <text:p>16</text:p>
          </table:table-cell>
          <table:table-cell office:value-type="float" office:value="58.279" calcext:value-type="float">
            <text:p>58,279</text:p>
          </table:table-cell>
          <table:table-cell office:value-type="float" office:value="362.57" calcext:value-type="float">
            <text:p>362,57</text:p>
          </table:table-cell>
          <table:table-cell office:value-type="float" office:value="2834.34" calcext:value-type="float">
            <text:p>2834,34</text:p>
          </table:table-cell>
          <table:table-cell office:value-type="float" office:value="34418.7" calcext:value-type="float">
            <text:p>34418,7</text:p>
          </table:table-cell>
          <table:table-cell office:value-type="float" office:value="224572" calcext:value-type="float">
            <text:p>22457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4.279" calcext:value-type="float">
            <text:p>64,279</text:p>
          </table:table-cell>
          <table:table-cell office:value-type="float" office:value="385.663" calcext:value-type="float">
            <text:p>385,663</text:p>
          </table:table-cell>
          <table:table-cell office:value-type="float" office:value="2882.88" calcext:value-type="float">
            <text:p>2882,88</text:p>
          </table:table-cell>
          <table:table-cell office:value-type="float" office:value="36645.3" calcext:value-type="float">
            <text:p>36645,3</text:p>
          </table:table-cell>
          <table:table-cell office:value-type="float" office:value="230827" calcext:value-type="float">
            <text:p>230827</text:p>
          </table:table-cell>
        </table:table-row>
        <table:table-row table:style-name="ro1">
          <table:table-cell table:formula="of:=[.$A$102]" office:value-type="float" office:value="32" calcext:value-type="float">
            <text:p>32</text:p>
          </table:table-cell>
          <table:table-cell office:value-type="float" office:value="65.575" calcext:value-type="float">
            <text:p>65,575</text:p>
          </table:table-cell>
          <table:table-cell office:value-type="float" office:value="384.293" calcext:value-type="float">
            <text:p>384,293</text:p>
          </table:table-cell>
          <table:table-cell office:value-type="float" office:value="2891.8" calcext:value-type="float">
            <text:p>2891,8</text:p>
          </table:table-cell>
          <table:table-cell office:value-type="float" office:value="35982.4" calcext:value-type="float">
            <text:p>35982,4</text:p>
          </table:table-cell>
          <table:table-cell office:value-type="float" office:value="231192" calcext:value-type="float">
            <text:p>231192</text:p>
          </table:table-cell>
        </table:table-row>
        <table:table-row table:style-name="ro1">
          <table:table-cell table:formula="of:=[.$A$102]" office:value-type="float" office:value="32" calcext:value-type="float">
            <text:p>32</text:p>
          </table:table-cell>
          <table:table-cell office:value-type="float" office:value="64.63" calcext:value-type="float">
            <text:p>64,63</text:p>
          </table:table-cell>
          <table:table-cell office:value-type="float" office:value="383.255" calcext:value-type="float">
            <text:p>383,255</text:p>
          </table:table-cell>
          <table:table-cell office:value-type="float" office:value="2891.74" calcext:value-type="float">
            <text:p>2891,74</text:p>
          </table:table-cell>
          <table:table-cell office:value-type="float" office:value="35985.9" calcext:value-type="float">
            <text:p>35985,9</text:p>
          </table:table-cell>
          <table:table-cell office:value-type="float" office:value="231257" calcext:value-type="float">
            <text:p>231257</text:p>
          </table:table-cell>
        </table:table-row>
        <table:table-row table:style-name="ro1">
          <table:table-cell table:formula="of:=[.$A$102]" office:value-type="float" office:value="32" calcext:value-type="float">
            <text:p>32</text:p>
          </table:table-cell>
          <table:table-cell office:value-type="float" office:value="64.401" calcext:value-type="float">
            <text:p>64,401</text:p>
          </table:table-cell>
          <table:table-cell office:value-type="float" office:value="382.811" calcext:value-type="float">
            <text:p>382,811</text:p>
          </table:table-cell>
          <table:table-cell office:value-type="float" office:value="2861.57" calcext:value-type="float">
            <text:p>2861,57</text:p>
          </table:table-cell>
          <table:table-cell office:value-type="float" office:value="36354.9" calcext:value-type="float">
            <text:p>36354,9</text:p>
          </table:table-cell>
          <table:table-cell office:value-type="float" office:value="231013" calcext:value-type="float">
            <text:p>231013</text:p>
          </table:table-cell>
        </table:table-row>
        <table:table-row table:style-name="ro1">
          <table:table-cell table:formula="of:=[.$A$102]" office:value-type="float" office:value="32" calcext:value-type="float">
            <text:p>32</text:p>
          </table:table-cell>
          <table:table-cell office:value-type="float" office:value="65.554" calcext:value-type="float">
            <text:p>65,554</text:p>
          </table:table-cell>
          <table:table-cell office:value-type="float" office:value="382.812" calcext:value-type="float">
            <text:p>382,812</text:p>
          </table:table-cell>
          <table:table-cell office:value-type="float" office:value="2873.61" calcext:value-type="float">
            <text:p>2873,61</text:p>
          </table:table-cell>
          <table:table-cell office:value-type="float" office:value="36821.3" calcext:value-type="float">
            <text:p>36821,3</text:p>
          </table:table-cell>
          <table:table-cell office:value-type="float" office:value="230819" calcext:value-type="float">
            <text:p>230819</text:p>
          </table:table-cell>
        </table:table-row>
        <table:table-row table:style-name="ro1">
          <table:table-cell table:formula="of:=[.$A$102]" office:value-type="float" office:value="32" calcext:value-type="float">
            <text:p>32</text:p>
          </table:table-cell>
          <table:table-cell office:value-type="float" office:value="64.906" calcext:value-type="float">
            <text:p>64,906</text:p>
          </table:table-cell>
          <table:table-cell office:value-type="float" office:value="382.901" calcext:value-type="float">
            <text:p>382,901</text:p>
          </table:table-cell>
          <table:table-cell office:value-type="float" office:value="3227.77" calcext:value-type="float">
            <text:p>3227,77</text:p>
          </table:table-cell>
          <table:table-cell office:value-type="float" office:value="36818.6" calcext:value-type="float">
            <text:p>36818,6</text:p>
          </table:table-cell>
          <table:table-cell office:value-type="float" office:value="230724" calcext:value-type="float">
            <text:p>230724</text:p>
          </table:table-cell>
        </table:table-row>
        <table:table-row table:style-name="ro1">
          <table:table-cell table:formula="of:=[.$A$102]" office:value-type="float" office:value="32" calcext:value-type="float">
            <text:p>32</text:p>
          </table:table-cell>
          <table:table-cell office:value-type="float" office:value="64.833" calcext:value-type="float">
            <text:p>64,833</text:p>
          </table:table-cell>
          <table:table-cell office:value-type="float" office:value="381.238" calcext:value-type="float">
            <text:p>381,238</text:p>
          </table:table-cell>
          <table:table-cell office:value-type="float" office:value="3217.28" calcext:value-type="float">
            <text:p>3217,28</text:p>
          </table:table-cell>
          <table:table-cell office:value-type="float" office:value="36809" calcext:value-type="float">
            <text:p>36809</text:p>
          </table:table-cell>
          <table:table-cell office:value-type="float" office:value="231469" calcext:value-type="float">
            <text:p>231469</text:p>
          </table:table-cell>
        </table:table-row>
        <table:table-row table:style-name="ro1">
          <table:table-cell table:formula="of:=[.$A$102]" office:value-type="float" office:value="32" calcext:value-type="float">
            <text:p>32</text:p>
          </table:table-cell>
          <table:table-cell office:value-type="float" office:value="64.448" calcext:value-type="float">
            <text:p>64,448</text:p>
          </table:table-cell>
          <table:table-cell office:value-type="float" office:value="379.84" calcext:value-type="float">
            <text:p>379,84</text:p>
          </table:table-cell>
          <table:table-cell office:value-type="float" office:value="2868.26" calcext:value-type="float">
            <text:p>2868,26</text:p>
          </table:table-cell>
          <table:table-cell office:value-type="float" office:value="36113.4" calcext:value-type="float">
            <text:p>36113,4</text:p>
          </table:table-cell>
          <table:table-cell office:value-type="float" office:value="230665" calcext:value-type="float">
            <text:p>230665</text:p>
          </table:table-cell>
        </table:table-row>
        <table:table-row table:style-name="ro1">
          <table:table-cell table:formula="of:=[.$A$102]" office:value-type="float" office:value="32" calcext:value-type="float">
            <text:p>32</text:p>
          </table:table-cell>
          <table:table-cell office:value-type="float" office:value="64.592" calcext:value-type="float">
            <text:p>64,592</text:p>
          </table:table-cell>
          <table:table-cell office:value-type="float" office:value="378.976" calcext:value-type="float">
            <text:p>378,976</text:p>
          </table:table-cell>
          <table:table-cell office:value-type="float" office:value="2897.64" calcext:value-type="float">
            <text:p>2897,64</text:p>
          </table:table-cell>
          <table:table-cell office:value-type="float" office:value="35514" calcext:value-type="float">
            <text:p>35514</text:p>
          </table:table-cell>
          <table:table-cell office:value-type="float" office:value="236031" calcext:value-type="float">
            <text:p>236031</text:p>
          </table:table-cell>
        </table:table-row>
        <table:table-row table:style-name="ro1">
          <table:table-cell table:formula="of:=[.$A$102]" office:value-type="float" office:value="32" calcext:value-type="float">
            <text:p>32</text:p>
          </table:table-cell>
          <table:table-cell office:value-type="float" office:value="64.706" calcext:value-type="float">
            <text:p>64,706</text:p>
          </table:table-cell>
          <table:table-cell office:value-type="float" office:value="380.893" calcext:value-type="float">
            <text:p>380,893</text:p>
          </table:table-cell>
          <table:table-cell office:value-type="float" office:value="2894.44" calcext:value-type="float">
            <text:p>2894,44</text:p>
          </table:table-cell>
          <table:table-cell office:value-type="float" office:value="36538.4" calcext:value-type="float">
            <text:p>36538,4</text:p>
          </table:table-cell>
          <table:table-cell office:value-type="float" office:value="230540" calcext:value-type="float">
            <text:p>230540</text:p>
          </table:table-cell>
        </table:table-row>
        <table:table-row table:style-name="ro1">
          <table:table-cell table:formula="of:=[.$A$102]" office:value-type="float" office:value="32" calcext:value-type="float">
            <text:p>32</text:p>
          </table:table-cell>
          <table:table-cell office:value-type="float" office:value="66.17" calcext:value-type="float">
            <text:p>66,17</text:p>
          </table:table-cell>
          <table:table-cell office:value-type="float" office:value="381.37" calcext:value-type="float">
            <text:p>381,37</text:p>
          </table:table-cell>
          <table:table-cell office:value-type="float" office:value="3254.91" calcext:value-type="float">
            <text:p>3254,91</text:p>
          </table:table-cell>
          <table:table-cell office:value-type="float" office:value="37261" calcext:value-type="float">
            <text:p>37261</text:p>
          </table:table-cell>
          <table:table-cell office:value-type="float" office:value="230655" calcext:value-type="float">
            <text:p>230655</text:p>
          </table:table-cell>
        </table:table-row>
        <table:table-row table:style-name="ro1">
          <table:table-cell table:formula="of:=[.$A$102]" office:value-type="float" office:value="32" calcext:value-type="float">
            <text:p>32</text:p>
          </table:table-cell>
          <table:table-cell office:value-type="float" office:value="64.666" calcext:value-type="float">
            <text:p>64,666</text:p>
          </table:table-cell>
          <table:table-cell office:value-type="float" office:value="377.651" calcext:value-type="float">
            <text:p>377,651</text:p>
          </table:table-cell>
          <table:table-cell office:value-type="float" office:value="3292.43" calcext:value-type="float">
            <text:p>3292,43</text:p>
          </table:table-cell>
          <table:table-cell office:value-type="float" office:value="37269.7" calcext:value-type="float">
            <text:p>37269,7</text:p>
          </table:table-cell>
          <table:table-cell office:value-type="float" office:value="234868" calcext:value-type="float">
            <text:p>234868</text:p>
          </table:table-cell>
        </table:table-row>
        <table:table-row table:style-name="ro1">
          <table:table-cell table:formula="of:=[.$A$102]" office:value-type="float" office:value="32" calcext:value-type="float">
            <text:p>32</text:p>
          </table:table-cell>
          <table:table-cell office:value-type="float" office:value="64.563" calcext:value-type="float">
            <text:p>64,563</text:p>
          </table:table-cell>
          <table:table-cell office:value-type="float" office:value="379.193" calcext:value-type="float">
            <text:p>379,193</text:p>
          </table:table-cell>
          <table:table-cell office:value-type="float" office:value="3337.3" calcext:value-type="float">
            <text:p>3337,3</text:p>
          </table:table-cell>
          <table:table-cell office:value-type="float" office:value="36213.6" calcext:value-type="float">
            <text:p>36213,6</text:p>
          </table:table-cell>
          <table:table-cell office:value-type="float" office:value="233614" calcext:value-type="float">
            <text:p>233614</text:p>
          </table:table-cell>
        </table:table-row>
        <table:table-row table:style-name="ro1">
          <table:table-cell table:formula="of:=[.$A$102]" office:value-type="float" office:value="32" calcext:value-type="float">
            <text:p>32</text:p>
          </table:table-cell>
          <table:table-cell office:value-type="float" office:value="64.472" calcext:value-type="float">
            <text:p>64,472</text:p>
          </table:table-cell>
          <table:table-cell office:value-type="float" office:value="381.972" calcext:value-type="float">
            <text:p>381,972</text:p>
          </table:table-cell>
          <table:table-cell office:value-type="float" office:value="3356.34" calcext:value-type="float">
            <text:p>3356,34</text:p>
          </table:table-cell>
          <table:table-cell office:value-type="float" office:value="35490.2" calcext:value-type="float">
            <text:p>35490,2</text:p>
          </table:table-cell>
          <table:table-cell office:value-type="float" office:value="235406" calcext:value-type="float">
            <text:p>235406</text:p>
          </table:table-cell>
        </table:table-row>
        <table:table-row table:style-name="ro1">
          <table:table-cell table:formula="of:=[.$A$102]" office:value-type="float" office:value="32" calcext:value-type="float">
            <text:p>32</text:p>
          </table:table-cell>
          <table:table-cell office:value-type="float" office:value="64.584" calcext:value-type="float">
            <text:p>64,584</text:p>
          </table:table-cell>
          <table:table-cell office:value-type="float" office:value="386.398" calcext:value-type="float">
            <text:p>386,398</text:p>
          </table:table-cell>
          <table:table-cell office:value-type="float" office:value="3352.55" calcext:value-type="float">
            <text:p>3352,55</text:p>
          </table:table-cell>
          <table:table-cell office:value-type="float" office:value="36745.8" calcext:value-type="float">
            <text:p>36745,8</text:p>
          </table:table-cell>
          <table:table-cell office:value-type="float" office:value="234584" calcext:value-type="float">
            <text:p>234584</text:p>
          </table:table-cell>
        </table:table-row>
        <table:table-row table:style-name="ro1">
          <table:table-cell table:formula="of:=[.$A$102]" office:value-type="float" office:value="32" calcext:value-type="float">
            <text:p>32</text:p>
          </table:table-cell>
          <table:table-cell office:value-type="float" office:value="65.063" calcext:value-type="float">
            <text:p>65,063</text:p>
          </table:table-cell>
          <table:table-cell office:value-type="float" office:value="385.255" calcext:value-type="float">
            <text:p>385,255</text:p>
          </table:table-cell>
          <table:table-cell office:value-type="float" office:value="3297.97" calcext:value-type="float">
            <text:p>3297,97</text:p>
          </table:table-cell>
          <table:table-cell office:value-type="float" office:value="36823.2" calcext:value-type="float">
            <text:p>36823,2</text:p>
          </table:table-cell>
          <table:table-cell office:value-type="float" office:value="234054" calcext:value-type="float">
            <text:p>234054</text:p>
          </table:table-cell>
        </table:table-row>
        <table:table-row table:style-name="ro1">
          <table:table-cell table:formula="of:=[.$A$102]" office:value-type="float" office:value="32" calcext:value-type="float">
            <text:p>32</text:p>
          </table:table-cell>
          <table:table-cell office:value-type="float" office:value="64.457" calcext:value-type="float">
            <text:p>64,457</text:p>
          </table:table-cell>
          <table:table-cell office:value-type="float" office:value="386.636" calcext:value-type="float">
            <text:p>386,636</text:p>
          </table:table-cell>
          <table:table-cell office:value-type="float" office:value="3319.76" calcext:value-type="float">
            <text:p>3319,76</text:p>
          </table:table-cell>
          <table:table-cell office:value-type="float" office:value="35486.8" calcext:value-type="float">
            <text:p>35486,8</text:p>
          </table:table-cell>
          <table:table-cell office:value-type="float" office:value="230657" calcext:value-type="float">
            <text:p>230657</text:p>
          </table:table-cell>
        </table:table-row>
        <table:table-row table:style-name="ro1">
          <table:table-cell table:formula="of:=[.$A$102]" office:value-type="float" office:value="32" calcext:value-type="float">
            <text:p>32</text:p>
          </table:table-cell>
          <table:table-cell office:value-type="float" office:value="72.071" calcext:value-type="float">
            <text:p>72,071</text:p>
          </table:table-cell>
          <table:table-cell office:value-type="float" office:value="377.873" calcext:value-type="float">
            <text:p>377,873</text:p>
          </table:table-cell>
          <table:table-cell office:value-type="float" office:value="3220.49" calcext:value-type="float">
            <text:p>3220,49</text:p>
          </table:table-cell>
          <table:table-cell office:value-type="float" office:value="35766.3" calcext:value-type="float">
            <text:p>35766,3</text:p>
          </table:table-cell>
          <table:table-cell office:value-type="float" office:value="231085" calcext:value-type="float">
            <text:p>231085</text:p>
          </table:table-cell>
        </table:table-row>
        <table:table-row table:style-name="ro1">
          <table:table-cell table:formula="of:=[.$A$102]" office:value-type="float" office:value="32" calcext:value-type="float">
            <text:p>32</text:p>
          </table:table-cell>
          <table:table-cell office:value-type="float" office:value="69.498" calcext:value-type="float">
            <text:p>69,498</text:p>
          </table:table-cell>
          <table:table-cell office:value-type="float" office:value="384.076" calcext:value-type="float">
            <text:p>384,076</text:p>
          </table:table-cell>
          <table:table-cell office:value-type="float" office:value="2846.53" calcext:value-type="float">
            <text:p>2846,53</text:p>
          </table:table-cell>
          <table:table-cell office:value-type="float" office:value="35483.3" calcext:value-type="float">
            <text:p>35483,3</text:p>
          </table:table-cell>
          <table:table-cell office:value-type="float" office:value="234963" calcext:value-type="float">
            <text:p>234963</text:p>
          </table:table-cell>
        </table:table-row>
        <table:table-row table:style-name="ro1">
          <table:table-cell table:formula="of:=[.$A$102]" office:value-type="float" office:value="32" calcext:value-type="float">
            <text:p>32</text:p>
          </table:table-cell>
          <table:table-cell office:value-type="float" office:value="73.085" calcext:value-type="float">
            <text:p>73,085</text:p>
          </table:table-cell>
          <table:table-cell office:value-type="float" office:value="404.204" calcext:value-type="float">
            <text:p>404,204</text:p>
          </table:table-cell>
          <table:table-cell office:value-type="float" office:value="3329.68" calcext:value-type="float">
            <text:p>3329,68</text:p>
          </table:table-cell>
          <table:table-cell office:value-type="float" office:value="35707.7" calcext:value-type="float">
            <text:p>35707,7</text:p>
          </table:table-cell>
          <table:table-cell office:value-type="float" office:value="232958" calcext:value-type="float">
            <text:p>23295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6.656" calcext:value-type="float">
            <text:p>76,656</text:p>
          </table:table-cell>
          <table:table-cell office:value-type="float" office:value="424.665" calcext:value-type="float">
            <text:p>424,665</text:p>
          </table:table-cell>
          <table:table-cell office:value-type="float" office:value="3261.06" calcext:value-type="float">
            <text:p>3261,06</text:p>
          </table:table-cell>
          <table:table-cell office:value-type="float" office:value="36687.3" calcext:value-type="float">
            <text:p>36687,3</text:p>
          </table:table-cell>
          <table:table-cell office:value-type="float" office:value="237749" calcext:value-type="float">
            <text:p>237749</text:p>
          </table:table-cell>
        </table:table-row>
        <table:table-row table:style-name="ro1">
          <table:table-cell table:formula="of:=[.$A$122]" office:value-type="float" office:value="40" calcext:value-type="float">
            <text:p>40</text:p>
          </table:table-cell>
          <table:table-cell office:value-type="float" office:value="67.978" calcext:value-type="float">
            <text:p>67,978</text:p>
          </table:table-cell>
          <table:table-cell office:value-type="float" office:value="395.044" calcext:value-type="float">
            <text:p>395,044</text:p>
          </table:table-cell>
          <table:table-cell office:value-type="float" office:value="3248.43" calcext:value-type="float">
            <text:p>3248,43</text:p>
          </table:table-cell>
          <table:table-cell office:value-type="float" office:value="37954.2" calcext:value-type="float">
            <text:p>37954,2</text:p>
          </table:table-cell>
          <table:table-cell office:value-type="float" office:value="235386" calcext:value-type="float">
            <text:p>235386</text:p>
          </table:table-cell>
        </table:table-row>
        <table:table-row table:style-name="ro1">
          <table:table-cell table:formula="of:=[.$A$122]" office:value-type="float" office:value="40" calcext:value-type="float">
            <text:p>40</text:p>
          </table:table-cell>
          <table:table-cell office:value-type="float" office:value="68.779" calcext:value-type="float">
            <text:p>68,779</text:p>
          </table:table-cell>
          <table:table-cell office:value-type="float" office:value="392.467" calcext:value-type="float">
            <text:p>392,467</text:p>
          </table:table-cell>
          <table:table-cell office:value-type="float" office:value="2965.24" calcext:value-type="float">
            <text:p>2965,24</text:p>
          </table:table-cell>
          <table:table-cell office:value-type="float" office:value="37952.7" calcext:value-type="float">
            <text:p>37952,7</text:p>
          </table:table-cell>
          <table:table-cell office:value-type="float" office:value="243217" calcext:value-type="float">
            <text:p>243217</text:p>
          </table:table-cell>
        </table:table-row>
        <table:table-row table:style-name="ro1">
          <table:table-cell table:formula="of:=[.$A$122]" office:value-type="float" office:value="40" calcext:value-type="float">
            <text:p>40</text:p>
          </table:table-cell>
          <table:table-cell office:value-type="float" office:value="68.847" calcext:value-type="float">
            <text:p>68,847</text:p>
          </table:table-cell>
          <table:table-cell office:value-type="float" office:value="391.727" calcext:value-type="float">
            <text:p>391,727</text:p>
          </table:table-cell>
          <table:table-cell office:value-type="float" office:value="2965.8" calcext:value-type="float">
            <text:p>2965,8</text:p>
          </table:table-cell>
          <table:table-cell office:value-type="float" office:value="37667.9" calcext:value-type="float">
            <text:p>37667,9</text:p>
          </table:table-cell>
          <table:table-cell office:value-type="float" office:value="239680" calcext:value-type="float">
            <text:p>239680</text:p>
          </table:table-cell>
        </table:table-row>
        <table:table-row table:style-name="ro1">
          <table:table-cell table:formula="of:=[.$A$122]" office:value-type="float" office:value="40" calcext:value-type="float">
            <text:p>40</text:p>
          </table:table-cell>
          <table:table-cell office:value-type="float" office:value="68.139" calcext:value-type="float">
            <text:p>68,139</text:p>
          </table:table-cell>
          <table:table-cell office:value-type="float" office:value="394.764" calcext:value-type="float">
            <text:p>394,764</text:p>
          </table:table-cell>
          <table:table-cell office:value-type="float" office:value="2968.68" calcext:value-type="float">
            <text:p>2968,68</text:p>
          </table:table-cell>
          <table:table-cell office:value-type="float" office:value="37092.7" calcext:value-type="float">
            <text:p>37092,7</text:p>
          </table:table-cell>
          <table:table-cell office:value-type="float" office:value="236478" calcext:value-type="float">
            <text:p>236478</text:p>
          </table:table-cell>
        </table:table-row>
        <table:table-row table:style-name="ro1">
          <table:table-cell table:formula="of:=[.$A$122]" office:value-type="float" office:value="40" calcext:value-type="float">
            <text:p>40</text:p>
          </table:table-cell>
          <table:table-cell office:value-type="float" office:value="68.572" calcext:value-type="float">
            <text:p>68,572</text:p>
          </table:table-cell>
          <table:table-cell office:value-type="float" office:value="439.665" calcext:value-type="float">
            <text:p>439,665</text:p>
          </table:table-cell>
          <table:table-cell office:value-type="float" office:value="3117.78" calcext:value-type="float">
            <text:p>3117,78</text:p>
          </table:table-cell>
          <table:table-cell office:value-type="float" office:value="37382.5" calcext:value-type="float">
            <text:p>37382,5</text:p>
          </table:table-cell>
          <table:table-cell office:value-type="float" office:value="242856" calcext:value-type="float">
            <text:p>242856</text:p>
          </table:table-cell>
        </table:table-row>
        <table:table-row table:style-name="ro1">
          <table:table-cell table:formula="of:=[.$A$122]" office:value-type="float" office:value="40" calcext:value-type="float">
            <text:p>40</text:p>
          </table:table-cell>
          <table:table-cell office:value-type="float" office:value="68.159" calcext:value-type="float">
            <text:p>68,159</text:p>
          </table:table-cell>
          <table:table-cell office:value-type="float" office:value="393.786" calcext:value-type="float">
            <text:p>393,786</text:p>
          </table:table-cell>
          <table:table-cell office:value-type="float" office:value="3246.67" calcext:value-type="float">
            <text:p>3246,67</text:p>
          </table:table-cell>
          <table:table-cell office:value-type="float" office:value="37474.1" calcext:value-type="float">
            <text:p>37474,1</text:p>
          </table:table-cell>
          <table:table-cell office:value-type="float" office:value="235353" calcext:value-type="float">
            <text:p>235353</text:p>
          </table:table-cell>
        </table:table-row>
        <table:table-row table:style-name="ro1">
          <table:table-cell table:formula="of:=[.$A$122]" office:value-type="float" office:value="40" calcext:value-type="float">
            <text:p>40</text:p>
          </table:table-cell>
          <table:table-cell office:value-type="float" office:value="68.65" calcext:value-type="float">
            <text:p>68,65</text:p>
          </table:table-cell>
          <table:table-cell office:value-type="float" office:value="403.58" calcext:value-type="float">
            <text:p>403,58</text:p>
          </table:table-cell>
          <table:table-cell office:value-type="float" office:value="3281.91" calcext:value-type="float">
            <text:p>3281,91</text:p>
          </table:table-cell>
          <table:table-cell office:value-type="float" office:value="37105" calcext:value-type="float">
            <text:p>37105</text:p>
          </table:table-cell>
          <table:table-cell office:value-type="float" office:value="236014" calcext:value-type="float">
            <text:p>236014</text:p>
          </table:table-cell>
        </table:table-row>
        <table:table-row table:style-name="ro1">
          <table:table-cell table:formula="of:=[.$A$122]" office:value-type="float" office:value="40" calcext:value-type="float">
            <text:p>40</text:p>
          </table:table-cell>
          <table:table-cell office:value-type="float" office:value="68.379" calcext:value-type="float">
            <text:p>68,379</text:p>
          </table:table-cell>
          <table:table-cell office:value-type="float" office:value="394.379" calcext:value-type="float">
            <text:p>394,379</text:p>
          </table:table-cell>
          <table:table-cell office:value-type="float" office:value="3308.86" calcext:value-type="float">
            <text:p>3308,86</text:p>
          </table:table-cell>
          <table:table-cell office:value-type="float" office:value="36979.4" calcext:value-type="float">
            <text:p>36979,4</text:p>
          </table:table-cell>
          <table:table-cell office:value-type="float" office:value="237180" calcext:value-type="float">
            <text:p>237180</text:p>
          </table:table-cell>
        </table:table-row>
        <table:table-row table:style-name="ro1">
          <table:table-cell table:formula="of:=[.$A$122]" office:value-type="float" office:value="40" calcext:value-type="float">
            <text:p>40</text:p>
          </table:table-cell>
          <table:table-cell office:value-type="float" office:value="67.524" calcext:value-type="float">
            <text:p>67,524</text:p>
          </table:table-cell>
          <table:table-cell office:value-type="float" office:value="426.129" calcext:value-type="float">
            <text:p>426,129</text:p>
          </table:table-cell>
          <table:table-cell office:value-type="float" office:value="3230.73" calcext:value-type="float">
            <text:p>3230,73</text:p>
          </table:table-cell>
          <table:table-cell office:value-type="float" office:value="36692.4" calcext:value-type="float">
            <text:p>36692,4</text:p>
          </table:table-cell>
          <table:table-cell office:value-type="float" office:value="238313" calcext:value-type="float">
            <text:p>238313</text:p>
          </table:table-cell>
        </table:table-row>
        <table:table-row table:style-name="ro1">
          <table:table-cell table:formula="of:=[.$A$122]" office:value-type="float" office:value="40" calcext:value-type="float">
            <text:p>40</text:p>
          </table:table-cell>
          <table:table-cell office:value-type="float" office:value="69.036" calcext:value-type="float">
            <text:p>69,036</text:p>
          </table:table-cell>
          <table:table-cell office:value-type="float" office:value="446.672" calcext:value-type="float">
            <text:p>446,672</text:p>
          </table:table-cell>
          <table:table-cell office:value-type="float" office:value="2924.32" calcext:value-type="float">
            <text:p>2924,32</text:p>
          </table:table-cell>
          <table:table-cell office:value-type="float" office:value="37738.2" calcext:value-type="float">
            <text:p>37738,2</text:p>
          </table:table-cell>
          <table:table-cell office:value-type="float" office:value="242304" calcext:value-type="float">
            <text:p>242304</text:p>
          </table:table-cell>
        </table:table-row>
        <table:table-row table:style-name="ro1">
          <table:table-cell table:formula="of:=[.$A$122]" office:value-type="float" office:value="40" calcext:value-type="float">
            <text:p>40</text:p>
          </table:table-cell>
          <table:table-cell office:value-type="float" office:value="68.719" calcext:value-type="float">
            <text:p>68,719</text:p>
          </table:table-cell>
          <table:table-cell office:value-type="float" office:value="398.185" calcext:value-type="float">
            <text:p>398,185</text:p>
          </table:table-cell>
          <table:table-cell office:value-type="float" office:value="2898.72" calcext:value-type="float">
            <text:p>2898,72</text:p>
          </table:table-cell>
          <table:table-cell office:value-type="float" office:value="37746.4" calcext:value-type="float">
            <text:p>37746,4</text:p>
          </table:table-cell>
          <table:table-cell office:value-type="float" office:value="237571" calcext:value-type="float">
            <text:p>237571</text:p>
          </table:table-cell>
        </table:table-row>
        <table:table-row table:style-name="ro1">
          <table:table-cell table:formula="of:=[.$A$122]" office:value-type="float" office:value="40" calcext:value-type="float">
            <text:p>40</text:p>
          </table:table-cell>
          <table:table-cell office:value-type="float" office:value="72.652" calcext:value-type="float">
            <text:p>72,652</text:p>
          </table:table-cell>
          <table:table-cell office:value-type="float" office:value="395.968" calcext:value-type="float">
            <text:p>395,968</text:p>
          </table:table-cell>
          <table:table-cell office:value-type="float" office:value="2914.9" calcext:value-type="float">
            <text:p>2914,9</text:p>
          </table:table-cell>
          <table:table-cell office:value-type="float" office:value="37727.4" calcext:value-type="float">
            <text:p>37727,4</text:p>
          </table:table-cell>
          <table:table-cell office:value-type="float" office:value="236259" calcext:value-type="float">
            <text:p>236259</text:p>
          </table:table-cell>
        </table:table-row>
        <table:table-row table:style-name="ro1">
          <table:table-cell table:formula="of:=[.$A$122]" office:value-type="float" office:value="40" calcext:value-type="float">
            <text:p>40</text:p>
          </table:table-cell>
          <table:table-cell office:value-type="float" office:value="68.07" calcext:value-type="float">
            <text:p>68,07</text:p>
          </table:table-cell>
          <table:table-cell office:value-type="float" office:value="397.632" calcext:value-type="float">
            <text:p>397,632</text:p>
          </table:table-cell>
          <table:table-cell office:value-type="float" office:value="2907.11" calcext:value-type="float">
            <text:p>2907,11</text:p>
          </table:table-cell>
          <table:table-cell office:value-type="float" office:value="36890.9" calcext:value-type="float">
            <text:p>36890,9</text:p>
          </table:table-cell>
          <table:table-cell office:value-type="float" office:value="236053" calcext:value-type="float">
            <text:p>236053</text:p>
          </table:table-cell>
        </table:table-row>
        <table:table-row table:style-name="ro1">
          <table:table-cell table:formula="of:=[.$A$122]" office:value-type="float" office:value="40" calcext:value-type="float">
            <text:p>40</text:p>
          </table:table-cell>
          <table:table-cell office:value-type="float" office:value="68.464" calcext:value-type="float">
            <text:p>68,464</text:p>
          </table:table-cell>
          <table:table-cell office:value-type="float" office:value="397.874" calcext:value-type="float">
            <text:p>397,874</text:p>
          </table:table-cell>
          <table:table-cell office:value-type="float" office:value="3301.69" calcext:value-type="float">
            <text:p>3301,69</text:p>
          </table:table-cell>
          <table:table-cell office:value-type="float" office:value="36634.6" calcext:value-type="float">
            <text:p>36634,6</text:p>
          </table:table-cell>
          <table:table-cell office:value-type="float" office:value="235426" calcext:value-type="float">
            <text:p>235426</text:p>
          </table:table-cell>
        </table:table-row>
        <table:table-row table:style-name="ro1">
          <table:table-cell table:formula="of:=[.$A$122]" office:value-type="float" office:value="40" calcext:value-type="float">
            <text:p>40</text:p>
          </table:table-cell>
          <table:table-cell office:value-type="float" office:value="68.416" calcext:value-type="float">
            <text:p>68,416</text:p>
          </table:table-cell>
          <table:table-cell office:value-type="float" office:value="395.163" calcext:value-type="float">
            <text:p>395,163</text:p>
          </table:table-cell>
          <table:table-cell office:value-type="float" office:value="3330.64" calcext:value-type="float">
            <text:p>3330,64</text:p>
          </table:table-cell>
          <table:table-cell office:value-type="float" office:value="37750.8" calcext:value-type="float">
            <text:p>37750,8</text:p>
          </table:table-cell>
          <table:table-cell office:value-type="float" office:value="238985" calcext:value-type="float">
            <text:p>238985</text:p>
          </table:table-cell>
        </table:table-row>
        <table:table-row table:style-name="ro1">
          <table:table-cell table:formula="of:=[.$A$122]" office:value-type="float" office:value="40" calcext:value-type="float">
            <text:p>40</text:p>
          </table:table-cell>
          <table:table-cell office:value-type="float" office:value="68.136" calcext:value-type="float">
            <text:p>68,136</text:p>
          </table:table-cell>
          <table:table-cell office:value-type="float" office:value="401.964" calcext:value-type="float">
            <text:p>401,964</text:p>
          </table:table-cell>
          <table:table-cell office:value-type="float" office:value="3385.21" calcext:value-type="float">
            <text:p>3385,21</text:p>
          </table:table-cell>
          <table:table-cell office:value-type="float" office:value="37798.9" calcext:value-type="float">
            <text:p>37798,9</text:p>
          </table:table-cell>
          <table:table-cell office:value-type="float" office:value="236841" calcext:value-type="float">
            <text:p>236841</text:p>
          </table:table-cell>
        </table:table-row>
        <table:table-row table:style-name="ro1">
          <table:table-cell table:formula="of:=[.$A$122]" office:value-type="float" office:value="40" calcext:value-type="float">
            <text:p>40</text:p>
          </table:table-cell>
          <table:table-cell office:value-type="float" office:value="68.201" calcext:value-type="float">
            <text:p>68,201</text:p>
          </table:table-cell>
          <table:table-cell office:value-type="float" office:value="405.771" calcext:value-type="float">
            <text:p>405,771</text:p>
          </table:table-cell>
          <table:table-cell office:value-type="float" office:value="3348.39" calcext:value-type="float">
            <text:p>3348,39</text:p>
          </table:table-cell>
          <table:table-cell office:value-type="float" office:value="37773" calcext:value-type="float">
            <text:p>37773</text:p>
          </table:table-cell>
          <table:table-cell office:value-type="float" office:value="236696" calcext:value-type="float">
            <text:p>236696</text:p>
          </table:table-cell>
        </table:table-row>
        <table:table-row table:style-name="ro1">
          <table:table-cell table:formula="of:=[.$A$122]" office:value-type="float" office:value="40" calcext:value-type="float">
            <text:p>40</text:p>
          </table:table-cell>
          <table:table-cell office:value-type="float" office:value="68.718" calcext:value-type="float">
            <text:p>68,718</text:p>
          </table:table-cell>
          <table:table-cell office:value-type="float" office:value="396.859" calcext:value-type="float">
            <text:p>396,859</text:p>
          </table:table-cell>
          <table:table-cell office:value-type="float" office:value="3296.91" calcext:value-type="float">
            <text:p>3296,91</text:p>
          </table:table-cell>
          <table:table-cell office:value-type="float" office:value="36654.3" calcext:value-type="float">
            <text:p>36654,3</text:p>
          </table:table-cell>
          <table:table-cell office:value-type="float" office:value="236043" calcext:value-type="float">
            <text:p>236043</text:p>
          </table:table-cell>
        </table:table-row>
        <table:table-row table:style-name="ro1">
          <table:table-cell table:formula="of:=[.$A$122]" office:value-type="float" office:value="40" calcext:value-type="float">
            <text:p>40</text:p>
          </table:table-cell>
          <table:table-cell office:value-type="float" office:value="68.821" calcext:value-type="float">
            <text:p>68,821</text:p>
          </table:table-cell>
          <table:table-cell office:value-type="float" office:value="427.96" calcext:value-type="float">
            <text:p>427,96</text:p>
          </table:table-cell>
          <table:table-cell office:value-type="float" office:value="3341.61" calcext:value-type="float">
            <text:p>3341,61</text:p>
          </table:table-cell>
          <table:table-cell office:value-type="float" office:value="36480.1" calcext:value-type="float">
            <text:p>36480,1</text:p>
          </table:table-cell>
          <table:table-cell office:value-type="float" office:value="236023" calcext:value-type="float">
            <text:p>2360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5.193" calcext:value-type="float">
            <text:p>75,193</text:p>
          </table:table-cell>
          <table:table-cell office:value-type="float" office:value="424.184" calcext:value-type="float">
            <text:p>424,184</text:p>
          </table:table-cell>
          <table:table-cell office:value-type="float" office:value="3433.57" calcext:value-type="float">
            <text:p>3433,57</text:p>
          </table:table-cell>
          <table:table-cell office:value-type="float" office:value="38837.5" calcext:value-type="float">
            <text:p>38837,5</text:p>
          </table:table-cell>
          <table:table-cell office:value-type="float" office:value="245211" calcext:value-type="float">
            <text:p>245211</text:p>
          </table:table-cell>
        </table:table-row>
        <table:table-row table:style-name="ro1">
          <table:table-cell table:formula="of:=[.$A$142]" office:value-type="float" office:value="50" calcext:value-type="float">
            <text:p>50</text:p>
          </table:table-cell>
          <table:table-cell office:value-type="float" office:value="74.562" calcext:value-type="float">
            <text:p>74,562</text:p>
          </table:table-cell>
          <table:table-cell office:value-type="float" office:value="422.986" calcext:value-type="float">
            <text:p>422,986</text:p>
          </table:table-cell>
          <table:table-cell office:value-type="float" office:value="3448.7" calcext:value-type="float">
            <text:p>3448,7</text:p>
          </table:table-cell>
          <table:table-cell office:value-type="float" office:value="38497.7" calcext:value-type="float">
            <text:p>38497,7</text:p>
          </table:table-cell>
          <table:table-cell office:value-type="float" office:value="245352" calcext:value-type="float">
            <text:p>245352</text:p>
          </table:table-cell>
        </table:table-row>
        <table:table-row table:style-name="ro1">
          <table:table-cell table:formula="of:=[.$A$142]" office:value-type="float" office:value="50" calcext:value-type="float">
            <text:p>50</text:p>
          </table:table-cell>
          <table:table-cell office:value-type="float" office:value="74.839" calcext:value-type="float">
            <text:p>74,839</text:p>
          </table:table-cell>
          <table:table-cell office:value-type="float" office:value="421.047" calcext:value-type="float">
            <text:p>421,047</text:p>
          </table:table-cell>
          <table:table-cell office:value-type="float" office:value="3467.92" calcext:value-type="float">
            <text:p>3467,92</text:p>
          </table:table-cell>
          <table:table-cell office:value-type="float" office:value="38072.1" calcext:value-type="float">
            <text:p>38072,1</text:p>
          </table:table-cell>
          <table:table-cell office:value-type="float" office:value="246498" calcext:value-type="float">
            <text:p>246498</text:p>
          </table:table-cell>
        </table:table-row>
        <table:table-row table:style-name="ro1">
          <table:table-cell table:formula="of:=[.$A$142]" office:value-type="float" office:value="50" calcext:value-type="float">
            <text:p>50</text:p>
          </table:table-cell>
          <table:table-cell office:value-type="float" office:value="74.118" calcext:value-type="float">
            <text:p>74,118</text:p>
          </table:table-cell>
          <table:table-cell office:value-type="float" office:value="418.57" calcext:value-type="float">
            <text:p>418,57</text:p>
          </table:table-cell>
          <table:table-cell office:value-type="float" office:value="3503.72" calcext:value-type="float">
            <text:p>3503,72</text:p>
          </table:table-cell>
          <table:table-cell office:value-type="float" office:value="38285" calcext:value-type="float">
            <text:p>38285</text:p>
          </table:table-cell>
          <table:table-cell office:value-type="float" office:value="244040" calcext:value-type="float">
            <text:p>244040</text:p>
          </table:table-cell>
        </table:table-row>
        <table:table-row table:style-name="ro1">
          <table:table-cell table:formula="of:=[.$A$142]" office:value-type="float" office:value="50" calcext:value-type="float">
            <text:p>50</text:p>
          </table:table-cell>
          <table:table-cell office:value-type="float" office:value="75.507" calcext:value-type="float">
            <text:p>75,507</text:p>
          </table:table-cell>
          <table:table-cell office:value-type="float" office:value="428.759" calcext:value-type="float">
            <text:p>428,759</text:p>
          </table:table-cell>
          <table:table-cell office:value-type="float" office:value="3476.83" calcext:value-type="float">
            <text:p>3476,83</text:p>
          </table:table-cell>
          <table:table-cell office:value-type="float" office:value="38665" calcext:value-type="float">
            <text:p>38665</text:p>
          </table:table-cell>
          <table:table-cell office:value-type="float" office:value="247100" calcext:value-type="float">
            <text:p>247100</text:p>
          </table:table-cell>
        </table:table-row>
        <table:table-row table:style-name="ro1">
          <table:table-cell table:formula="of:=[.$A$142]" office:value-type="float" office:value="50" calcext:value-type="float">
            <text:p>50</text:p>
          </table:table-cell>
          <table:table-cell office:value-type="float" office:value="76.219" calcext:value-type="float">
            <text:p>76,219</text:p>
          </table:table-cell>
          <table:table-cell office:value-type="float" office:value="466.529" calcext:value-type="float">
            <text:p>466,529</text:p>
          </table:table-cell>
          <table:table-cell office:value-type="float" office:value="3543.31" calcext:value-type="float">
            <text:p>3543,31</text:p>
          </table:table-cell>
          <table:table-cell office:value-type="float" office:value="38606.4" calcext:value-type="float">
            <text:p>38606,4</text:p>
          </table:table-cell>
          <table:table-cell office:value-type="float" office:value="246849" calcext:value-type="float">
            <text:p>246849</text:p>
          </table:table-cell>
        </table:table-row>
        <table:table-row table:style-name="ro1">
          <table:table-cell table:formula="of:=[.$A$142]" office:value-type="float" office:value="50" calcext:value-type="float">
            <text:p>50</text:p>
          </table:table-cell>
          <table:table-cell office:value-type="float" office:value="75.555" calcext:value-type="float">
            <text:p>75,555</text:p>
          </table:table-cell>
          <table:table-cell office:value-type="float" office:value="431.309" calcext:value-type="float">
            <text:p>431,309</text:p>
          </table:table-cell>
          <table:table-cell office:value-type="float" office:value="3507.75" calcext:value-type="float">
            <text:p>3507,75</text:p>
          </table:table-cell>
          <table:table-cell office:value-type="float" office:value="38949.6" calcext:value-type="float">
            <text:p>38949,6</text:p>
          </table:table-cell>
          <table:table-cell office:value-type="float" office:value="243835" calcext:value-type="float">
            <text:p>243835</text:p>
          </table:table-cell>
        </table:table-row>
        <table:table-row table:style-name="ro1">
          <table:table-cell table:formula="of:=[.$A$142]" office:value-type="float" office:value="50" calcext:value-type="float">
            <text:p>50</text:p>
          </table:table-cell>
          <table:table-cell office:value-type="float" office:value="75.84" calcext:value-type="float">
            <text:p>75,84</text:p>
          </table:table-cell>
          <table:table-cell office:value-type="float" office:value="431.712" calcext:value-type="float">
            <text:p>431,712</text:p>
          </table:table-cell>
          <table:table-cell office:value-type="float" office:value="3503.31" calcext:value-type="float">
            <text:p>3503,31</text:p>
          </table:table-cell>
          <table:table-cell office:value-type="float" office:value="38754.8" calcext:value-type="float">
            <text:p>38754,8</text:p>
          </table:table-cell>
          <table:table-cell office:value-type="float" office:value="244493" calcext:value-type="float">
            <text:p>244493</text:p>
          </table:table-cell>
        </table:table-row>
        <table:table-row table:style-name="ro1">
          <table:table-cell table:formula="of:=[.$A$142]" office:value-type="float" office:value="50" calcext:value-type="float">
            <text:p>50</text:p>
          </table:table-cell>
          <table:table-cell office:value-type="float" office:value="75.76" calcext:value-type="float">
            <text:p>75,76</text:p>
          </table:table-cell>
          <table:table-cell office:value-type="float" office:value="426.476" calcext:value-type="float">
            <text:p>426,476</text:p>
          </table:table-cell>
          <table:table-cell office:value-type="float" office:value="3600.64" calcext:value-type="float">
            <text:p>3600,64</text:p>
          </table:table-cell>
          <table:table-cell office:value-type="float" office:value="38503.8" calcext:value-type="float">
            <text:p>38503,8</text:p>
          </table:table-cell>
          <table:table-cell office:value-type="float" office:value="246079" calcext:value-type="float">
            <text:p>246079</text:p>
          </table:table-cell>
        </table:table-row>
        <table:table-row table:style-name="ro1">
          <table:table-cell table:formula="of:=[.$A$142]" office:value-type="float" office:value="50" calcext:value-type="float">
            <text:p>50</text:p>
          </table:table-cell>
          <table:table-cell office:value-type="float" office:value="75.243" calcext:value-type="float">
            <text:p>75,243</text:p>
          </table:table-cell>
          <table:table-cell office:value-type="float" office:value="420.303" calcext:value-type="float">
            <text:p>420,303</text:p>
          </table:table-cell>
          <table:table-cell office:value-type="float" office:value="3536.03" calcext:value-type="float">
            <text:p>3536,03</text:p>
          </table:table-cell>
          <table:table-cell office:value-type="float" office:value="38798.2" calcext:value-type="float">
            <text:p>38798,2</text:p>
          </table:table-cell>
          <table:table-cell office:value-type="float" office:value="245670" calcext:value-type="float">
            <text:p>245670</text:p>
          </table:table-cell>
        </table:table-row>
        <table:table-row table:style-name="ro1">
          <table:table-cell table:formula="of:=[.$A$142]" office:value-type="float" office:value="50" calcext:value-type="float">
            <text:p>50</text:p>
          </table:table-cell>
          <table:table-cell office:value-type="float" office:value="75.049" calcext:value-type="float">
            <text:p>75,049</text:p>
          </table:table-cell>
          <table:table-cell office:value-type="float" office:value="421.415" calcext:value-type="float">
            <text:p>421,415</text:p>
          </table:table-cell>
          <table:table-cell office:value-type="float" office:value="3504.37" calcext:value-type="float">
            <text:p>3504,37</text:p>
          </table:table-cell>
          <table:table-cell office:value-type="float" office:value="38745" calcext:value-type="float">
            <text:p>38745</text:p>
          </table:table-cell>
          <table:table-cell office:value-type="float" office:value="248944" calcext:value-type="float">
            <text:p>248944</text:p>
          </table:table-cell>
        </table:table-row>
        <table:table-row table:style-name="ro1">
          <table:table-cell table:formula="of:=[.$A$142]" office:value-type="float" office:value="50" calcext:value-type="float">
            <text:p>50</text:p>
          </table:table-cell>
          <table:table-cell office:value-type="float" office:value="75.883" calcext:value-type="float">
            <text:p>75,883</text:p>
          </table:table-cell>
          <table:table-cell office:value-type="float" office:value="430.819" calcext:value-type="float">
            <text:p>430,819</text:p>
          </table:table-cell>
          <table:table-cell office:value-type="float" office:value="3365.8" calcext:value-type="float">
            <text:p>3365,8</text:p>
          </table:table-cell>
          <table:table-cell office:value-type="float" office:value="38831.3" calcext:value-type="float">
            <text:p>38831,3</text:p>
          </table:table-cell>
          <table:table-cell office:value-type="float" office:value="246160" calcext:value-type="float">
            <text:p>246160</text:p>
          </table:table-cell>
        </table:table-row>
        <table:table-row table:style-name="ro1">
          <table:table-cell table:formula="of:=[.$A$142]" office:value-type="float" office:value="50" calcext:value-type="float">
            <text:p>50</text:p>
          </table:table-cell>
          <table:table-cell office:value-type="float" office:value="74.47" calcext:value-type="float">
            <text:p>74,47</text:p>
          </table:table-cell>
          <table:table-cell office:value-type="float" office:value="419.728" calcext:value-type="float">
            <text:p>419,728</text:p>
          </table:table-cell>
          <table:table-cell office:value-type="float" office:value="3462.02" calcext:value-type="float">
            <text:p>3462,02</text:p>
          </table:table-cell>
          <table:table-cell office:value-type="float" office:value="38937.2" calcext:value-type="float">
            <text:p>38937,2</text:p>
          </table:table-cell>
          <table:table-cell office:value-type="float" office:value="246442" calcext:value-type="float">
            <text:p>246442</text:p>
          </table:table-cell>
        </table:table-row>
        <table:table-row table:style-name="ro1">
          <table:table-cell table:formula="of:=[.$A$142]" office:value-type="float" office:value="50" calcext:value-type="float">
            <text:p>50</text:p>
          </table:table-cell>
          <table:table-cell office:value-type="float" office:value="76.032" calcext:value-type="float">
            <text:p>76,032</text:p>
          </table:table-cell>
          <table:table-cell office:value-type="float" office:value="418.825" calcext:value-type="float">
            <text:p>418,825</text:p>
          </table:table-cell>
          <table:table-cell office:value-type="float" office:value="3557.92" calcext:value-type="float">
            <text:p>3557,92</text:p>
          </table:table-cell>
          <table:table-cell office:value-type="float" office:value="38275.1" calcext:value-type="float">
            <text:p>38275,1</text:p>
          </table:table-cell>
          <table:table-cell office:value-type="float" office:value="245050" calcext:value-type="float">
            <text:p>245050</text:p>
          </table:table-cell>
        </table:table-row>
        <table:table-row table:style-name="ro1">
          <table:table-cell table:formula="of:=[.$A$142]" office:value-type="float" office:value="50" calcext:value-type="float">
            <text:p>50</text:p>
          </table:table-cell>
          <table:table-cell office:value-type="float" office:value="76.382" calcext:value-type="float">
            <text:p>76,382</text:p>
          </table:table-cell>
          <table:table-cell office:value-type="float" office:value="423.395" calcext:value-type="float">
            <text:p>423,395</text:p>
          </table:table-cell>
          <table:table-cell office:value-type="float" office:value="3499.12" calcext:value-type="float">
            <text:p>3499,12</text:p>
          </table:table-cell>
          <table:table-cell office:value-type="float" office:value="38174.3" calcext:value-type="float">
            <text:p>38174,3</text:p>
          </table:table-cell>
          <table:table-cell office:value-type="float" office:value="245099" calcext:value-type="float">
            <text:p>245099</text:p>
          </table:table-cell>
        </table:table-row>
        <table:table-row table:style-name="ro1">
          <table:table-cell table:formula="of:=[.$A$142]" office:value-type="float" office:value="50" calcext:value-type="float">
            <text:p>50</text:p>
          </table:table-cell>
          <table:table-cell office:value-type="float" office:value="75.281" calcext:value-type="float">
            <text:p>75,281</text:p>
          </table:table-cell>
          <table:table-cell office:value-type="float" office:value="473.168" calcext:value-type="float">
            <text:p>473,168</text:p>
          </table:table-cell>
          <table:table-cell office:value-type="float" office:value="3559.25" calcext:value-type="float">
            <text:p>3559,25</text:p>
          </table:table-cell>
          <table:table-cell office:value-type="float" office:value="38385.9" calcext:value-type="float">
            <text:p>38385,9</text:p>
          </table:table-cell>
          <table:table-cell office:value-type="float" office:value="246110" calcext:value-type="float">
            <text:p>246110</text:p>
          </table:table-cell>
        </table:table-row>
        <table:table-row table:style-name="ro1">
          <table:table-cell table:formula="of:=[.$A$142]" office:value-type="float" office:value="50" calcext:value-type="float">
            <text:p>50</text:p>
          </table:table-cell>
          <table:table-cell office:value-type="float" office:value="76.216" calcext:value-type="float">
            <text:p>76,216</text:p>
          </table:table-cell>
          <table:table-cell office:value-type="float" office:value="420.127" calcext:value-type="float">
            <text:p>420,127</text:p>
          </table:table-cell>
          <table:table-cell office:value-type="float" office:value="3450.92" calcext:value-type="float">
            <text:p>3450,92</text:p>
          </table:table-cell>
          <table:table-cell office:value-type="float" office:value="39052.1" calcext:value-type="float">
            <text:p>39052,1</text:p>
          </table:table-cell>
          <table:table-cell office:value-type="float" office:value="245026" calcext:value-type="float">
            <text:p>245026</text:p>
          </table:table-cell>
        </table:table-row>
        <table:table-row table:style-name="ro1">
          <table:table-cell table:formula="of:=[.$A$142]" office:value-type="float" office:value="50" calcext:value-type="float">
            <text:p>50</text:p>
          </table:table-cell>
          <table:table-cell office:value-type="float" office:value="75.698" calcext:value-type="float">
            <text:p>75,698</text:p>
          </table:table-cell>
          <table:table-cell office:value-type="float" office:value="420.872" calcext:value-type="float">
            <text:p>420,872</text:p>
          </table:table-cell>
          <table:table-cell office:value-type="float" office:value="3544.55" calcext:value-type="float">
            <text:p>3544,55</text:p>
          </table:table-cell>
          <table:table-cell office:value-type="float" office:value="39085.1" calcext:value-type="float">
            <text:p>39085,1</text:p>
          </table:table-cell>
          <table:table-cell office:value-type="float" office:value="244742" calcext:value-type="float">
            <text:p>244742</text:p>
          </table:table-cell>
        </table:table-row>
        <table:table-row table:style-name="ro1">
          <table:table-cell table:formula="of:=[.$A$142]" office:value-type="float" office:value="50" calcext:value-type="float">
            <text:p>50</text:p>
          </table:table-cell>
          <table:table-cell office:value-type="float" office:value="76.029" calcext:value-type="float">
            <text:p>76,029</text:p>
          </table:table-cell>
          <table:table-cell office:value-type="float" office:value="469.96" calcext:value-type="float">
            <text:p>469,96</text:p>
          </table:table-cell>
          <table:table-cell office:value-type="float" office:value="3437" calcext:value-type="float">
            <text:p>3437</text:p>
          </table:table-cell>
          <table:table-cell office:value-type="float" office:value="38271.6" calcext:value-type="float">
            <text:p>38271,6</text:p>
          </table:table-cell>
          <table:table-cell office:value-type="float" office:value="244490" calcext:value-type="float">
            <text:p>244490</text:p>
          </table:table-cell>
        </table:table-row>
        <table:table-row table:style-name="ro1">
          <table:table-cell table:formula="of:=[.$A$142]" office:value-type="float" office:value="50" calcext:value-type="float">
            <text:p>50</text:p>
          </table:table-cell>
          <table:table-cell office:value-type="float" office:value="75.576" calcext:value-type="float">
            <text:p>75,576</text:p>
          </table:table-cell>
          <table:table-cell office:value-type="float" office:value="464.366" calcext:value-type="float">
            <text:p>464,366</text:p>
          </table:table-cell>
          <table:table-cell office:value-type="float" office:value="3464.82" calcext:value-type="float">
            <text:p>3464,82</text:p>
          </table:table-cell>
          <table:table-cell office:value-type="float" office:value="37765.9" calcext:value-type="float">
            <text:p>37765,9</text:p>
          </table:table-cell>
          <table:table-cell office:value-type="float" office:value="243549" calcext:value-type="float">
            <text:p>24354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3.121" calcext:value-type="float">
            <text:p>83,121</text:p>
          </table:table-cell>
          <table:table-cell office:value-type="float" office:value="491.332" calcext:value-type="float">
            <text:p>491,332</text:p>
          </table:table-cell>
          <table:table-cell office:value-type="float" office:value="3591.44" calcext:value-type="float">
            <text:p>3591,44</text:p>
          </table:table-cell>
          <table:table-cell office:value-type="float" office:value="40722.2" calcext:value-type="float">
            <text:p>40722,2</text:p>
          </table:table-cell>
          <table:table-cell office:value-type="float" office:value="256111" calcext:value-type="float">
            <text:p>256111</text:p>
          </table:table-cell>
        </table:table-row>
        <table:table-row table:style-name="ro1">
          <table:table-cell table:formula="of:=[.$A$162]" office:value-type="float" office:value="60" calcext:value-type="float">
            <text:p>60</text:p>
          </table:table-cell>
          <table:table-cell office:value-type="float" office:value="80.511" calcext:value-type="float">
            <text:p>80,511</text:p>
          </table:table-cell>
          <table:table-cell office:value-type="float" office:value="453.711" calcext:value-type="float">
            <text:p>453,711</text:p>
          </table:table-cell>
          <table:table-cell office:value-type="float" office:value="3588.71" calcext:value-type="float">
            <text:p>3588,71</text:p>
          </table:table-cell>
          <table:table-cell office:value-type="float" office:value="40252.4" calcext:value-type="float">
            <text:p>40252,4</text:p>
          </table:table-cell>
          <table:table-cell office:value-type="float" office:value="254000" calcext:value-type="float">
            <text:p>254000</text:p>
          </table:table-cell>
        </table:table-row>
        <table:table-row table:style-name="ro1">
          <table:table-cell table:formula="of:=[.$A$162]" office:value-type="float" office:value="60" calcext:value-type="float">
            <text:p>60</text:p>
          </table:table-cell>
          <table:table-cell office:value-type="float" office:value="81.12" calcext:value-type="float">
            <text:p>81,12</text:p>
          </table:table-cell>
          <table:table-cell office:value-type="float" office:value="447.337" calcext:value-type="float">
            <text:p>447,337</text:p>
          </table:table-cell>
          <table:table-cell office:value-type="float" office:value="3618.53" calcext:value-type="float">
            <text:p>3618,53</text:p>
          </table:table-cell>
          <table:table-cell office:value-type="float" office:value="40484.7" calcext:value-type="float">
            <text:p>40484,7</text:p>
          </table:table-cell>
          <table:table-cell office:value-type="float" office:value="256172" calcext:value-type="float">
            <text:p>256172</text:p>
          </table:table-cell>
        </table:table-row>
        <table:table-row table:style-name="ro1">
          <table:table-cell table:formula="of:=[.$A$162]" office:value-type="float" office:value="60" calcext:value-type="float">
            <text:p>60</text:p>
          </table:table-cell>
          <table:table-cell office:value-type="float" office:value="82.489" calcext:value-type="float">
            <text:p>82,489</text:p>
          </table:table-cell>
          <table:table-cell office:value-type="float" office:value="460.71" calcext:value-type="float">
            <text:p>460,71</text:p>
          </table:table-cell>
          <table:table-cell office:value-type="float" office:value="3577.66" calcext:value-type="float">
            <text:p>3577,66</text:p>
          </table:table-cell>
          <table:table-cell office:value-type="float" office:value="39923.6" calcext:value-type="float">
            <text:p>39923,6</text:p>
          </table:table-cell>
          <table:table-cell office:value-type="float" office:value="257953" calcext:value-type="float">
            <text:p>257953</text:p>
          </table:table-cell>
        </table:table-row>
        <table:table-row table:style-name="ro1">
          <table:table-cell table:formula="of:=[.$A$162]" office:value-type="float" office:value="60" calcext:value-type="float">
            <text:p>60</text:p>
          </table:table-cell>
          <table:table-cell office:value-type="float" office:value="83.158" calcext:value-type="float">
            <text:p>83,158</text:p>
          </table:table-cell>
          <table:table-cell office:value-type="float" office:value="450.314" calcext:value-type="float">
            <text:p>450,314</text:p>
          </table:table-cell>
          <table:table-cell office:value-type="float" office:value="3541.72" calcext:value-type="float">
            <text:p>3541,72</text:p>
          </table:table-cell>
          <table:table-cell office:value-type="float" office:value="40184.4" calcext:value-type="float">
            <text:p>40184,4</text:p>
          </table:table-cell>
          <table:table-cell office:value-type="float" office:value="253972" calcext:value-type="float">
            <text:p>253972</text:p>
          </table:table-cell>
        </table:table-row>
        <table:table-row table:style-name="ro1">
          <table:table-cell table:formula="of:=[.$A$162]" office:value-type="float" office:value="60" calcext:value-type="float">
            <text:p>60</text:p>
          </table:table-cell>
          <table:table-cell office:value-type="float" office:value="82.808" calcext:value-type="float">
            <text:p>82,808</text:p>
          </table:table-cell>
          <table:table-cell office:value-type="float" office:value="488.651" calcext:value-type="float">
            <text:p>488,651</text:p>
          </table:table-cell>
          <table:table-cell office:value-type="float" office:value="3593.86" calcext:value-type="float">
            <text:p>3593,86</text:p>
          </table:table-cell>
          <table:table-cell office:value-type="float" office:value="40468.5" calcext:value-type="float">
            <text:p>40468,5</text:p>
          </table:table-cell>
          <table:table-cell office:value-type="float" office:value="254028" calcext:value-type="float">
            <text:p>254028</text:p>
          </table:table-cell>
        </table:table-row>
        <table:table-row table:style-name="ro1">
          <table:table-cell table:formula="of:=[.$A$162]" office:value-type="float" office:value="60" calcext:value-type="float">
            <text:p>60</text:p>
          </table:table-cell>
          <table:table-cell office:value-type="float" office:value="83.853" calcext:value-type="float">
            <text:p>83,853</text:p>
          </table:table-cell>
          <table:table-cell office:value-type="float" office:value="487.616" calcext:value-type="float">
            <text:p>487,616</text:p>
          </table:table-cell>
          <table:table-cell office:value-type="float" office:value="3558.03" calcext:value-type="float">
            <text:p>3558,03</text:p>
          </table:table-cell>
          <table:table-cell office:value-type="float" office:value="40467.8" calcext:value-type="float">
            <text:p>40467,8</text:p>
          </table:table-cell>
          <table:table-cell office:value-type="float" office:value="253991" calcext:value-type="float">
            <text:p>253991</text:p>
          </table:table-cell>
        </table:table-row>
        <table:table-row table:style-name="ro1">
          <table:table-cell table:formula="of:=[.$A$162]" office:value-type="float" office:value="60" calcext:value-type="float">
            <text:p>60</text:p>
          </table:table-cell>
          <table:table-cell office:value-type="float" office:value="82.4" calcext:value-type="float">
            <text:p>82,4</text:p>
          </table:table-cell>
          <table:table-cell office:value-type="float" office:value="448.707" calcext:value-type="float">
            <text:p>448,707</text:p>
          </table:table-cell>
          <table:table-cell office:value-type="float" office:value="3514.55" calcext:value-type="float">
            <text:p>3514,55</text:p>
          </table:table-cell>
          <table:table-cell office:value-type="float" office:value="40053.5" calcext:value-type="float">
            <text:p>40053,5</text:p>
          </table:table-cell>
          <table:table-cell office:value-type="float" office:value="255595" calcext:value-type="float">
            <text:p>255595</text:p>
          </table:table-cell>
        </table:table-row>
        <table:table-row table:style-name="ro1">
          <table:table-cell table:formula="of:=[.$A$162]" office:value-type="float" office:value="60" calcext:value-type="float">
            <text:p>60</text:p>
          </table:table-cell>
          <table:table-cell office:value-type="float" office:value="82.545" calcext:value-type="float">
            <text:p>82,545</text:p>
          </table:table-cell>
          <table:table-cell office:value-type="float" office:value="446.462" calcext:value-type="float">
            <text:p>446,462</text:p>
          </table:table-cell>
          <table:table-cell office:value-type="float" office:value="3569.01" calcext:value-type="float">
            <text:p>3569,01</text:p>
          </table:table-cell>
          <table:table-cell office:value-type="float" office:value="40101.2" calcext:value-type="float">
            <text:p>40101,2</text:p>
          </table:table-cell>
          <table:table-cell office:value-type="float" office:value="254384" calcext:value-type="float">
            <text:p>254384</text:p>
          </table:table-cell>
        </table:table-row>
        <table:table-row table:style-name="ro1">
          <table:table-cell table:formula="of:=[.$A$162]" office:value-type="float" office:value="60" calcext:value-type="float">
            <text:p>60</text:p>
          </table:table-cell>
          <table:table-cell office:value-type="float" office:value="83.23" calcext:value-type="float">
            <text:p>83,23</text:p>
          </table:table-cell>
          <table:table-cell office:value-type="float" office:value="462.049" calcext:value-type="float">
            <text:p>462,049</text:p>
          </table:table-cell>
          <table:table-cell office:value-type="float" office:value="3466.53" calcext:value-type="float">
            <text:p>3466,53</text:p>
          </table:table-cell>
          <table:table-cell office:value-type="float" office:value="39267.9" calcext:value-type="float">
            <text:p>39267,9</text:p>
          </table:table-cell>
          <table:table-cell office:value-type="float" office:value="253880" calcext:value-type="float">
            <text:p>253880</text:p>
          </table:table-cell>
        </table:table-row>
        <table:table-row table:style-name="ro1">
          <table:table-cell table:formula="of:=[.$A$162]" office:value-type="float" office:value="60" calcext:value-type="float">
            <text:p>60</text:p>
          </table:table-cell>
          <table:table-cell office:value-type="float" office:value="82.934" calcext:value-type="float">
            <text:p>82,934</text:p>
          </table:table-cell>
          <table:table-cell office:value-type="float" office:value="446.757" calcext:value-type="float">
            <text:p>446,757</text:p>
          </table:table-cell>
          <table:table-cell office:value-type="float" office:value="3517.4" calcext:value-type="float">
            <text:p>3517,4</text:p>
          </table:table-cell>
          <table:table-cell office:value-type="float" office:value="40056.7" calcext:value-type="float">
            <text:p>40056,7</text:p>
          </table:table-cell>
          <table:table-cell office:value-type="float" office:value="258578" calcext:value-type="float">
            <text:p>258578</text:p>
          </table:table-cell>
        </table:table-row>
        <table:table-row table:style-name="ro1">
          <table:table-cell table:formula="of:=[.$A$162]" office:value-type="float" office:value="60" calcext:value-type="float">
            <text:p>60</text:p>
          </table:table-cell>
          <table:table-cell office:value-type="float" office:value="82.542" calcext:value-type="float">
            <text:p>82,542</text:p>
          </table:table-cell>
          <table:table-cell office:value-type="float" office:value="456.041" calcext:value-type="float">
            <text:p>456,041</text:p>
          </table:table-cell>
          <table:table-cell office:value-type="float" office:value="3555.46" calcext:value-type="float">
            <text:p>3555,46</text:p>
          </table:table-cell>
          <table:table-cell office:value-type="float" office:value="40708.6" calcext:value-type="float">
            <text:p>40708,6</text:p>
          </table:table-cell>
          <table:table-cell office:value-type="float" office:value="256408" calcext:value-type="float">
            <text:p>256408</text:p>
          </table:table-cell>
        </table:table-row>
        <table:table-row table:style-name="ro1">
          <table:table-cell table:formula="of:=[.$A$162]" office:value-type="float" office:value="60" calcext:value-type="float">
            <text:p>60</text:p>
          </table:table-cell>
          <table:table-cell office:value-type="float" office:value="83.02" calcext:value-type="float">
            <text:p>83,02</text:p>
          </table:table-cell>
          <table:table-cell office:value-type="float" office:value="490.77" calcext:value-type="float">
            <text:p>490,77</text:p>
          </table:table-cell>
          <table:table-cell office:value-type="float" office:value="3308.8" calcext:value-type="float">
            <text:p>3308,8</text:p>
          </table:table-cell>
          <table:table-cell office:value-type="float" office:value="39493.4" calcext:value-type="float">
            <text:p>39493,4</text:p>
          </table:table-cell>
          <table:table-cell office:value-type="float" office:value="254903" calcext:value-type="float">
            <text:p>254903</text:p>
          </table:table-cell>
        </table:table-row>
        <table:table-row table:style-name="ro1">
          <table:table-cell table:formula="of:=[.$A$162]" office:value-type="float" office:value="60" calcext:value-type="float">
            <text:p>60</text:p>
          </table:table-cell>
          <table:table-cell office:value-type="float" office:value="82.809" calcext:value-type="float">
            <text:p>82,809</text:p>
          </table:table-cell>
          <table:table-cell office:value-type="float" office:value="443.341" calcext:value-type="float">
            <text:p>443,341</text:p>
          </table:table-cell>
          <table:table-cell office:value-type="float" office:value="3498.85" calcext:value-type="float">
            <text:p>3498,85</text:p>
          </table:table-cell>
          <table:table-cell office:value-type="float" office:value="40157.7" calcext:value-type="float">
            <text:p>40157,7</text:p>
          </table:table-cell>
          <table:table-cell office:value-type="float" office:value="256042" calcext:value-type="float">
            <text:p>256042</text:p>
          </table:table-cell>
        </table:table-row>
        <table:table-row table:style-name="ro1">
          <table:table-cell table:formula="of:=[.$A$162]" office:value-type="float" office:value="60" calcext:value-type="float">
            <text:p>60</text:p>
          </table:table-cell>
          <table:table-cell office:value-type="float" office:value="80.236" calcext:value-type="float">
            <text:p>80,236</text:p>
          </table:table-cell>
          <table:table-cell office:value-type="float" office:value="446.509" calcext:value-type="float">
            <text:p>446,509</text:p>
          </table:table-cell>
          <table:table-cell office:value-type="float" office:value="3540.39" calcext:value-type="float">
            <text:p>3540,39</text:p>
          </table:table-cell>
          <table:table-cell office:value-type="float" office:value="40117" calcext:value-type="float">
            <text:p>40117</text:p>
          </table:table-cell>
          <table:table-cell office:value-type="float" office:value="254020" calcext:value-type="float">
            <text:p>254020</text:p>
          </table:table-cell>
        </table:table-row>
        <table:table-row table:style-name="ro1">
          <table:table-cell table:formula="of:=[.$A$162]" office:value-type="float" office:value="60" calcext:value-type="float">
            <text:p>60</text:p>
          </table:table-cell>
          <table:table-cell office:value-type="float" office:value="80.426" calcext:value-type="float">
            <text:p>80,426</text:p>
          </table:table-cell>
          <table:table-cell office:value-type="float" office:value="453.858" calcext:value-type="float">
            <text:p>453,858</text:p>
          </table:table-cell>
          <table:table-cell office:value-type="float" office:value="3561.17" calcext:value-type="float">
            <text:p>3561,17</text:p>
          </table:table-cell>
          <table:table-cell office:value-type="float" office:value="39111.2" calcext:value-type="float">
            <text:p>39111,2</text:p>
          </table:table-cell>
          <table:table-cell office:value-type="float" office:value="254118" calcext:value-type="float">
            <text:p>254118</text:p>
          </table:table-cell>
        </table:table-row>
        <table:table-row table:style-name="ro1">
          <table:table-cell table:formula="of:=[.$A$162]" office:value-type="float" office:value="60" calcext:value-type="float">
            <text:p>60</text:p>
          </table:table-cell>
          <table:table-cell office:value-type="float" office:value="82.684" calcext:value-type="float">
            <text:p>82,684</text:p>
          </table:table-cell>
          <table:table-cell office:value-type="float" office:value="485.537" calcext:value-type="float">
            <text:p>485,537</text:p>
          </table:table-cell>
          <table:table-cell office:value-type="float" office:value="3522.39" calcext:value-type="float">
            <text:p>3522,39</text:p>
          </table:table-cell>
          <table:table-cell office:value-type="float" office:value="39724" calcext:value-type="float">
            <text:p>39724</text:p>
          </table:table-cell>
          <table:table-cell office:value-type="float" office:value="254062" calcext:value-type="float">
            <text:p>254062</text:p>
          </table:table-cell>
        </table:table-row>
        <table:table-row table:style-name="ro1">
          <table:table-cell table:formula="of:=[.$A$162]" office:value-type="float" office:value="60" calcext:value-type="float">
            <text:p>60</text:p>
          </table:table-cell>
          <table:table-cell office:value-type="float" office:value="82.598" calcext:value-type="float">
            <text:p>82,598</text:p>
          </table:table-cell>
          <table:table-cell office:value-type="float" office:value="463.565" calcext:value-type="float">
            <text:p>463,565</text:p>
          </table:table-cell>
          <table:table-cell office:value-type="float" office:value="3520.6" calcext:value-type="float">
            <text:p>3520,6</text:p>
          </table:table-cell>
          <table:table-cell office:value-type="float" office:value="40402.6" calcext:value-type="float">
            <text:p>40402,6</text:p>
          </table:table-cell>
          <table:table-cell office:value-type="float" office:value="253998" calcext:value-type="float">
            <text:p>253998</text:p>
          </table:table-cell>
        </table:table-row>
        <table:table-row table:style-name="ro1">
          <table:table-cell table:formula="of:=[.$A$162]" office:value-type="float" office:value="60" calcext:value-type="float">
            <text:p>60</text:p>
          </table:table-cell>
          <table:table-cell office:value-type="float" office:value="80.981" calcext:value-type="float">
            <text:p>80,981</text:p>
          </table:table-cell>
          <table:table-cell office:value-type="float" office:value="446.047" calcext:value-type="float">
            <text:p>446,047</text:p>
          </table:table-cell>
          <table:table-cell office:value-type="float" office:value="3544.57" calcext:value-type="float">
            <text:p>3544,57</text:p>
          </table:table-cell>
          <table:table-cell office:value-type="float" office:value="40373.7" calcext:value-type="float">
            <text:p>40373,7</text:p>
          </table:table-cell>
          <table:table-cell office:value-type="float" office:value="253956" calcext:value-type="float">
            <text:p>253956</text:p>
          </table:table-cell>
        </table:table-row>
        <table:table-row table:style-name="ro1">
          <table:table-cell table:formula="of:=[.$A$162]" office:value-type="float" office:value="60" calcext:value-type="float">
            <text:p>60</text:p>
          </table:table-cell>
          <table:table-cell office:value-type="float" office:value="82.396" calcext:value-type="float">
            <text:p>82,396</text:p>
          </table:table-cell>
          <table:table-cell office:value-type="float" office:value="487.487" calcext:value-type="float">
            <text:p>487,487</text:p>
          </table:table-cell>
          <table:table-cell office:value-type="float" office:value="3550.99" calcext:value-type="float">
            <text:p>3550,99</text:p>
          </table:table-cell>
          <table:table-cell office:value-type="float" office:value="39252.4" calcext:value-type="float">
            <text:p>39252,4</text:p>
          </table:table-cell>
          <table:table-cell office:value-type="float" office:value="254905" calcext:value-type="float">
            <text:p>25490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39.648" calcext:value-type="float">
            <text:p>139,648</text:p>
          </table:table-cell>
          <table:table-cell office:value-type="float" office:value="563.773" calcext:value-type="float">
            <text:p>563,773</text:p>
          </table:table-cell>
          <table:table-cell office:value-type="float" office:value="6181.96" calcext:value-type="float">
            <text:p>6181,96</text:p>
          </table:table-cell>
          <table:table-cell office:value-type="float" office:value="43296.1" calcext:value-type="float">
            <text:p>43296,1</text:p>
          </table:table-cell>
          <table:table-cell office:value-type="float" office:value="277246" calcext:value-type="float">
            <text:p>277246</text:p>
          </table:table-cell>
        </table:table-row>
        <table:table-row table:style-name="ro1">
          <table:table-cell table:formula="of:=[.$A$182]" office:value-type="float" office:value="70" calcext:value-type="float">
            <text:p>70</text:p>
          </table:table-cell>
          <table:table-cell office:value-type="float" office:value="152.788" calcext:value-type="float">
            <text:p>152,788</text:p>
          </table:table-cell>
          <table:table-cell office:value-type="float" office:value="553.03" calcext:value-type="float">
            <text:p>553,03</text:p>
          </table:table-cell>
          <table:table-cell office:value-type="float" office:value="6110.48" calcext:value-type="float">
            <text:p>6110,48</text:p>
          </table:table-cell>
          <table:table-cell office:value-type="float" office:value="43267.9" calcext:value-type="float">
            <text:p>43267,9</text:p>
          </table:table-cell>
          <table:table-cell office:value-type="float" office:value="275112" calcext:value-type="float">
            <text:p>275112</text:p>
          </table:table-cell>
        </table:table-row>
        <table:table-row table:style-name="ro1">
          <table:table-cell table:formula="of:=[.$A$182]" office:value-type="float" office:value="70" calcext:value-type="float">
            <text:p>70</text:p>
          </table:table-cell>
          <table:table-cell office:value-type="float" office:value="147.62" calcext:value-type="float">
            <text:p>147,62</text:p>
          </table:table-cell>
          <table:table-cell office:value-type="float" office:value="582.561" calcext:value-type="float">
            <text:p>582,561</text:p>
          </table:table-cell>
          <table:table-cell office:value-type="float" office:value="6192.37" calcext:value-type="float">
            <text:p>6192,37</text:p>
          </table:table-cell>
          <table:table-cell office:value-type="float" office:value="43313.9" calcext:value-type="float">
            <text:p>43313,9</text:p>
          </table:table-cell>
          <table:table-cell office:value-type="float" office:value="278281" calcext:value-type="float">
            <text:p>278281</text:p>
          </table:table-cell>
        </table:table-row>
        <table:table-row table:style-name="ro1">
          <table:table-cell table:formula="of:=[.$A$182]" office:value-type="float" office:value="70" calcext:value-type="float">
            <text:p>70</text:p>
          </table:table-cell>
          <table:table-cell office:value-type="float" office:value="144.997" calcext:value-type="float">
            <text:p>144,997</text:p>
          </table:table-cell>
          <table:table-cell office:value-type="float" office:value="551.247" calcext:value-type="float">
            <text:p>551,247</text:p>
          </table:table-cell>
          <table:table-cell office:value-type="float" office:value="6033.36" calcext:value-type="float">
            <text:p>6033,36</text:p>
          </table:table-cell>
          <table:table-cell office:value-type="float" office:value="43275.4" calcext:value-type="float">
            <text:p>43275,4</text:p>
          </table:table-cell>
          <table:table-cell office:value-type="float" office:value="271964" calcext:value-type="float">
            <text:p>271964</text:p>
          </table:table-cell>
        </table:table-row>
        <table:table-row table:style-name="ro1">
          <table:table-cell table:formula="of:=[.$A$182]" office:value-type="float" office:value="70" calcext:value-type="float">
            <text:p>70</text:p>
          </table:table-cell>
          <table:table-cell office:value-type="float" office:value="138.517" calcext:value-type="float">
            <text:p>138,517</text:p>
          </table:table-cell>
          <table:table-cell office:value-type="float" office:value="557.679" calcext:value-type="float">
            <text:p>557,679</text:p>
          </table:table-cell>
          <table:table-cell office:value-type="float" office:value="6028.11" calcext:value-type="float">
            <text:p>6028,11</text:p>
          </table:table-cell>
          <table:table-cell office:value-type="float" office:value="43256.7" calcext:value-type="float">
            <text:p>43256,7</text:p>
          </table:table-cell>
          <table:table-cell office:value-type="float" office:value="272052" calcext:value-type="float">
            <text:p>272052</text:p>
          </table:table-cell>
        </table:table-row>
        <table:table-row table:style-name="ro1">
          <table:table-cell table:formula="of:=[.$A$182]" office:value-type="float" office:value="70" calcext:value-type="float">
            <text:p>70</text:p>
          </table:table-cell>
          <table:table-cell office:value-type="float" office:value="143.537" calcext:value-type="float">
            <text:p>143,537</text:p>
          </table:table-cell>
          <table:table-cell office:value-type="float" office:value="551.463" calcext:value-type="float">
            <text:p>551,463</text:p>
          </table:table-cell>
          <table:table-cell office:value-type="float" office:value="6059.48" calcext:value-type="float">
            <text:p>6059,48</text:p>
          </table:table-cell>
          <table:table-cell office:value-type="float" office:value="44627.7" calcext:value-type="float">
            <text:p>44627,7</text:p>
          </table:table-cell>
          <table:table-cell office:value-type="float" office:value="272078" calcext:value-type="float">
            <text:p>272078</text:p>
          </table:table-cell>
        </table:table-row>
        <table:table-row table:style-name="ro1">
          <table:table-cell table:formula="of:=[.$A$182]" office:value-type="float" office:value="70" calcext:value-type="float">
            <text:p>70</text:p>
          </table:table-cell>
          <table:table-cell office:value-type="float" office:value="141.311" calcext:value-type="float">
            <text:p>141,311</text:p>
          </table:table-cell>
          <table:table-cell office:value-type="float" office:value="574.115" calcext:value-type="float">
            <text:p>574,115</text:p>
          </table:table-cell>
          <table:table-cell office:value-type="float" office:value="6178.59" calcext:value-type="float">
            <text:p>6178,59</text:p>
          </table:table-cell>
          <table:table-cell office:value-type="float" office:value="43281.9" calcext:value-type="float">
            <text:p>43281,9</text:p>
          </table:table-cell>
          <table:table-cell office:value-type="float" office:value="278882" calcext:value-type="float">
            <text:p>278882</text:p>
          </table:table-cell>
        </table:table-row>
        <table:table-row table:style-name="ro1">
          <table:table-cell table:formula="of:=[.$A$182]" office:value-type="float" office:value="70" calcext:value-type="float">
            <text:p>70</text:p>
          </table:table-cell>
          <table:table-cell office:value-type="float" office:value="164.589" calcext:value-type="float">
            <text:p>164,589</text:p>
          </table:table-cell>
          <table:table-cell office:value-type="float" office:value="563.684" calcext:value-type="float">
            <text:p>563,684</text:p>
          </table:table-cell>
          <table:table-cell office:value-type="float" office:value="6049.55" calcext:value-type="float">
            <text:p>6049,55</text:p>
          </table:table-cell>
          <table:table-cell office:value-type="float" office:value="43307.2" calcext:value-type="float">
            <text:p>43307,2</text:p>
          </table:table-cell>
          <table:table-cell office:value-type="float" office:value="272030" calcext:value-type="float">
            <text:p>272030</text:p>
          </table:table-cell>
        </table:table-row>
        <table:table-row table:style-name="ro1">
          <table:table-cell table:formula="of:=[.$A$182]" office:value-type="float" office:value="70" calcext:value-type="float">
            <text:p>70</text:p>
          </table:table-cell>
          <table:table-cell office:value-type="float" office:value="143.343" calcext:value-type="float">
            <text:p>143,343</text:p>
          </table:table-cell>
          <table:table-cell office:value-type="float" office:value="562.05" calcext:value-type="float">
            <text:p>562,05</text:p>
          </table:table-cell>
          <table:table-cell office:value-type="float" office:value="6027.46" calcext:value-type="float">
            <text:p>6027,46</text:p>
          </table:table-cell>
          <table:table-cell office:value-type="float" office:value="43296.6" calcext:value-type="float">
            <text:p>43296,6</text:p>
          </table:table-cell>
          <table:table-cell office:value-type="float" office:value="280154" calcext:value-type="float">
            <text:p>280154</text:p>
          </table:table-cell>
        </table:table-row>
        <table:table-row table:style-name="ro1">
          <table:table-cell table:formula="of:=[.$A$182]" office:value-type="float" office:value="70" calcext:value-type="float">
            <text:p>70</text:p>
          </table:table-cell>
          <table:table-cell office:value-type="float" office:value="139.768" calcext:value-type="float">
            <text:p>139,768</text:p>
          </table:table-cell>
          <table:table-cell office:value-type="float" office:value="565.533" calcext:value-type="float">
            <text:p>565,533</text:p>
          </table:table-cell>
          <table:table-cell office:value-type="float" office:value="6176.56" calcext:value-type="float">
            <text:p>6176,56</text:p>
          </table:table-cell>
          <table:table-cell office:value-type="float" office:value="43305.5" calcext:value-type="float">
            <text:p>43305,5</text:p>
          </table:table-cell>
          <table:table-cell office:value-type="float" office:value="272311" calcext:value-type="float">
            <text:p>272311</text:p>
          </table:table-cell>
        </table:table-row>
        <table:table-row table:style-name="ro1">
          <table:table-cell table:formula="of:=[.$A$182]" office:value-type="float" office:value="70" calcext:value-type="float">
            <text:p>70</text:p>
          </table:table-cell>
          <table:table-cell office:value-type="float" office:value="134.545" calcext:value-type="float">
            <text:p>134,545</text:p>
          </table:table-cell>
          <table:table-cell office:value-type="float" office:value="567.893" calcext:value-type="float">
            <text:p>567,893</text:p>
          </table:table-cell>
          <table:table-cell office:value-type="float" office:value="6380.19" calcext:value-type="float">
            <text:p>6380,19</text:p>
          </table:table-cell>
          <table:table-cell office:value-type="float" office:value="43263.9" calcext:value-type="float">
            <text:p>43263,9</text:p>
          </table:table-cell>
          <table:table-cell office:value-type="float" office:value="274432" calcext:value-type="float">
            <text:p>274432</text:p>
          </table:table-cell>
        </table:table-row>
        <table:table-row table:style-name="ro1">
          <table:table-cell table:formula="of:=[.$A$182]" office:value-type="float" office:value="70" calcext:value-type="float">
            <text:p>70</text:p>
          </table:table-cell>
          <table:table-cell office:value-type="float" office:value="152.032" calcext:value-type="float">
            <text:p>152,032</text:p>
          </table:table-cell>
          <table:table-cell office:value-type="float" office:value="568.754" calcext:value-type="float">
            <text:p>568,754</text:p>
          </table:table-cell>
          <table:table-cell office:value-type="float" office:value="6017.9" calcext:value-type="float">
            <text:p>6017,9</text:p>
          </table:table-cell>
          <table:table-cell office:value-type="float" office:value="43330.7" calcext:value-type="float">
            <text:p>43330,7</text:p>
          </table:table-cell>
          <table:table-cell office:value-type="float" office:value="273249" calcext:value-type="float">
            <text:p>273249</text:p>
          </table:table-cell>
        </table:table-row>
        <table:table-row table:style-name="ro1">
          <table:table-cell table:formula="of:=[.$A$182]" office:value-type="float" office:value="70" calcext:value-type="float">
            <text:p>70</text:p>
          </table:table-cell>
          <table:table-cell office:value-type="float" office:value="139.454" calcext:value-type="float">
            <text:p>139,454</text:p>
          </table:table-cell>
          <table:table-cell office:value-type="float" office:value="553.351" calcext:value-type="float">
            <text:p>553,351</text:p>
          </table:table-cell>
          <table:table-cell office:value-type="float" office:value="6150.58" calcext:value-type="float">
            <text:p>6150,58</text:p>
          </table:table-cell>
          <table:table-cell office:value-type="float" office:value="43295.1" calcext:value-type="float">
            <text:p>43295,1</text:p>
          </table:table-cell>
          <table:table-cell office:value-type="float" office:value="272168" calcext:value-type="float">
            <text:p>272168</text:p>
          </table:table-cell>
        </table:table-row>
        <table:table-row table:style-name="ro1">
          <table:table-cell table:formula="of:=[.$A$182]" office:value-type="float" office:value="70" calcext:value-type="float">
            <text:p>70</text:p>
          </table:table-cell>
          <table:table-cell office:value-type="float" office:value="164.199" calcext:value-type="float">
            <text:p>164,199</text:p>
          </table:table-cell>
          <table:table-cell office:value-type="float" office:value="565.723" calcext:value-type="float">
            <text:p>565,723</text:p>
          </table:table-cell>
          <table:table-cell office:value-type="float" office:value="6384.41" calcext:value-type="float">
            <text:p>6384,41</text:p>
          </table:table-cell>
          <table:table-cell office:value-type="float" office:value="43299.4" calcext:value-type="float">
            <text:p>43299,4</text:p>
          </table:table-cell>
          <table:table-cell office:value-type="float" office:value="274932" calcext:value-type="float">
            <text:p>274932</text:p>
          </table:table-cell>
        </table:table-row>
        <table:table-row table:style-name="ro1">
          <table:table-cell table:formula="of:=[.$A$182]" office:value-type="float" office:value="70" calcext:value-type="float">
            <text:p>70</text:p>
          </table:table-cell>
          <table:table-cell office:value-type="float" office:value="137.385" calcext:value-type="float">
            <text:p>137,385</text:p>
          </table:table-cell>
          <table:table-cell office:value-type="float" office:value="555.781" calcext:value-type="float">
            <text:p>555,781</text:p>
          </table:table-cell>
          <table:table-cell office:value-type="float" office:value="6329.4" calcext:value-type="float">
            <text:p>6329,4</text:p>
          </table:table-cell>
          <table:table-cell office:value-type="float" office:value="43306.9" calcext:value-type="float">
            <text:p>43306,9</text:p>
          </table:table-cell>
          <table:table-cell office:value-type="float" office:value="277232" calcext:value-type="float">
            <text:p>277232</text:p>
          </table:table-cell>
        </table:table-row>
        <table:table-row table:style-name="ro1">
          <table:table-cell table:formula="of:=[.$A$182]" office:value-type="float" office:value="70" calcext:value-type="float">
            <text:p>70</text:p>
          </table:table-cell>
          <table:table-cell office:value-type="float" office:value="132.026" calcext:value-type="float">
            <text:p>132,026</text:p>
          </table:table-cell>
          <table:table-cell office:value-type="float" office:value="554.357" calcext:value-type="float">
            <text:p>554,357</text:p>
          </table:table-cell>
          <table:table-cell office:value-type="float" office:value="6325.49" calcext:value-type="float">
            <text:p>6325,49</text:p>
          </table:table-cell>
          <table:table-cell office:value-type="float" office:value="43294.7" calcext:value-type="float">
            <text:p>43294,7</text:p>
          </table:table-cell>
          <table:table-cell office:value-type="float" office:value="272028" calcext:value-type="float">
            <text:p>272028</text:p>
          </table:table-cell>
        </table:table-row>
        <table:table-row table:style-name="ro1">
          <table:table-cell table:formula="of:=[.$A$182]" office:value-type="float" office:value="70" calcext:value-type="float">
            <text:p>70</text:p>
          </table:table-cell>
          <table:table-cell office:value-type="float" office:value="139.893" calcext:value-type="float">
            <text:p>139,893</text:p>
          </table:table-cell>
          <table:table-cell office:value-type="float" office:value="584.441" calcext:value-type="float">
            <text:p>584,441</text:p>
          </table:table-cell>
          <table:table-cell office:value-type="float" office:value="6404.82" calcext:value-type="float">
            <text:p>6404,82</text:p>
          </table:table-cell>
          <table:table-cell office:value-type="float" office:value="43571.5" calcext:value-type="float">
            <text:p>43571,5</text:p>
          </table:table-cell>
          <table:table-cell office:value-type="float" office:value="272200" calcext:value-type="float">
            <text:p>272200</text:p>
          </table:table-cell>
        </table:table-row>
        <table:table-row table:style-name="ro1">
          <table:table-cell table:formula="of:=[.$A$182]" office:value-type="float" office:value="70" calcext:value-type="float">
            <text:p>70</text:p>
          </table:table-cell>
          <table:table-cell office:value-type="float" office:value="137.694" calcext:value-type="float">
            <text:p>137,694</text:p>
          </table:table-cell>
          <table:table-cell office:value-type="float" office:value="580.945" calcext:value-type="float">
            <text:p>580,945</text:p>
          </table:table-cell>
          <table:table-cell office:value-type="float" office:value="6325.91" calcext:value-type="float">
            <text:p>6325,91</text:p>
          </table:table-cell>
          <table:table-cell office:value-type="float" office:value="43289.6" calcext:value-type="float">
            <text:p>43289,6</text:p>
          </table:table-cell>
          <table:table-cell office:value-type="float" office:value="271992" calcext:value-type="float">
            <text:p>271992</text:p>
          </table:table-cell>
        </table:table-row>
        <table:table-row table:style-name="ro1">
          <table:table-cell table:formula="of:=[.$A$182]" office:value-type="float" office:value="70" calcext:value-type="float">
            <text:p>70</text:p>
          </table:table-cell>
          <table:table-cell office:value-type="float" office:value="133.421" calcext:value-type="float">
            <text:p>133,421</text:p>
          </table:table-cell>
          <table:table-cell office:value-type="float" office:value="570.508" calcext:value-type="float">
            <text:p>570,508</text:p>
          </table:table-cell>
          <table:table-cell office:value-type="float" office:value="6332.43" calcext:value-type="float">
            <text:p>6332,43</text:p>
          </table:table-cell>
          <table:table-cell office:value-type="float" office:value="43300.2" calcext:value-type="float">
            <text:p>43300,2</text:p>
          </table:table-cell>
          <table:table-cell office:value-type="float" office:value="273243" calcext:value-type="float">
            <text:p>273243</text:p>
          </table:table-cell>
        </table:table-row>
        <table:table-row table:style-name="ro1">
          <table:table-cell table:formula="of:=[.$A$182]" office:value-type="float" office:value="70" calcext:value-type="float">
            <text:p>70</text:p>
          </table:table-cell>
          <table:table-cell office:value-type="float" office:value="142.481" calcext:value-type="float">
            <text:p>142,481</text:p>
          </table:table-cell>
          <table:table-cell office:value-type="float" office:value="573.017" calcext:value-type="float">
            <text:p>573,017</text:p>
          </table:table-cell>
          <table:table-cell office:value-type="float" office:value="6085.66" calcext:value-type="float">
            <text:p>6085,66</text:p>
          </table:table-cell>
          <table:table-cell office:value-type="float" office:value="43274.9" calcext:value-type="float">
            <text:p>43274,9</text:p>
          </table:table-cell>
          <table:table-cell office:value-type="float" office:value="280213" calcext:value-type="float">
            <text:p>28021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62.152" calcext:value-type="float">
            <text:p>162,152</text:p>
          </table:table-cell>
          <table:table-cell office:value-type="float" office:value="669.041" calcext:value-type="float">
            <text:p>669,041</text:p>
          </table:table-cell>
          <table:table-cell office:value-type="float" office:value="6346.26" calcext:value-type="float">
            <text:p>6346,26</text:p>
          </table:table-cell>
          <table:table-cell office:value-type="float" office:value="44042.9" calcext:value-type="float">
            <text:p>44042,9</text:p>
          </table:table-cell>
          <table:table-cell office:value-type="float" office:value="285140" calcext:value-type="float">
            <text:p>285140</text:p>
          </table:table-cell>
        </table:table-row>
        <table:table-row table:style-name="ro1">
          <table:table-cell table:formula="of:=[.$A$202]" office:value-type="float" office:value="80" calcext:value-type="float">
            <text:p>80</text:p>
          </table:table-cell>
          <table:table-cell office:value-type="float" office:value="147.493" calcext:value-type="float">
            <text:p>147,493</text:p>
          </table:table-cell>
          <table:table-cell office:value-type="float" office:value="624.736" calcext:value-type="float">
            <text:p>624,736</text:p>
          </table:table-cell>
          <table:table-cell office:value-type="float" office:value="6528.14" calcext:value-type="float">
            <text:p>6528,14</text:p>
          </table:table-cell>
          <table:table-cell office:value-type="float" office:value="43992.1" calcext:value-type="float">
            <text:p>43992,1</text:p>
          </table:table-cell>
          <table:table-cell office:value-type="float" office:value="282048" calcext:value-type="float">
            <text:p>282048</text:p>
          </table:table-cell>
        </table:table-row>
        <table:table-row table:style-name="ro1">
          <table:table-cell table:formula="of:=[.$A$202]" office:value-type="float" office:value="80" calcext:value-type="float">
            <text:p>80</text:p>
          </table:table-cell>
          <table:table-cell office:value-type="float" office:value="154.312" calcext:value-type="float">
            <text:p>154,312</text:p>
          </table:table-cell>
          <table:table-cell office:value-type="float" office:value="617.161" calcext:value-type="float">
            <text:p>617,161</text:p>
          </table:table-cell>
          <table:table-cell office:value-type="float" office:value="6533.57" calcext:value-type="float">
            <text:p>6533,57</text:p>
          </table:table-cell>
          <table:table-cell office:value-type="float" office:value="44059.2" calcext:value-type="float">
            <text:p>44059,2</text:p>
          </table:table-cell>
          <table:table-cell office:value-type="float" office:value="282670" calcext:value-type="float">
            <text:p>282670</text:p>
          </table:table-cell>
        </table:table-row>
        <table:table-row table:style-name="ro1">
          <table:table-cell table:formula="of:=[.$A$202]" office:value-type="float" office:value="80" calcext:value-type="float">
            <text:p>80</text:p>
          </table:table-cell>
          <table:table-cell office:value-type="float" office:value="174.641" calcext:value-type="float">
            <text:p>174,641</text:p>
          </table:table-cell>
          <table:table-cell office:value-type="float" office:value="641.97" calcext:value-type="float">
            <text:p>641,97</text:p>
          </table:table-cell>
          <table:table-cell office:value-type="float" office:value="6514.84" calcext:value-type="float">
            <text:p>6514,84</text:p>
          </table:table-cell>
          <table:table-cell office:value-type="float" office:value="45106.6" calcext:value-type="float">
            <text:p>45106,6</text:p>
          </table:table-cell>
          <table:table-cell office:value-type="float" office:value="282546" calcext:value-type="float">
            <text:p>282546</text:p>
          </table:table-cell>
        </table:table-row>
        <table:table-row table:style-name="ro1">
          <table:table-cell table:formula="of:=[.$A$202]" office:value-type="float" office:value="80" calcext:value-type="float">
            <text:p>80</text:p>
          </table:table-cell>
          <table:table-cell office:value-type="float" office:value="151.841" calcext:value-type="float">
            <text:p>151,841</text:p>
          </table:table-cell>
          <table:table-cell office:value-type="float" office:value="635.165" calcext:value-type="float">
            <text:p>635,165</text:p>
          </table:table-cell>
          <table:table-cell office:value-type="float" office:value="6464.7" calcext:value-type="float">
            <text:p>6464,7</text:p>
          </table:table-cell>
          <table:table-cell office:value-type="float" office:value="44299.1" calcext:value-type="float">
            <text:p>44299,1</text:p>
          </table:table-cell>
          <table:table-cell office:value-type="float" office:value="282310" calcext:value-type="float">
            <text:p>282310</text:p>
          </table:table-cell>
        </table:table-row>
        <table:table-row table:style-name="ro1">
          <table:table-cell table:formula="of:=[.$A$202]" office:value-type="float" office:value="80" calcext:value-type="float">
            <text:p>80</text:p>
          </table:table-cell>
          <table:table-cell office:value-type="float" office:value="159.198" calcext:value-type="float">
            <text:p>159,198</text:p>
          </table:table-cell>
          <table:table-cell office:value-type="float" office:value="634.29" calcext:value-type="float">
            <text:p>634,29</text:p>
          </table:table-cell>
          <table:table-cell office:value-type="float" office:value="6693.89" calcext:value-type="float">
            <text:p>6693,89</text:p>
          </table:table-cell>
          <table:table-cell office:value-type="float" office:value="44075.8" calcext:value-type="float">
            <text:p>44075,8</text:p>
          </table:table-cell>
          <table:table-cell office:value-type="float" office:value="282099" calcext:value-type="float">
            <text:p>282099</text:p>
          </table:table-cell>
        </table:table-row>
        <table:table-row table:style-name="ro1">
          <table:table-cell table:formula="of:=[.$A$202]" office:value-type="float" office:value="80" calcext:value-type="float">
            <text:p>80</text:p>
          </table:table-cell>
          <table:table-cell office:value-type="float" office:value="167.009" calcext:value-type="float">
            <text:p>167,009</text:p>
          </table:table-cell>
          <table:table-cell office:value-type="float" office:value="613.633" calcext:value-type="float">
            <text:p>613,633</text:p>
          </table:table-cell>
          <table:table-cell office:value-type="float" office:value="6612.39" calcext:value-type="float">
            <text:p>6612,39</text:p>
          </table:table-cell>
          <table:table-cell office:value-type="float" office:value="44086.1" calcext:value-type="float">
            <text:p>44086,1</text:p>
          </table:table-cell>
          <table:table-cell office:value-type="float" office:value="282226" calcext:value-type="float">
            <text:p>282226</text:p>
          </table:table-cell>
        </table:table-row>
        <table:table-row table:style-name="ro1">
          <table:table-cell table:formula="of:=[.$A$202]" office:value-type="float" office:value="80" calcext:value-type="float">
            <text:p>80</text:p>
          </table:table-cell>
          <table:table-cell office:value-type="float" office:value="144.439" calcext:value-type="float">
            <text:p>144,439</text:p>
          </table:table-cell>
          <table:table-cell office:value-type="float" office:value="631.813" calcext:value-type="float">
            <text:p>631,813</text:p>
          </table:table-cell>
          <table:table-cell office:value-type="float" office:value="6632.05" calcext:value-type="float">
            <text:p>6632,05</text:p>
          </table:table-cell>
          <table:table-cell office:value-type="float" office:value="45737.7" calcext:value-type="float">
            <text:p>45737,7</text:p>
          </table:table-cell>
          <table:table-cell office:value-type="float" office:value="284051" calcext:value-type="float">
            <text:p>284051</text:p>
          </table:table-cell>
        </table:table-row>
        <table:table-row table:style-name="ro1">
          <table:table-cell table:formula="of:=[.$A$202]" office:value-type="float" office:value="80" calcext:value-type="float">
            <text:p>80</text:p>
          </table:table-cell>
          <table:table-cell office:value-type="float" office:value="154.293" calcext:value-type="float">
            <text:p>154,293</text:p>
          </table:table-cell>
          <table:table-cell office:value-type="float" office:value="626.979" calcext:value-type="float">
            <text:p>626,979</text:p>
          </table:table-cell>
          <table:table-cell office:value-type="float" office:value="6240.31" calcext:value-type="float">
            <text:p>6240,31</text:p>
          </table:table-cell>
          <table:table-cell office:value-type="float" office:value="44045.6" calcext:value-type="float">
            <text:p>44045,6</text:p>
          </table:table-cell>
          <table:table-cell office:value-type="float" office:value="282179" calcext:value-type="float">
            <text:p>282179</text:p>
          </table:table-cell>
        </table:table-row>
        <table:table-row table:style-name="ro1">
          <table:table-cell table:formula="of:=[.$A$202]" office:value-type="float" office:value="80" calcext:value-type="float">
            <text:p>80</text:p>
          </table:table-cell>
          <table:table-cell office:value-type="float" office:value="141.465" calcext:value-type="float">
            <text:p>141,465</text:p>
          </table:table-cell>
          <table:table-cell office:value-type="float" office:value="607.492" calcext:value-type="float">
            <text:p>607,492</text:p>
          </table:table-cell>
          <table:table-cell office:value-type="float" office:value="6284.04" calcext:value-type="float">
            <text:p>6284,04</text:p>
          </table:table-cell>
          <table:table-cell office:value-type="float" office:value="44436.4" calcext:value-type="float">
            <text:p>44436,4</text:p>
          </table:table-cell>
          <table:table-cell office:value-type="float" office:value="282154" calcext:value-type="float">
            <text:p>282154</text:p>
          </table:table-cell>
        </table:table-row>
        <table:table-row table:style-name="ro1">
          <table:table-cell table:formula="of:=[.$A$202]" office:value-type="float" office:value="80" calcext:value-type="float">
            <text:p>80</text:p>
          </table:table-cell>
          <table:table-cell office:value-type="float" office:value="153.769" calcext:value-type="float">
            <text:p>153,769</text:p>
          </table:table-cell>
          <table:table-cell office:value-type="float" office:value="672.908" calcext:value-type="float">
            <text:p>672,908</text:p>
          </table:table-cell>
          <table:table-cell office:value-type="float" office:value="6208.49" calcext:value-type="float">
            <text:p>6208,49</text:p>
          </table:table-cell>
          <table:table-cell office:value-type="float" office:value="45255.8" calcext:value-type="float">
            <text:p>45255,8</text:p>
          </table:table-cell>
          <table:table-cell office:value-type="float" office:value="288389" calcext:value-type="float">
            <text:p>288389</text:p>
          </table:table-cell>
        </table:table-row>
        <table:table-row table:style-name="ro1">
          <table:table-cell table:formula="of:=[.$A$202]" office:value-type="float" office:value="80" calcext:value-type="float">
            <text:p>80</text:p>
          </table:table-cell>
          <table:table-cell office:value-type="float" office:value="142.008" calcext:value-type="float">
            <text:p>142,008</text:p>
          </table:table-cell>
          <table:table-cell office:value-type="float" office:value="637.191" calcext:value-type="float">
            <text:p>637,191</text:p>
          </table:table-cell>
          <table:table-cell office:value-type="float" office:value="6213.29" calcext:value-type="float">
            <text:p>6213,29</text:p>
          </table:table-cell>
          <table:table-cell office:value-type="float" office:value="44019.1" calcext:value-type="float">
            <text:p>44019,1</text:p>
          </table:table-cell>
          <table:table-cell office:value-type="float" office:value="282272" calcext:value-type="float">
            <text:p>282272</text:p>
          </table:table-cell>
        </table:table-row>
        <table:table-row table:style-name="ro1">
          <table:table-cell table:formula="of:=[.$A$202]" office:value-type="float" office:value="80" calcext:value-type="float">
            <text:p>80</text:p>
          </table:table-cell>
          <table:table-cell office:value-type="float" office:value="162.383" calcext:value-type="float">
            <text:p>162,383</text:p>
          </table:table-cell>
          <table:table-cell office:value-type="float" office:value="623.686" calcext:value-type="float">
            <text:p>623,686</text:p>
          </table:table-cell>
          <table:table-cell office:value-type="float" office:value="6566.62" calcext:value-type="float">
            <text:p>6566,62</text:p>
          </table:table-cell>
          <table:table-cell office:value-type="float" office:value="44087.2" calcext:value-type="float">
            <text:p>44087,2</text:p>
          </table:table-cell>
          <table:table-cell office:value-type="float" office:value="283713" calcext:value-type="float">
            <text:p>283713</text:p>
          </table:table-cell>
        </table:table-row>
        <table:table-row table:style-name="ro1">
          <table:table-cell table:formula="of:=[.$A$202]" office:value-type="float" office:value="80" calcext:value-type="float">
            <text:p>80</text:p>
          </table:table-cell>
          <table:table-cell office:value-type="float" office:value="160.73" calcext:value-type="float">
            <text:p>160,73</text:p>
          </table:table-cell>
          <table:table-cell office:value-type="float" office:value="651.499" calcext:value-type="float">
            <text:p>651,499</text:p>
          </table:table-cell>
          <table:table-cell office:value-type="float" office:value="6528.43" calcext:value-type="float">
            <text:p>6528,43</text:p>
          </table:table-cell>
          <table:table-cell office:value-type="float" office:value="44055.7" calcext:value-type="float">
            <text:p>44055,7</text:p>
          </table:table-cell>
          <table:table-cell office:value-type="float" office:value="283460" calcext:value-type="float">
            <text:p>283460</text:p>
          </table:table-cell>
        </table:table-row>
        <table:table-row table:style-name="ro1">
          <table:table-cell table:formula="of:=[.$A$202]" office:value-type="float" office:value="80" calcext:value-type="float">
            <text:p>80</text:p>
          </table:table-cell>
          <table:table-cell office:value-type="float" office:value="189.572" calcext:value-type="float">
            <text:p>189,572</text:p>
          </table:table-cell>
          <table:table-cell office:value-type="float" office:value="657.681" calcext:value-type="float">
            <text:p>657,681</text:p>
          </table:table-cell>
          <table:table-cell office:value-type="float" office:value="6545.22" calcext:value-type="float">
            <text:p>6545,22</text:p>
          </table:table-cell>
          <table:table-cell office:value-type="float" office:value="44043.4" calcext:value-type="float">
            <text:p>44043,4</text:p>
          </table:table-cell>
          <table:table-cell office:value-type="float" office:value="286358" calcext:value-type="float">
            <text:p>286358</text:p>
          </table:table-cell>
        </table:table-row>
        <table:table-row table:style-name="ro1">
          <table:table-cell table:formula="of:=[.$A$202]" office:value-type="float" office:value="80" calcext:value-type="float">
            <text:p>80</text:p>
          </table:table-cell>
          <table:table-cell office:value-type="float" office:value="158.659" calcext:value-type="float">
            <text:p>158,659</text:p>
          </table:table-cell>
          <table:table-cell office:value-type="float" office:value="683.202" calcext:value-type="float">
            <text:p>683,202</text:p>
          </table:table-cell>
          <table:table-cell office:value-type="float" office:value="6263.38" calcext:value-type="float">
            <text:p>6263,38</text:p>
          </table:table-cell>
          <table:table-cell office:value-type="float" office:value="44548.6" calcext:value-type="float">
            <text:p>44548,6</text:p>
          </table:table-cell>
          <table:table-cell office:value-type="float" office:value="283685" calcext:value-type="float">
            <text:p>283685</text:p>
          </table:table-cell>
        </table:table-row>
        <table:table-row table:style-name="ro1">
          <table:table-cell table:formula="of:=[.$A$202]" office:value-type="float" office:value="80" calcext:value-type="float">
            <text:p>80</text:p>
          </table:table-cell>
          <table:table-cell office:value-type="float" office:value="139.192" calcext:value-type="float">
            <text:p>139,192</text:p>
          </table:table-cell>
          <table:table-cell office:value-type="float" office:value="637.864" calcext:value-type="float">
            <text:p>637,864</text:p>
          </table:table-cell>
          <table:table-cell office:value-type="float" office:value="6206.75" calcext:value-type="float">
            <text:p>6206,75</text:p>
          </table:table-cell>
          <table:table-cell office:value-type="float" office:value="45436" calcext:value-type="float">
            <text:p>45436</text:p>
          </table:table-cell>
          <table:table-cell office:value-type="float" office:value="282261" calcext:value-type="float">
            <text:p>282261</text:p>
          </table:table-cell>
        </table:table-row>
        <table:table-row table:style-name="ro1">
          <table:table-cell table:formula="of:=[.$A$202]" office:value-type="float" office:value="80" calcext:value-type="float">
            <text:p>80</text:p>
          </table:table-cell>
          <table:table-cell office:value-type="float" office:value="168.32" calcext:value-type="float">
            <text:p>168,32</text:p>
          </table:table-cell>
          <table:table-cell office:value-type="float" office:value="618.911" calcext:value-type="float">
            <text:p>618,911</text:p>
          </table:table-cell>
          <table:table-cell office:value-type="float" office:value="6253.16" calcext:value-type="float">
            <text:p>6253,16</text:p>
          </table:table-cell>
          <table:table-cell office:value-type="float" office:value="44176.9" calcext:value-type="float">
            <text:p>44176,9</text:p>
          </table:table-cell>
          <table:table-cell office:value-type="float" office:value="285713" calcext:value-type="float">
            <text:p>285713</text:p>
          </table:table-cell>
        </table:table-row>
        <table:table-row table:style-name="ro1">
          <table:table-cell table:formula="of:=[.$A$202]" office:value-type="float" office:value="80" calcext:value-type="float">
            <text:p>80</text:p>
          </table:table-cell>
          <table:table-cell office:value-type="float" office:value="167.222" calcext:value-type="float">
            <text:p>167,222</text:p>
          </table:table-cell>
          <table:table-cell office:value-type="float" office:value="640.455" calcext:value-type="float">
            <text:p>640,455</text:p>
          </table:table-cell>
          <table:table-cell office:value-type="float" office:value="6244.53" calcext:value-type="float">
            <text:p>6244,53</text:p>
          </table:table-cell>
          <table:table-cell office:value-type="float" office:value="44053.6" calcext:value-type="float">
            <text:p>44053,6</text:p>
          </table:table-cell>
          <table:table-cell office:value-type="float" office:value="282932" calcext:value-type="float">
            <text:p>282932</text:p>
          </table:table-cell>
        </table:table-row>
        <table:table-row table:style-name="ro1">
          <table:table-cell table:formula="of:=[.$A$202]" office:value-type="float" office:value="80" calcext:value-type="float">
            <text:p>80</text:p>
          </table:table-cell>
          <table:table-cell office:value-type="float" office:value="140.246" calcext:value-type="float">
            <text:p>140,246</text:p>
          </table:table-cell>
          <table:table-cell office:value-type="float" office:value="628.656" calcext:value-type="float">
            <text:p>628,656</text:p>
          </table:table-cell>
          <table:table-cell office:value-type="float" office:value="6242.27" calcext:value-type="float">
            <text:p>6242,27</text:p>
          </table:table-cell>
          <table:table-cell office:value-type="float" office:value="44075.7" calcext:value-type="float">
            <text:p>44075,7</text:p>
          </table:table-cell>
          <table:table-cell office:value-type="float" office:value="283618" calcext:value-type="float">
            <text:p>28361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05.811" calcext:value-type="float">
            <text:p>205,811</text:p>
          </table:table-cell>
          <table:table-cell office:value-type="float" office:value="715.183" calcext:value-type="float">
            <text:p>715,183</text:p>
          </table:table-cell>
          <table:table-cell office:value-type="float" office:value="6679.68" calcext:value-type="float">
            <text:p>6679,68</text:p>
          </table:table-cell>
          <table:table-cell office:value-type="float" office:value="46767.1" calcext:value-type="float">
            <text:p>46767,1</text:p>
          </table:table-cell>
          <table:table-cell office:value-type="float" office:value="295825" calcext:value-type="float">
            <text:p>295825</text:p>
          </table:table-cell>
        </table:table-row>
        <table:table-row table:style-name="ro1">
          <table:table-cell table:formula="of:=[.$A$222]" office:value-type="float" office:value="90" calcext:value-type="float">
            <text:p>90</text:p>
          </table:table-cell>
          <table:table-cell office:value-type="float" office:value="167.539" calcext:value-type="float">
            <text:p>167,539</text:p>
          </table:table-cell>
          <table:table-cell office:value-type="float" office:value="702.494" calcext:value-type="float">
            <text:p>702,494</text:p>
          </table:table-cell>
          <table:table-cell office:value-type="float" office:value="6702.04" calcext:value-type="float">
            <text:p>6702,04</text:p>
          </table:table-cell>
          <table:table-cell office:value-type="float" office:value="45424.9" calcext:value-type="float">
            <text:p>45424,9</text:p>
          </table:table-cell>
          <table:table-cell office:value-type="float" office:value="295073" calcext:value-type="float">
            <text:p>295073</text:p>
          </table:table-cell>
        </table:table-row>
        <table:table-row table:style-name="ro1">
          <table:table-cell table:formula="of:=[.$A$222]" office:value-type="float" office:value="90" calcext:value-type="float">
            <text:p>90</text:p>
          </table:table-cell>
          <table:table-cell office:value-type="float" office:value="171.464" calcext:value-type="float">
            <text:p>171,464</text:p>
          </table:table-cell>
          <table:table-cell office:value-type="float" office:value="703.757" calcext:value-type="float">
            <text:p>703,757</text:p>
          </table:table-cell>
          <table:table-cell office:value-type="float" office:value="6684.1" calcext:value-type="float">
            <text:p>6684,1</text:p>
          </table:table-cell>
          <table:table-cell office:value-type="float" office:value="47125.9" calcext:value-type="float">
            <text:p>47125,9</text:p>
          </table:table-cell>
          <table:table-cell office:value-type="float" office:value="295232" calcext:value-type="float">
            <text:p>295232</text:p>
          </table:table-cell>
        </table:table-row>
        <table:table-row table:style-name="ro1">
          <table:table-cell table:formula="of:=[.$A$222]" office:value-type="float" office:value="90" calcext:value-type="float">
            <text:p>90</text:p>
          </table:table-cell>
          <table:table-cell office:value-type="float" office:value="175.007" calcext:value-type="float">
            <text:p>175,007</text:p>
          </table:table-cell>
          <table:table-cell office:value-type="float" office:value="729.762" calcext:value-type="float">
            <text:p>729,762</text:p>
          </table:table-cell>
          <table:table-cell office:value-type="float" office:value="6698.75" calcext:value-type="float">
            <text:p>6698,75</text:p>
          </table:table-cell>
          <table:table-cell office:value-type="float" office:value="45424.2" calcext:value-type="float">
            <text:p>45424,2</text:p>
          </table:table-cell>
          <table:table-cell office:value-type="float" office:value="296377" calcext:value-type="float">
            <text:p>296377</text:p>
          </table:table-cell>
        </table:table-row>
        <table:table-row table:style-name="ro1">
          <table:table-cell table:formula="of:=[.$A$222]" office:value-type="float" office:value="90" calcext:value-type="float">
            <text:p>90</text:p>
          </table:table-cell>
          <table:table-cell office:value-type="float" office:value="164.13" calcext:value-type="float">
            <text:p>164,13</text:p>
          </table:table-cell>
          <table:table-cell office:value-type="float" office:value="742.207" calcext:value-type="float">
            <text:p>742,207</text:p>
          </table:table-cell>
          <table:table-cell office:value-type="float" office:value="6647.55" calcext:value-type="float">
            <text:p>6647,55</text:p>
          </table:table-cell>
          <table:table-cell office:value-type="float" office:value="46326.9" calcext:value-type="float">
            <text:p>46326,9</text:p>
          </table:table-cell>
          <table:table-cell office:value-type="float" office:value="295564" calcext:value-type="float">
            <text:p>295564</text:p>
          </table:table-cell>
        </table:table-row>
        <table:table-row table:style-name="ro1">
          <table:table-cell table:formula="of:=[.$A$222]" office:value-type="float" office:value="90" calcext:value-type="float">
            <text:p>90</text:p>
          </table:table-cell>
          <table:table-cell office:value-type="float" office:value="179.597" calcext:value-type="float">
            <text:p>179,597</text:p>
          </table:table-cell>
          <table:table-cell office:value-type="float" office:value="722.446" calcext:value-type="float">
            <text:p>722,446</text:p>
          </table:table-cell>
          <table:table-cell office:value-type="float" office:value="6687.05" calcext:value-type="float">
            <text:p>6687,05</text:p>
          </table:table-cell>
          <table:table-cell office:value-type="float" office:value="45495.1" calcext:value-type="float">
            <text:p>45495,1</text:p>
          </table:table-cell>
          <table:table-cell office:value-type="float" office:value="296945" calcext:value-type="float">
            <text:p>296945</text:p>
          </table:table-cell>
        </table:table-row>
        <table:table-row table:style-name="ro1">
          <table:table-cell table:formula="of:=[.$A$222]" office:value-type="float" office:value="90" calcext:value-type="float">
            <text:p>90</text:p>
          </table:table-cell>
          <table:table-cell office:value-type="float" office:value="159.437" calcext:value-type="float">
            <text:p>159,437</text:p>
          </table:table-cell>
          <table:table-cell office:value-type="float" office:value="742.115" calcext:value-type="float">
            <text:p>742,115</text:p>
          </table:table-cell>
          <table:table-cell office:value-type="float" office:value="6737.13" calcext:value-type="float">
            <text:p>6737,13</text:p>
          </table:table-cell>
          <table:table-cell office:value-type="float" office:value="45416.7" calcext:value-type="float">
            <text:p>45416,7</text:p>
          </table:table-cell>
          <table:table-cell office:value-type="float" office:value="295146" calcext:value-type="float">
            <text:p>295146</text:p>
          </table:table-cell>
        </table:table-row>
        <table:table-row table:style-name="ro1">
          <table:table-cell table:formula="of:=[.$A$222]" office:value-type="float" office:value="90" calcext:value-type="float">
            <text:p>90</text:p>
          </table:table-cell>
          <table:table-cell office:value-type="float" office:value="146.684" calcext:value-type="float">
            <text:p>146,684</text:p>
          </table:table-cell>
          <table:table-cell office:value-type="float" office:value="739.542" calcext:value-type="float">
            <text:p>739,542</text:p>
          </table:table-cell>
          <table:table-cell office:value-type="float" office:value="6721.62" calcext:value-type="float">
            <text:p>6721,62</text:p>
          </table:table-cell>
          <table:table-cell office:value-type="float" office:value="45440.2" calcext:value-type="float">
            <text:p>45440,2</text:p>
          </table:table-cell>
          <table:table-cell office:value-type="float" office:value="296652" calcext:value-type="float">
            <text:p>296652</text:p>
          </table:table-cell>
        </table:table-row>
        <table:table-row table:style-name="ro1">
          <table:table-cell table:formula="of:=[.$A$222]" office:value-type="float" office:value="90" calcext:value-type="float">
            <text:p>90</text:p>
          </table:table-cell>
          <table:table-cell office:value-type="float" office:value="166.324" calcext:value-type="float">
            <text:p>166,324</text:p>
          </table:table-cell>
          <table:table-cell office:value-type="float" office:value="713.51" calcext:value-type="float">
            <text:p>713,51</text:p>
          </table:table-cell>
          <table:table-cell office:value-type="float" office:value="6710.71" calcext:value-type="float">
            <text:p>6710,71</text:p>
          </table:table-cell>
          <table:table-cell office:value-type="float" office:value="46428.2" calcext:value-type="float">
            <text:p>46428,2</text:p>
          </table:table-cell>
          <table:table-cell office:value-type="float" office:value="295788" calcext:value-type="float">
            <text:p>295788</text:p>
          </table:table-cell>
        </table:table-row>
        <table:table-row table:style-name="ro1">
          <table:table-cell table:formula="of:=[.$A$222]" office:value-type="float" office:value="90" calcext:value-type="float">
            <text:p>90</text:p>
          </table:table-cell>
          <table:table-cell office:value-type="float" office:value="161.721" calcext:value-type="float">
            <text:p>161,721</text:p>
          </table:table-cell>
          <table:table-cell office:value-type="float" office:value="691.554" calcext:value-type="float">
            <text:p>691,554</text:p>
          </table:table-cell>
          <table:table-cell office:value-type="float" office:value="6719.99" calcext:value-type="float">
            <text:p>6719,99</text:p>
          </table:table-cell>
          <table:table-cell office:value-type="float" office:value="45419.8" calcext:value-type="float">
            <text:p>45419,8</text:p>
          </table:table-cell>
          <table:table-cell office:value-type="float" office:value="295217" calcext:value-type="float">
            <text:p>295217</text:p>
          </table:table-cell>
        </table:table-row>
        <table:table-row table:style-name="ro1">
          <table:table-cell table:formula="of:=[.$A$222]" office:value-type="float" office:value="90" calcext:value-type="float">
            <text:p>90</text:p>
          </table:table-cell>
          <table:table-cell office:value-type="float" office:value="149.122" calcext:value-type="float">
            <text:p>149,122</text:p>
          </table:table-cell>
          <table:table-cell office:value-type="float" office:value="705.585" calcext:value-type="float">
            <text:p>705,585</text:p>
          </table:table-cell>
          <table:table-cell office:value-type="float" office:value="6672.77" calcext:value-type="float">
            <text:p>6672,77</text:p>
          </table:table-cell>
          <table:table-cell office:value-type="float" office:value="46929.3" calcext:value-type="float">
            <text:p>46929,3</text:p>
          </table:table-cell>
          <table:table-cell office:value-type="float" office:value="295590" calcext:value-type="float">
            <text:p>295590</text:p>
          </table:table-cell>
        </table:table-row>
        <table:table-row table:style-name="ro1">
          <table:table-cell table:formula="of:=[.$A$222]" office:value-type="float" office:value="90" calcext:value-type="float">
            <text:p>90</text:p>
          </table:table-cell>
          <table:table-cell office:value-type="float" office:value="161.394" calcext:value-type="float">
            <text:p>161,394</text:p>
          </table:table-cell>
          <table:table-cell office:value-type="float" office:value="691.306" calcext:value-type="float">
            <text:p>691,306</text:p>
          </table:table-cell>
          <table:table-cell office:value-type="float" office:value="6719.51" calcext:value-type="float">
            <text:p>6719,51</text:p>
          </table:table-cell>
          <table:table-cell office:value-type="float" office:value="45497.5" calcext:value-type="float">
            <text:p>45497,5</text:p>
          </table:table-cell>
          <table:table-cell office:value-type="float" office:value="296571" calcext:value-type="float">
            <text:p>296571</text:p>
          </table:table-cell>
        </table:table-row>
        <table:table-row table:style-name="ro1">
          <table:table-cell table:formula="of:=[.$A$222]" office:value-type="float" office:value="90" calcext:value-type="float">
            <text:p>90</text:p>
          </table:table-cell>
          <table:table-cell office:value-type="float" office:value="164.956" calcext:value-type="float">
            <text:p>164,956</text:p>
          </table:table-cell>
          <table:table-cell office:value-type="float" office:value="695.977" calcext:value-type="float">
            <text:p>695,977</text:p>
          </table:table-cell>
          <table:table-cell office:value-type="float" office:value="6708.52" calcext:value-type="float">
            <text:p>6708,52</text:p>
          </table:table-cell>
          <table:table-cell office:value-type="float" office:value="47631.3" calcext:value-type="float">
            <text:p>47631,3</text:p>
          </table:table-cell>
          <table:table-cell office:value-type="float" office:value="294898" calcext:value-type="float">
            <text:p>294898</text:p>
          </table:table-cell>
        </table:table-row>
        <table:table-row table:style-name="ro1">
          <table:table-cell table:formula="of:=[.$A$222]" office:value-type="float" office:value="90" calcext:value-type="float">
            <text:p>90</text:p>
          </table:table-cell>
          <table:table-cell office:value-type="float" office:value="156.082" calcext:value-type="float">
            <text:p>156,082</text:p>
          </table:table-cell>
          <table:table-cell office:value-type="float" office:value="702.17" calcext:value-type="float">
            <text:p>702,17</text:p>
          </table:table-cell>
          <table:table-cell office:value-type="float" office:value="6699.85" calcext:value-type="float">
            <text:p>6699,85</text:p>
          </table:table-cell>
          <table:table-cell office:value-type="float" office:value="45800.7" calcext:value-type="float">
            <text:p>45800,7</text:p>
          </table:table-cell>
          <table:table-cell office:value-type="float" office:value="294854" calcext:value-type="float">
            <text:p>294854</text:p>
          </table:table-cell>
        </table:table-row>
        <table:table-row table:style-name="ro1">
          <table:table-cell table:formula="of:=[.$A$222]" office:value-type="float" office:value="90" calcext:value-type="float">
            <text:p>90</text:p>
          </table:table-cell>
          <table:table-cell office:value-type="float" office:value="153.827" calcext:value-type="float">
            <text:p>153,827</text:p>
          </table:table-cell>
          <table:table-cell office:value-type="float" office:value="692.208" calcext:value-type="float">
            <text:p>692,208</text:p>
          </table:table-cell>
          <table:table-cell office:value-type="float" office:value="6995.13" calcext:value-type="float">
            <text:p>6995,13</text:p>
          </table:table-cell>
          <table:table-cell office:value-type="float" office:value="45459.4" calcext:value-type="float">
            <text:p>45459,4</text:p>
          </table:table-cell>
          <table:table-cell office:value-type="float" office:value="295495" calcext:value-type="float">
            <text:p>295495</text:p>
          </table:table-cell>
        </table:table-row>
        <table:table-row table:style-name="ro1">
          <table:table-cell table:formula="of:=[.$A$222]" office:value-type="float" office:value="90" calcext:value-type="float">
            <text:p>90</text:p>
          </table:table-cell>
          <table:table-cell office:value-type="float" office:value="177.291" calcext:value-type="float">
            <text:p>177,291</text:p>
          </table:table-cell>
          <table:table-cell office:value-type="float" office:value="696.613" calcext:value-type="float">
            <text:p>696,613</text:p>
          </table:table-cell>
          <table:table-cell office:value-type="float" office:value="6958.32" calcext:value-type="float">
            <text:p>6958,32</text:p>
          </table:table-cell>
          <table:table-cell office:value-type="float" office:value="46599.9" calcext:value-type="float">
            <text:p>46599,9</text:p>
          </table:table-cell>
          <table:table-cell office:value-type="float" office:value="294977" calcext:value-type="float">
            <text:p>294977</text:p>
          </table:table-cell>
        </table:table-row>
        <table:table-row table:style-name="ro1">
          <table:table-cell table:formula="of:=[.$A$222]" office:value-type="float" office:value="90" calcext:value-type="float">
            <text:p>90</text:p>
          </table:table-cell>
          <table:table-cell office:value-type="float" office:value="146.557" calcext:value-type="float">
            <text:p>146,557</text:p>
          </table:table-cell>
          <table:table-cell office:value-type="float" office:value="727.199" calcext:value-type="float">
            <text:p>727,199</text:p>
          </table:table-cell>
          <table:table-cell office:value-type="float" office:value="7025.39" calcext:value-type="float">
            <text:p>7025,39</text:p>
          </table:table-cell>
          <table:table-cell office:value-type="float" office:value="46932.4" calcext:value-type="float">
            <text:p>46932,4</text:p>
          </table:table-cell>
          <table:table-cell office:value-type="float" office:value="296785" calcext:value-type="float">
            <text:p>296785</text:p>
          </table:table-cell>
        </table:table-row>
        <table:table-row table:style-name="ro1">
          <table:table-cell table:formula="of:=[.$A$222]" office:value-type="float" office:value="90" calcext:value-type="float">
            <text:p>90</text:p>
          </table:table-cell>
          <table:table-cell office:value-type="float" office:value="181.081" calcext:value-type="float">
            <text:p>181,081</text:p>
          </table:table-cell>
          <table:table-cell office:value-type="float" office:value="698.176" calcext:value-type="float">
            <text:p>698,176</text:p>
          </table:table-cell>
          <table:table-cell office:value-type="float" office:value="6714.68" calcext:value-type="float">
            <text:p>6714,68</text:p>
          </table:table-cell>
          <table:table-cell office:value-type="float" office:value="45719.6" calcext:value-type="float">
            <text:p>45719,6</text:p>
          </table:table-cell>
          <table:table-cell office:value-type="float" office:value="294962" calcext:value-type="float">
            <text:p>294962</text:p>
          </table:table-cell>
        </table:table-row>
        <table:table-row table:style-name="ro1">
          <table:table-cell table:formula="of:=[.$A$222]" office:value-type="float" office:value="90" calcext:value-type="float">
            <text:p>90</text:p>
          </table:table-cell>
          <table:table-cell office:value-type="float" office:value="143.885" calcext:value-type="float">
            <text:p>143,885</text:p>
          </table:table-cell>
          <table:table-cell office:value-type="float" office:value="698.407" calcext:value-type="float">
            <text:p>698,407</text:p>
          </table:table-cell>
          <table:table-cell office:value-type="float" office:value="6692.26" calcext:value-type="float">
            <text:p>6692,26</text:p>
          </table:table-cell>
          <table:table-cell office:value-type="float" office:value="45443.8" calcext:value-type="float">
            <text:p>45443,8</text:p>
          </table:table-cell>
          <table:table-cell office:value-type="float" office:value="295269" calcext:value-type="float">
            <text:p>295269</text:p>
          </table:table-cell>
        </table:table-row>
        <table:table-row table:style-name="ro1">
          <table:table-cell table:formula="of:=[.$A$222]" office:value-type="float" office:value="90" calcext:value-type="float">
            <text:p>90</text:p>
          </table:table-cell>
          <table:table-cell office:value-type="float" office:value="156.134" calcext:value-type="float">
            <text:p>156,134</text:p>
          </table:table-cell>
          <table:table-cell office:value-type="float" office:value="707.366" calcext:value-type="float">
            <text:p>707,366</text:p>
          </table:table-cell>
          <table:table-cell office:value-type="float" office:value="6693.19" calcext:value-type="float">
            <text:p>6693,19</text:p>
          </table:table-cell>
          <table:table-cell office:value-type="float" office:value="45421.9" calcext:value-type="float">
            <text:p>45421,9</text:p>
          </table:table-cell>
          <table:table-cell office:value-type="float" office:value="295759" calcext:value-type="float">
            <text:p>29575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79.515" calcext:value-type="float">
            <text:p>179,515</text:p>
          </table:table-cell>
          <table:table-cell office:value-type="float" office:value="685.536" calcext:value-type="float">
            <text:p>685,536</text:p>
          </table:table-cell>
          <table:table-cell office:value-type="float" office:value="7056.22" calcext:value-type="float">
            <text:p>7056,22</text:p>
          </table:table-cell>
          <table:table-cell office:value-type="float" office:value="47337.6" calcext:value-type="float">
            <text:p>47337,6</text:p>
          </table:table-cell>
          <table:table-cell office:value-type="float" office:value="305986" calcext:value-type="float">
            <text:p>305986</text:p>
          </table:table-cell>
        </table:table-row>
        <table:table-row table:style-name="ro1">
          <table:table-cell table:formula="of:=[.$A$242]" office:value-type="float" office:value="100" calcext:value-type="float">
            <text:p>100</text:p>
          </table:table-cell>
          <table:table-cell office:value-type="float" office:value="147.19" calcext:value-type="float">
            <text:p>147,19</text:p>
          </table:table-cell>
          <table:table-cell office:value-type="float" office:value="705.548" calcext:value-type="float">
            <text:p>705,548</text:p>
          </table:table-cell>
          <table:table-cell office:value-type="float" office:value="7178.27" calcext:value-type="float">
            <text:p>7178,27</text:p>
          </table:table-cell>
          <table:table-cell office:value-type="float" office:value="47035.2" calcext:value-type="float">
            <text:p>47035,2</text:p>
          </table:table-cell>
          <table:table-cell office:value-type="float" office:value="300739" calcext:value-type="float">
            <text:p>300739</text:p>
          </table:table-cell>
        </table:table-row>
        <table:table-row table:style-name="ro1">
          <table:table-cell table:formula="of:=[.$A$242]" office:value-type="float" office:value="100" calcext:value-type="float">
            <text:p>100</text:p>
          </table:table-cell>
          <table:table-cell office:value-type="float" office:value="186.737" calcext:value-type="float">
            <text:p>186,737</text:p>
          </table:table-cell>
          <table:table-cell office:value-type="float" office:value="718.151" calcext:value-type="float">
            <text:p>718,151</text:p>
          </table:table-cell>
          <table:table-cell office:value-type="float" office:value="7236.14" calcext:value-type="float">
            <text:p>7236,14</text:p>
          </table:table-cell>
          <table:table-cell office:value-type="float" office:value="46617.1" calcext:value-type="float">
            <text:p>46617,1</text:p>
          </table:table-cell>
          <table:table-cell office:value-type="float" office:value="298239" calcext:value-type="float">
            <text:p>298239</text:p>
          </table:table-cell>
        </table:table-row>
        <table:table-row table:style-name="ro1">
          <table:table-cell table:formula="of:=[.$A$242]" office:value-type="float" office:value="100" calcext:value-type="float">
            <text:p>100</text:p>
          </table:table-cell>
          <table:table-cell office:value-type="float" office:value="181.236" calcext:value-type="float">
            <text:p>181,236</text:p>
          </table:table-cell>
          <table:table-cell office:value-type="float" office:value="676.484" calcext:value-type="float">
            <text:p>676,484</text:p>
          </table:table-cell>
          <table:table-cell office:value-type="float" office:value="7215.57" calcext:value-type="float">
            <text:p>7215,57</text:p>
          </table:table-cell>
          <table:table-cell office:value-type="float" office:value="48397.4" calcext:value-type="float">
            <text:p>48397,4</text:p>
          </table:table-cell>
          <table:table-cell office:value-type="float" office:value="299052" calcext:value-type="float">
            <text:p>299052</text:p>
          </table:table-cell>
        </table:table-row>
        <table:table-row table:style-name="ro1">
          <table:table-cell table:formula="of:=[.$A$242]" office:value-type="float" office:value="100" calcext:value-type="float">
            <text:p>100</text:p>
          </table:table-cell>
          <table:table-cell office:value-type="float" office:value="202.382" calcext:value-type="float">
            <text:p>202,382</text:p>
          </table:table-cell>
          <table:table-cell office:value-type="float" office:value="724.605" calcext:value-type="float">
            <text:p>724,605</text:p>
          </table:table-cell>
          <table:table-cell office:value-type="float" office:value="7163.8" calcext:value-type="float">
            <text:p>7163,8</text:p>
          </table:table-cell>
          <table:table-cell office:value-type="float" office:value="48146.6" calcext:value-type="float">
            <text:p>48146,6</text:p>
          </table:table-cell>
          <table:table-cell office:value-type="float" office:value="299635" calcext:value-type="float">
            <text:p>299635</text:p>
          </table:table-cell>
        </table:table-row>
        <table:table-row table:style-name="ro1">
          <table:table-cell table:formula="of:=[.$A$242]" office:value-type="float" office:value="100" calcext:value-type="float">
            <text:p>100</text:p>
          </table:table-cell>
          <table:table-cell office:value-type="float" office:value="169.47" calcext:value-type="float">
            <text:p>169,47</text:p>
          </table:table-cell>
          <table:table-cell office:value-type="float" office:value="695.715" calcext:value-type="float">
            <text:p>695,715</text:p>
          </table:table-cell>
          <table:table-cell office:value-type="float" office:value="7208.18" calcext:value-type="float">
            <text:p>7208,18</text:p>
          </table:table-cell>
          <table:table-cell office:value-type="float" office:value="46592.5" calcext:value-type="float">
            <text:p>46592,5</text:p>
          </table:table-cell>
          <table:table-cell office:value-type="float" office:value="300020" calcext:value-type="float">
            <text:p>300020</text:p>
          </table:table-cell>
        </table:table-row>
        <table:table-row table:style-name="ro1">
          <table:table-cell table:formula="of:=[.$A$242]" office:value-type="float" office:value="100" calcext:value-type="float">
            <text:p>100</text:p>
          </table:table-cell>
          <table:table-cell office:value-type="float" office:value="163.082" calcext:value-type="float">
            <text:p>163,082</text:p>
          </table:table-cell>
          <table:table-cell office:value-type="float" office:value="698.875" calcext:value-type="float">
            <text:p>698,875</text:p>
          </table:table-cell>
          <table:table-cell office:value-type="float" office:value="7198.56" calcext:value-type="float">
            <text:p>7198,56</text:p>
          </table:table-cell>
          <table:table-cell office:value-type="float" office:value="46607.4" calcext:value-type="float">
            <text:p>46607,4</text:p>
          </table:table-cell>
          <table:table-cell office:value-type="float" office:value="299496" calcext:value-type="float">
            <text:p>299496</text:p>
          </table:table-cell>
        </table:table-row>
        <table:table-row table:style-name="ro1">
          <table:table-cell table:formula="of:=[.$A$242]" office:value-type="float" office:value="100" calcext:value-type="float">
            <text:p>100</text:p>
          </table:table-cell>
          <table:table-cell office:value-type="float" office:value="164.257" calcext:value-type="float">
            <text:p>164,257</text:p>
          </table:table-cell>
          <table:table-cell office:value-type="float" office:value="695.86" calcext:value-type="float">
            <text:p>695,86</text:p>
          </table:table-cell>
          <table:table-cell office:value-type="float" office:value="6928.79" calcext:value-type="float">
            <text:p>6928,79</text:p>
          </table:table-cell>
          <table:table-cell office:value-type="float" office:value="46673.6" calcext:value-type="float">
            <text:p>46673,6</text:p>
          </table:table-cell>
          <table:table-cell office:value-type="float" office:value="297914" calcext:value-type="float">
            <text:p>297914</text:p>
          </table:table-cell>
        </table:table-row>
        <table:table-row table:style-name="ro1">
          <table:table-cell table:formula="of:=[.$A$242]" office:value-type="float" office:value="100" calcext:value-type="float">
            <text:p>100</text:p>
          </table:table-cell>
          <table:table-cell office:value-type="float" office:value="160.529" calcext:value-type="float">
            <text:p>160,529</text:p>
          </table:table-cell>
          <table:table-cell office:value-type="float" office:value="713.963" calcext:value-type="float">
            <text:p>713,963</text:p>
          </table:table-cell>
          <table:table-cell office:value-type="float" office:value="6856.45" calcext:value-type="float">
            <text:p>6856,45</text:p>
          </table:table-cell>
          <table:table-cell office:value-type="float" office:value="46608.6" calcext:value-type="float">
            <text:p>46608,6</text:p>
          </table:table-cell>
          <table:table-cell office:value-type="float" office:value="299508" calcext:value-type="float">
            <text:p>299508</text:p>
          </table:table-cell>
        </table:table-row>
        <table:table-row table:style-name="ro1">
          <table:table-cell table:formula="of:=[.$A$242]" office:value-type="float" office:value="100" calcext:value-type="float">
            <text:p>100</text:p>
          </table:table-cell>
          <table:table-cell office:value-type="float" office:value="166.912" calcext:value-type="float">
            <text:p>166,912</text:p>
          </table:table-cell>
          <table:table-cell office:value-type="float" office:value="701.148" calcext:value-type="float">
            <text:p>701,148</text:p>
          </table:table-cell>
          <table:table-cell office:value-type="float" office:value="6853.56" calcext:value-type="float">
            <text:p>6853,56</text:p>
          </table:table-cell>
          <table:table-cell office:value-type="float" office:value="47953.2" calcext:value-type="float">
            <text:p>47953,2</text:p>
          </table:table-cell>
          <table:table-cell office:value-type="float" office:value="306259" calcext:value-type="float">
            <text:p>306259</text:p>
          </table:table-cell>
        </table:table-row>
        <table:table-row table:style-name="ro1">
          <table:table-cell table:formula="of:=[.$A$242]" office:value-type="float" office:value="100" calcext:value-type="float">
            <text:p>100</text:p>
          </table:table-cell>
          <table:table-cell office:value-type="float" office:value="194.591" calcext:value-type="float">
            <text:p>194,591</text:p>
          </table:table-cell>
          <table:table-cell office:value-type="float" office:value="693.861" calcext:value-type="float">
            <text:p>693,861</text:p>
          </table:table-cell>
          <table:table-cell office:value-type="float" office:value="6933.92" calcext:value-type="float">
            <text:p>6933,92</text:p>
          </table:table-cell>
          <table:table-cell office:value-type="float" office:value="48203.8" calcext:value-type="float">
            <text:p>48203,8</text:p>
          </table:table-cell>
          <table:table-cell office:value-type="float" office:value="303972" calcext:value-type="float">
            <text:p>303972</text:p>
          </table:table-cell>
        </table:table-row>
        <table:table-row table:style-name="ro1">
          <table:table-cell table:formula="of:=[.$A$242]" office:value-type="float" office:value="100" calcext:value-type="float">
            <text:p>100</text:p>
          </table:table-cell>
          <table:table-cell office:value-type="float" office:value="157.629" calcext:value-type="float">
            <text:p>157,629</text:p>
          </table:table-cell>
          <table:table-cell office:value-type="float" office:value="677.163" calcext:value-type="float">
            <text:p>677,163</text:p>
          </table:table-cell>
          <table:table-cell office:value-type="float" office:value="6895.99" calcext:value-type="float">
            <text:p>6895,99</text:p>
          </table:table-cell>
          <table:table-cell office:value-type="float" office:value="48252.3" calcext:value-type="float">
            <text:p>48252,3</text:p>
          </table:table-cell>
          <table:table-cell office:value-type="float" office:value="304145" calcext:value-type="float">
            <text:p>304145</text:p>
          </table:table-cell>
        </table:table-row>
        <table:table-row table:style-name="ro1">
          <table:table-cell table:formula="of:=[.$A$242]" office:value-type="float" office:value="100" calcext:value-type="float">
            <text:p>100</text:p>
          </table:table-cell>
          <table:table-cell office:value-type="float" office:value="168.588" calcext:value-type="float">
            <text:p>168,588</text:p>
          </table:table-cell>
          <table:table-cell office:value-type="float" office:value="694.67" calcext:value-type="float">
            <text:p>694,67</text:p>
          </table:table-cell>
          <table:table-cell office:value-type="float" office:value="6874.31" calcext:value-type="float">
            <text:p>6874,31</text:p>
          </table:table-cell>
          <table:table-cell office:value-type="float" office:value="46585.1" calcext:value-type="float">
            <text:p>46585,1</text:p>
          </table:table-cell>
          <table:table-cell office:value-type="float" office:value="299371" calcext:value-type="float">
            <text:p>299371</text:p>
          </table:table-cell>
        </table:table-row>
        <table:table-row table:style-name="ro1">
          <table:table-cell table:formula="of:=[.$A$242]" office:value-type="float" office:value="100" calcext:value-type="float">
            <text:p>100</text:p>
          </table:table-cell>
          <table:table-cell office:value-type="float" office:value="157.443" calcext:value-type="float">
            <text:p>157,443</text:p>
          </table:table-cell>
          <table:table-cell office:value-type="float" office:value="711.515" calcext:value-type="float">
            <text:p>711,515</text:p>
          </table:table-cell>
          <table:table-cell office:value-type="float" office:value="7233.64" calcext:value-type="float">
            <text:p>7233,64</text:p>
          </table:table-cell>
          <table:table-cell office:value-type="float" office:value="48249" calcext:value-type="float">
            <text:p>48249</text:p>
          </table:table-cell>
          <table:table-cell office:value-type="float" office:value="303443" calcext:value-type="float">
            <text:p>303443</text:p>
          </table:table-cell>
        </table:table-row>
        <table:table-row table:style-name="ro1">
          <table:table-cell table:formula="of:=[.$A$242]" office:value-type="float" office:value="100" calcext:value-type="float">
            <text:p>100</text:p>
          </table:table-cell>
          <table:table-cell office:value-type="float" office:value="184.273" calcext:value-type="float">
            <text:p>184,273</text:p>
          </table:table-cell>
          <table:table-cell office:value-type="float" office:value="719.633" calcext:value-type="float">
            <text:p>719,633</text:p>
          </table:table-cell>
          <table:table-cell office:value-type="float" office:value="7334.53" calcext:value-type="float">
            <text:p>7334,53</text:p>
          </table:table-cell>
          <table:table-cell office:value-type="float" office:value="46593.8" calcext:value-type="float">
            <text:p>46593,8</text:p>
          </table:table-cell>
          <table:table-cell office:value-type="float" office:value="298754" calcext:value-type="float">
            <text:p>298754</text:p>
          </table:table-cell>
        </table:table-row>
        <table:table-row table:style-name="ro1">
          <table:table-cell table:formula="of:=[.$A$242]" office:value-type="float" office:value="100" calcext:value-type="float">
            <text:p>100</text:p>
          </table:table-cell>
          <table:table-cell office:value-type="float" office:value="208.081" calcext:value-type="float">
            <text:p>208,081</text:p>
          </table:table-cell>
          <table:table-cell office:value-type="float" office:value="731.011" calcext:value-type="float">
            <text:p>731,011</text:p>
          </table:table-cell>
          <table:table-cell office:value-type="float" office:value="6933.6" calcext:value-type="float">
            <text:p>6933,6</text:p>
          </table:table-cell>
          <table:table-cell office:value-type="float" office:value="46606.5" calcext:value-type="float">
            <text:p>46606,5</text:p>
          </table:table-cell>
          <table:table-cell office:value-type="float" office:value="302660" calcext:value-type="float">
            <text:p>302660</text:p>
          </table:table-cell>
        </table:table-row>
        <table:table-row table:style-name="ro1">
          <table:table-cell table:formula="of:=[.$A$242]" office:value-type="float" office:value="100" calcext:value-type="float">
            <text:p>100</text:p>
          </table:table-cell>
          <table:table-cell office:value-type="float" office:value="147.789" calcext:value-type="float">
            <text:p>147,789</text:p>
          </table:table-cell>
          <table:table-cell office:value-type="float" office:value="745.398" calcext:value-type="float">
            <text:p>745,398</text:p>
          </table:table-cell>
          <table:table-cell office:value-type="float" office:value="6875.01" calcext:value-type="float">
            <text:p>6875,01</text:p>
          </table:table-cell>
          <table:table-cell office:value-type="float" office:value="48279.7" calcext:value-type="float">
            <text:p>48279,7</text:p>
          </table:table-cell>
          <table:table-cell office:value-type="float" office:value="298480" calcext:value-type="float">
            <text:p>298480</text:p>
          </table:table-cell>
        </table:table-row>
        <table:table-row table:style-name="ro1">
          <table:table-cell table:formula="of:=[.$A$242]" office:value-type="float" office:value="100" calcext:value-type="float">
            <text:p>100</text:p>
          </table:table-cell>
          <table:table-cell office:value-type="float" office:value="143.917" calcext:value-type="float">
            <text:p>143,917</text:p>
          </table:table-cell>
          <table:table-cell office:value-type="float" office:value="755.424" calcext:value-type="float">
            <text:p>755,424</text:p>
          </table:table-cell>
          <table:table-cell office:value-type="float" office:value="6887.6" calcext:value-type="float">
            <text:p>6887,6</text:p>
          </table:table-cell>
          <table:table-cell office:value-type="float" office:value="48210.1" calcext:value-type="float">
            <text:p>48210,1</text:p>
          </table:table-cell>
          <table:table-cell office:value-type="float" office:value="306899" calcext:value-type="float">
            <text:p>306899</text:p>
          </table:table-cell>
        </table:table-row>
        <table:table-row table:style-name="ro1">
          <table:table-cell table:formula="of:=[.$A$242]" office:value-type="float" office:value="100" calcext:value-type="float">
            <text:p>100</text:p>
          </table:table-cell>
          <table:table-cell office:value-type="float" office:value="171.278" calcext:value-type="float">
            <text:p>171,278</text:p>
          </table:table-cell>
          <table:table-cell office:value-type="float" office:value="724.088" calcext:value-type="float">
            <text:p>724,088</text:p>
          </table:table-cell>
          <table:table-cell office:value-type="float" office:value="6901.1" calcext:value-type="float">
            <text:p>6901,1</text:p>
          </table:table-cell>
          <table:table-cell office:value-type="float" office:value="48244" calcext:value-type="float">
            <text:p>48244</text:p>
          </table:table-cell>
          <table:table-cell office:value-type="float" office:value="299154" calcext:value-type="float">
            <text:p>299154</text:p>
          </table:table-cell>
        </table:table-row>
        <table:table-row table:style-name="ro1">
          <table:table-cell table:formula="of:=[.$A$242]" office:value-type="float" office:value="100" calcext:value-type="float">
            <text:p>100</text:p>
          </table:table-cell>
          <table:table-cell office:value-type="float" office:value="201.868" calcext:value-type="float">
            <text:p>201,868</text:p>
          </table:table-cell>
          <table:table-cell office:value-type="float" office:value="719.706" calcext:value-type="float">
            <text:p>719,706</text:p>
          </table:table-cell>
          <table:table-cell office:value-type="float" office:value="6937.85" calcext:value-type="float">
            <text:p>6937,85</text:p>
          </table:table-cell>
          <table:table-cell office:value-type="float" office:value="46916.9" calcext:value-type="float">
            <text:p>46916,9</text:p>
          </table:table-cell>
          <table:table-cell office:value-type="float" office:value="299172" calcext:value-type="float">
            <text:p>29917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63.916" calcext:value-type="float">
            <text:p>163,916</text:p>
          </table:table-cell>
          <table:table-cell office:value-type="float" office:value="754.616" calcext:value-type="float">
            <text:p>754,616</text:p>
          </table:table-cell>
          <table:table-cell office:value-type="float" office:value="7748.3" calcext:value-type="float">
            <text:p>7748,3</text:p>
          </table:table-cell>
          <table:table-cell office:value-type="float" office:value="51711.9" calcext:value-type="float">
            <text:p>51711,9</text:p>
          </table:table-cell>
          <table:table-cell office:value-type="float" office:value="328882" calcext:value-type="float">
            <text:p>328882</text:p>
          </table:table-cell>
        </table:table-row>
        <table:table-row table:style-name="ro1">
          <table:table-cell table:formula="of:=[.$A$262]" office:value-type="float" office:value="120" calcext:value-type="float">
            <text:p>120</text:p>
          </table:table-cell>
          <table:table-cell office:value-type="float" office:value="203.059" calcext:value-type="float">
            <text:p>203,059</text:p>
          </table:table-cell>
          <table:table-cell office:value-type="float" office:value="806.076" calcext:value-type="float">
            <text:p>806,076</text:p>
          </table:table-cell>
          <table:table-cell office:value-type="float" office:value="7645.98" calcext:value-type="float">
            <text:p>7645,98</text:p>
          </table:table-cell>
          <table:table-cell office:value-type="float" office:value="51593.9" calcext:value-type="float">
            <text:p>51593,9</text:p>
          </table:table-cell>
          <table:table-cell office:value-type="float" office:value="327842" calcext:value-type="float">
            <text:p>327842</text:p>
          </table:table-cell>
        </table:table-row>
        <table:table-row table:style-name="ro1">
          <table:table-cell table:formula="of:=[.$A$262]" office:value-type="float" office:value="120" calcext:value-type="float">
            <text:p>120</text:p>
          </table:table-cell>
          <table:table-cell office:value-type="float" office:value="207.782" calcext:value-type="float">
            <text:p>207,782</text:p>
          </table:table-cell>
          <table:table-cell office:value-type="float" office:value="843.747" calcext:value-type="float">
            <text:p>843,747</text:p>
          </table:table-cell>
          <table:table-cell office:value-type="float" office:value="7758.65" calcext:value-type="float">
            <text:p>7758,65</text:p>
          </table:table-cell>
          <table:table-cell office:value-type="float" office:value="52130.1" calcext:value-type="float">
            <text:p>52130,1</text:p>
          </table:table-cell>
          <table:table-cell office:value-type="float" office:value="328736" calcext:value-type="float">
            <text:p>328736</text:p>
          </table:table-cell>
        </table:table-row>
        <table:table-row table:style-name="ro1">
          <table:table-cell table:formula="of:=[.$A$262]" office:value-type="float" office:value="120" calcext:value-type="float">
            <text:p>120</text:p>
          </table:table-cell>
          <table:table-cell office:value-type="float" office:value="205.492" calcext:value-type="float">
            <text:p>205,492</text:p>
          </table:table-cell>
          <table:table-cell office:value-type="float" office:value="765.841" calcext:value-type="float">
            <text:p>765,841</text:p>
          </table:table-cell>
          <table:table-cell office:value-type="float" office:value="7724.88" calcext:value-type="float">
            <text:p>7724,88</text:p>
          </table:table-cell>
          <table:table-cell office:value-type="float" office:value="51893.6" calcext:value-type="float">
            <text:p>51893,6</text:p>
          </table:table-cell>
          <table:table-cell office:value-type="float" office:value="329397" calcext:value-type="float">
            <text:p>329397</text:p>
          </table:table-cell>
        </table:table-row>
        <table:table-row table:style-name="ro1">
          <table:table-cell table:formula="of:=[.$A$262]" office:value-type="float" office:value="120" calcext:value-type="float">
            <text:p>120</text:p>
          </table:table-cell>
          <table:table-cell office:value-type="float" office:value="236.577" calcext:value-type="float">
            <text:p>236,577</text:p>
          </table:table-cell>
          <table:table-cell office:value-type="float" office:value="784.744" calcext:value-type="float">
            <text:p>784,744</text:p>
          </table:table-cell>
          <table:table-cell office:value-type="float" office:value="7741.13" calcext:value-type="float">
            <text:p>7741,13</text:p>
          </table:table-cell>
          <table:table-cell office:value-type="float" office:value="51676.3" calcext:value-type="float">
            <text:p>51676,3</text:p>
          </table:table-cell>
          <table:table-cell office:value-type="float" office:value="328733" calcext:value-type="float">
            <text:p>328733</text:p>
          </table:table-cell>
        </table:table-row>
        <table:table-row table:style-name="ro1">
          <table:table-cell table:formula="of:=[.$A$262]" office:value-type="float" office:value="120" calcext:value-type="float">
            <text:p>120</text:p>
          </table:table-cell>
          <table:table-cell office:value-type="float" office:value="198.984" calcext:value-type="float">
            <text:p>198,984</text:p>
          </table:table-cell>
          <table:table-cell office:value-type="float" office:value="785.393" calcext:value-type="float">
            <text:p>785,393</text:p>
          </table:table-cell>
          <table:table-cell office:value-type="float" office:value="7712.78" calcext:value-type="float">
            <text:p>7712,78</text:p>
          </table:table-cell>
          <table:table-cell office:value-type="float" office:value="51696.7" calcext:value-type="float">
            <text:p>51696,7</text:p>
          </table:table-cell>
          <table:table-cell office:value-type="float" office:value="328667" calcext:value-type="float">
            <text:p>328667</text:p>
          </table:table-cell>
        </table:table-row>
        <table:table-row table:style-name="ro1">
          <table:table-cell table:formula="of:=[.$A$262]" office:value-type="float" office:value="120" calcext:value-type="float">
            <text:p>120</text:p>
          </table:table-cell>
          <table:table-cell office:value-type="float" office:value="186.844" calcext:value-type="float">
            <text:p>186,844</text:p>
          </table:table-cell>
          <table:table-cell office:value-type="float" office:value="776.824" calcext:value-type="float">
            <text:p>776,824</text:p>
          </table:table-cell>
          <table:table-cell office:value-type="float" office:value="7704.52" calcext:value-type="float">
            <text:p>7704,52</text:p>
          </table:table-cell>
          <table:table-cell office:value-type="float" office:value="51381" calcext:value-type="float">
            <text:p>51381</text:p>
          </table:table-cell>
          <table:table-cell office:value-type="float" office:value="328587" calcext:value-type="float">
            <text:p>328587</text:p>
          </table:table-cell>
        </table:table-row>
        <table:table-row table:style-name="ro1">
          <table:table-cell table:formula="of:=[.$A$262]" office:value-type="float" office:value="120" calcext:value-type="float">
            <text:p>120</text:p>
          </table:table-cell>
          <table:table-cell office:value-type="float" office:value="186.17" calcext:value-type="float">
            <text:p>186,17</text:p>
          </table:table-cell>
          <table:table-cell office:value-type="float" office:value="786.413" calcext:value-type="float">
            <text:p>786,413</text:p>
          </table:table-cell>
          <table:table-cell office:value-type="float" office:value="7735.05" calcext:value-type="float">
            <text:p>7735,05</text:p>
          </table:table-cell>
          <table:table-cell office:value-type="float" office:value="51575.2" calcext:value-type="float">
            <text:p>51575,2</text:p>
          </table:table-cell>
          <table:table-cell office:value-type="float" office:value="328622" calcext:value-type="float">
            <text:p>328622</text:p>
          </table:table-cell>
        </table:table-row>
        <table:table-row table:style-name="ro1">
          <table:table-cell table:formula="of:=[.$A$262]" office:value-type="float" office:value="120" calcext:value-type="float">
            <text:p>120</text:p>
          </table:table-cell>
          <table:table-cell office:value-type="float" office:value="198.673" calcext:value-type="float">
            <text:p>198,673</text:p>
          </table:table-cell>
          <table:table-cell office:value-type="float" office:value="789.63" calcext:value-type="float">
            <text:p>789,63</text:p>
          </table:table-cell>
          <table:table-cell office:value-type="float" office:value="7795.04" calcext:value-type="float">
            <text:p>7795,04</text:p>
          </table:table-cell>
          <table:table-cell office:value-type="float" office:value="51637" calcext:value-type="float">
            <text:p>51637</text:p>
          </table:table-cell>
          <table:table-cell office:value-type="float" office:value="328923" calcext:value-type="float">
            <text:p>328923</text:p>
          </table:table-cell>
        </table:table-row>
        <table:table-row table:style-name="ro1">
          <table:table-cell table:formula="of:=[.$A$262]" office:value-type="float" office:value="120" calcext:value-type="float">
            <text:p>120</text:p>
          </table:table-cell>
          <table:table-cell office:value-type="float" office:value="183.348" calcext:value-type="float">
            <text:p>183,348</text:p>
          </table:table-cell>
          <table:table-cell office:value-type="float" office:value="805.877" calcext:value-type="float">
            <text:p>805,877</text:p>
          </table:table-cell>
          <table:table-cell office:value-type="float" office:value="7740.48" calcext:value-type="float">
            <text:p>7740,48</text:p>
          </table:table-cell>
          <table:table-cell office:value-type="float" office:value="51075.8" calcext:value-type="float">
            <text:p>51075,8</text:p>
          </table:table-cell>
          <table:table-cell office:value-type="float" office:value="329233" calcext:value-type="float">
            <text:p>329233</text:p>
          </table:table-cell>
        </table:table-row>
        <table:table-row table:style-name="ro1">
          <table:table-cell table:formula="of:=[.$A$262]" office:value-type="float" office:value="120" calcext:value-type="float">
            <text:p>120</text:p>
          </table:table-cell>
          <table:table-cell office:value-type="float" office:value="219.805" calcext:value-type="float">
            <text:p>219,805</text:p>
          </table:table-cell>
          <table:table-cell office:value-type="float" office:value="761.844" calcext:value-type="float">
            <text:p>761,844</text:p>
          </table:table-cell>
          <table:table-cell office:value-type="float" office:value="7740.87" calcext:value-type="float">
            <text:p>7740,87</text:p>
          </table:table-cell>
          <table:table-cell office:value-type="float" office:value="52029" calcext:value-type="float">
            <text:p>52029</text:p>
          </table:table-cell>
          <table:table-cell office:value-type="float" office:value="328949" calcext:value-type="float">
            <text:p>328949</text:p>
          </table:table-cell>
        </table:table-row>
        <table:table-row table:style-name="ro1">
          <table:table-cell table:formula="of:=[.$A$262]" office:value-type="float" office:value="120" calcext:value-type="float">
            <text:p>120</text:p>
          </table:table-cell>
          <table:table-cell office:value-type="float" office:value="220.974" calcext:value-type="float">
            <text:p>220,974</text:p>
          </table:table-cell>
          <table:table-cell office:value-type="float" office:value="749.82" calcext:value-type="float">
            <text:p>749,82</text:p>
          </table:table-cell>
          <table:table-cell office:value-type="float" office:value="7793.23" calcext:value-type="float">
            <text:p>7793,23</text:p>
          </table:table-cell>
          <table:table-cell office:value-type="float" office:value="50835" calcext:value-type="float">
            <text:p>50835</text:p>
          </table:table-cell>
          <table:table-cell office:value-type="float" office:value="328496" calcext:value-type="float">
            <text:p>328496</text:p>
          </table:table-cell>
        </table:table-row>
        <table:table-row table:style-name="ro1">
          <table:table-cell table:formula="of:=[.$A$262]" office:value-type="float" office:value="120" calcext:value-type="float">
            <text:p>120</text:p>
          </table:table-cell>
          <table:table-cell office:value-type="float" office:value="199.556" calcext:value-type="float">
            <text:p>199,556</text:p>
          </table:table-cell>
          <table:table-cell office:value-type="float" office:value="741.504" calcext:value-type="float">
            <text:p>741,504</text:p>
          </table:table-cell>
          <table:table-cell office:value-type="float" office:value="7640.41" calcext:value-type="float">
            <text:p>7640,41</text:p>
          </table:table-cell>
          <table:table-cell office:value-type="float" office:value="51828.1" calcext:value-type="float">
            <text:p>51828,1</text:p>
          </table:table-cell>
          <table:table-cell office:value-type="float" office:value="328511" calcext:value-type="float">
            <text:p>328511</text:p>
          </table:table-cell>
        </table:table-row>
        <table:table-row table:style-name="ro1">
          <table:table-cell table:formula="of:=[.$A$262]" office:value-type="float" office:value="120" calcext:value-type="float">
            <text:p>120</text:p>
          </table:table-cell>
          <table:table-cell office:value-type="float" office:value="217.9" calcext:value-type="float">
            <text:p>217,9</text:p>
          </table:table-cell>
          <table:table-cell office:value-type="float" office:value="726.446" calcext:value-type="float">
            <text:p>726,446</text:p>
          </table:table-cell>
          <table:table-cell office:value-type="float" office:value="7683.59" calcext:value-type="float">
            <text:p>7683,59</text:p>
          </table:table-cell>
          <table:table-cell office:value-type="float" office:value="51258.9" calcext:value-type="float">
            <text:p>51258,9</text:p>
          </table:table-cell>
          <table:table-cell office:value-type="float" office:value="328653" calcext:value-type="float">
            <text:p>328653</text:p>
          </table:table-cell>
        </table:table-row>
        <table:table-row table:style-name="ro1">
          <table:table-cell table:formula="of:=[.$A$262]" office:value-type="float" office:value="120" calcext:value-type="float">
            <text:p>120</text:p>
          </table:table-cell>
          <table:table-cell office:value-type="float" office:value="172.011" calcext:value-type="float">
            <text:p>172,011</text:p>
          </table:table-cell>
          <table:table-cell office:value-type="float" office:value="836.399" calcext:value-type="float">
            <text:p>836,399</text:p>
          </table:table-cell>
          <table:table-cell office:value-type="float" office:value="7708.44" calcext:value-type="float">
            <text:p>7708,44</text:p>
          </table:table-cell>
          <table:table-cell office:value-type="float" office:value="50754" calcext:value-type="float">
            <text:p>50754</text:p>
          </table:table-cell>
          <table:table-cell office:value-type="float" office:value="328653" calcext:value-type="float">
            <text:p>328653</text:p>
          </table:table-cell>
        </table:table-row>
        <table:table-row table:style-name="ro1">
          <table:table-cell table:formula="of:=[.$A$262]" office:value-type="float" office:value="120" calcext:value-type="float">
            <text:p>120</text:p>
          </table:table-cell>
          <table:table-cell office:value-type="float" office:value="217.495" calcext:value-type="float">
            <text:p>217,495</text:p>
          </table:table-cell>
          <table:table-cell office:value-type="float" office:value="749.614" calcext:value-type="float">
            <text:p>749,614</text:p>
          </table:table-cell>
          <table:table-cell office:value-type="float" office:value="7788.65" calcext:value-type="float">
            <text:p>7788,65</text:p>
          </table:table-cell>
          <table:table-cell office:value-type="float" office:value="51574" calcext:value-type="float">
            <text:p>51574</text:p>
          </table:table-cell>
          <table:table-cell office:value-type="float" office:value="328776" calcext:value-type="float">
            <text:p>328776</text:p>
          </table:table-cell>
        </table:table-row>
        <table:table-row table:style-name="ro1">
          <table:table-cell table:formula="of:=[.$A$262]" office:value-type="float" office:value="120" calcext:value-type="float">
            <text:p>120</text:p>
          </table:table-cell>
          <table:table-cell office:value-type="float" office:value="195.003" calcext:value-type="float">
            <text:p>195,003</text:p>
          </table:table-cell>
          <table:table-cell office:value-type="float" office:value="784.598" calcext:value-type="float">
            <text:p>784,598</text:p>
          </table:table-cell>
          <table:table-cell office:value-type="float" office:value="7783.31" calcext:value-type="float">
            <text:p>7783,31</text:p>
          </table:table-cell>
          <table:table-cell office:value-type="float" office:value="51513.6" calcext:value-type="float">
            <text:p>51513,6</text:p>
          </table:table-cell>
          <table:table-cell office:value-type="float" office:value="328901" calcext:value-type="float">
            <text:p>328901</text:p>
          </table:table-cell>
        </table:table-row>
        <table:table-row table:style-name="ro1">
          <table:table-cell table:formula="of:=[.$A$262]" office:value-type="float" office:value="120" calcext:value-type="float">
            <text:p>120</text:p>
          </table:table-cell>
          <table:table-cell office:value-type="float" office:value="187.856" calcext:value-type="float">
            <text:p>187,856</text:p>
          </table:table-cell>
          <table:table-cell office:value-type="float" office:value="753.417" calcext:value-type="float">
            <text:p>753,417</text:p>
          </table:table-cell>
          <table:table-cell office:value-type="float" office:value="7811.07" calcext:value-type="float">
            <text:p>7811,07</text:p>
          </table:table-cell>
          <table:table-cell office:value-type="float" office:value="51518.8" calcext:value-type="float">
            <text:p>51518,8</text:p>
          </table:table-cell>
          <table:table-cell office:value-type="float" office:value="329440" calcext:value-type="float">
            <text:p>329440</text:p>
          </table:table-cell>
        </table:table-row>
        <table:table-row table:style-name="ro1">
          <table:table-cell table:formula="of:=[.$A$262]" office:value-type="float" office:value="120" calcext:value-type="float">
            <text:p>120</text:p>
          </table:table-cell>
          <table:table-cell office:value-type="float" office:value="174.969" calcext:value-type="float">
            <text:p>174,969</text:p>
          </table:table-cell>
          <table:table-cell office:value-type="float" office:value="750.725" calcext:value-type="float">
            <text:p>750,725</text:p>
          </table:table-cell>
          <table:table-cell office:value-type="float" office:value="7781.34" calcext:value-type="float">
            <text:p>7781,34</text:p>
          </table:table-cell>
          <table:table-cell office:value-type="float" office:value="52020.8" calcext:value-type="float">
            <text:p>52020,8</text:p>
          </table:table-cell>
          <table:table-cell office:value-type="float" office:value="328424" calcext:value-type="float">
            <text:p>328424</text:p>
          </table:table-cell>
        </table:table-row>
        <table:table-row table:style-name="ro1">
          <table:table-cell table:formula="of:=[.$A$262]" office:value-type="float" office:value="120" calcext:value-type="float">
            <text:p>120</text:p>
          </table:table-cell>
          <table:table-cell office:value-type="float" office:value="246.19" calcext:value-type="float">
            <text:p>246,19</text:p>
          </table:table-cell>
          <table:table-cell office:value-type="float" office:value="841.01" calcext:value-type="float">
            <text:p>841,01</text:p>
          </table:table-cell>
          <table:table-cell office:value-type="float" office:value="7816.12" calcext:value-type="float">
            <text:p>7816,12</text:p>
          </table:table-cell>
          <table:table-cell office:value-type="float" office:value="51201.4" calcext:value-type="float">
            <text:p>51201,4</text:p>
          </table:table-cell>
          <table:table-cell office:value-type="float" office:value="329905" calcext:value-type="float">
            <text:p>32990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99.209" calcext:value-type="float">
            <text:p>199,209</text:p>
          </table:table-cell>
          <table:table-cell office:value-type="float" office:value="888.215" calcext:value-type="float">
            <text:p>888,215</text:p>
          </table:table-cell>
          <table:table-cell office:value-type="float" office:value="8408.54" calcext:value-type="float">
            <text:p>8408,54</text:p>
          </table:table-cell>
          <table:table-cell office:value-type="float" office:value="55724.9" calcext:value-type="float">
            <text:p>55724,9</text:p>
          </table:table-cell>
          <table:table-cell office:value-type="float" office:value="368766" calcext:value-type="float">
            <text:p>368766</text:p>
          </table:table-cell>
        </table:table-row>
        <table:table-row table:style-name="ro1">
          <table:table-cell table:formula="of:=[.$A$282]" office:value-type="float" office:value="128" calcext:value-type="float">
            <text:p>128</text:p>
          </table:table-cell>
          <table:table-cell office:value-type="float" office:value="237.774" calcext:value-type="float">
            <text:p>237,774</text:p>
          </table:table-cell>
          <table:table-cell office:value-type="float" office:value="874.59" calcext:value-type="float">
            <text:p>874,59</text:p>
          </table:table-cell>
          <table:table-cell office:value-type="float" office:value="8400.3" calcext:value-type="float">
            <text:p>8400,3</text:p>
          </table:table-cell>
          <table:table-cell office:value-type="float" office:value="55665.4" calcext:value-type="float">
            <text:p>55665,4</text:p>
          </table:table-cell>
          <table:table-cell office:value-type="float" office:value="368096" calcext:value-type="float">
            <text:p>368096</text:p>
          </table:table-cell>
        </table:table-row>
        <table:table-row table:style-name="ro1">
          <table:table-cell table:formula="of:=[.$A$282]" office:value-type="float" office:value="128" calcext:value-type="float">
            <text:p>128</text:p>
          </table:table-cell>
          <table:table-cell office:value-type="float" office:value="204.79" calcext:value-type="float">
            <text:p>204,79</text:p>
          </table:table-cell>
          <table:table-cell office:value-type="float" office:value="900.226" calcext:value-type="float">
            <text:p>900,226</text:p>
          </table:table-cell>
          <table:table-cell office:value-type="float" office:value="8523.45" calcext:value-type="float">
            <text:p>8523,45</text:p>
          </table:table-cell>
          <table:table-cell office:value-type="float" office:value="55885.5" calcext:value-type="float">
            <text:p>55885,5</text:p>
          </table:table-cell>
          <table:table-cell office:value-type="float" office:value="367649" calcext:value-type="float">
            <text:p>367649</text:p>
          </table:table-cell>
        </table:table-row>
        <table:table-row table:style-name="ro1">
          <table:table-cell table:formula="of:=[.$A$282]" office:value-type="float" office:value="128" calcext:value-type="float">
            <text:p>128</text:p>
          </table:table-cell>
          <table:table-cell office:value-type="float" office:value="247.901" calcext:value-type="float">
            <text:p>247,901</text:p>
          </table:table-cell>
          <table:table-cell office:value-type="float" office:value="866.41" calcext:value-type="float">
            <text:p>866,41</text:p>
          </table:table-cell>
          <table:table-cell office:value-type="float" office:value="8405.82" calcext:value-type="float">
            <text:p>8405,82</text:p>
          </table:table-cell>
          <table:table-cell office:value-type="float" office:value="55770.7" calcext:value-type="float">
            <text:p>55770,7</text:p>
          </table:table-cell>
          <table:table-cell office:value-type="float" office:value="368097" calcext:value-type="float">
            <text:p>368097</text:p>
          </table:table-cell>
        </table:table-row>
        <table:table-row table:style-name="ro1">
          <table:table-cell table:formula="of:=[.$A$282]" office:value-type="float" office:value="128" calcext:value-type="float">
            <text:p>128</text:p>
          </table:table-cell>
          <table:table-cell office:value-type="float" office:value="220.852" calcext:value-type="float">
            <text:p>220,852</text:p>
          </table:table-cell>
          <table:table-cell office:value-type="float" office:value="864.253" calcext:value-type="float">
            <text:p>864,253</text:p>
          </table:table-cell>
          <table:table-cell office:value-type="float" office:value="8414.24" calcext:value-type="float">
            <text:p>8414,24</text:p>
          </table:table-cell>
          <table:table-cell office:value-type="float" office:value="55773.1" calcext:value-type="float">
            <text:p>55773,1</text:p>
          </table:table-cell>
          <table:table-cell office:value-type="float" office:value="368153" calcext:value-type="float">
            <text:p>368153</text:p>
          </table:table-cell>
        </table:table-row>
        <table:table-row table:style-name="ro1">
          <table:table-cell table:formula="of:=[.$A$282]" office:value-type="float" office:value="128" calcext:value-type="float">
            <text:p>128</text:p>
          </table:table-cell>
          <table:table-cell office:value-type="float" office:value="226.889" calcext:value-type="float">
            <text:p>226,889</text:p>
          </table:table-cell>
          <table:table-cell office:value-type="float" office:value="838.966" calcext:value-type="float">
            <text:p>838,966</text:p>
          </table:table-cell>
          <table:table-cell office:value-type="float" office:value="8391.62" calcext:value-type="float">
            <text:p>8391,62</text:p>
          </table:table-cell>
          <table:table-cell office:value-type="float" office:value="55706.8" calcext:value-type="float">
            <text:p>55706,8</text:p>
          </table:table-cell>
          <table:table-cell office:value-type="float" office:value="367843" calcext:value-type="float">
            <text:p>367843</text:p>
          </table:table-cell>
        </table:table-row>
        <table:table-row table:style-name="ro1">
          <table:table-cell table:formula="of:=[.$A$282]" office:value-type="float" office:value="128" calcext:value-type="float">
            <text:p>128</text:p>
          </table:table-cell>
          <table:table-cell office:value-type="float" office:value="188.609" calcext:value-type="float">
            <text:p>188,609</text:p>
          </table:table-cell>
          <table:table-cell office:value-type="float" office:value="886.026" calcext:value-type="float">
            <text:p>886,026</text:p>
          </table:table-cell>
          <table:table-cell office:value-type="float" office:value="8774.77" calcext:value-type="float">
            <text:p>8774,77</text:p>
          </table:table-cell>
          <table:table-cell office:value-type="float" office:value="55834.8" calcext:value-type="float">
            <text:p>55834,8</text:p>
          </table:table-cell>
          <table:table-cell office:value-type="float" office:value="367992" calcext:value-type="float">
            <text:p>367992</text:p>
          </table:table-cell>
        </table:table-row>
        <table:table-row table:style-name="ro1">
          <table:table-cell table:formula="of:=[.$A$282]" office:value-type="float" office:value="128" calcext:value-type="float">
            <text:p>128</text:p>
          </table:table-cell>
          <table:table-cell office:value-type="float" office:value="206.747" calcext:value-type="float">
            <text:p>206,747</text:p>
          </table:table-cell>
          <table:table-cell office:value-type="float" office:value="862.139" calcext:value-type="float">
            <text:p>862,139</text:p>
          </table:table-cell>
          <table:table-cell office:value-type="float" office:value="8394.56" calcext:value-type="float">
            <text:p>8394,56</text:p>
          </table:table-cell>
          <table:table-cell office:value-type="float" office:value="55898.9" calcext:value-type="float">
            <text:p>55898,9</text:p>
          </table:table-cell>
          <table:table-cell office:value-type="float" office:value="367886" calcext:value-type="float">
            <text:p>367886</text:p>
          </table:table-cell>
        </table:table-row>
        <table:table-row table:style-name="ro1">
          <table:table-cell table:formula="of:=[.$A$282]" office:value-type="float" office:value="128" calcext:value-type="float">
            <text:p>128</text:p>
          </table:table-cell>
          <table:table-cell office:value-type="float" office:value="242.118" calcext:value-type="float">
            <text:p>242,118</text:p>
          </table:table-cell>
          <table:table-cell office:value-type="float" office:value="860.665" calcext:value-type="float">
            <text:p>860,665</text:p>
          </table:table-cell>
          <table:table-cell office:value-type="float" office:value="8454.59" calcext:value-type="float">
            <text:p>8454,59</text:p>
          </table:table-cell>
          <table:table-cell office:value-type="float" office:value="55909.9" calcext:value-type="float">
            <text:p>55909,9</text:p>
          </table:table-cell>
          <table:table-cell/>
        </table:table-row>
        <table:table-row table:style-name="ro1">
          <table:table-cell table:formula="of:=[.$A$282]" office:value-type="float" office:value="128" calcext:value-type="float">
            <text:p>128</text:p>
          </table:table-cell>
          <table:table-cell office:value-type="float" office:value="205.733" calcext:value-type="float">
            <text:p>205,733</text:p>
          </table:table-cell>
          <table:table-cell office:value-type="float" office:value="860.062" calcext:value-type="float">
            <text:p>860,062</text:p>
          </table:table-cell>
          <table:table-cell office:value-type="float" office:value="8427.86" calcext:value-type="float">
            <text:p>8427,86</text:p>
          </table:table-cell>
          <table:table-cell office:value-type="float" office:value="55728.7" calcext:value-type="float">
            <text:p>55728,7</text:p>
          </table:table-cell>
          <table:table-cell/>
        </table:table-row>
        <table:table-row table:style-name="ro1">
          <table:table-cell table:formula="of:=[.$A$282]" office:value-type="float" office:value="128" calcext:value-type="float">
            <text:p>128</text:p>
          </table:table-cell>
          <table:table-cell office:value-type="float" office:value="222.427" calcext:value-type="float">
            <text:p>222,427</text:p>
          </table:table-cell>
          <table:table-cell office:value-type="float" office:value="851.498" calcext:value-type="float">
            <text:p>851,498</text:p>
          </table:table-cell>
          <table:table-cell office:value-type="float" office:value="8407.94" calcext:value-type="float">
            <text:p>8407,94</text:p>
          </table:table-cell>
          <table:table-cell office:value-type="float" office:value="55925.6" calcext:value-type="float">
            <text:p>55925,6</text:p>
          </table:table-cell>
          <table:table-cell/>
        </table:table-row>
        <table:table-row table:style-name="ro1">
          <table:table-cell table:formula="of:=[.$A$282]" office:value-type="float" office:value="128" calcext:value-type="float">
            <text:p>128</text:p>
          </table:table-cell>
          <table:table-cell office:value-type="float" office:value="231.341" calcext:value-type="float">
            <text:p>231,341</text:p>
          </table:table-cell>
          <table:table-cell office:value-type="float" office:value="861.204" calcext:value-type="float">
            <text:p>861,204</text:p>
          </table:table-cell>
          <table:table-cell office:value-type="float" office:value="8414.22" calcext:value-type="float">
            <text:p>8414,22</text:p>
          </table:table-cell>
          <table:table-cell office:value-type="float" office:value="56943.6" calcext:value-type="float">
            <text:p>56943,6</text:p>
          </table:table-cell>
          <table:table-cell/>
        </table:table-row>
        <table:table-row table:style-name="ro1">
          <table:table-cell table:formula="of:=[.$A$282]" office:value-type="float" office:value="128" calcext:value-type="float">
            <text:p>128</text:p>
          </table:table-cell>
          <table:table-cell office:value-type="float" office:value="195.949" calcext:value-type="float">
            <text:p>195,949</text:p>
          </table:table-cell>
          <table:table-cell office:value-type="float" office:value="839.17" calcext:value-type="float">
            <text:p>839,17</text:p>
          </table:table-cell>
          <table:table-cell office:value-type="float" office:value="8442.44" calcext:value-type="float">
            <text:p>8442,44</text:p>
          </table:table-cell>
          <table:table-cell office:value-type="float" office:value="55835.2" calcext:value-type="float">
            <text:p>55835,2</text:p>
          </table:table-cell>
          <table:table-cell/>
        </table:table-row>
        <table:table-row table:style-name="ro1">
          <table:table-cell table:formula="of:=[.$A$282]" office:value-type="float" office:value="128" calcext:value-type="float">
            <text:p>128</text:p>
          </table:table-cell>
          <table:table-cell office:value-type="float" office:value="218.238" calcext:value-type="float">
            <text:p>218,238</text:p>
          </table:table-cell>
          <table:table-cell office:value-type="float" office:value="873.667" calcext:value-type="float">
            <text:p>873,667</text:p>
          </table:table-cell>
          <table:table-cell office:value-type="float" office:value="8432.54" calcext:value-type="float">
            <text:p>8432,54</text:p>
          </table:table-cell>
          <table:table-cell office:value-type="float" office:value="55790.3" calcext:value-type="float">
            <text:p>55790,3</text:p>
          </table:table-cell>
          <table:table-cell/>
        </table:table-row>
        <table:table-row table:style-name="ro1">
          <table:table-cell table:formula="of:=[.$A$282]" office:value-type="float" office:value="128" calcext:value-type="float">
            <text:p>128</text:p>
          </table:table-cell>
          <table:table-cell office:value-type="float" office:value="201.871" calcext:value-type="float">
            <text:p>201,871</text:p>
          </table:table-cell>
          <table:table-cell office:value-type="float" office:value="865.989" calcext:value-type="float">
            <text:p>865,989</text:p>
          </table:table-cell>
          <table:table-cell office:value-type="float" office:value="8370.7" calcext:value-type="float">
            <text:p>8370,7</text:p>
          </table:table-cell>
          <table:table-cell office:value-type="float" office:value="55677.4" calcext:value-type="float">
            <text:p>55677,4</text:p>
          </table:table-cell>
          <table:table-cell/>
        </table:table-row>
        <table:table-row table:style-name="ro1">
          <table:table-cell table:formula="of:=[.$A$282]" office:value-type="float" office:value="128" calcext:value-type="float">
            <text:p>128</text:p>
          </table:table-cell>
          <table:table-cell office:value-type="float" office:value="208.096" calcext:value-type="float">
            <text:p>208,096</text:p>
          </table:table-cell>
          <table:table-cell office:value-type="float" office:value="880.262" calcext:value-type="float">
            <text:p>880,262</text:p>
          </table:table-cell>
          <table:table-cell office:value-type="float" office:value="8410.45" calcext:value-type="float">
            <text:p>8410,45</text:p>
          </table:table-cell>
          <table:table-cell office:value-type="float" office:value="56348.2" calcext:value-type="float">
            <text:p>56348,2</text:p>
          </table:table-cell>
          <table:table-cell/>
        </table:table-row>
        <table:table-row table:style-name="ro1">
          <table:table-cell table:formula="of:=[.$A$282]" office:value-type="float" office:value="128" calcext:value-type="float">
            <text:p>128</text:p>
          </table:table-cell>
          <table:table-cell office:value-type="float" office:value="206.435" calcext:value-type="float">
            <text:p>206,435</text:p>
          </table:table-cell>
          <table:table-cell office:value-type="float" office:value="886.424" calcext:value-type="float">
            <text:p>886,424</text:p>
          </table:table-cell>
          <table:table-cell office:value-type="float" office:value="8390.65" calcext:value-type="float">
            <text:p>8390,65</text:p>
          </table:table-cell>
          <table:table-cell office:value-type="float" office:value="56305.5" calcext:value-type="float">
            <text:p>56305,5</text:p>
          </table:table-cell>
          <table:table-cell/>
        </table:table-row>
        <table:table-row table:style-name="ro1">
          <table:table-cell table:formula="of:=[.$A$282]" office:value-type="float" office:value="128" calcext:value-type="float">
            <text:p>128</text:p>
          </table:table-cell>
          <table:table-cell office:value-type="float" office:value="199.674" calcext:value-type="float">
            <text:p>199,674</text:p>
          </table:table-cell>
          <table:table-cell office:value-type="float" office:value="873.356" calcext:value-type="float">
            <text:p>873,356</text:p>
          </table:table-cell>
          <table:table-cell office:value-type="float" office:value="8369.97" calcext:value-type="float">
            <text:p>8369,97</text:p>
          </table:table-cell>
          <table:table-cell office:value-type="float" office:value="55738.1" calcext:value-type="float">
            <text:p>55738,1</text:p>
          </table:table-cell>
          <table:table-cell/>
        </table:table-row>
        <table:table-row table:style-name="ro1">
          <table:table-cell table:formula="of:=[.$A$282]" office:value-type="float" office:value="128" calcext:value-type="float">
            <text:p>128</text:p>
          </table:table-cell>
          <table:table-cell office:value-type="float" office:value="251.302" calcext:value-type="float">
            <text:p>251,302</text:p>
          </table:table-cell>
          <table:table-cell office:value-type="float" office:value="838.121" calcext:value-type="float">
            <text:p>838,121</text:p>
          </table:table-cell>
          <table:table-cell office:value-type="float" office:value="8383.5" calcext:value-type="float">
            <text:p>8383,5</text:p>
          </table:table-cell>
          <table:table-cell office:value-type="float" office:value="56005.2" calcext:value-type="float">
            <text:p>56005,2</text:p>
          </table:table-cell>
          <table:table-cell/>
        </table:table-row>
        <table:table-row table:style-name="ro1">
          <table:table-cell table:formula="of:=[.$A$282]" office:value-type="float" office:value="128" calcext:value-type="float">
            <text:p>128</text:p>
          </table:table-cell>
          <table:table-cell office:value-type="float" office:value="218.977" calcext:value-type="float">
            <text:p>218,977</text:p>
          </table:table-cell>
          <table:table-cell office:value-type="float" office:value="882.847" calcext:value-type="float">
            <text:p>882,847</text:p>
          </table:table-cell>
          <table:table-cell office:value-type="float" office:value="8399.76" calcext:value-type="float">
            <text:p>8399,76</text:p>
          </table:table-cell>
          <table:table-cell office:value-type="float" office:value="55794.2" calcext:value-type="float">
            <text:p>55794,2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43.865" calcext:value-type="float">
            <text:p>243,865</text:p>
          </table:table-cell>
          <table:table-cell office:value-type="float" office:value="1003.57" calcext:value-type="float">
            <text:p>1003,57</text:p>
          </table:table-cell>
          <table:table-cell office:value-type="float" office:value="9397.93" calcext:value-type="float">
            <text:p>9397,93</text:p>
          </table:table-cell>
          <table:table-cell office:value-type="float" office:value="60240.2" calcext:value-type="float">
            <text:p>60240,2</text:p>
          </table:table-cell>
          <table:table-cell/>
        </table:table-row>
        <table:table-row table:style-name="ro1">
          <table:table-cell table:formula="of:=[.$A$302]" office:value-type="float" office:value="150" calcext:value-type="float">
            <text:p>150</text:p>
          </table:table-cell>
          <table:table-cell office:value-type="float" office:value="254.106" calcext:value-type="float">
            <text:p>254,106</text:p>
          </table:table-cell>
          <table:table-cell office:value-type="float" office:value="1070.43" calcext:value-type="float">
            <text:p>1070,43</text:p>
          </table:table-cell>
          <table:table-cell office:value-type="float" office:value="9712.1" calcext:value-type="float">
            <text:p>9712,1</text:p>
          </table:table-cell>
          <table:table-cell office:value-type="float" office:value="61420.6" calcext:value-type="float">
            <text:p>61420,6</text:p>
          </table:table-cell>
          <table:table-cell/>
        </table:table-row>
        <table:table-row table:style-name="ro1">
          <table:table-cell table:formula="of:=[.$A$302]" office:value-type="float" office:value="150" calcext:value-type="float">
            <text:p>150</text:p>
          </table:table-cell>
          <table:table-cell office:value-type="float" office:value="253.05" calcext:value-type="float">
            <text:p>253,05</text:p>
          </table:table-cell>
          <table:table-cell office:value-type="float" office:value="1005.5" calcext:value-type="float">
            <text:p>1005,5</text:p>
          </table:table-cell>
          <table:table-cell office:value-type="float" office:value="9403.32" calcext:value-type="float">
            <text:p>9403,32</text:p>
          </table:table-cell>
          <table:table-cell office:value-type="float" office:value="60336.1" calcext:value-type="float">
            <text:p>60336,1</text:p>
          </table:table-cell>
          <table:table-cell/>
        </table:table-row>
        <table:table-row table:style-name="ro1">
          <table:table-cell table:formula="of:=[.$A$302]" office:value-type="float" office:value="150" calcext:value-type="float">
            <text:p>150</text:p>
          </table:table-cell>
          <table:table-cell office:value-type="float" office:value="253.465" calcext:value-type="float">
            <text:p>253,465</text:p>
          </table:table-cell>
          <table:table-cell office:value-type="float" office:value="986.496" calcext:value-type="float">
            <text:p>986,496</text:p>
          </table:table-cell>
          <table:table-cell office:value-type="float" office:value="9449.67" calcext:value-type="float">
            <text:p>9449,67</text:p>
          </table:table-cell>
          <table:table-cell office:value-type="float" office:value="60217.4" calcext:value-type="float">
            <text:p>60217,4</text:p>
          </table:table-cell>
          <table:table-cell/>
        </table:table-row>
        <table:table-row table:style-name="ro1">
          <table:table-cell table:formula="of:=[.$A$302]" office:value-type="float" office:value="150" calcext:value-type="float">
            <text:p>150</text:p>
          </table:table-cell>
          <table:table-cell office:value-type="float" office:value="256.778" calcext:value-type="float">
            <text:p>256,778</text:p>
          </table:table-cell>
          <table:table-cell office:value-type="float" office:value="1026.16" calcext:value-type="float">
            <text:p>1026,16</text:p>
          </table:table-cell>
          <table:table-cell office:value-type="float" office:value="9345.19" calcext:value-type="float">
            <text:p>9345,19</text:p>
          </table:table-cell>
          <table:table-cell office:value-type="float" office:value="60283.5" calcext:value-type="float">
            <text:p>60283,5</text:p>
          </table:table-cell>
          <table:table-cell/>
        </table:table-row>
        <table:table-row table:style-name="ro1">
          <table:table-cell table:formula="of:=[.$A$302]" office:value-type="float" office:value="150" calcext:value-type="float">
            <text:p>150</text:p>
          </table:table-cell>
          <table:table-cell office:value-type="float" office:value="264.098" calcext:value-type="float">
            <text:p>264,098</text:p>
          </table:table-cell>
          <table:table-cell office:value-type="float" office:value="977.966" calcext:value-type="float">
            <text:p>977,966</text:p>
          </table:table-cell>
          <table:table-cell office:value-type="float" office:value="9635.36" calcext:value-type="float">
            <text:p>9635,36</text:p>
          </table:table-cell>
          <table:table-cell office:value-type="float" office:value="60334.9" calcext:value-type="float">
            <text:p>60334,9</text:p>
          </table:table-cell>
          <table:table-cell/>
        </table:table-row>
        <table:table-row table:style-name="ro1">
          <table:table-cell table:formula="of:=[.$A$302]" office:value-type="float" office:value="150" calcext:value-type="float">
            <text:p>150</text:p>
          </table:table-cell>
          <table:table-cell office:value-type="float" office:value="270.833" calcext:value-type="float">
            <text:p>270,833</text:p>
          </table:table-cell>
          <table:table-cell office:value-type="float" office:value="964.754" calcext:value-type="float">
            <text:p>964,754</text:p>
          </table:table-cell>
          <table:table-cell office:value-type="float" office:value="9374.6" calcext:value-type="float">
            <text:p>9374,6</text:p>
          </table:table-cell>
          <table:table-cell office:value-type="float" office:value="61819.9" calcext:value-type="float">
            <text:p>61819,9</text:p>
          </table:table-cell>
          <table:table-cell/>
        </table:table-row>
        <table:table-row table:style-name="ro1">
          <table:table-cell table:formula="of:=[.$A$302]" office:value-type="float" office:value="150" calcext:value-type="float">
            <text:p>150</text:p>
          </table:table-cell>
          <table:table-cell office:value-type="float" office:value="260.041" calcext:value-type="float">
            <text:p>260,041</text:p>
          </table:table-cell>
          <table:table-cell office:value-type="float" office:value="976.744" calcext:value-type="float">
            <text:p>976,744</text:p>
          </table:table-cell>
          <table:table-cell office:value-type="float" office:value="9330.66" calcext:value-type="float">
            <text:p>9330,66</text:p>
          </table:table-cell>
          <table:table-cell office:value-type="float" office:value="60762.8" calcext:value-type="float">
            <text:p>60762,8</text:p>
          </table:table-cell>
          <table:table-cell/>
        </table:table-row>
        <table:table-row table:style-name="ro1">
          <table:table-cell table:formula="of:=[.$A$302]" office:value-type="float" office:value="150" calcext:value-type="float">
            <text:p>150</text:p>
          </table:table-cell>
          <table:table-cell office:value-type="float" office:value="245.389" calcext:value-type="float">
            <text:p>245,389</text:p>
          </table:table-cell>
          <table:table-cell office:value-type="float" office:value="989.93" calcext:value-type="float">
            <text:p>989,93</text:p>
          </table:table-cell>
          <table:table-cell office:value-type="float" office:value="9448.86" calcext:value-type="float">
            <text:p>9448,86</text:p>
          </table:table-cell>
          <table:table-cell office:value-type="float" office:value="60516.4" calcext:value-type="float">
            <text:p>60516,4</text:p>
          </table:table-cell>
          <table:table-cell/>
        </table:table-row>
        <table:table-row table:style-name="ro1">
          <table:table-cell table:formula="of:=[.$A$302]" office:value-type="float" office:value="150" calcext:value-type="float">
            <text:p>150</text:p>
          </table:table-cell>
          <table:table-cell office:value-type="float" office:value="228.59" calcext:value-type="float">
            <text:p>228,59</text:p>
          </table:table-cell>
          <table:table-cell office:value-type="float" office:value="981.597" calcext:value-type="float">
            <text:p>981,597</text:p>
          </table:table-cell>
          <table:table-cell office:value-type="float" office:value="9324.31" calcext:value-type="float">
            <text:p>9324,31</text:p>
          </table:table-cell>
          <table:table-cell office:value-type="float" office:value="60334.8" calcext:value-type="float">
            <text:p>60334,8</text:p>
          </table:table-cell>
          <table:table-cell/>
        </table:table-row>
        <table:table-row table:style-name="ro1">
          <table:table-cell table:formula="of:=[.$A$302]" office:value-type="float" office:value="150" calcext:value-type="float">
            <text:p>150</text:p>
          </table:table-cell>
          <table:table-cell office:value-type="float" office:value="219.715" calcext:value-type="float">
            <text:p>219,715</text:p>
          </table:table-cell>
          <table:table-cell office:value-type="float" office:value="1011.22" calcext:value-type="float">
            <text:p>1011,22</text:p>
          </table:table-cell>
          <table:table-cell office:value-type="float" office:value="9341.41" calcext:value-type="float">
            <text:p>9341,41</text:p>
          </table:table-cell>
          <table:table-cell office:value-type="float" office:value="60158.9" calcext:value-type="float">
            <text:p>60158,9</text:p>
          </table:table-cell>
          <table:table-cell/>
        </table:table-row>
        <table:table-row table:style-name="ro1">
          <table:table-cell table:formula="of:=[.$A$302]" office:value-type="float" office:value="150" calcext:value-type="float">
            <text:p>150</text:p>
          </table:table-cell>
          <table:table-cell office:value-type="float" office:value="259.671" calcext:value-type="float">
            <text:p>259,671</text:p>
          </table:table-cell>
          <table:table-cell office:value-type="float" office:value="998.415" calcext:value-type="float">
            <text:p>998,415</text:p>
          </table:table-cell>
          <table:table-cell office:value-type="float" office:value="9674.71" calcext:value-type="float">
            <text:p>9674,71</text:p>
          </table:table-cell>
          <table:table-cell office:value-type="float" office:value="60225.9" calcext:value-type="float">
            <text:p>60225,9</text:p>
          </table:table-cell>
          <table:table-cell/>
        </table:table-row>
        <table:table-row table:style-name="ro1">
          <table:table-cell table:formula="of:=[.$A$302]" office:value-type="float" office:value="150" calcext:value-type="float">
            <text:p>150</text:p>
          </table:table-cell>
          <table:table-cell office:value-type="float" office:value="224.899" calcext:value-type="float">
            <text:p>224,899</text:p>
          </table:table-cell>
          <table:table-cell office:value-type="float" office:value="1054.5" calcext:value-type="float">
            <text:p>1054,5</text:p>
          </table:table-cell>
          <table:table-cell office:value-type="float" office:value="9375.45" calcext:value-type="float">
            <text:p>9375,45</text:p>
          </table:table-cell>
          <table:table-cell office:value-type="float" office:value="61224.5" calcext:value-type="float">
            <text:p>61224,5</text:p>
          </table:table-cell>
          <table:table-cell/>
        </table:table-row>
        <table:table-row table:style-name="ro1">
          <table:table-cell table:formula="of:=[.$A$302]" office:value-type="float" office:value="150" calcext:value-type="float">
            <text:p>150</text:p>
          </table:table-cell>
          <table:table-cell office:value-type="float" office:value="237.526" calcext:value-type="float">
            <text:p>237,526</text:p>
          </table:table-cell>
          <table:table-cell office:value-type="float" office:value="982.897" calcext:value-type="float">
            <text:p>982,897</text:p>
          </table:table-cell>
          <table:table-cell office:value-type="float" office:value="9783.59" calcext:value-type="float">
            <text:p>9783,59</text:p>
          </table:table-cell>
          <table:table-cell office:value-type="float" office:value="60117.6" calcext:value-type="float">
            <text:p>60117,6</text:p>
          </table:table-cell>
          <table:table-cell/>
        </table:table-row>
        <table:table-row table:style-name="ro1">
          <table:table-cell table:formula="of:=[.$A$302]" office:value-type="float" office:value="150" calcext:value-type="float">
            <text:p>150</text:p>
          </table:table-cell>
          <table:table-cell office:value-type="float" office:value="236.971" calcext:value-type="float">
            <text:p>236,971</text:p>
          </table:table-cell>
          <table:table-cell office:value-type="float" office:value="984.6" calcext:value-type="float">
            <text:p>984,6</text:p>
          </table:table-cell>
          <table:table-cell office:value-type="float" office:value="9384.62" calcext:value-type="float">
            <text:p>9384,62</text:p>
          </table:table-cell>
          <table:table-cell office:value-type="float" office:value="60033.4" calcext:value-type="float">
            <text:p>60033,4</text:p>
          </table:table-cell>
          <table:table-cell/>
        </table:table-row>
        <table:table-row table:style-name="ro1">
          <table:table-cell table:formula="of:=[.$A$302]" office:value-type="float" office:value="150" calcext:value-type="float">
            <text:p>150</text:p>
          </table:table-cell>
          <table:table-cell office:value-type="float" office:value="236.72" calcext:value-type="float">
            <text:p>236,72</text:p>
          </table:table-cell>
          <table:table-cell office:value-type="float" office:value="987.89" calcext:value-type="float">
            <text:p>987,89</text:p>
          </table:table-cell>
          <table:table-cell office:value-type="float" office:value="9841" calcext:value-type="float">
            <text:p>9841</text:p>
          </table:table-cell>
          <table:table-cell office:value-type="float" office:value="59960.1" calcext:value-type="float">
            <text:p>59960,1</text:p>
          </table:table-cell>
          <table:table-cell/>
        </table:table-row>
        <table:table-row table:style-name="ro1">
          <table:table-cell table:formula="of:=[.$A$302]" office:value-type="float" office:value="150" calcext:value-type="float">
            <text:p>150</text:p>
          </table:table-cell>
          <table:table-cell office:value-type="float" office:value="226.645" calcext:value-type="float">
            <text:p>226,645</text:p>
          </table:table-cell>
          <table:table-cell office:value-type="float" office:value="1046.61" calcext:value-type="float">
            <text:p>1046,61</text:p>
          </table:table-cell>
          <table:table-cell office:value-type="float" office:value="9790.56" calcext:value-type="float">
            <text:p>9790,56</text:p>
          </table:table-cell>
          <table:table-cell office:value-type="float" office:value="60463.2" calcext:value-type="float">
            <text:p>60463,2</text:p>
          </table:table-cell>
          <table:table-cell/>
        </table:table-row>
        <table:table-row table:style-name="ro1">
          <table:table-cell table:formula="of:=[.$A$302]" office:value-type="float" office:value="150" calcext:value-type="float">
            <text:p>150</text:p>
          </table:table-cell>
          <table:table-cell office:value-type="float" office:value="236.097" calcext:value-type="float">
            <text:p>236,097</text:p>
          </table:table-cell>
          <table:table-cell office:value-type="float" office:value="1010.21" calcext:value-type="float">
            <text:p>1010,21</text:p>
          </table:table-cell>
          <table:table-cell office:value-type="float" office:value="9689.75" calcext:value-type="float">
            <text:p>9689,75</text:p>
          </table:table-cell>
          <table:table-cell office:value-type="float" office:value="60049.7" calcext:value-type="float">
            <text:p>60049,7</text:p>
          </table:table-cell>
          <table:table-cell/>
        </table:table-row>
        <table:table-row table:style-name="ro1">
          <table:table-cell table:formula="of:=[.$A$302]" office:value-type="float" office:value="150" calcext:value-type="float">
            <text:p>150</text:p>
          </table:table-cell>
          <table:table-cell office:value-type="float" office:value="238.028" calcext:value-type="float">
            <text:p>238,028</text:p>
          </table:table-cell>
          <table:table-cell office:value-type="float" office:value="997.64" calcext:value-type="float">
            <text:p>997,64</text:p>
          </table:table-cell>
          <table:table-cell office:value-type="float" office:value="9414.4" calcext:value-type="float">
            <text:p>9414,4</text:p>
          </table:table-cell>
          <table:table-cell office:value-type="float" office:value="61462.7" calcext:value-type="float">
            <text:p>61462,7</text:p>
          </table:table-cell>
          <table:table-cell/>
        </table:table-row>
        <table:table-row table:style-name="ro1">
          <table:table-cell table:formula="of:=[.$A$302]" office:value-type="float" office:value="150" calcext:value-type="float">
            <text:p>150</text:p>
          </table:table-cell>
          <table:table-cell office:value-type="float" office:value="229.114" calcext:value-type="float">
            <text:p>229,114</text:p>
          </table:table-cell>
          <table:table-cell office:value-type="float" office:value="1081.12" calcext:value-type="float">
            <text:p>1081,12</text:p>
          </table:table-cell>
          <table:table-cell office:value-type="float" office:value="9655.94" calcext:value-type="float">
            <text:p>9655,94</text:p>
          </table:table-cell>
          <table:table-cell office:value-type="float" office:value="60164.2" calcext:value-type="float">
            <text:p>60164,2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75.376" calcext:value-type="float">
            <text:p>275,376</text:p>
          </table:table-cell>
          <table:table-cell office:value-type="float" office:value="1393.87" calcext:value-type="float">
            <text:p>1393,87</text:p>
          </table:table-cell>
          <table:table-cell office:value-type="float" office:value="11633.3" calcext:value-type="float">
            <text:p>11633,3</text:p>
          </table:table-cell>
          <table:table-cell office:value-type="float" office:value="73672.1" calcext:value-type="float">
            <text:p>73672,1</text:p>
          </table:table-cell>
          <table:table-cell/>
        </table:table-row>
        <table:table-row table:style-name="ro1">
          <table:table-cell table:formula="of:=[.$A$322]" office:value-type="float" office:value="200" calcext:value-type="float">
            <text:p>200</text:p>
          </table:table-cell>
          <table:table-cell office:value-type="float" office:value="342.565" calcext:value-type="float">
            <text:p>342,565</text:p>
          </table:table-cell>
          <table:table-cell office:value-type="float" office:value="1417.82" calcext:value-type="float">
            <text:p>1417,82</text:p>
          </table:table-cell>
          <table:table-cell office:value-type="float" office:value="11796" calcext:value-type="float">
            <text:p>11796</text:p>
          </table:table-cell>
          <table:table-cell office:value-type="float" office:value="73945.5" calcext:value-type="float">
            <text:p>73945,5</text:p>
          </table:table-cell>
          <table:table-cell/>
        </table:table-row>
        <table:table-row table:style-name="ro1">
          <table:table-cell table:formula="of:=[.$A$322]" office:value-type="float" office:value="200" calcext:value-type="float">
            <text:p>200</text:p>
          </table:table-cell>
          <table:table-cell office:value-type="float" office:value="300.873" calcext:value-type="float">
            <text:p>300,873</text:p>
          </table:table-cell>
          <table:table-cell office:value-type="float" office:value="1366.54" calcext:value-type="float">
            <text:p>1366,54</text:p>
          </table:table-cell>
          <table:table-cell office:value-type="float" office:value="11695.5" calcext:value-type="float">
            <text:p>11695,5</text:p>
          </table:table-cell>
          <table:table-cell office:value-type="float" office:value="74070.2" calcext:value-type="float">
            <text:p>74070,2</text:p>
          </table:table-cell>
          <table:table-cell/>
        </table:table-row>
        <table:table-row table:style-name="ro1">
          <table:table-cell table:formula="of:=[.$A$322]" office:value-type="float" office:value="200" calcext:value-type="float">
            <text:p>200</text:p>
          </table:table-cell>
          <table:table-cell office:value-type="float" office:value="337.056" calcext:value-type="float">
            <text:p>337,056</text:p>
          </table:table-cell>
          <table:table-cell office:value-type="float" office:value="1454.75" calcext:value-type="float">
            <text:p>1454,75</text:p>
          </table:table-cell>
          <table:table-cell office:value-type="float" office:value="11834.3" calcext:value-type="float">
            <text:p>11834,3</text:p>
          </table:table-cell>
          <table:table-cell office:value-type="float" office:value="73882.3" calcext:value-type="float">
            <text:p>73882,3</text:p>
          </table:table-cell>
          <table:table-cell/>
        </table:table-row>
        <table:table-row table:style-name="ro1">
          <table:table-cell table:formula="of:=[.$A$322]" office:value-type="float" office:value="200" calcext:value-type="float">
            <text:p>200</text:p>
          </table:table-cell>
          <table:table-cell office:value-type="float" office:value="320.047" calcext:value-type="float">
            <text:p>320,047</text:p>
          </table:table-cell>
          <table:table-cell office:value-type="float" office:value="1578.88" calcext:value-type="float">
            <text:p>1578,88</text:p>
          </table:table-cell>
          <table:table-cell office:value-type="float" office:value="11710.9" calcext:value-type="float">
            <text:p>11710,9</text:p>
          </table:table-cell>
          <table:table-cell office:value-type="float" office:value="73744.2" calcext:value-type="float">
            <text:p>73744,2</text:p>
          </table:table-cell>
          <table:table-cell/>
        </table:table-row>
        <table:table-row table:style-name="ro1">
          <table:table-cell table:formula="of:=[.$A$322]" office:value-type="float" office:value="200" calcext:value-type="float">
            <text:p>200</text:p>
          </table:table-cell>
          <table:table-cell office:value-type="float" office:value="281.946" calcext:value-type="float">
            <text:p>281,946</text:p>
          </table:table-cell>
          <table:table-cell office:value-type="float" office:value="1418.77" calcext:value-type="float">
            <text:p>1418,77</text:p>
          </table:table-cell>
          <table:table-cell office:value-type="float" office:value="11704.6" calcext:value-type="float">
            <text:p>11704,6</text:p>
          </table:table-cell>
          <table:table-cell office:value-type="float" office:value="74014.3" calcext:value-type="float">
            <text:p>74014,3</text:p>
          </table:table-cell>
          <table:table-cell/>
        </table:table-row>
        <table:table-row table:style-name="ro1">
          <table:table-cell table:formula="of:=[.$A$322]" office:value-type="float" office:value="200" calcext:value-type="float">
            <text:p>200</text:p>
          </table:table-cell>
          <table:table-cell office:value-type="float" office:value="355.408" calcext:value-type="float">
            <text:p>355,408</text:p>
          </table:table-cell>
          <table:table-cell office:value-type="float" office:value="1385.56" calcext:value-type="float">
            <text:p>1385,56</text:p>
          </table:table-cell>
          <table:table-cell office:value-type="float" office:value="11749.5" calcext:value-type="float">
            <text:p>11749,5</text:p>
          </table:table-cell>
          <table:table-cell office:value-type="float" office:value="74212.7" calcext:value-type="float">
            <text:p>74212,7</text:p>
          </table:table-cell>
          <table:table-cell/>
        </table:table-row>
        <table:table-row table:style-name="ro1">
          <table:table-cell table:formula="of:=[.$A$322]" office:value-type="float" office:value="200" calcext:value-type="float">
            <text:p>200</text:p>
          </table:table-cell>
          <table:table-cell office:value-type="float" office:value="318.651" calcext:value-type="float">
            <text:p>318,651</text:p>
          </table:table-cell>
          <table:table-cell office:value-type="float" office:value="1511.22" calcext:value-type="float">
            <text:p>1511,22</text:p>
          </table:table-cell>
          <table:table-cell office:value-type="float" office:value="11706.4" calcext:value-type="float">
            <text:p>11706,4</text:p>
          </table:table-cell>
          <table:table-cell office:value-type="float" office:value="74448.9" calcext:value-type="float">
            <text:p>74448,9</text:p>
          </table:table-cell>
          <table:table-cell/>
        </table:table-row>
        <table:table-row table:style-name="ro1">
          <table:table-cell table:formula="of:=[.$A$322]" office:value-type="float" office:value="200" calcext:value-type="float">
            <text:p>200</text:p>
          </table:table-cell>
          <table:table-cell office:value-type="float" office:value="295.943" calcext:value-type="float">
            <text:p>295,943</text:p>
          </table:table-cell>
          <table:table-cell office:value-type="float" office:value="1393.38" calcext:value-type="float">
            <text:p>1393,38</text:p>
          </table:table-cell>
          <table:table-cell office:value-type="float" office:value="11877.1" calcext:value-type="float">
            <text:p>11877,1</text:p>
          </table:table-cell>
          <table:table-cell office:value-type="float" office:value="73553" calcext:value-type="float">
            <text:p>73553</text:p>
          </table:table-cell>
          <table:table-cell/>
        </table:table-row>
        <table:table-row table:style-name="ro1">
          <table:table-cell table:formula="of:=[.$A$322]" office:value-type="float" office:value="200" calcext:value-type="float">
            <text:p>200</text:p>
          </table:table-cell>
          <table:table-cell office:value-type="float" office:value="306.579" calcext:value-type="float">
            <text:p>306,579</text:p>
          </table:table-cell>
          <table:table-cell office:value-type="float" office:value="1403.82" calcext:value-type="float">
            <text:p>1403,82</text:p>
          </table:table-cell>
          <table:table-cell office:value-type="float" office:value="11610.8" calcext:value-type="float">
            <text:p>11610,8</text:p>
          </table:table-cell>
          <table:table-cell office:value-type="float" office:value="74428.1" calcext:value-type="float">
            <text:p>74428,1</text:p>
          </table:table-cell>
          <table:table-cell/>
        </table:table-row>
        <table:table-row table:style-name="ro1">
          <table:table-cell table:formula="of:=[.$A$322]" office:value-type="float" office:value="200" calcext:value-type="float">
            <text:p>200</text:p>
          </table:table-cell>
          <table:table-cell office:value-type="float" office:value="358.001" calcext:value-type="float">
            <text:p>358,001</text:p>
          </table:table-cell>
          <table:table-cell office:value-type="float" office:value="1465.6" calcext:value-type="float">
            <text:p>1465,6</text:p>
          </table:table-cell>
          <table:table-cell office:value-type="float" office:value="11660.6" calcext:value-type="float">
            <text:p>11660,6</text:p>
          </table:table-cell>
          <table:table-cell office:value-type="float" office:value="74356.3" calcext:value-type="float">
            <text:p>74356,3</text:p>
          </table:table-cell>
          <table:table-cell/>
        </table:table-row>
        <table:table-row table:style-name="ro1">
          <table:table-cell table:formula="of:=[.$A$322]" office:value-type="float" office:value="200" calcext:value-type="float">
            <text:p>200</text:p>
          </table:table-cell>
          <table:table-cell office:value-type="float" office:value="345.616" calcext:value-type="float">
            <text:p>345,616</text:p>
          </table:table-cell>
          <table:table-cell office:value-type="float" office:value="1414.16" calcext:value-type="float">
            <text:p>1414,16</text:p>
          </table:table-cell>
          <table:table-cell office:value-type="float" office:value="11663.9" calcext:value-type="float">
            <text:p>11663,9</text:p>
          </table:table-cell>
          <table:table-cell office:value-type="float" office:value="73714.7" calcext:value-type="float">
            <text:p>73714,7</text:p>
          </table:table-cell>
          <table:table-cell/>
        </table:table-row>
        <table:table-row table:style-name="ro1">
          <table:table-cell table:formula="of:=[.$A$322]" office:value-type="float" office:value="200" calcext:value-type="float">
            <text:p>200</text:p>
          </table:table-cell>
          <table:table-cell office:value-type="float" office:value="356.836" calcext:value-type="float">
            <text:p>356,836</text:p>
          </table:table-cell>
          <table:table-cell office:value-type="float" office:value="1423.67" calcext:value-type="float">
            <text:p>1423,67</text:p>
          </table:table-cell>
          <table:table-cell office:value-type="float" office:value="11597.1" calcext:value-type="float">
            <text:p>11597,1</text:p>
          </table:table-cell>
          <table:table-cell office:value-type="float" office:value="73943.5" calcext:value-type="float">
            <text:p>73943,5</text:p>
          </table:table-cell>
          <table:table-cell/>
        </table:table-row>
        <table:table-row table:style-name="ro1">
          <table:table-cell table:formula="of:=[.$A$322]" office:value-type="float" office:value="200" calcext:value-type="float">
            <text:p>200</text:p>
          </table:table-cell>
          <table:table-cell office:value-type="float" office:value="322.41" calcext:value-type="float">
            <text:p>322,41</text:p>
          </table:table-cell>
          <table:table-cell office:value-type="float" office:value="1389.81" calcext:value-type="float">
            <text:p>1389,81</text:p>
          </table:table-cell>
          <table:table-cell office:value-type="float" office:value="11878.3" calcext:value-type="float">
            <text:p>11878,3</text:p>
          </table:table-cell>
          <table:table-cell office:value-type="float" office:value="74384.3" calcext:value-type="float">
            <text:p>74384,3</text:p>
          </table:table-cell>
          <table:table-cell/>
        </table:table-row>
        <table:table-row table:style-name="ro1">
          <table:table-cell table:formula="of:=[.$A$322]" office:value-type="float" office:value="200" calcext:value-type="float">
            <text:p>200</text:p>
          </table:table-cell>
          <table:table-cell office:value-type="float" office:value="314.197" calcext:value-type="float">
            <text:p>314,197</text:p>
          </table:table-cell>
          <table:table-cell office:value-type="float" office:value="1601.12" calcext:value-type="float">
            <text:p>1601,12</text:p>
          </table:table-cell>
          <table:table-cell office:value-type="float" office:value="11682.4" calcext:value-type="float">
            <text:p>11682,4</text:p>
          </table:table-cell>
          <table:table-cell office:value-type="float" office:value="74217.2" calcext:value-type="float">
            <text:p>74217,2</text:p>
          </table:table-cell>
          <table:table-cell/>
        </table:table-row>
        <table:table-row table:style-name="ro1">
          <table:table-cell table:formula="of:=[.$A$322]" office:value-type="float" office:value="200" calcext:value-type="float">
            <text:p>200</text:p>
          </table:table-cell>
          <table:table-cell office:value-type="float" office:value="297.57" calcext:value-type="float">
            <text:p>297,57</text:p>
          </table:table-cell>
          <table:table-cell office:value-type="float" office:value="1388.89" calcext:value-type="float">
            <text:p>1388,89</text:p>
          </table:table-cell>
          <table:table-cell office:value-type="float" office:value="11866" calcext:value-type="float">
            <text:p>11866</text:p>
          </table:table-cell>
          <table:table-cell office:value-type="float" office:value="73606.5" calcext:value-type="float">
            <text:p>73606,5</text:p>
          </table:table-cell>
          <table:table-cell/>
        </table:table-row>
        <table:table-row table:style-name="ro1">
          <table:table-cell table:formula="of:=[.$A$322]" office:value-type="float" office:value="200" calcext:value-type="float">
            <text:p>200</text:p>
          </table:table-cell>
          <table:table-cell office:value-type="float" office:value="355.769" calcext:value-type="float">
            <text:p>355,769</text:p>
          </table:table-cell>
          <table:table-cell office:value-type="float" office:value="1494.69" calcext:value-type="float">
            <text:p>1494,69</text:p>
          </table:table-cell>
          <table:table-cell office:value-type="float" office:value="11688.3" calcext:value-type="float">
            <text:p>11688,3</text:p>
          </table:table-cell>
          <table:table-cell office:value-type="float" office:value="73900.7" calcext:value-type="float">
            <text:p>73900,7</text:p>
          </table:table-cell>
          <table:table-cell/>
        </table:table-row>
        <table:table-row table:style-name="ro1">
          <table:table-cell table:formula="of:=[.$A$322]" office:value-type="float" office:value="200" calcext:value-type="float">
            <text:p>200</text:p>
          </table:table-cell>
          <table:table-cell office:value-type="float" office:value="310.173" calcext:value-type="float">
            <text:p>310,173</text:p>
          </table:table-cell>
          <table:table-cell office:value-type="float" office:value="1420.67" calcext:value-type="float">
            <text:p>1420,67</text:p>
          </table:table-cell>
          <table:table-cell office:value-type="float" office:value="11638.5" calcext:value-type="float">
            <text:p>11638,5</text:p>
          </table:table-cell>
          <table:table-cell office:value-type="float" office:value="73805.8" calcext:value-type="float">
            <text:p>73805,8</text:p>
          </table:table-cell>
          <table:table-cell/>
        </table:table-row>
        <table:table-row table:style-name="ro1">
          <table:table-cell table:formula="of:=[.$A$322]" office:value-type="float" office:value="200" calcext:value-type="float">
            <text:p>200</text:p>
          </table:table-cell>
          <table:table-cell office:value-type="float" office:value="288.658" calcext:value-type="float">
            <text:p>288,658</text:p>
          </table:table-cell>
          <table:table-cell office:value-type="float" office:value="1466.47" calcext:value-type="float">
            <text:p>1466,47</text:p>
          </table:table-cell>
          <table:table-cell office:value-type="float" office:value="11621.6" calcext:value-type="float">
            <text:p>11621,6</text:p>
          </table:table-cell>
          <table:table-cell office:value-type="float" office:value="74078.1" calcext:value-type="float">
            <text:p>74078,1</text:p>
          </table:table-cell>
          <table:table-cell/>
        </table:table-row>
        <table:table-row table:style-name="ro1">
          <table:table-cell table:formula="of:=[.$A$322]" office:value-type="float" office:value="200" calcext:value-type="float">
            <text:p>200</text:p>
          </table:table-cell>
          <table:table-cell office:value-type="float" office:value="313.676" calcext:value-type="float">
            <text:p>313,676</text:p>
          </table:table-cell>
          <table:table-cell office:value-type="float" office:value="1422.13" calcext:value-type="float">
            <text:p>1422,13</text:p>
          </table:table-cell>
          <table:table-cell office:value-type="float" office:value="11784.6" calcext:value-type="float">
            <text:p>11784,6</text:p>
          </table:table-cell>
          <table:table-cell office:value-type="float" office:value="73874.2" calcext:value-type="float">
            <text:p>73874,2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386.914" calcext:value-type="float">
            <text:p>386,914</text:p>
          </table:table-cell>
          <table:table-cell office:value-type="float" office:value="1566.52" calcext:value-type="float">
            <text:p>1566,52</text:p>
          </table:table-cell>
          <table:table-cell office:value-type="float" office:value="12979.2" calcext:value-type="float">
            <text:p>12979,2</text:p>
          </table:table-cell>
          <table:table-cell office:value-type="float" office:value="82727.8" calcext:value-type="float">
            <text:p>82727,8</text:p>
          </table:table-cell>
          <table:table-cell/>
        </table:table-row>
        <table:table-row table:style-name="ro1">
          <table:table-cell table:formula="of:=[.$A$342]" office:value-type="float" office:value="230" calcext:value-type="float">
            <text:p>230</text:p>
          </table:table-cell>
          <table:table-cell office:value-type="float" office:value="406.89" calcext:value-type="float">
            <text:p>406,89</text:p>
          </table:table-cell>
          <table:table-cell office:value-type="float" office:value="1934.83" calcext:value-type="float">
            <text:p>1934,83</text:p>
          </table:table-cell>
          <table:table-cell office:value-type="float" office:value="12786.5" calcext:value-type="float">
            <text:p>12786,5</text:p>
          </table:table-cell>
          <table:table-cell office:value-type="float" office:value="83096.3" calcext:value-type="float">
            <text:p>83096,3</text:p>
          </table:table-cell>
          <table:table-cell/>
        </table:table-row>
        <table:table-row table:style-name="ro1">
          <table:table-cell table:formula="of:=[.$A$342]" office:value-type="float" office:value="230" calcext:value-type="float">
            <text:p>230</text:p>
          </table:table-cell>
          <table:table-cell office:value-type="float" office:value="409.07" calcext:value-type="float">
            <text:p>409,07</text:p>
          </table:table-cell>
          <table:table-cell office:value-type="float" office:value="1640.57" calcext:value-type="float">
            <text:p>1640,57</text:p>
          </table:table-cell>
          <table:table-cell office:value-type="float" office:value="12776.2" calcext:value-type="float">
            <text:p>12776,2</text:p>
          </table:table-cell>
          <table:table-cell office:value-type="float" office:value="83212" calcext:value-type="float">
            <text:p>83212</text:p>
          </table:table-cell>
          <table:table-cell/>
        </table:table-row>
        <table:table-row table:style-name="ro1">
          <table:table-cell table:formula="of:=[.$A$342]" office:value-type="float" office:value="230" calcext:value-type="float">
            <text:p>230</text:p>
          </table:table-cell>
          <table:table-cell office:value-type="float" office:value="379.356" calcext:value-type="float">
            <text:p>379,356</text:p>
          </table:table-cell>
          <table:table-cell office:value-type="float" office:value="1907.53" calcext:value-type="float">
            <text:p>1907,53</text:p>
          </table:table-cell>
          <table:table-cell office:value-type="float" office:value="12809.6" calcext:value-type="float">
            <text:p>12809,6</text:p>
          </table:table-cell>
          <table:table-cell office:value-type="float" office:value="82881.4" calcext:value-type="float">
            <text:p>82881,4</text:p>
          </table:table-cell>
          <table:table-cell/>
        </table:table-row>
        <table:table-row table:style-name="ro1">
          <table:table-cell table:formula="of:=[.$A$342]" office:value-type="float" office:value="230" calcext:value-type="float">
            <text:p>230</text:p>
          </table:table-cell>
          <table:table-cell office:value-type="float" office:value="345.792" calcext:value-type="float">
            <text:p>345,792</text:p>
          </table:table-cell>
          <table:table-cell office:value-type="float" office:value="1512.91" calcext:value-type="float">
            <text:p>1512,91</text:p>
          </table:table-cell>
          <table:table-cell office:value-type="float" office:value="12846.8" calcext:value-type="float">
            <text:p>12846,8</text:p>
          </table:table-cell>
          <table:table-cell office:value-type="float" office:value="82821.9" calcext:value-type="float">
            <text:p>82821,9</text:p>
          </table:table-cell>
          <table:table-cell/>
        </table:table-row>
        <table:table-row table:style-name="ro1">
          <table:table-cell table:formula="of:=[.$A$342]" office:value-type="float" office:value="230" calcext:value-type="float">
            <text:p>230</text:p>
          </table:table-cell>
          <table:table-cell office:value-type="float" office:value="327.822" calcext:value-type="float">
            <text:p>327,822</text:p>
          </table:table-cell>
          <table:table-cell office:value-type="float" office:value="1544.86" calcext:value-type="float">
            <text:p>1544,86</text:p>
          </table:table-cell>
          <table:table-cell office:value-type="float" office:value="12785.3" calcext:value-type="float">
            <text:p>12785,3</text:p>
          </table:table-cell>
          <table:table-cell office:value-type="float" office:value="82492.4" calcext:value-type="float">
            <text:p>82492,4</text:p>
          </table:table-cell>
          <table:table-cell/>
        </table:table-row>
        <table:table-row table:style-name="ro1">
          <table:table-cell table:formula="of:=[.$A$342]" office:value-type="float" office:value="230" calcext:value-type="float">
            <text:p>230</text:p>
          </table:table-cell>
          <table:table-cell office:value-type="float" office:value="376.488" calcext:value-type="float">
            <text:p>376,488</text:p>
          </table:table-cell>
          <table:table-cell office:value-type="float" office:value="1969.62" calcext:value-type="float">
            <text:p>1969,62</text:p>
          </table:table-cell>
          <table:table-cell office:value-type="float" office:value="12629.8" calcext:value-type="float">
            <text:p>12629,8</text:p>
          </table:table-cell>
          <table:table-cell office:value-type="float" office:value="82576.5" calcext:value-type="float">
            <text:p>82576,5</text:p>
          </table:table-cell>
          <table:table-cell/>
        </table:table-row>
        <table:table-row table:style-name="ro1">
          <table:table-cell table:formula="of:=[.$A$342]" office:value-type="float" office:value="230" calcext:value-type="float">
            <text:p>230</text:p>
          </table:table-cell>
          <table:table-cell office:value-type="float" office:value="390.221" calcext:value-type="float">
            <text:p>390,221</text:p>
          </table:table-cell>
          <table:table-cell office:value-type="float" office:value="1508.86" calcext:value-type="float">
            <text:p>1508,86</text:p>
          </table:table-cell>
          <table:table-cell office:value-type="float" office:value="12805.8" calcext:value-type="float">
            <text:p>12805,8</text:p>
          </table:table-cell>
          <table:table-cell office:value-type="float" office:value="82893.7" calcext:value-type="float">
            <text:p>82893,7</text:p>
          </table:table-cell>
          <table:table-cell/>
        </table:table-row>
        <table:table-row table:style-name="ro1">
          <table:table-cell table:formula="of:=[.$A$342]" office:value-type="float" office:value="230" calcext:value-type="float">
            <text:p>230</text:p>
          </table:table-cell>
          <table:table-cell office:value-type="float" office:value="340.04" calcext:value-type="float">
            <text:p>340,04</text:p>
          </table:table-cell>
          <table:table-cell office:value-type="float" office:value="1739.74" calcext:value-type="float">
            <text:p>1739,74</text:p>
          </table:table-cell>
          <table:table-cell office:value-type="float" office:value="12659.9" calcext:value-type="float">
            <text:p>12659,9</text:p>
          </table:table-cell>
          <table:table-cell office:value-type="float" office:value="82712.2" calcext:value-type="float">
            <text:p>82712,2</text:p>
          </table:table-cell>
          <table:table-cell/>
        </table:table-row>
        <table:table-row table:style-name="ro1">
          <table:table-cell table:formula="of:=[.$A$342]" office:value-type="float" office:value="230" calcext:value-type="float">
            <text:p>230</text:p>
          </table:table-cell>
          <table:table-cell office:value-type="float" office:value="419.45" calcext:value-type="float">
            <text:p>419,45</text:p>
          </table:table-cell>
          <table:table-cell office:value-type="float" office:value="2109.88" calcext:value-type="float">
            <text:p>2109,88</text:p>
          </table:table-cell>
          <table:table-cell office:value-type="float" office:value="12769.2" calcext:value-type="float">
            <text:p>12769,2</text:p>
          </table:table-cell>
          <table:table-cell office:value-type="float" office:value="82520.2" calcext:value-type="float">
            <text:p>82520,2</text:p>
          </table:table-cell>
          <table:table-cell/>
        </table:table-row>
        <table:table-row table:style-name="ro1">
          <table:table-cell table:formula="of:=[.$A$342]" office:value-type="float" office:value="230" calcext:value-type="float">
            <text:p>230</text:p>
          </table:table-cell>
          <table:table-cell office:value-type="float" office:value="381.745" calcext:value-type="float">
            <text:p>381,745</text:p>
          </table:table-cell>
          <table:table-cell office:value-type="float" office:value="1640.9" calcext:value-type="float">
            <text:p>1640,9</text:p>
          </table:table-cell>
          <table:table-cell office:value-type="float" office:value="12774.4" calcext:value-type="float">
            <text:p>12774,4</text:p>
          </table:table-cell>
          <table:table-cell office:value-type="float" office:value="82786.1" calcext:value-type="float">
            <text:p>82786,1</text:p>
          </table:table-cell>
          <table:table-cell/>
        </table:table-row>
        <table:table-row table:style-name="ro1">
          <table:table-cell table:formula="of:=[.$A$342]" office:value-type="float" office:value="230" calcext:value-type="float">
            <text:p>230</text:p>
          </table:table-cell>
          <table:table-cell office:value-type="float" office:value="394.902" calcext:value-type="float">
            <text:p>394,902</text:p>
          </table:table-cell>
          <table:table-cell office:value-type="float" office:value="1873.89" calcext:value-type="float">
            <text:p>1873,89</text:p>
          </table:table-cell>
          <table:table-cell office:value-type="float" office:value="12599.9" calcext:value-type="float">
            <text:p>12599,9</text:p>
          </table:table-cell>
          <table:table-cell office:value-type="float" office:value="82432.4" calcext:value-type="float">
            <text:p>82432,4</text:p>
          </table:table-cell>
          <table:table-cell/>
        </table:table-row>
        <table:table-row table:style-name="ro1">
          <table:table-cell table:formula="of:=[.$A$342]" office:value-type="float" office:value="230" calcext:value-type="float">
            <text:p>230</text:p>
          </table:table-cell>
          <table:table-cell office:value-type="float" office:value="331.19" calcext:value-type="float">
            <text:p>331,19</text:p>
          </table:table-cell>
          <table:table-cell office:value-type="float" office:value="1619.82" calcext:value-type="float">
            <text:p>1619,82</text:p>
          </table:table-cell>
          <table:table-cell office:value-type="float" office:value="12664.2" calcext:value-type="float">
            <text:p>12664,2</text:p>
          </table:table-cell>
          <table:table-cell office:value-type="float" office:value="82590.6" calcext:value-type="float">
            <text:p>82590,6</text:p>
          </table:table-cell>
          <table:table-cell/>
        </table:table-row>
        <table:table-row table:style-name="ro1">
          <table:table-cell table:formula="of:=[.$A$342]" office:value-type="float" office:value="230" calcext:value-type="float">
            <text:p>230</text:p>
          </table:table-cell>
          <table:table-cell office:value-type="float" office:value="426.808" calcext:value-type="float">
            <text:p>426,808</text:p>
          </table:table-cell>
          <table:table-cell office:value-type="float" office:value="1511.06" calcext:value-type="float">
            <text:p>1511,06</text:p>
          </table:table-cell>
          <table:table-cell office:value-type="float" office:value="12884.8" calcext:value-type="float">
            <text:p>12884,8</text:p>
          </table:table-cell>
          <table:table-cell office:value-type="float" office:value="82811.6" calcext:value-type="float">
            <text:p>82811,6</text:p>
          </table:table-cell>
          <table:table-cell/>
        </table:table-row>
        <table:table-row table:style-name="ro1">
          <table:table-cell table:formula="of:=[.$A$342]" office:value-type="float" office:value="230" calcext:value-type="float">
            <text:p>230</text:p>
          </table:table-cell>
          <table:table-cell office:value-type="float" office:value="334.44" calcext:value-type="float">
            <text:p>334,44</text:p>
          </table:table-cell>
          <table:table-cell office:value-type="float" office:value="1588.58" calcext:value-type="float">
            <text:p>1588,58</text:p>
          </table:table-cell>
          <table:table-cell office:value-type="float" office:value="12715.7" calcext:value-type="float">
            <text:p>12715,7</text:p>
          </table:table-cell>
          <table:table-cell office:value-type="float" office:value="82805.7" calcext:value-type="float">
            <text:p>82805,7</text:p>
          </table:table-cell>
          <table:table-cell/>
        </table:table-row>
        <table:table-row table:style-name="ro1">
          <table:table-cell table:formula="of:=[.$A$342]" office:value-type="float" office:value="230" calcext:value-type="float">
            <text:p>230</text:p>
          </table:table-cell>
          <table:table-cell office:value-type="float" office:value="350.284" calcext:value-type="float">
            <text:p>350,284</text:p>
          </table:table-cell>
          <table:table-cell office:value-type="float" office:value="2078.21" calcext:value-type="float">
            <text:p>2078,21</text:p>
          </table:table-cell>
          <table:table-cell office:value-type="float" office:value="12938.1" calcext:value-type="float">
            <text:p>12938,1</text:p>
          </table:table-cell>
          <table:table-cell office:value-type="float" office:value="82944.5" calcext:value-type="float">
            <text:p>82944,5</text:p>
          </table:table-cell>
          <table:table-cell/>
        </table:table-row>
        <table:table-row table:style-name="ro1">
          <table:table-cell table:formula="of:=[.$A$342]" office:value-type="float" office:value="230" calcext:value-type="float">
            <text:p>230</text:p>
          </table:table-cell>
          <table:table-cell office:value-type="float" office:value="351.496" calcext:value-type="float">
            <text:p>351,496</text:p>
          </table:table-cell>
          <table:table-cell office:value-type="float" office:value="1731.85" calcext:value-type="float">
            <text:p>1731,85</text:p>
          </table:table-cell>
          <table:table-cell office:value-type="float" office:value="13001.2" calcext:value-type="float">
            <text:p>13001,2</text:p>
          </table:table-cell>
          <table:table-cell office:value-type="float" office:value="82143.6" calcext:value-type="float">
            <text:p>82143,6</text:p>
          </table:table-cell>
          <table:table-cell/>
        </table:table-row>
        <table:table-row table:style-name="ro1">
          <table:table-cell table:formula="of:=[.$A$342]" office:value-type="float" office:value="230" calcext:value-type="float">
            <text:p>230</text:p>
          </table:table-cell>
          <table:table-cell office:value-type="float" office:value="372.483" calcext:value-type="float">
            <text:p>372,483</text:p>
          </table:table-cell>
          <table:table-cell office:value-type="float" office:value="1470.28" calcext:value-type="float">
            <text:p>1470,28</text:p>
          </table:table-cell>
          <table:table-cell office:value-type="float" office:value="12722.4" calcext:value-type="float">
            <text:p>12722,4</text:p>
          </table:table-cell>
          <table:table-cell office:value-type="float" office:value="82519.3" calcext:value-type="float">
            <text:p>82519,3</text:p>
          </table:table-cell>
          <table:table-cell/>
        </table:table-row>
        <table:table-row table:style-name="ro1">
          <table:table-cell table:formula="of:=[.$A$342]" office:value-type="float" office:value="230" calcext:value-type="float">
            <text:p>230</text:p>
          </table:table-cell>
          <table:table-cell office:value-type="float" office:value="359.592" calcext:value-type="float">
            <text:p>359,592</text:p>
          </table:table-cell>
          <table:table-cell office:value-type="float" office:value="1562.06" calcext:value-type="float">
            <text:p>1562,06</text:p>
          </table:table-cell>
          <table:table-cell office:value-type="float" office:value="13081.2" calcext:value-type="float">
            <text:p>13081,2</text:p>
          </table:table-cell>
          <table:table-cell office:value-type="float" office:value="83020.6" calcext:value-type="float">
            <text:p>83020,6</text:p>
          </table:table-cell>
          <table:table-cell/>
        </table:table-row>
        <table:table-row table:style-name="ro1">
          <table:table-cell table:formula="of:=[.$A$342]" office:value-type="float" office:value="230" calcext:value-type="float">
            <text:p>230</text:p>
          </table:table-cell>
          <table:table-cell office:value-type="float" office:value="309.349" calcext:value-type="float">
            <text:p>309,349</text:p>
          </table:table-cell>
          <table:table-cell office:value-type="float" office:value="1754.45" calcext:value-type="float">
            <text:p>1754,45</text:p>
          </table:table-cell>
          <table:table-cell office:value-type="float" office:value="12823.6" calcext:value-type="float">
            <text:p>12823,6</text:p>
          </table:table-cell>
          <table:table-cell office:value-type="float" office:value="82536.9" calcext:value-type="float">
            <text:p>82536,9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403.228" calcext:value-type="float">
            <text:p>403,228</text:p>
          </table:table-cell>
          <table:table-cell office:value-type="float" office:value="1726.42" calcext:value-type="float">
            <text:p>1726,42</text:p>
          </table:table-cell>
          <table:table-cell office:value-type="float" office:value="13118.9" calcext:value-type="float">
            <text:p>13118,9</text:p>
          </table:table-cell>
          <table:table-cell office:value-type="float" office:value="84765.5" calcext:value-type="float">
            <text:p>84765,5</text:p>
          </table:table-cell>
          <table:table-cell/>
        </table:table-row>
        <table:table-row table:style-name="ro1">
          <table:table-cell table:formula="of:=[.$A$362]" office:value-type="float" office:value="238" calcext:value-type="float">
            <text:p>238</text:p>
          </table:table-cell>
          <table:table-cell office:value-type="float" office:value="325.77" calcext:value-type="float">
            <text:p>325,77</text:p>
          </table:table-cell>
          <table:table-cell office:value-type="float" office:value="1905.75" calcext:value-type="float">
            <text:p>1905,75</text:p>
          </table:table-cell>
          <table:table-cell office:value-type="float" office:value="13078.4" calcext:value-type="float">
            <text:p>13078,4</text:p>
          </table:table-cell>
          <table:table-cell office:value-type="float" office:value="85125.5" calcext:value-type="float">
            <text:p>85125,5</text:p>
          </table:table-cell>
          <table:table-cell/>
        </table:table-row>
        <table:table-row table:style-name="ro1">
          <table:table-cell table:formula="of:=[.$A$362]" office:value-type="float" office:value="238" calcext:value-type="float">
            <text:p>238</text:p>
          </table:table-cell>
          <table:table-cell office:value-type="float" office:value="354.623" calcext:value-type="float">
            <text:p>354,623</text:p>
          </table:table-cell>
          <table:table-cell office:value-type="float" office:value="1835.99" calcext:value-type="float">
            <text:p>1835,99</text:p>
          </table:table-cell>
          <table:table-cell office:value-type="float" office:value="13240.1" calcext:value-type="float">
            <text:p>13240,1</text:p>
          </table:table-cell>
          <table:table-cell office:value-type="float" office:value="84587.7" calcext:value-type="float">
            <text:p>84587,7</text:p>
          </table:table-cell>
          <table:table-cell/>
        </table:table-row>
        <table:table-row table:style-name="ro1">
          <table:table-cell table:formula="of:=[.$A$362]" office:value-type="float" office:value="238" calcext:value-type="float">
            <text:p>238</text:p>
          </table:table-cell>
          <table:table-cell office:value-type="float" office:value="386.842" calcext:value-type="float">
            <text:p>386,842</text:p>
          </table:table-cell>
          <table:table-cell office:value-type="float" office:value="1756.25" calcext:value-type="float">
            <text:p>1756,25</text:p>
          </table:table-cell>
          <table:table-cell office:value-type="float" office:value="13172.5" calcext:value-type="float">
            <text:p>13172,5</text:p>
          </table:table-cell>
          <table:table-cell office:value-type="float" office:value="85244.6" calcext:value-type="float">
            <text:p>85244,6</text:p>
          </table:table-cell>
          <table:table-cell/>
        </table:table-row>
        <table:table-row table:style-name="ro1">
          <table:table-cell table:formula="of:=[.$A$362]" office:value-type="float" office:value="238" calcext:value-type="float">
            <text:p>238</text:p>
          </table:table-cell>
          <table:table-cell office:value-type="float" office:value="373.28" calcext:value-type="float">
            <text:p>373,28</text:p>
          </table:table-cell>
          <table:table-cell office:value-type="float" office:value="1680.12" calcext:value-type="float">
            <text:p>1680,12</text:p>
          </table:table-cell>
          <table:table-cell office:value-type="float" office:value="13159.8" calcext:value-type="float">
            <text:p>13159,8</text:p>
          </table:table-cell>
          <table:table-cell office:value-type="float" office:value="85032.6" calcext:value-type="float">
            <text:p>85032,6</text:p>
          </table:table-cell>
          <table:table-cell/>
        </table:table-row>
        <table:table-row table:style-name="ro1">
          <table:table-cell table:formula="of:=[.$A$362]" office:value-type="float" office:value="238" calcext:value-type="float">
            <text:p>238</text:p>
          </table:table-cell>
          <table:table-cell office:value-type="float" office:value="337.197" calcext:value-type="float">
            <text:p>337,197</text:p>
          </table:table-cell>
          <table:table-cell office:value-type="float" office:value="1923.05" calcext:value-type="float">
            <text:p>1923,05</text:p>
          </table:table-cell>
          <table:table-cell office:value-type="float" office:value="12893.3" calcext:value-type="float">
            <text:p>12893,3</text:p>
          </table:table-cell>
          <table:table-cell office:value-type="float" office:value="85308" calcext:value-type="float">
            <text:p>85308</text:p>
          </table:table-cell>
          <table:table-cell/>
        </table:table-row>
        <table:table-row table:style-name="ro1">
          <table:table-cell table:formula="of:=[.$A$362]" office:value-type="float" office:value="238" calcext:value-type="float">
            <text:p>238</text:p>
          </table:table-cell>
          <table:table-cell office:value-type="float" office:value="410.816" calcext:value-type="float">
            <text:p>410,816</text:p>
          </table:table-cell>
          <table:table-cell office:value-type="float" office:value="2694.84" calcext:value-type="float">
            <text:p>2694,84</text:p>
          </table:table-cell>
          <table:table-cell office:value-type="float" office:value="12995.9" calcext:value-type="float">
            <text:p>12995,9</text:p>
          </table:table-cell>
          <table:table-cell office:value-type="float" office:value="84724.8" calcext:value-type="float">
            <text:p>84724,8</text:p>
          </table:table-cell>
          <table:table-cell/>
        </table:table-row>
        <table:table-row table:style-name="ro1">
          <table:table-cell table:formula="of:=[.$A$362]" office:value-type="float" office:value="238" calcext:value-type="float">
            <text:p>238</text:p>
          </table:table-cell>
          <table:table-cell office:value-type="float" office:value="456.294" calcext:value-type="float">
            <text:p>456,294</text:p>
          </table:table-cell>
          <table:table-cell office:value-type="float" office:value="1803.31" calcext:value-type="float">
            <text:p>1803,31</text:p>
          </table:table-cell>
          <table:table-cell office:value-type="float" office:value="13087.5" calcext:value-type="float">
            <text:p>13087,5</text:p>
          </table:table-cell>
          <table:table-cell office:value-type="float" office:value="84894.4" calcext:value-type="float">
            <text:p>84894,4</text:p>
          </table:table-cell>
          <table:table-cell/>
        </table:table-row>
        <table:table-row table:style-name="ro1">
          <table:table-cell table:formula="of:=[.$A$362]" office:value-type="float" office:value="238" calcext:value-type="float">
            <text:p>238</text:p>
          </table:table-cell>
          <table:table-cell office:value-type="float" office:value="336.972" calcext:value-type="float">
            <text:p>336,972</text:p>
          </table:table-cell>
          <table:table-cell office:value-type="float" office:value="1819.53" calcext:value-type="float">
            <text:p>1819,53</text:p>
          </table:table-cell>
          <table:table-cell office:value-type="float" office:value="13090.4" calcext:value-type="float">
            <text:p>13090,4</text:p>
          </table:table-cell>
          <table:table-cell office:value-type="float" office:value="85359.7" calcext:value-type="float">
            <text:p>85359,7</text:p>
          </table:table-cell>
          <table:table-cell/>
        </table:table-row>
        <table:table-row table:style-name="ro1">
          <table:table-cell table:formula="of:=[.$A$362]" office:value-type="float" office:value="238" calcext:value-type="float">
            <text:p>238</text:p>
          </table:table-cell>
          <table:table-cell office:value-type="float" office:value="325.884" calcext:value-type="float">
            <text:p>325,884</text:p>
          </table:table-cell>
          <table:table-cell office:value-type="float" office:value="1700.28" calcext:value-type="float">
            <text:p>1700,28</text:p>
          </table:table-cell>
          <table:table-cell office:value-type="float" office:value="13161.3" calcext:value-type="float">
            <text:p>13161,3</text:p>
          </table:table-cell>
          <table:table-cell office:value-type="float" office:value="84247.7" calcext:value-type="float">
            <text:p>84247,7</text:p>
          </table:table-cell>
          <table:table-cell/>
        </table:table-row>
        <table:table-row table:style-name="ro1">
          <table:table-cell table:formula="of:=[.$A$362]" office:value-type="float" office:value="238" calcext:value-type="float">
            <text:p>238</text:p>
          </table:table-cell>
          <table:table-cell office:value-type="float" office:value="368.185" calcext:value-type="float">
            <text:p>368,185</text:p>
          </table:table-cell>
          <table:table-cell office:value-type="float" office:value="1704.64" calcext:value-type="float">
            <text:p>1704,64</text:p>
          </table:table-cell>
          <table:table-cell office:value-type="float" office:value="13416.6" calcext:value-type="float">
            <text:p>13416,6</text:p>
          </table:table-cell>
          <table:table-cell office:value-type="float" office:value="84701.5" calcext:value-type="float">
            <text:p>84701,5</text:p>
          </table:table-cell>
          <table:table-cell/>
        </table:table-row>
        <table:table-row table:style-name="ro1">
          <table:table-cell table:formula="of:=[.$A$362]" office:value-type="float" office:value="238" calcext:value-type="float">
            <text:p>238</text:p>
          </table:table-cell>
          <table:table-cell office:value-type="float" office:value="386.495" calcext:value-type="float">
            <text:p>386,495</text:p>
          </table:table-cell>
          <table:table-cell office:value-type="float" office:value="2327.64" calcext:value-type="float">
            <text:p>2327,64</text:p>
          </table:table-cell>
          <table:table-cell office:value-type="float" office:value="13209.2" calcext:value-type="float">
            <text:p>13209,2</text:p>
          </table:table-cell>
          <table:table-cell office:value-type="float" office:value="85185.7" calcext:value-type="float">
            <text:p>85185,7</text:p>
          </table:table-cell>
          <table:table-cell/>
        </table:table-row>
        <table:table-row table:style-name="ro1">
          <table:table-cell table:formula="of:=[.$A$362]" office:value-type="float" office:value="238" calcext:value-type="float">
            <text:p>238</text:p>
          </table:table-cell>
          <table:table-cell office:value-type="float" office:value="461.409" calcext:value-type="float">
            <text:p>461,409</text:p>
          </table:table-cell>
          <table:table-cell office:value-type="float" office:value="1621.62" calcext:value-type="float">
            <text:p>1621,62</text:p>
          </table:table-cell>
          <table:table-cell office:value-type="float" office:value="13099.4" calcext:value-type="float">
            <text:p>13099,4</text:p>
          </table:table-cell>
          <table:table-cell office:value-type="float" office:value="84823.1" calcext:value-type="float">
            <text:p>84823,1</text:p>
          </table:table-cell>
          <table:table-cell/>
        </table:table-row>
        <table:table-row table:style-name="ro1">
          <table:table-cell table:formula="of:=[.$A$362]" office:value-type="float" office:value="238" calcext:value-type="float">
            <text:p>238</text:p>
          </table:table-cell>
          <table:table-cell office:value-type="float" office:value="374.259" calcext:value-type="float">
            <text:p>374,259</text:p>
          </table:table-cell>
          <table:table-cell office:value-type="float" office:value="1731.82" calcext:value-type="float">
            <text:p>1731,82</text:p>
          </table:table-cell>
          <table:table-cell office:value-type="float" office:value="13042" calcext:value-type="float">
            <text:p>13042</text:p>
          </table:table-cell>
          <table:table-cell office:value-type="float" office:value="84819.4" calcext:value-type="float">
            <text:p>84819,4</text:p>
          </table:table-cell>
          <table:table-cell/>
        </table:table-row>
        <table:table-row table:style-name="ro1">
          <table:table-cell table:formula="of:=[.$A$362]" office:value-type="float" office:value="238" calcext:value-type="float">
            <text:p>238</text:p>
          </table:table-cell>
          <table:table-cell office:value-type="float" office:value="350.247" calcext:value-type="float">
            <text:p>350,247</text:p>
          </table:table-cell>
          <table:table-cell office:value-type="float" office:value="2244.37" calcext:value-type="float">
            <text:p>2244,37</text:p>
          </table:table-cell>
          <table:table-cell office:value-type="float" office:value="13128.9" calcext:value-type="float">
            <text:p>13128,9</text:p>
          </table:table-cell>
          <table:table-cell office:value-type="float" office:value="84655.1" calcext:value-type="float">
            <text:p>84655,1</text:p>
          </table:table-cell>
          <table:table-cell/>
        </table:table-row>
        <table:table-row table:style-name="ro1">
          <table:table-cell table:formula="of:=[.$A$362]" office:value-type="float" office:value="238" calcext:value-type="float">
            <text:p>238</text:p>
          </table:table-cell>
          <table:table-cell office:value-type="float" office:value="344.121" calcext:value-type="float">
            <text:p>344,121</text:p>
          </table:table-cell>
          <table:table-cell office:value-type="float" office:value="1680.31" calcext:value-type="float">
            <text:p>1680,31</text:p>
          </table:table-cell>
          <table:table-cell office:value-type="float" office:value="13138.9" calcext:value-type="float">
            <text:p>13138,9</text:p>
          </table:table-cell>
          <table:table-cell office:value-type="float" office:value="84743" calcext:value-type="float">
            <text:p>84743</text:p>
          </table:table-cell>
          <table:table-cell/>
        </table:table-row>
        <table:table-row table:style-name="ro1">
          <table:table-cell table:formula="of:=[.$A$362]" office:value-type="float" office:value="238" calcext:value-type="float">
            <text:p>238</text:p>
          </table:table-cell>
          <table:table-cell office:value-type="float" office:value="403.995" calcext:value-type="float">
            <text:p>403,995</text:p>
          </table:table-cell>
          <table:table-cell office:value-type="float" office:value="1744.81" calcext:value-type="float">
            <text:p>1744,81</text:p>
          </table:table-cell>
          <table:table-cell office:value-type="float" office:value="13051.2" calcext:value-type="float">
            <text:p>13051,2</text:p>
          </table:table-cell>
          <table:table-cell office:value-type="float" office:value="85207.8" calcext:value-type="float">
            <text:p>85207,8</text:p>
          </table:table-cell>
          <table:table-cell/>
        </table:table-row>
        <table:table-row table:style-name="ro1">
          <table:table-cell table:formula="of:=[.$A$362]" office:value-type="float" office:value="238" calcext:value-type="float">
            <text:p>238</text:p>
          </table:table-cell>
          <table:table-cell office:value-type="float" office:value="366.751" calcext:value-type="float">
            <text:p>366,751</text:p>
          </table:table-cell>
          <table:table-cell office:value-type="float" office:value="1476.28" calcext:value-type="float">
            <text:p>1476,28</text:p>
          </table:table-cell>
          <table:table-cell office:value-type="float" office:value="13197" calcext:value-type="float">
            <text:p>13197</text:p>
          </table:table-cell>
          <table:table-cell office:value-type="float" office:value="84867.3" calcext:value-type="float">
            <text:p>84867,3</text:p>
          </table:table-cell>
          <table:table-cell/>
        </table:table-row>
        <table:table-row table:style-name="ro1">
          <table:table-cell table:formula="of:=[.$A$362]" office:value-type="float" office:value="238" calcext:value-type="float">
            <text:p>238</text:p>
          </table:table-cell>
          <table:table-cell office:value-type="float" office:value="453.634" calcext:value-type="float">
            <text:p>453,634</text:p>
          </table:table-cell>
          <table:table-cell office:value-type="float" office:value="2039.52" calcext:value-type="float">
            <text:p>2039,52</text:p>
          </table:table-cell>
          <table:table-cell office:value-type="float" office:value="12904.5" calcext:value-type="float">
            <text:p>12904,5</text:p>
          </table:table-cell>
          <table:table-cell office:value-type="float" office:value="85502.6" calcext:value-type="float">
            <text:p>85502,6</text:p>
          </table:table-cell>
          <table:table-cell/>
        </table:table-row>
        <table:table-row table:style-name="ro1">
          <table:table-cell table:formula="of:=[.$A$362]" office:value-type="float" office:value="238" calcext:value-type="float">
            <text:p>238</text:p>
          </table:table-cell>
          <table:table-cell office:value-type="float" office:value="507.578" calcext:value-type="float">
            <text:p>507,578</text:p>
          </table:table-cell>
          <table:table-cell office:value-type="float" office:value="1899.31" calcext:value-type="float">
            <text:p>1899,31</text:p>
          </table:table-cell>
          <table:table-cell office:value-type="float" office:value="13139.6" calcext:value-type="float">
            <text:p>13139,6</text:p>
          </table:table-cell>
          <table:table-cell office:value-type="float" office:value="85181.3" calcext:value-type="float">
            <text:p>85181,3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394.566" calcext:value-type="float">
            <text:p>394,566</text:p>
          </table:table-cell>
          <table:table-cell office:value-type="float" office:value="1792.81" calcext:value-type="float">
            <text:p>1792,81</text:p>
          </table:table-cell>
          <table:table-cell office:value-type="float" office:value="13361.6" calcext:value-type="float">
            <text:p>13361,6</text:p>
          </table:table-cell>
          <table:table-cell office:value-type="float" office:value="84688.6" calcext:value-type="float">
            <text:p>84688,6</text:p>
          </table:table-cell>
          <table:table-cell/>
        </table:table-row>
        <table:table-row table:style-name="ro1">
          <table:table-cell table:formula="of:=[.$A$382]" office:value-type="float" office:value="240" calcext:value-type="float">
            <text:p>240</text:p>
          </table:table-cell>
          <table:table-cell office:value-type="float" office:value="421.685" calcext:value-type="float">
            <text:p>421,685</text:p>
          </table:table-cell>
          <table:table-cell office:value-type="float" office:value="2340.82" calcext:value-type="float">
            <text:p>2340,82</text:p>
          </table:table-cell>
          <table:table-cell office:value-type="float" office:value="13203.9" calcext:value-type="float">
            <text:p>13203,9</text:p>
          </table:table-cell>
          <table:table-cell office:value-type="float" office:value="84915.8" calcext:value-type="float">
            <text:p>84915,8</text:p>
          </table:table-cell>
          <table:table-cell/>
        </table:table-row>
        <table:table-row table:style-name="ro1">
          <table:table-cell table:formula="of:=[.$A$382]" office:value-type="float" office:value="240" calcext:value-type="float">
            <text:p>240</text:p>
          </table:table-cell>
          <table:table-cell office:value-type="float" office:value="423.522" calcext:value-type="float">
            <text:p>423,522</text:p>
          </table:table-cell>
          <table:table-cell office:value-type="float" office:value="1649.39" calcext:value-type="float">
            <text:p>1649,39</text:p>
          </table:table-cell>
          <table:table-cell office:value-type="float" office:value="13311.9" calcext:value-type="float">
            <text:p>13311,9</text:p>
          </table:table-cell>
          <table:table-cell office:value-type="float" office:value="84353.8" calcext:value-type="float">
            <text:p>84353,8</text:p>
          </table:table-cell>
          <table:table-cell/>
        </table:table-row>
        <table:table-row table:style-name="ro1">
          <table:table-cell table:formula="of:=[.$A$382]" office:value-type="float" office:value="240" calcext:value-type="float">
            <text:p>240</text:p>
          </table:table-cell>
          <table:table-cell office:value-type="float" office:value="368.784" calcext:value-type="float">
            <text:p>368,784</text:p>
          </table:table-cell>
          <table:table-cell office:value-type="float" office:value="1881.2" calcext:value-type="float">
            <text:p>1881,2</text:p>
          </table:table-cell>
          <table:table-cell office:value-type="float" office:value="13227" calcext:value-type="float">
            <text:p>13227</text:p>
          </table:table-cell>
          <table:table-cell office:value-type="float" office:value="84510.5" calcext:value-type="float">
            <text:p>84510,5</text:p>
          </table:table-cell>
          <table:table-cell/>
        </table:table-row>
        <table:table-row table:style-name="ro1">
          <table:table-cell table:formula="of:=[.$A$382]" office:value-type="float" office:value="240" calcext:value-type="float">
            <text:p>240</text:p>
          </table:table-cell>
          <table:table-cell office:value-type="float" office:value="391.621" calcext:value-type="float">
            <text:p>391,621</text:p>
          </table:table-cell>
          <table:table-cell office:value-type="float" office:value="2012.49" calcext:value-type="float">
            <text:p>2012,49</text:p>
          </table:table-cell>
          <table:table-cell office:value-type="float" office:value="13071.8" calcext:value-type="float">
            <text:p>13071,8</text:p>
          </table:table-cell>
          <table:table-cell office:value-type="float" office:value="84703.6" calcext:value-type="float">
            <text:p>84703,6</text:p>
          </table:table-cell>
          <table:table-cell/>
        </table:table-row>
        <table:table-row table:style-name="ro1">
          <table:table-cell table:formula="of:=[.$A$382]" office:value-type="float" office:value="240" calcext:value-type="float">
            <text:p>240</text:p>
          </table:table-cell>
          <table:table-cell office:value-type="float" office:value="452.029" calcext:value-type="float">
            <text:p>452,029</text:p>
          </table:table-cell>
          <table:table-cell office:value-type="float" office:value="1815.41" calcext:value-type="float">
            <text:p>1815,41</text:p>
          </table:table-cell>
          <table:table-cell office:value-type="float" office:value="13267.7" calcext:value-type="float">
            <text:p>13267,7</text:p>
          </table:table-cell>
          <table:table-cell office:value-type="float" office:value="84696.8" calcext:value-type="float">
            <text:p>84696,8</text:p>
          </table:table-cell>
          <table:table-cell/>
        </table:table-row>
        <table:table-row table:style-name="ro1">
          <table:table-cell table:formula="of:=[.$A$382]" office:value-type="float" office:value="240" calcext:value-type="float">
            <text:p>240</text:p>
          </table:table-cell>
          <table:table-cell office:value-type="float" office:value="383.752" calcext:value-type="float">
            <text:p>383,752</text:p>
          </table:table-cell>
          <table:table-cell office:value-type="float" office:value="2157.19" calcext:value-type="float">
            <text:p>2157,19</text:p>
          </table:table-cell>
          <table:table-cell office:value-type="float" office:value="13593.2" calcext:value-type="float">
            <text:p>13593,2</text:p>
          </table:table-cell>
          <table:table-cell office:value-type="float" office:value="85477.5" calcext:value-type="float">
            <text:p>85477,5</text:p>
          </table:table-cell>
          <table:table-cell/>
        </table:table-row>
        <table:table-row table:style-name="ro1">
          <table:table-cell table:formula="of:=[.$A$382]" office:value-type="float" office:value="240" calcext:value-type="float">
            <text:p>240</text:p>
          </table:table-cell>
          <table:table-cell office:value-type="float" office:value="485.568" calcext:value-type="float">
            <text:p>485,568</text:p>
          </table:table-cell>
          <table:table-cell office:value-type="float" office:value="1746.59" calcext:value-type="float">
            <text:p>1746,59</text:p>
          </table:table-cell>
          <table:table-cell office:value-type="float" office:value="13276.4" calcext:value-type="float">
            <text:p>13276,4</text:p>
          </table:table-cell>
          <table:table-cell office:value-type="float" office:value="84644.4" calcext:value-type="float">
            <text:p>84644,4</text:p>
          </table:table-cell>
          <table:table-cell/>
        </table:table-row>
        <table:table-row table:style-name="ro1">
          <table:table-cell table:formula="of:=[.$A$382]" office:value-type="float" office:value="240" calcext:value-type="float">
            <text:p>240</text:p>
          </table:table-cell>
          <table:table-cell office:value-type="float" office:value="480.35" calcext:value-type="float">
            <text:p>480,35</text:p>
          </table:table-cell>
          <table:table-cell office:value-type="float" office:value="1753.46" calcext:value-type="float">
            <text:p>1753,46</text:p>
          </table:table-cell>
          <table:table-cell office:value-type="float" office:value="13076.2" calcext:value-type="float">
            <text:p>13076,2</text:p>
          </table:table-cell>
          <table:table-cell office:value-type="float" office:value="84930.1" calcext:value-type="float">
            <text:p>84930,1</text:p>
          </table:table-cell>
          <table:table-cell/>
        </table:table-row>
        <table:table-row table:style-name="ro1">
          <table:table-cell table:formula="of:=[.$A$382]" office:value-type="float" office:value="240" calcext:value-type="float">
            <text:p>240</text:p>
          </table:table-cell>
          <table:table-cell office:value-type="float" office:value="410.354" calcext:value-type="float">
            <text:p>410,354</text:p>
          </table:table-cell>
          <table:table-cell office:value-type="float" office:value="1878.2" calcext:value-type="float">
            <text:p>1878,2</text:p>
          </table:table-cell>
          <table:table-cell office:value-type="float" office:value="13129.8" calcext:value-type="float">
            <text:p>13129,8</text:p>
          </table:table-cell>
          <table:table-cell office:value-type="float" office:value="84812.4" calcext:value-type="float">
            <text:p>84812,4</text:p>
          </table:table-cell>
          <table:table-cell/>
        </table:table-row>
        <table:table-row table:style-name="ro1">
          <table:table-cell table:formula="of:=[.$A$382]" office:value-type="float" office:value="240" calcext:value-type="float">
            <text:p>240</text:p>
          </table:table-cell>
          <table:table-cell office:value-type="float" office:value="361.135" calcext:value-type="float">
            <text:p>361,135</text:p>
          </table:table-cell>
          <table:table-cell office:value-type="float" office:value="1747.46" calcext:value-type="float">
            <text:p>1747,46</text:p>
          </table:table-cell>
          <table:table-cell office:value-type="float" office:value="13152.8" calcext:value-type="float">
            <text:p>13152,8</text:p>
          </table:table-cell>
          <table:table-cell office:value-type="float" office:value="84569.6" calcext:value-type="float">
            <text:p>84569,6</text:p>
          </table:table-cell>
          <table:table-cell/>
        </table:table-row>
        <table:table-row table:style-name="ro1">
          <table:table-cell table:formula="of:=[.$A$382]" office:value-type="float" office:value="240" calcext:value-type="float">
            <text:p>240</text:p>
          </table:table-cell>
          <table:table-cell office:value-type="float" office:value="362.842" calcext:value-type="float">
            <text:p>362,842</text:p>
          </table:table-cell>
          <table:table-cell office:value-type="float" office:value="1764.49" calcext:value-type="float">
            <text:p>1764,49</text:p>
          </table:table-cell>
          <table:table-cell office:value-type="float" office:value="13186.6" calcext:value-type="float">
            <text:p>13186,6</text:p>
          </table:table-cell>
          <table:table-cell office:value-type="float" office:value="84580.6" calcext:value-type="float">
            <text:p>84580,6</text:p>
          </table:table-cell>
          <table:table-cell/>
        </table:table-row>
        <table:table-row table:style-name="ro1">
          <table:table-cell table:formula="of:=[.$A$382]" office:value-type="float" office:value="240" calcext:value-type="float">
            <text:p>240</text:p>
          </table:table-cell>
          <table:table-cell office:value-type="float" office:value="493.749" calcext:value-type="float">
            <text:p>493,749</text:p>
          </table:table-cell>
          <table:table-cell office:value-type="float" office:value="1877.79" calcext:value-type="float">
            <text:p>1877,79</text:p>
          </table:table-cell>
          <table:table-cell office:value-type="float" office:value="13210.4" calcext:value-type="float">
            <text:p>13210,4</text:p>
          </table:table-cell>
          <table:table-cell office:value-type="float" office:value="85005.5" calcext:value-type="float">
            <text:p>85005,5</text:p>
          </table:table-cell>
          <table:table-cell/>
        </table:table-row>
        <table:table-row table:style-name="ro1">
          <table:table-cell table:formula="of:=[.$A$382]" office:value-type="float" office:value="240" calcext:value-type="float">
            <text:p>240</text:p>
          </table:table-cell>
          <table:table-cell office:value-type="float" office:value="397.308" calcext:value-type="float">
            <text:p>397,308</text:p>
          </table:table-cell>
          <table:table-cell office:value-type="float" office:value="1752.4" calcext:value-type="float">
            <text:p>1752,4</text:p>
          </table:table-cell>
          <table:table-cell office:value-type="float" office:value="13236.8" calcext:value-type="float">
            <text:p>13236,8</text:p>
          </table:table-cell>
          <table:table-cell office:value-type="float" office:value="84681" calcext:value-type="float">
            <text:p>84681</text:p>
          </table:table-cell>
          <table:table-cell/>
        </table:table-row>
        <table:table-row table:style-name="ro1">
          <table:table-cell table:formula="of:=[.$A$382]" office:value-type="float" office:value="240" calcext:value-type="float">
            <text:p>240</text:p>
          </table:table-cell>
          <table:table-cell office:value-type="float" office:value="445.823" calcext:value-type="float">
            <text:p>445,823</text:p>
          </table:table-cell>
          <table:table-cell office:value-type="float" office:value="1649.09" calcext:value-type="float">
            <text:p>1649,09</text:p>
          </table:table-cell>
          <table:table-cell office:value-type="float" office:value="13390.3" calcext:value-type="float">
            <text:p>13390,3</text:p>
          </table:table-cell>
          <table:table-cell office:value-type="float" office:value="84931.1" calcext:value-type="float">
            <text:p>84931,1</text:p>
          </table:table-cell>
          <table:table-cell/>
        </table:table-row>
        <table:table-row table:style-name="ro1">
          <table:table-cell table:formula="of:=[.$A$382]" office:value-type="float" office:value="240" calcext:value-type="float">
            <text:p>240</text:p>
          </table:table-cell>
          <table:table-cell office:value-type="float" office:value="420.35" calcext:value-type="float">
            <text:p>420,35</text:p>
          </table:table-cell>
          <table:table-cell office:value-type="float" office:value="1730.22" calcext:value-type="float">
            <text:p>1730,22</text:p>
          </table:table-cell>
          <table:table-cell office:value-type="float" office:value="13322.8" calcext:value-type="float">
            <text:p>13322,8</text:p>
          </table:table-cell>
          <table:table-cell office:value-type="float" office:value="85075.6" calcext:value-type="float">
            <text:p>85075,6</text:p>
          </table:table-cell>
          <table:table-cell/>
        </table:table-row>
        <table:table-row table:style-name="ro1">
          <table:table-cell table:formula="of:=[.$A$382]" office:value-type="float" office:value="240" calcext:value-type="float">
            <text:p>240</text:p>
          </table:table-cell>
          <table:table-cell office:value-type="float" office:value="440.604" calcext:value-type="float">
            <text:p>440,604</text:p>
          </table:table-cell>
          <table:table-cell office:value-type="float" office:value="1694.29" calcext:value-type="float">
            <text:p>1694,29</text:p>
          </table:table-cell>
          <table:table-cell office:value-type="float" office:value="13128.2" calcext:value-type="float">
            <text:p>13128,2</text:p>
          </table:table-cell>
          <table:table-cell office:value-type="float" office:value="84459.2" calcext:value-type="float">
            <text:p>84459,2</text:p>
          </table:table-cell>
          <table:table-cell/>
        </table:table-row>
        <table:table-row table:style-name="ro1">
          <table:table-cell table:formula="of:=[.$A$382]" office:value-type="float" office:value="240" calcext:value-type="float">
            <text:p>240</text:p>
          </table:table-cell>
          <table:table-cell office:value-type="float" office:value="515.727" calcext:value-type="float">
            <text:p>515,727</text:p>
          </table:table-cell>
          <table:table-cell office:value-type="float" office:value="2187.36" calcext:value-type="float">
            <text:p>2187,36</text:p>
          </table:table-cell>
          <table:table-cell office:value-type="float" office:value="13128.7" calcext:value-type="float">
            <text:p>13128,7</text:p>
          </table:table-cell>
          <table:table-cell office:value-type="float" office:value="84483.5" calcext:value-type="float">
            <text:p>84483,5</text:p>
          </table:table-cell>
          <table:table-cell/>
        </table:table-row>
        <table:table-row table:style-name="ro1">
          <table:table-cell table:formula="of:=[.$A$382]" office:value-type="float" office:value="240" calcext:value-type="float">
            <text:p>240</text:p>
          </table:table-cell>
          <table:table-cell office:value-type="float" office:value="398.744" calcext:value-type="float">
            <text:p>398,744</text:p>
          </table:table-cell>
          <table:table-cell office:value-type="float" office:value="1637.34" calcext:value-type="float">
            <text:p>1637,34</text:p>
          </table:table-cell>
          <table:table-cell office:value-type="float" office:value="13318.3" calcext:value-type="float">
            <text:p>13318,3</text:p>
          </table:table-cell>
          <table:table-cell office:value-type="float" office:value="85159.6" calcext:value-type="float">
            <text:p>85159,6</text:p>
          </table:table-cell>
          <table:table-cell/>
        </table:table-row>
        <table:table-row table:style-name="ro1">
          <table:table-cell table:formula="of:=[.$A$382]" office:value-type="float" office:value="240" calcext:value-type="float">
            <text:p>240</text:p>
          </table:table-cell>
          <table:table-cell office:value-type="float" office:value="376.802" calcext:value-type="float">
            <text:p>376,802</text:p>
          </table:table-cell>
          <table:table-cell office:value-type="float" office:value="1847.04" calcext:value-type="float">
            <text:p>1847,04</text:p>
          </table:table-cell>
          <table:table-cell office:value-type="float" office:value="13091.5" calcext:value-type="float">
            <text:p>13091,5</text:p>
          </table:table-cell>
          <table:table-cell office:value-type="float" office:value="84664.7" calcext:value-type="float">
            <text:p>84664,7</text:p>
          </table:table-cell>
          <table:table-cell/>
        </table:table-row>
      </table:table>
      <table:table table:name="Measurements" table:style-name="ta1">
        <office:forms form:automatic-focus="false" form:apply-design-mode="false"/>
        <table:table-column table:style-name="co2" table:default-cell-style-name="ce2"/>
        <table:table-column table:style-name="co1" table:number-columns-repeated="20" table:default-cell-style-name="Default"/>
        <table:table-row table:style-name="ro1">
          <table:table-cell table:style-name="ce1" office:value-type="string" calcext:value-type="string">
            <text:p>Average ex. Tim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230" calcext:value-type="float">
            <text:p>230</text:p>
          </table:table-cell>
          <table:table-cell table:style-name="ce1" office:value-type="float" office:value="238" calcext:value-type="float">
            <text:p>238</text:p>
          </table:table-cell>
          <table:table-cell table:style-name="ce1"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SUMIF(['Raw Data'.$A$2:.$E$437];[.B1];['Raw Data'.$B$2:.$B$402])/COUNTIF(['Raw Data'.$A$2:.$A$401];[.B1])" office:value-type="float" office:value="56.9491" calcext:value-type="float">
            <text:p>56,9491</text:p>
          </table:table-cell>
          <table:table-cell table:formula="of:=SUMIF(['Raw Data'.$A$2:.$E$437];[.C1];['Raw Data'.$B$2:.$B$402])/COUNTIF(['Raw Data'.$A$2:.$A$401];[.C1])" office:value-type="float" office:value="57.32745" calcext:value-type="float">
            <text:p>57,32745</text:p>
          </table:table-cell>
          <table:table-cell table:formula="of:=SUMIF(['Raw Data'.$A$2:.$E$437];[.D1];['Raw Data'.$B$2:.$B$402])/COUNTIF(['Raw Data'.$A$2:.$A$401];[.D1])" office:value-type="float" office:value="56.32335" calcext:value-type="float">
            <text:p>56,32335</text:p>
          </table:table-cell>
          <table:table-cell table:formula="of:=SUMIF(['Raw Data'.$A$2:.$E$437];[.E1];['Raw Data'.$B$2:.$B$402])/COUNTIF(['Raw Data'.$A$2:.$A$401];[.E1])" office:value-type="float" office:value="58.3578" calcext:value-type="float">
            <text:p>58,3578</text:p>
          </table:table-cell>
          <table:table-cell table:formula="of:=SUMIF(['Raw Data'.$A$2:.$E$437];[.F1];['Raw Data'.$B$2:.$B$402])/COUNTIF(['Raw Data'.$A$2:.$A$401];[.F1])" office:value-type="float" office:value="58.354" calcext:value-type="float">
            <text:p>58,354</text:p>
          </table:table-cell>
          <table:table-cell table:formula="of:=SUMIF(['Raw Data'.$A$2:.$E$437];[.G1];['Raw Data'.$B$2:.$B$402])/COUNTIF(['Raw Data'.$A$2:.$A$401];[.G1])" office:value-type="float" office:value="65.82765" calcext:value-type="float">
            <text:p>65,82765</text:p>
          </table:table-cell>
          <table:table-cell table:formula="of:=SUMIF(['Raw Data'.$A$2:.$E$437];[.H1];['Raw Data'.$B$2:.$B$402])/COUNTIF(['Raw Data'.$A$2:.$A$401];[.H1])" office:value-type="float" office:value="69.0458" calcext:value-type="float">
            <text:p>69,0458</text:p>
          </table:table-cell>
          <table:table-cell table:formula="of:=SUMIF(['Raw Data'.$A$2:.$E$437];[.I1];['Raw Data'.$B$2:.$B$402])/COUNTIF(['Raw Data'.$A$2:.$A$401];[.I1])" office:value-type="float" office:value="75.4726" calcext:value-type="float">
            <text:p>75,4726</text:p>
          </table:table-cell>
          <table:table-cell table:formula="of:=SUMIF(['Raw Data'.$A$2:.$E$437];[.J1];['Raw Data'.$B$2:.$B$402])/COUNTIF(['Raw Data'.$A$2:.$A$401];[.J1])" office:value-type="float" office:value="82.29305" calcext:value-type="float">
            <text:p>82,29305</text:p>
          </table:table-cell>
          <table:table-cell table:formula="of:=SUMIF(['Raw Data'.$A$2:.$E$437];[.K1];['Raw Data'.$B$2:.$B$402])/COUNTIF(['Raw Data'.$A$2:.$A$401];[.K1])" office:value-type="float" office:value="143.4624" calcext:value-type="float">
            <text:p>143,4624</text:p>
          </table:table-cell>
          <table:table-cell table:formula="of:=SUMIF(['Raw Data'.$A$2:.$E$437];[.L1];['Raw Data'.$B$2:.$B$402])/COUNTIF(['Raw Data'.$A$2:.$A$401];[.L1])" office:value-type="float" office:value="156.9472" calcext:value-type="float">
            <text:p>156,9472</text:p>
          </table:table-cell>
          <table:table-cell table:formula="of:=SUMIF(['Raw Data'.$A$2:.$E$437];[.M1];['Raw Data'.$B$2:.$B$402])/COUNTIF(['Raw Data'.$A$2:.$A$401];[.M1])" office:value-type="float" office:value="164.40215" calcext:value-type="float">
            <text:p>164,40215</text:p>
          </table:table-cell>
          <table:table-cell table:formula="of:=SUMIF(['Raw Data'.$A$2:.$E$437];[.N1];['Raw Data'.$B$2:.$B$402])/COUNTIF(['Raw Data'.$A$2:.$A$401];[.N1])" office:value-type="float" office:value="172.83835" calcext:value-type="float">
            <text:p>172,83835</text:p>
          </table:table-cell>
          <table:table-cell table:formula="of:=SUMIF(['Raw Data'.$A$2:.$E$437];[.O1];['Raw Data'.$B$2:.$B$402])/COUNTIF(['Raw Data'.$A$2:.$A$401];[.O1])" office:value-type="float" office:value="201.1302" calcext:value-type="float">
            <text:p>201,1302</text:p>
          </table:table-cell>
          <table:table-cell table:formula="of:=SUMIF(['Raw Data'.$A$2:.$E$437];[.P1];['Raw Data'.$B$2:.$B$402])/COUNTIF(['Raw Data'.$A$2:.$A$401];[.P1])" office:value-type="float" office:value="216.7466" calcext:value-type="float">
            <text:p>216,7466</text:p>
          </table:table-cell>
          <table:table-cell table:formula="of:=SUMIF(['Raw Data'.$A$2:.$E$437];[.Q1];['Raw Data'.$B$2:.$B$402])/COUNTIF(['Raw Data'.$A$2:.$A$401];[.Q1])" office:value-type="float" office:value="243.78005" calcext:value-type="float">
            <text:p>243,78005</text:p>
          </table:table-cell>
          <table:table-cell table:formula="of:=SUMIF(['Raw Data'.$A$2:.$E$437];[.R1];['Raw Data'.$B$2:.$B$402])/COUNTIF(['Raw Data'.$A$2:.$A$401];[.R1])" office:value-type="float" office:value="319.8675" calcext:value-type="float">
            <text:p>319,8675</text:p>
          </table:table-cell>
          <table:table-cell table:formula="of:=SUMIF(['Raw Data'.$A$2:.$E$437];[.S1];['Raw Data'.$B$2:.$B$402])/COUNTIF(['Raw Data'.$A$2:.$A$401];[.S1])" office:value-type="float" office:value="369.7166" calcext:value-type="float">
            <text:p>369,7166</text:p>
          </table:table-cell>
          <table:table-cell table:formula="of:=SUMIF(['Raw Data'.$A$2:.$E$437];[.T1];['Raw Data'.$B$2:.$B$402])/COUNTIF(['Raw Data'.$A$2:.$A$401];[.T1])" office:value-type="float" office:value="386.379" calcext:value-type="float">
            <text:p>386,379</text:p>
          </table:table-cell>
          <table:table-cell table:formula="of:=SUMIF(['Raw Data'.$A$2:.$E$437];[.U1];['Raw Data'.$B$2:.$B$402])/COUNTIF(['Raw Data'.$A$2:.$A$401];[.U1])" office:value-type="float" office:value="421.26575" calcext:value-type="float">
            <text:p>421,2657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SUMIF(['Raw Data'.$A$2:.$E$437];[.B1];['Raw Data'.$C$2:.$C$402])/COUNTIF(['Raw Data'.$A$2:.$A$401];[.B1])" office:value-type="float" office:value="359.73675" calcext:value-type="float">
            <text:p>359,73675</text:p>
          </table:table-cell>
          <table:table-cell table:formula="of:=SUMIF(['Raw Data'.$A$2:.$E$437];[.C1];['Raw Data'.$C$2:.$C$402])/COUNTIF(['Raw Data'.$A$2:.$A$401];[.C1])" office:value-type="float" office:value="361.09735" calcext:value-type="float">
            <text:p>361,09735</text:p>
          </table:table-cell>
          <table:table-cell table:formula="of:=SUMIF(['Raw Data'.$A$2:.$E$437];[.D1];['Raw Data'.$C$2:.$C$402])/COUNTIF(['Raw Data'.$A$2:.$A$401];[.D1])" office:value-type="float" office:value="358.9399" calcext:value-type="float">
            <text:p>358,9399</text:p>
          </table:table-cell>
          <table:table-cell table:formula="of:=SUMIF(['Raw Data'.$A$2:.$E$437];[.E1];['Raw Data'.$C$2:.$C$402])/COUNTIF(['Raw Data'.$A$2:.$A$401];[.E1])" office:value-type="float" office:value="359.0315" calcext:value-type="float">
            <text:p>359,0315</text:p>
          </table:table-cell>
          <table:table-cell table:formula="of:=SUMIF(['Raw Data'.$A$2:.$E$437];[.F1];['Raw Data'.$C$2:.$C$402])/COUNTIF(['Raw Data'.$A$2:.$A$401];[.F1])" office:value-type="float" office:value="368.66795" calcext:value-type="float">
            <text:p>368,66795</text:p>
          </table:table-cell>
          <table:table-cell table:formula="of:=SUMIF(['Raw Data'.$A$2:.$E$437];[.G1];['Raw Data'.$C$2:.$C$402])/COUNTIF(['Raw Data'.$A$2:.$A$401];[.G1])" office:value-type="float" office:value="383.3655" calcext:value-type="float">
            <text:p>383,3655</text:p>
          </table:table-cell>
          <table:table-cell table:formula="of:=SUMIF(['Raw Data'.$A$2:.$E$437];[.H1];['Raw Data'.$C$2:.$C$402])/COUNTIF(['Raw Data'.$A$2:.$A$401];[.H1])" office:value-type="float" office:value="406.0127" calcext:value-type="float">
            <text:p>406,0127</text:p>
          </table:table-cell>
          <table:table-cell table:formula="of:=SUMIF(['Raw Data'.$A$2:.$E$437];[.I1];['Raw Data'.$C$2:.$C$402])/COUNTIF(['Raw Data'.$A$2:.$A$401];[.I1])" office:value-type="float" office:value="432.7275" calcext:value-type="float">
            <text:p>432,7275</text:p>
          </table:table-cell>
          <table:table-cell table:formula="of:=SUMIF(['Raw Data'.$A$2:.$E$437];[.J1];['Raw Data'.$C$2:.$C$402])/COUNTIF(['Raw Data'.$A$2:.$A$401];[.J1])" office:value-type="float" office:value="462.84005" calcext:value-type="float">
            <text:p>462,84005</text:p>
          </table:table-cell>
          <table:table-cell table:formula="of:=SUMIF(['Raw Data'.$A$2:.$E$437];[.K1];['Raw Data'.$C$2:.$C$402])/COUNTIF(['Raw Data'.$A$2:.$A$401];[.K1])" office:value-type="float" office:value="564.99525" calcext:value-type="float">
            <text:p>564,99525</text:p>
          </table:table-cell>
          <table:table-cell table:formula="of:=SUMIF(['Raw Data'.$A$2:.$E$437];[.L1];['Raw Data'.$C$2:.$C$402])/COUNTIF(['Raw Data'.$A$2:.$A$401];[.L1])" office:value-type="float" office:value="637.71665" calcext:value-type="float">
            <text:p>637,71665</text:p>
          </table:table-cell>
          <table:table-cell table:formula="of:=SUMIF(['Raw Data'.$A$2:.$E$437];[.M1];['Raw Data'.$C$2:.$C$402])/COUNTIF(['Raw Data'.$A$2:.$A$401];[.M1])" office:value-type="float" office:value="710.87885" calcext:value-type="float">
            <text:p>710,87885</text:p>
          </table:table-cell>
          <table:table-cell table:formula="of:=SUMIF(['Raw Data'.$A$2:.$E$437];[.N1];['Raw Data'.$C$2:.$C$402])/COUNTIF(['Raw Data'.$A$2:.$A$401];[.N1])" office:value-type="float" office:value="709.4177" calcext:value-type="float">
            <text:p>709,4177</text:p>
          </table:table-cell>
          <table:table-cell table:formula="of:=SUMIF(['Raw Data'.$A$2:.$E$437];[.O1];['Raw Data'.$C$2:.$C$402])/COUNTIF(['Raw Data'.$A$2:.$A$401];[.O1])" office:value-type="float" office:value="779.7269" calcext:value-type="float">
            <text:p>779,7269</text:p>
          </table:table-cell>
          <table:table-cell table:formula="of:=SUMIF(['Raw Data'.$A$2:.$E$437];[.P1];['Raw Data'.$C$2:.$C$402])/COUNTIF(['Raw Data'.$A$2:.$A$401];[.P1])" office:value-type="float" office:value="867.7045" calcext:value-type="float">
            <text:p>867,7045</text:p>
          </table:table-cell>
          <table:table-cell table:formula="of:=SUMIF(['Raw Data'.$A$2:.$E$437];[.Q1];['Raw Data'.$C$2:.$C$402])/COUNTIF(['Raw Data'.$A$2:.$A$401];[.Q1])" office:value-type="float" office:value="1006.91245" calcext:value-type="float">
            <text:p>1006,91245</text:p>
          </table:table-cell>
          <table:table-cell table:formula="of:=SUMIF(['Raw Data'.$A$2:.$E$437];[.R1];['Raw Data'.$C$2:.$C$402])/COUNTIF(['Raw Data'.$A$2:.$A$401];[.R1])" office:value-type="float" office:value="1440.591" calcext:value-type="float">
            <text:p>1440,591</text:p>
          </table:table-cell>
          <table:table-cell table:formula="of:=SUMIF(['Raw Data'.$A$2:.$E$437];[.S1];['Raw Data'.$C$2:.$C$402])/COUNTIF(['Raw Data'.$A$2:.$A$401];[.S1])" office:value-type="float" office:value="1713.321" calcext:value-type="float">
            <text:p>1713,321</text:p>
          </table:table-cell>
          <table:table-cell table:formula="of:=SUMIF(['Raw Data'.$A$2:.$E$437];[.T1];['Raw Data'.$C$2:.$C$402])/COUNTIF(['Raw Data'.$A$2:.$A$401];[.T1])" office:value-type="float" office:value="1865.793" calcext:value-type="float">
            <text:p>1865,793</text:p>
          </table:table-cell>
          <table:table-cell table:formula="of:=SUMIF(['Raw Data'.$A$2:.$E$437];[.U1];['Raw Data'.$C$2:.$C$402])/COUNTIF(['Raw Data'.$A$2:.$A$401];[.U1])" office:value-type="float" office:value="1845.752" calcext:value-type="float">
            <text:p>1845,75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SUMIF(['Raw Data'.$A$2:.$E$437];[.B1];['Raw Data'.$D$2:.$D$402])/COUNTIF(['Raw Data'.$A$2:.$A$401];[.B1])" office:value-type="float" office:value="3700.1025" calcext:value-type="float">
            <text:p>3700,1025</text:p>
          </table:table-cell>
          <table:table-cell table:formula="of:=SUMIF(['Raw Data'.$A$2:.$E$437];[.C1];['Raw Data'.$D$2:.$D$402])/COUNTIF(['Raw Data'.$A$2:.$A$401];[.C1])" office:value-type="float" office:value="3913.611" calcext:value-type="float">
            <text:p>3913,611</text:p>
          </table:table-cell>
          <table:table-cell table:formula="of:=SUMIF(['Raw Data'.$A$2:.$E$437];[.D1];['Raw Data'.$D$2:.$D$402])/COUNTIF(['Raw Data'.$A$2:.$A$401];[.D1])" office:value-type="float" office:value="3323.351" calcext:value-type="float">
            <text:p>3323,351</text:p>
          </table:table-cell>
          <table:table-cell table:formula="of:=SUMIF(['Raw Data'.$A$2:.$E$437];[.E1];['Raw Data'.$D$2:.$D$402])/COUNTIF(['Raw Data'.$A$2:.$A$401];[.E1])" office:value-type="float" office:value="3064.7525" calcext:value-type="float">
            <text:p>3064,7525</text:p>
          </table:table-cell>
          <table:table-cell table:formula="of:=SUMIF(['Raw Data'.$A$2:.$E$437];[.F1];['Raw Data'.$D$2:.$D$402])/COUNTIF(['Raw Data'.$A$2:.$A$401];[.F1])" office:value-type="float" office:value="2972.2965" calcext:value-type="float">
            <text:p>2972,2965</text:p>
          </table:table-cell>
          <table:table-cell table:formula="of:=SUMIF(['Raw Data'.$A$2:.$E$437];[.G1];['Raw Data'.$D$2:.$D$402])/COUNTIF(['Raw Data'.$A$2:.$A$401];[.G1])" office:value-type="float" office:value="3105.7475" calcext:value-type="float">
            <text:p>3105,7475</text:p>
          </table:table-cell>
          <table:table-cell table:formula="of:=SUMIF(['Raw Data'.$A$2:.$E$437];[.H1];['Raw Data'.$D$2:.$D$402])/COUNTIF(['Raw Data'.$A$2:.$A$401];[.H1])" office:value-type="float" office:value="3162.233" calcext:value-type="float">
            <text:p>3162,233</text:p>
          </table:table-cell>
          <table:table-cell table:formula="of:=SUMIF(['Raw Data'.$A$2:.$E$437];[.I1];['Raw Data'.$D$2:.$D$402])/COUNTIF(['Raw Data'.$A$2:.$A$401];[.I1])" office:value-type="float" office:value="3493.3775" calcext:value-type="float">
            <text:p>3493,3775</text:p>
          </table:table-cell>
          <table:table-cell table:formula="of:=SUMIF(['Raw Data'.$A$2:.$E$437];[.J1];['Raw Data'.$D$2:.$D$402])/COUNTIF(['Raw Data'.$A$2:.$A$401];[.J1])" office:value-type="float" office:value="3537.033" calcext:value-type="float">
            <text:p>3537,033</text:p>
          </table:table-cell>
          <table:table-cell table:formula="of:=SUMIF(['Raw Data'.$A$2:.$E$437];[.K1];['Raw Data'.$D$2:.$D$402])/COUNTIF(['Raw Data'.$A$2:.$A$401];[.K1])" office:value-type="float" office:value="6188.7355" calcext:value-type="float">
            <text:p>6188,7355</text:p>
          </table:table-cell>
          <table:table-cell table:formula="of:=SUMIF(['Raw Data'.$A$2:.$E$437];[.L1];['Raw Data'.$D$2:.$D$402])/COUNTIF(['Raw Data'.$A$2:.$A$401];[.L1])" office:value-type="float" office:value="6406.1165" calcext:value-type="float">
            <text:p>6406,1165</text:p>
          </table:table-cell>
          <table:table-cell table:formula="of:=SUMIF(['Raw Data'.$A$2:.$E$437];[.M1];['Raw Data'.$D$2:.$D$402])/COUNTIF(['Raw Data'.$A$2:.$A$401];[.M1])" office:value-type="float" office:value="6743.412" calcext:value-type="float">
            <text:p>6743,412</text:p>
          </table:table-cell>
          <table:table-cell table:formula="of:=SUMIF(['Raw Data'.$A$2:.$E$437];[.N1];['Raw Data'.$D$2:.$D$402])/COUNTIF(['Raw Data'.$A$2:.$A$401];[.N1])" office:value-type="float" office:value="7035.1545" calcext:value-type="float">
            <text:p>7035,1545</text:p>
          </table:table-cell>
          <table:table-cell table:formula="of:=SUMIF(['Raw Data'.$A$2:.$E$437];[.O1];['Raw Data'.$D$2:.$D$402])/COUNTIF(['Raw Data'.$A$2:.$A$401];[.O1])" office:value-type="float" office:value="7742.692" calcext:value-type="float">
            <text:p>7742,692</text:p>
          </table:table-cell>
          <table:table-cell table:formula="of:=SUMIF(['Raw Data'.$A$2:.$E$437];[.P1];['Raw Data'.$D$2:.$D$402])/COUNTIF(['Raw Data'.$A$2:.$A$401];[.P1])" office:value-type="float" office:value="8430.896" calcext:value-type="float">
            <text:p>8430,896</text:p>
          </table:table-cell>
          <table:table-cell table:formula="of:=SUMIF(['Raw Data'.$A$2:.$E$437];[.Q1];['Raw Data'.$D$2:.$D$402])/COUNTIF(['Raw Data'.$A$2:.$A$401];[.Q1])" office:value-type="float" office:value="9518.6715" calcext:value-type="float">
            <text:p>9518,6715</text:p>
          </table:table-cell>
          <table:table-cell table:formula="of:=SUMIF(['Raw Data'.$A$2:.$E$437];[.R1];['Raw Data'.$D$2:.$D$402])/COUNTIF(['Raw Data'.$A$2:.$A$401];[.R1])" office:value-type="float" office:value="11719.985" calcext:value-type="float">
            <text:p>11719,985</text:p>
          </table:table-cell>
          <table:table-cell table:formula="of:=SUMIF(['Raw Data'.$A$2:.$E$437];[.S1];['Raw Data'.$D$2:.$D$402])/COUNTIF(['Raw Data'.$A$2:.$A$401];[.S1])" office:value-type="float" office:value="12802.69" calcext:value-type="float">
            <text:p>12802,69</text:p>
          </table:table-cell>
          <table:table-cell table:formula="of:=SUMIF(['Raw Data'.$A$2:.$E$437];[.T1];['Raw Data'.$D$2:.$D$402])/COUNTIF(['Raw Data'.$A$2:.$A$401];[.T1])" office:value-type="float" office:value="13116.27" calcext:value-type="float">
            <text:p>13116,27</text:p>
          </table:table-cell>
          <table:table-cell table:formula="of:=SUMIF(['Raw Data'.$A$2:.$E$437];[.U1];['Raw Data'.$D$2:.$D$402])/COUNTIF(['Raw Data'.$A$2:.$A$401];[.U1])" office:value-type="float" office:value="13234.295" calcext:value-type="float">
            <text:p>13234,29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formula="of:=SUMIF(['Raw Data'.$A$2:.$E$437];[.B1];['Raw Data'.$E$2:.$E$402])/COUNTIF(['Raw Data'.$A$2:.$A$401];[.B1])" office:value-type="float" office:value="33375.57" calcext:value-type="float">
            <text:p>33375,57</text:p>
          </table:table-cell>
          <table:table-cell table:formula="of:=SUMIF(['Raw Data'.$A$2:.$E$437];[.C1];['Raw Data'.$E$2:.$E$402])/COUNTIF(['Raw Data'.$A$2:.$A$401];[.C1])" office:value-type="float" office:value="33631.59" calcext:value-type="float">
            <text:p>33631,59</text:p>
          </table:table-cell>
          <table:table-cell table:formula="of:=SUMIF(['Raw Data'.$A$2:.$E$437];[.D1];['Raw Data'.$E$2:.$E$402])/COUNTIF(['Raw Data'.$A$2:.$A$401];[.D1])" office:value-type="float" office:value="33774.99" calcext:value-type="float">
            <text:p>33774,99</text:p>
          </table:table-cell>
          <table:table-cell table:formula="of:=SUMIF(['Raw Data'.$A$2:.$E$437];[.E1];['Raw Data'.$E$2:.$E$402])/COUNTIF(['Raw Data'.$A$2:.$A$401];[.E1])" office:value-type="float" office:value="34456.625" calcext:value-type="float">
            <text:p>34456,625</text:p>
          </table:table-cell>
          <table:table-cell table:formula="of:=SUMIF(['Raw Data'.$A$2:.$E$437];[.F1];['Raw Data'.$E$2:.$E$402])/COUNTIF(['Raw Data'.$A$2:.$A$401];[.F1])" office:value-type="float" office:value="34789.84" calcext:value-type="float">
            <text:p>34789,84</text:p>
          </table:table-cell>
          <table:table-cell table:formula="of:=SUMIF(['Raw Data'.$A$2:.$E$437];[.G1];['Raw Data'.$E$2:.$E$402])/COUNTIF(['Raw Data'.$A$2:.$A$401];[.G1])" office:value-type="float" office:value="36291.54" calcext:value-type="float">
            <text:p>36291,54</text:p>
          </table:table-cell>
          <table:table-cell table:formula="of:=SUMIF(['Raw Data'.$A$2:.$E$437];[.H1];['Raw Data'.$E$2:.$E$402])/COUNTIF(['Raw Data'.$A$2:.$A$401];[.H1])" office:value-type="float" office:value="37309.14" calcext:value-type="float">
            <text:p>37309,14</text:p>
          </table:table-cell>
          <table:table-cell table:formula="of:=SUMIF(['Raw Data'.$A$2:.$E$437];[.I1];['Raw Data'.$E$2:.$E$402])/COUNTIF(['Raw Data'.$A$2:.$A$401];[.I1])" office:value-type="float" office:value="38574.68" calcext:value-type="float">
            <text:p>38574,68</text:p>
          </table:table-cell>
          <table:table-cell table:formula="of:=SUMIF(['Raw Data'.$A$2:.$E$437];[.J1];['Raw Data'.$E$2:.$E$402])/COUNTIF(['Raw Data'.$A$2:.$A$401];[.J1])" office:value-type="float" office:value="40066.175" calcext:value-type="float">
            <text:p>40066,175</text:p>
          </table:table-cell>
          <table:table-cell table:formula="of:=SUMIF(['Raw Data'.$A$2:.$E$437];[.K1];['Raw Data'.$E$2:.$E$402])/COUNTIF(['Raw Data'.$A$2:.$A$401];[.K1])" office:value-type="float" office:value="43372.79" calcext:value-type="float">
            <text:p>43372,79</text:p>
          </table:table-cell>
          <table:table-cell table:formula="of:=SUMIF(['Raw Data'.$A$2:.$E$437];[.L1];['Raw Data'.$E$2:.$E$402])/COUNTIF(['Raw Data'.$A$2:.$A$401];[.L1])" office:value-type="float" office:value="44381.675" calcext:value-type="float">
            <text:p>44381,675</text:p>
          </table:table-cell>
          <table:table-cell table:formula="of:=SUMIF(['Raw Data'.$A$2:.$E$437];[.M1];['Raw Data'.$E$2:.$E$402])/COUNTIF(['Raw Data'.$A$2:.$A$401];[.M1])" office:value-type="float" office:value="46035.24" calcext:value-type="float">
            <text:p>46035,24</text:p>
          </table:table-cell>
          <table:table-cell table:formula="of:=SUMIF(['Raw Data'.$A$2:.$E$437];[.N1];['Raw Data'.$E$2:.$E$402])/COUNTIF(['Raw Data'.$A$2:.$A$401];[.N1])" office:value-type="float" office:value="47405.52" calcext:value-type="float">
            <text:p>47405,52</text:p>
          </table:table-cell>
          <table:table-cell table:formula="of:=SUMIF(['Raw Data'.$A$2:.$E$437];[.O1];['Raw Data'.$E$2:.$E$402])/COUNTIF(['Raw Data'.$A$2:.$A$401];[.O1])" office:value-type="float" office:value="51545.255" calcext:value-type="float">
            <text:p>51545,255</text:p>
          </table:table-cell>
          <table:table-cell table:formula="of:=SUMIF(['Raw Data'.$A$2:.$E$437];[.P1];['Raw Data'.$E$2:.$E$402])/COUNTIF(['Raw Data'.$A$2:.$A$401];[.P1])" office:value-type="float" office:value="55913.1" calcext:value-type="float">
            <text:p>55913,1</text:p>
          </table:table-cell>
          <table:table-cell table:formula="of:=SUMIF(['Raw Data'.$A$2:.$E$437];[.Q1];['Raw Data'.$E$2:.$E$402])/COUNTIF(['Raw Data'.$A$2:.$A$401];[.Q1])" office:value-type="float" office:value="60506.34" calcext:value-type="float">
            <text:p>60506,34</text:p>
          </table:table-cell>
          <table:table-cell table:formula="of:=SUMIF(['Raw Data'.$A$2:.$E$437];[.R1];['Raw Data'.$E$2:.$E$402])/COUNTIF(['Raw Data'.$A$2:.$A$401];[.R1])" office:value-type="float" office:value="73992.63" calcext:value-type="float">
            <text:p>73992,63</text:p>
          </table:table-cell>
          <table:table-cell table:formula="of:=SUMIF(['Raw Data'.$A$2:.$E$437];[.S1];['Raw Data'.$E$2:.$E$402])/COUNTIF(['Raw Data'.$A$2:.$A$401];[.S1])" office:value-type="float" office:value="82726.285" calcext:value-type="float">
            <text:p>82726,285</text:p>
          </table:table-cell>
          <table:table-cell table:formula="of:=SUMIF(['Raw Data'.$A$2:.$E$437];[.T1];['Raw Data'.$E$2:.$E$402])/COUNTIF(['Raw Data'.$A$2:.$A$401];[.T1])" office:value-type="float" office:value="84948.865" calcext:value-type="float">
            <text:p>84948,865</text:p>
          </table:table-cell>
          <table:table-cell table:formula="of:=SUMIF(['Raw Data'.$A$2:.$E$437];[.U1];['Raw Data'.$E$2:.$E$402])/COUNTIF(['Raw Data'.$A$2:.$A$401];[.U1])" office:value-type="float" office:value="84767.195" calcext:value-type="float">
            <text:p>84767,195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formula="of:=SUMIF(['Raw Data'.$A$2:.$F$437];[.B1];['Raw Data'.$F$2:.$F$402])/COUNTIF(['Raw Data'.$A$2:.$A$401];[.B1])" office:value-type="float" office:value="218946.1" calcext:value-type="float">
            <text:p>218946,1</text:p>
          </table:table-cell>
          <table:table-cell table:formula="of:=SUMIF(['Raw Data'.$A$2:.$F$437];[.C1];['Raw Data'.$F$2:.$F$402])/COUNTIF(['Raw Data'.$A$2:.$A$401];[.C1])" office:value-type="float" office:value="220024.8" calcext:value-type="float">
            <text:p>220024,8</text:p>
          </table:table-cell>
          <table:table-cell table:formula="of:=SUMIF(['Raw Data'.$A$2:.$F$437];[.D1];['Raw Data'.$F$2:.$F$402])/COUNTIF(['Raw Data'.$A$2:.$A$401];[.D1])" office:value-type="float" office:value="220458.8" calcext:value-type="float">
            <text:p>220458,8</text:p>
          </table:table-cell>
          <table:table-cell table:formula="of:=SUMIF(['Raw Data'.$A$2:.$F$437];[.E1];['Raw Data'.$F$2:.$F$402])/COUNTIF(['Raw Data'.$A$2:.$A$401];[.E1])" office:value-type="float" office:value="223347.4" calcext:value-type="float">
            <text:p>223347,4</text:p>
          </table:table-cell>
          <table:table-cell table:formula="of:=SUMIF(['Raw Data'.$A$2:.$F$437];[.F1];['Raw Data'.$F$2:.$F$402])/COUNTIF(['Raw Data'.$A$2:.$A$401];[.F1])" office:value-type="float" office:value="226197.8" calcext:value-type="float">
            <text:p>226197,8</text:p>
          </table:table-cell>
          <table:table-cell table:formula="of:=SUMIF(['Raw Data'.$A$2:.$F$437];[.G1];['Raw Data'.$F$2:.$F$402])/COUNTIF(['Raw Data'.$A$2:.$A$401];[.G1])" office:value-type="float" office:value="232369.05" calcext:value-type="float">
            <text:p>232369,05</text:p>
          </table:table-cell>
          <table:table-cell table:formula="of:=SUMIF(['Raw Data'.$A$2:.$F$437];[.H1];['Raw Data'.$F$2:.$F$402])/COUNTIF(['Raw Data'.$A$2:.$A$401];[.H1])" office:value-type="float" office:value="237721.35" calcext:value-type="float">
            <text:p>237721,35</text:p>
          </table:table-cell>
          <table:table-cell table:formula="of:=SUMIF(['Raw Data'.$A$2:.$F$437];[.I1];['Raw Data'.$F$2:.$F$402])/COUNTIF(['Raw Data'.$A$2:.$A$401];[.I1])" office:value-type="float" office:value="245536.95" calcext:value-type="float">
            <text:p>245536,95</text:p>
          </table:table-cell>
          <table:table-cell table:formula="of:=SUMIF(['Raw Data'.$A$2:.$F$437];[.J1];['Raw Data'.$F$2:.$F$402])/COUNTIF(['Raw Data'.$A$2:.$A$401];[.J1])" office:value-type="float" office:value="255053.8" calcext:value-type="float">
            <text:p>255053,8</text:p>
          </table:table-cell>
          <table:table-cell table:formula="of:=SUMIF(['Raw Data'.$A$2:.$F$437];[.K1];['Raw Data'.$F$2:.$F$402])/COUNTIF(['Raw Data'.$A$2:.$A$401];[.K1])" office:value-type="float" office:value="274589.95" calcext:value-type="float">
            <text:p>274589,95</text:p>
          </table:table-cell>
          <table:table-cell table:formula="of:=SUMIF(['Raw Data'.$A$2:.$F$437];[.L1];['Raw Data'.$F$2:.$F$402])/COUNTIF(['Raw Data'.$A$2:.$A$401];[.L1])" office:value-type="float" office:value="283491.2" calcext:value-type="float">
            <text:p>283491,2</text:p>
          </table:table-cell>
          <table:table-cell table:formula="of:=SUMIF(['Raw Data'.$A$2:.$F$437];[.M1];['Raw Data'.$F$2:.$F$402])/COUNTIF(['Raw Data'.$A$2:.$A$401];[.M1])" office:value-type="float" office:value="295648.95" calcext:value-type="float">
            <text:p>295648,95</text:p>
          </table:table-cell>
          <table:table-cell table:formula="of:=SUMIF(['Raw Data'.$A$2:.$F$437];[.N1];['Raw Data'.$F$2:.$F$402])/COUNTIF(['Raw Data'.$A$2:.$A$401];[.N1])" office:value-type="float" office:value="301144.9" calcext:value-type="float">
            <text:p>301144,9</text:p>
          </table:table-cell>
          <table:table-cell table:formula="of:=SUMIF(['Raw Data'.$A$2:.$F$437];[.O1];['Raw Data'.$F$2:.$F$402])/COUNTIF(['Raw Data'.$A$2:.$A$401];[.O1])" office:value-type="float" office:value="328816.5" calcext:value-type="float">
            <text:p>328816,5</text:p>
          </table:table-cell>
          <table:table-cell table:formula="of:=SUMIF(['Raw Data'.$A$2:.$F$437];[.P1];['Raw Data'.$F$2:.$F$402])/8" office:value-type="float" office:value="368060.25" calcext:value-type="float">
            <office:annotation draw:style-name="gr1" draw:text-style-name="P1" svg:width="2.899cm" svg:height="0.991cm" svg:x="38.687cm" svg:y="0.634cm" draw:caption-point-x="-0.61cm" draw:caption-point-y="1.51cm">
              <dc:date>2014-10-09T00:00:00</dc:date>
              <text:p text:style-name="P1"><text:span text:style-name="T1">Solo otto valori per ora</text:span></text:p>
            </office:annotation>
            <text:p>368060,25</text:p>
          </table:table-cell>
          <table:table-cell table:formula="of:=SUMIF(['Raw Data'.$A$2:.$F$437];[.Q1];['Raw Data'.$F$2:.$F$402])/COUNTIF(['Raw Data'.$A$2:.$A$401];[.Q1])" office:value-type="float" office:value="0" calcext:value-type="float">
            <text:p>0</text:p>
          </table:table-cell>
          <table:table-cell table:formula="of:=SUMIF(['Raw Data'.$A$2:.$F$437];[.R1];['Raw Data'.$F$2:.$F$402])/COUNTIF(['Raw Data'.$A$2:.$A$401];[.R1])" office:value-type="float" office:value="0" calcext:value-type="float">
            <text:p>0</text:p>
          </table:table-cell>
          <table:table-cell table:formula="of:=SUMIF(['Raw Data'.$A$2:.$F$437];[.S1];['Raw Data'.$F$2:.$F$402])/COUNTIF(['Raw Data'.$A$2:.$A$401];[.S1])" office:value-type="float" office:value="0" calcext:value-type="float">
            <text:p>0</text:p>
          </table:table-cell>
          <table:table-cell table:formula="of:=SUMIF(['Raw Data'.$A$2:.$F$437];[.T1];['Raw Data'.$F$2:.$F$402])/COUNTIF(['Raw Data'.$A$2:.$A$401];[.T1])" office:value-type="float" office:value="0" calcext:value-type="float">
            <text:p>0</text:p>
          </table:table-cell>
          <table:table-cell table:formula="of:=SUMIF(['Raw Data'.$A$2:.$F$437];[.U1];['Raw Data'.$F$2:.$F$402])/COUNTIF(['Raw Data'.$A$2:.$A$401];[.U1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Average service time</text:p>
          </table:table-cell>
          <table:table-cell table:style-name="ce1" table:number-columns-repeated="20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1" table:number-columns-repeated="20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B2]/([.$A$8]*[.B1])" office:value-type="float" office:value="1.138982" calcext:value-type="float">
            <text:p>1,138982</text:p>
          </table:table-cell>
          <table:table-cell table:formula="of:=[.C2]/([.$A$8]*[.C1])" office:value-type="float" office:value="0.5732745" calcext:value-type="float">
            <text:p>0,5732745</text:p>
          </table:table-cell>
          <table:table-cell table:formula="of:=[.D2]/([.$A$8]*[.D1])" office:value-type="float" office:value="0.28161675" calcext:value-type="float">
            <text:p>0,28161675</text:p>
          </table:table-cell>
          <table:table-cell table:formula="of:=[.E2]/([.$A$8]*[.E1])" office:value-type="float" office:value="0.1458945" calcext:value-type="float">
            <text:p>0,1458945</text:p>
          </table:table-cell>
          <table:table-cell table:formula="of:=[.F2]/([.$A$8]*[.F1])" office:value-type="float" office:value="0.0729425" calcext:value-type="float">
            <text:p>0,0729425</text:p>
          </table:table-cell>
          <table:table-cell table:formula="of:=[.G2]/([.$A$8]*[.G1])" office:value-type="float" office:value="0.04114228125" calcext:value-type="float">
            <text:p>0,0411422813</text:p>
          </table:table-cell>
          <table:table-cell table:formula="of:=[.H2]/([.$A$8]*[.H1])" office:value-type="float" office:value="0.0345229" calcext:value-type="float">
            <text:p>0,0345229</text:p>
          </table:table-cell>
          <table:table-cell table:formula="of:=[.I2]/([.$A$8]*[.I1])" office:value-type="float" office:value="0.03018904" calcext:value-type="float">
            <text:p>0,03018904</text:p>
          </table:table-cell>
          <table:table-cell table:formula="of:=[.J2]/([.$A$8]*[.J1])" office:value-type="float" office:value="0.0274310166666667" calcext:value-type="float">
            <text:p>0,0274310167</text:p>
          </table:table-cell>
          <table:table-cell table:formula="of:=[.K2]/([.$A$8]*[.K1])" office:value-type="float" office:value="0.0409892571428572" calcext:value-type="float">
            <text:p>0,0409892571</text:p>
          </table:table-cell>
          <table:table-cell table:formula="of:=[.L2]/([.$A$8]*[.L1])" office:value-type="float" office:value="0.0392368" calcext:value-type="float">
            <text:p>0,0392368</text:p>
          </table:table-cell>
          <table:table-cell table:formula="of:=[.M2]/([.$A$8]*[.M1])" office:value-type="float" office:value="0.0365338111111111" calcext:value-type="float">
            <text:p>0,0365338111</text:p>
          </table:table-cell>
          <table:table-cell table:formula="of:=[.N2]/([.$A$8]*[.N1])" office:value-type="float" office:value="0.03456767" calcext:value-type="float">
            <text:p>0,03456767</text:p>
          </table:table-cell>
          <table:table-cell table:formula="of:=[.O2]/([.$A$8]*[.O1])" office:value-type="float" office:value="0.0335217" calcext:value-type="float">
            <text:p>0,0335217</text:p>
          </table:table-cell>
          <table:table-cell table:formula="of:=[.P2]/([.$A$8]*[.P1])" office:value-type="float" office:value="0.03386665625" calcext:value-type="float">
            <text:p>0,0338666563</text:p>
          </table:table-cell>
          <table:table-cell table:formula="of:=[.Q2]/([.$A$8]*[.Q1])" office:value-type="float" office:value="0.0325040066666667" calcext:value-type="float">
            <text:p>0,0325040067</text:p>
          </table:table-cell>
          <table:table-cell table:formula="of:=[.R2]/([.$A$8]*[.R1])" office:value-type="float" office:value="0.03198675" calcext:value-type="float">
            <text:p>0,03198675</text:p>
          </table:table-cell>
          <table:table-cell table:formula="of:=[.S2]/([.$A$8]*[.S1])" office:value-type="float" office:value="0.0321492695652174" calcext:value-type="float">
            <text:p>0,0321492696</text:p>
          </table:table-cell>
          <table:table-cell table:formula="of:=[.T2]/([.$A$8]*[.T1])" office:value-type="float" office:value="0.0324688235294118" calcext:value-type="float">
            <text:p>0,0324688235</text:p>
          </table:table-cell>
          <table:table-cell table:formula="of:=[.U2]/([.$A$8]*[.U1])" office:value-type="float" office:value="0.0351054791666667" calcext:value-type="float">
            <text:p>0,035105479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.B3]/([.$A$8]*[.B1])" office:value-type="float" office:value="7.194735" calcext:value-type="float">
            <text:p>7,194735</text:p>
          </table:table-cell>
          <table:table-cell table:formula="of:=[.C3]/([.$A$8]*[.C1])" office:value-type="float" office:value="3.6109735" calcext:value-type="float">
            <text:p>3,6109735</text:p>
          </table:table-cell>
          <table:table-cell table:formula="of:=[.D3]/([.$A$8]*[.D1])" office:value-type="float" office:value="1.7946995" calcext:value-type="float">
            <text:p>1,7946995</text:p>
          </table:table-cell>
          <table:table-cell table:formula="of:=[.E3]/([.$A$8]*[.E1])" office:value-type="float" office:value="0.89757875" calcext:value-type="float">
            <text:p>0,89757875</text:p>
          </table:table-cell>
          <table:table-cell table:formula="of:=[.F3]/([.$A$8]*[.F1])" office:value-type="float" office:value="0.4608349375" calcext:value-type="float">
            <text:p>0,4608349375</text:p>
          </table:table-cell>
          <table:table-cell table:formula="of:=[.G3]/([.$A$8]*[.G1])" office:value-type="float" office:value="0.2396034375" calcext:value-type="float">
            <text:p>0,2396034375</text:p>
          </table:table-cell>
          <table:table-cell table:formula="of:=[.H3]/([.$A$8]*[.H1])" office:value-type="float" office:value="0.20300635" calcext:value-type="float">
            <text:p>0,20300635</text:p>
          </table:table-cell>
          <table:table-cell table:formula="of:=[.I3]/([.$A$8]*[.I1])" office:value-type="float" office:value="0.173091" calcext:value-type="float">
            <text:p>0,173091</text:p>
          </table:table-cell>
          <table:table-cell table:formula="of:=[.J3]/([.$A$8]*[.J1])" office:value-type="float" office:value="0.154280016666667" calcext:value-type="float">
            <text:p>0,1542800167</text:p>
          </table:table-cell>
          <table:table-cell table:formula="of:=[.K3]/([.$A$8]*[.K1])" office:value-type="float" office:value="0.161427214285714" calcext:value-type="float">
            <text:p>0,1614272143</text:p>
          </table:table-cell>
          <table:table-cell table:formula="of:=[.L3]/([.$A$8]*[.L1])" office:value-type="float" office:value="0.1594291625" calcext:value-type="float">
            <text:p>0,1594291625</text:p>
          </table:table-cell>
          <table:table-cell table:formula="of:=[.M3]/([.$A$8]*[.M1])" office:value-type="float" office:value="0.157973077777778" calcext:value-type="float">
            <text:p>0,1579730778</text:p>
          </table:table-cell>
          <table:table-cell table:formula="of:=[.N3]/([.$A$8]*[.N1])" office:value-type="float" office:value="0.14188354" calcext:value-type="float">
            <text:p>0,14188354</text:p>
          </table:table-cell>
          <table:table-cell table:formula="of:=[.O3]/([.$A$8]*[.O1])" office:value-type="float" office:value="0.129954483333333" calcext:value-type="float">
            <text:p>0,1299544833</text:p>
          </table:table-cell>
          <table:table-cell table:formula="of:=[.P3]/([.$A$8]*[.P1])" office:value-type="float" office:value="0.135578828125" calcext:value-type="float">
            <text:p>0,1355788281</text:p>
          </table:table-cell>
          <table:table-cell table:formula="of:=[.Q3]/([.$A$8]*[.Q1])" office:value-type="float" office:value="0.134254993333333" calcext:value-type="float">
            <text:p>0,1342549933</text:p>
          </table:table-cell>
          <table:table-cell table:formula="of:=[.R3]/([.$A$8]*[.R1])" office:value-type="float" office:value="0.1440591" calcext:value-type="float">
            <text:p>0,1440591</text:p>
          </table:table-cell>
          <table:table-cell table:formula="of:=[.S3]/([.$A$8]*[.S1])" office:value-type="float" office:value="0.148984434782609" calcext:value-type="float">
            <text:p>0,1489844348</text:p>
          </table:table-cell>
          <table:table-cell table:formula="of:=[.T3]/([.$A$8]*[.T1])" office:value-type="float" office:value="0.156789327731092" calcext:value-type="float">
            <text:p>0,1567893277</text:p>
          </table:table-cell>
          <table:table-cell table:formula="of:=[.U3]/([.$A$8]*[.U1])" office:value-type="float" office:value="0.153812666666667" calcext:value-type="float">
            <text:p>0,153812666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style-name="ce3" table:formula="of:=[.B4]/([.$A$8]*[.B1])" office:value-type="float" office:value="74.00205" calcext:value-type="float">
            <text:p>74,00205</text:p>
          </table:table-cell>
          <table:table-cell table:style-name="ce3" table:formula="of:=[.C4]/([.$A$8]*[.C1])" office:value-type="float" office:value="39.13611" calcext:value-type="float">
            <text:p>39,13611</text:p>
          </table:table-cell>
          <table:table-cell table:style-name="ce3" table:formula="of:=[.D4]/([.$A$8]*[.D1])" office:value-type="float" office:value="16.616755" calcext:value-type="float">
            <text:p>16,616755</text:p>
          </table:table-cell>
          <table:table-cell table:style-name="ce3" table:formula="of:=[.E4]/([.$A$8]*[.E1])" office:value-type="float" office:value="7.66188125" calcext:value-type="float">
            <text:p>7,66188125</text:p>
          </table:table-cell>
          <table:table-cell table:style-name="ce3" table:formula="of:=[.F4]/([.$A$8]*[.F1])" office:value-type="float" office:value="3.715370625" calcext:value-type="float">
            <text:p>3,715370625</text:p>
          </table:table-cell>
          <table:table-cell table:style-name="ce3" table:formula="of:=[.G4]/([.$A$8]*[.G1])" office:value-type="float" office:value="1.9410921875" calcext:value-type="float">
            <text:p>1,9410921875</text:p>
          </table:table-cell>
          <table:table-cell table:style-name="ce3" table:formula="of:=[.H4]/([.$A$8]*[.H1])" office:value-type="float" office:value="1.5811165" calcext:value-type="float">
            <text:p>1,5811165</text:p>
          </table:table-cell>
          <table:table-cell table:style-name="ce3" table:formula="of:=[.I4]/([.$A$8]*[.I1])" office:value-type="float" office:value="1.397351" calcext:value-type="float">
            <text:p>1,397351</text:p>
          </table:table-cell>
          <table:table-cell table:style-name="ce3" table:formula="of:=[.J4]/([.$A$8]*[.J1])" office:value-type="float" office:value="1.179011" calcext:value-type="float">
            <text:p>1,179011</text:p>
          </table:table-cell>
          <table:table-cell table:style-name="ce3" table:formula="of:=[.K4]/([.$A$8]*[.K1])" office:value-type="float" office:value="1.76821014285714" calcext:value-type="float">
            <text:p>1,7682101429</text:p>
          </table:table-cell>
          <table:table-cell table:style-name="ce3" table:formula="of:=[.L4]/([.$A$8]*[.L1])" office:value-type="float" office:value="1.601529125" calcext:value-type="float">
            <text:p>1,601529125</text:p>
          </table:table-cell>
          <table:table-cell table:style-name="ce3" table:formula="of:=[.M4]/([.$A$8]*[.M1])" office:value-type="float" office:value="1.498536" calcext:value-type="float">
            <text:p>1,498536</text:p>
          </table:table-cell>
          <table:table-cell table:style-name="ce3" table:formula="of:=[.N4]/([.$A$8]*[.N1])" office:value-type="float" office:value="1.4070309" calcext:value-type="float">
            <text:p>1,4070309</text:p>
          </table:table-cell>
          <table:table-cell table:style-name="ce3" table:formula="of:=[.O4]/([.$A$8]*[.O1])" office:value-type="float" office:value="1.29044866666667" calcext:value-type="float">
            <text:p>1,2904486667</text:p>
          </table:table-cell>
          <table:table-cell table:style-name="ce3" table:formula="of:=[.P4]/([.$A$8]*[.P1])" office:value-type="float" office:value="1.3173275" calcext:value-type="float">
            <text:p>1,3173275</text:p>
          </table:table-cell>
          <table:table-cell table:style-name="ce3" table:formula="of:=[.Q4]/([.$A$8]*[.Q1])" office:value-type="float" office:value="1.2691562" calcext:value-type="float">
            <text:p>1,2691562</text:p>
          </table:table-cell>
          <table:table-cell table:style-name="ce3" table:formula="of:=[.R4]/([.$A$8]*[.R1])" office:value-type="float" office:value="1.1719985" calcext:value-type="float">
            <text:p>1,1719985</text:p>
          </table:table-cell>
          <table:table-cell table:style-name="ce3" table:formula="of:=[.S4]/([.$A$8]*[.S1])" office:value-type="float" office:value="1.11327739130435" calcext:value-type="float">
            <text:p>1,1132773913</text:p>
          </table:table-cell>
          <table:table-cell table:style-name="ce3" table:formula="of:=[.T4]/([.$A$8]*[.T1])" office:value-type="float" office:value="1.10220756302521" calcext:value-type="float">
            <text:p>1,102207563</text:p>
          </table:table-cell>
          <table:table-cell table:style-name="ce3" table:formula="of:=[.U4]/([.$A$8]*[.U1])" office:value-type="float" office:value="1.10285791666667" calcext:value-type="float">
            <text:p>1,1028579167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formula="of:=[.B5]/([.$A$8]*[.B1])" office:value-type="float" office:value="667.5114" calcext:value-type="float">
            <text:p>667,5114</text:p>
          </table:table-cell>
          <table:table-cell table:formula="of:=[.C5]/([.$A$8]*[.C1])" office:value-type="float" office:value="336.3159" calcext:value-type="float">
            <text:p>336,3159</text:p>
          </table:table-cell>
          <table:table-cell table:formula="of:=[.D5]/([.$A$8]*[.D1])" office:value-type="float" office:value="168.87495" calcext:value-type="float">
            <text:p>168,87495</text:p>
          </table:table-cell>
          <table:table-cell table:formula="of:=[.E5]/([.$A$8]*[.E1])" office:value-type="float" office:value="86.1415625" calcext:value-type="float">
            <text:p>86,1415625</text:p>
          </table:table-cell>
          <table:table-cell table:formula="of:=[.F5]/([.$A$8]*[.F1])" office:value-type="float" office:value="43.4873" calcext:value-type="float">
            <text:p>43,4873</text:p>
          </table:table-cell>
          <table:table-cell table:formula="of:=[.G5]/([.$A$8]*[.G1])" office:value-type="float" office:value="22.6822125" calcext:value-type="float">
            <text:p>22,6822125</text:p>
          </table:table-cell>
          <table:table-cell table:formula="of:=[.H5]/([.$A$8]*[.H1])" office:value-type="float" office:value="18.65457" calcext:value-type="float">
            <text:p>18,65457</text:p>
          </table:table-cell>
          <table:table-cell table:formula="of:=[.I5]/([.$A$8]*[.I1])" office:value-type="float" office:value="15.429872" calcext:value-type="float">
            <text:p>15,429872</text:p>
          </table:table-cell>
          <table:table-cell table:formula="of:=[.J5]/([.$A$8]*[.J1])" office:value-type="float" office:value="13.3553916666667" calcext:value-type="float">
            <text:p>13,3553916667</text:p>
          </table:table-cell>
          <table:table-cell table:formula="of:=[.K5]/([.$A$8]*[.K1])" office:value-type="float" office:value="12.3922257142857" calcext:value-type="float">
            <text:p>12,3922257143</text:p>
          </table:table-cell>
          <table:table-cell table:formula="of:=[.L5]/([.$A$8]*[.L1])" office:value-type="float" office:value="11.09541875" calcext:value-type="float">
            <text:p>11,09541875</text:p>
          </table:table-cell>
          <table:table-cell table:formula="of:=[.M5]/([.$A$8]*[.M1])" office:value-type="float" office:value="10.2300533333333" calcext:value-type="float">
            <text:p>10,2300533333</text:p>
          </table:table-cell>
          <table:table-cell table:formula="of:=[.N5]/([.$A$8]*[.N1])" office:value-type="float" office:value="9.481104" calcext:value-type="float">
            <text:p>9,481104</text:p>
          </table:table-cell>
          <table:table-cell table:formula="of:=[.O5]/([.$A$8]*[.O1])" office:value-type="float" office:value="8.59087583333334" calcext:value-type="float">
            <text:p>8,5908758333</text:p>
          </table:table-cell>
          <table:table-cell table:formula="of:=[.P5]/([.$A$8]*[.P1])" office:value-type="float" office:value="8.736421875" calcext:value-type="float">
            <text:p>8,736421875</text:p>
          </table:table-cell>
          <table:table-cell table:formula="of:=[.Q5]/([.$A$8]*[.Q1])" office:value-type="float" office:value="8.067512" calcext:value-type="float">
            <text:p>8,067512</text:p>
          </table:table-cell>
          <table:table-cell table:formula="of:=[.R5]/([.$A$8]*[.R1])" office:value-type="float" office:value="7.399263" calcext:value-type="float">
            <text:p>7,399263</text:p>
          </table:table-cell>
          <table:table-cell table:formula="of:=[.S5]/([.$A$8]*[.S1])" office:value-type="float" office:value="7.19359" calcext:value-type="float">
            <text:p>7,19359</text:p>
          </table:table-cell>
          <table:table-cell table:formula="of:=[.T5]/([.$A$8]*[.T1])" office:value-type="float" office:value="7.13856008403361" calcext:value-type="float">
            <text:p>7,138560084</text:p>
          </table:table-cell>
          <table:table-cell table:formula="of:=[.U5]/([.$A$8]*[.U1])" office:value-type="float" office:value="7.06393291666667" calcext:value-type="float">
            <text:p>7,0639329167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formula="of:=[.B6]/([.$A$8]*[.B1])" office:value-type="float" office:value="4378.922" calcext:value-type="float">
            <text:p>4378,922</text:p>
          </table:table-cell>
          <table:table-cell table:formula="of:=[.C6]/([.$A$8]*[.C1])" office:value-type="float" office:value="2200.248" calcext:value-type="float">
            <text:p>2200,248</text:p>
          </table:table-cell>
          <table:table-cell table:formula="of:=[.D6]/([.$A$8]*[.D1])" office:value-type="float" office:value="1102.294" calcext:value-type="float">
            <text:p>1102,294</text:p>
          </table:table-cell>
          <table:table-cell table:formula="of:=[.E6]/([.$A$8]*[.E1])" office:value-type="float" office:value="558.3685" calcext:value-type="float">
            <text:p>558,3685</text:p>
          </table:table-cell>
          <table:table-cell table:formula="of:=[.F6]/([.$A$8]*[.F1])" office:value-type="float" office:value="282.74725" calcext:value-type="float">
            <text:p>282,74725</text:p>
          </table:table-cell>
          <table:table-cell table:formula="of:=[.G6]/([.$A$8]*[.G1])" office:value-type="float" office:value="145.23065625" calcext:value-type="float">
            <text:p>145,23065625</text:p>
          </table:table-cell>
          <table:table-cell table:formula="of:=[.H6]/([.$A$8]*[.H1])" office:value-type="float" office:value="118.860675" calcext:value-type="float">
            <text:p>118,860675</text:p>
          </table:table-cell>
          <table:table-cell table:formula="of:=[.I6]/([.$A$8]*[.I1])" office:value-type="float" office:value="98.21478" calcext:value-type="float">
            <text:p>98,21478</text:p>
          </table:table-cell>
          <table:table-cell table:formula="of:=[.J6]/([.$A$8]*[.J1])" office:value-type="float" office:value="85.0179333333333" calcext:value-type="float">
            <text:p>85,0179333333</text:p>
          </table:table-cell>
          <table:table-cell table:formula="of:=[.K6]/([.$A$8]*[.K1])" office:value-type="float" office:value="78.4542714285714" calcext:value-type="float">
            <text:p>78,4542714286</text:p>
          </table:table-cell>
          <table:table-cell table:formula="of:=[.L6]/([.$A$8]*[.L1])" office:value-type="float" office:value="70.8728" calcext:value-type="float">
            <text:p>70,8728</text:p>
          </table:table-cell>
          <table:table-cell table:formula="of:=[.M6]/([.$A$8]*[.M1])" office:value-type="float" office:value="65.6997666666667" calcext:value-type="float">
            <text:p>65,6997666667</text:p>
          </table:table-cell>
          <table:table-cell table:formula="of:=[.N6]/([.$A$8]*[.N1])" office:value-type="float" office:value="60.22898" calcext:value-type="float">
            <text:p>60,22898</text:p>
          </table:table-cell>
          <table:table-cell table:formula="of:=[.O6]/([.$A$8]*[.O1])" office:value-type="float" office:value="54.80275" calcext:value-type="float">
            <text:p>54,80275</text:p>
          </table:table-cell>
          <table:table-cell table:formula="of:=[.P6]/([.$A$8]*[.P1])" office:value-type="float" office:value="57.5094140625" calcext:value-type="float">
            <text:p>57,5094140625</text:p>
          </table:table-cell>
          <table:table-cell table:formula="of:=[.Q6]/([.$A$8]*[.Q1])" office:value-type="float" office:value="0" calcext:value-type="float">
            <text:p>0</text:p>
          </table:table-cell>
          <table:table-cell table:formula="of:=[.R6]/([.$A$8]*[.R1])" office:value-type="float" office:value="0" calcext:value-type="float">
            <text:p>0</text:p>
          </table:table-cell>
          <table:table-cell table:formula="of:=[.S6]/([.$A$8]*[.S1])" office:value-type="float" office:value="0" calcext:value-type="float">
            <text:p>0</text:p>
          </table:table-cell>
          <table:table-cell table:formula="of:=[.T6]/([.$A$8]*[.T1])" office:value-type="float" office:value="0" calcext:value-type="float">
            <text:p>0</text:p>
          </table:table-cell>
          <table:table-cell table:formula="of:=[.U6]/([.$A$8]*[.U1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Scalability</text:p>
          </table:table-cell>
          <table:table-cell table:style-name="ce1" table:number-columns-repeated="20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formula="of:=[.$B9]/[.C9]" office:value-type="float" office:value="1.98680038969115" calcext:value-type="float">
            <text:p>1,9868003897</text:p>
          </table:table-cell>
          <table:table-cell table:formula="of:=[.$B9]/[.D9]" office:value-type="float" office:value="4.04443982824175" calcext:value-type="float">
            <text:p>4,0444398282</text:p>
          </table:table-cell>
          <table:table-cell table:formula="of:=[.$B9]/[.E9]" office:value-type="float" office:value="7.80688785389442" calcext:value-type="float">
            <text:p>7,8068878539</text:p>
          </table:table-cell>
          <table:table-cell table:formula="of:=[.$B9]/[.F9]" office:value-type="float" office:value="15.6147924735237" calcext:value-type="float">
            <text:p>15,6147924735</text:p>
          </table:table-cell>
          <table:table-cell table:formula="of:=[.$B9]/[.G9]" office:value-type="float" office:value="27.683977781373" calcext:value-type="float">
            <text:p>27,6839777814</text:p>
          </table:table-cell>
          <table:table-cell table:formula="of:=[.$B9]/[.H9]" office:value-type="float" office:value="32.9920719290674" calcext:value-type="float">
            <text:p>32,9920719291</text:p>
          </table:table-cell>
          <table:table-cell table:formula="of:=[.$B9]/[.I9]" office:value-type="float" office:value="37.7283278964816" calcext:value-type="float">
            <text:p>37,7283278965</text:p>
          </table:table-cell>
          <table:table-cell table:formula="of:=[.$B9]/[.J9]" office:value-type="float" office:value="41.5216837873915" calcext:value-type="float">
            <text:p>41,5216837874</text:p>
          </table:table-cell>
          <table:table-cell table:formula="of:=[.$B9]/[.K9]" office:value-type="float" office:value="27.7873296417737" calcext:value-type="float">
            <text:p>27,7873296418</text:p>
          </table:table-cell>
          <table:table-cell table:formula="of:=[.$B9]/[.L9]" office:value-type="float" office:value="29.0284121029238" calcext:value-type="float">
            <text:p>29,0284121029</text:p>
          </table:table-cell>
          <table:table-cell table:formula="of:=[.$B9]/[.M9]" office:value-type="float" office:value="31.1761068818139" calcext:value-type="float">
            <text:p>31,1761068818</text:p>
          </table:table-cell>
          <table:table-cell table:formula="of:=[.$B9]/[.N9]" office:value-type="float" office:value="32.9493425504236" calcext:value-type="float">
            <text:p>32,9493425504</text:p>
          </table:table-cell>
          <table:table-cell table:formula="of:=[.$B9]/[.O9]" office:value-type="float" office:value="33.9774534107757" calcext:value-type="float">
            <text:p>33,9774534108</text:p>
          </table:table-cell>
          <table:table-cell table:formula="of:=[.$B9]/[.P9]" office:value-type="float" office:value="33.6313686120105" calcext:value-type="float">
            <text:p>33,631368612</text:p>
          </table:table-cell>
          <table:table-cell table:formula="of:=[.$B9]/[.Q9]" office:value-type="float" office:value="35.0412800391172" calcext:value-type="float">
            <text:p>35,0412800391</text:p>
          </table:table-cell>
          <table:table-cell table:formula="of:=[.$B9]/[.R9]" office:value-type="float" office:value="35.6079314090991" calcext:value-type="float">
            <text:p>35,6079314091</text:p>
          </table:table-cell>
          <table:table-cell table:formula="of:=[.$B9]/[.S9]" office:value-type="float" office:value="35.4279277695402" calcext:value-type="float">
            <text:p>35,4279277695</text:p>
          </table:table-cell>
          <table:table-cell table:formula="of:=[.$B9]/[.T9]" office:value-type="float" office:value="35.079250683914" calcext:value-type="float">
            <text:p>35,0792506839</text:p>
          </table:table-cell>
          <table:table-cell table:formula="of:=[.$B9]/[.U9]" office:value-type="float" office:value="32.4445649806565" calcext:value-type="float">
            <text:p>32,444564980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formula="of:=[.$B10]/[.C10]" office:value-type="float" office:value="1.99246408205433" calcext:value-type="float">
            <text:p>1,9924640821</text:p>
          </table:table-cell>
          <table:table-cell table:formula="of:=[.$B10]/[.D10]" office:value-type="float" office:value="4.00888003813452" calcext:value-type="float">
            <text:p>4,0088800381</text:p>
          </table:table-cell>
          <table:table-cell table:formula="of:=[.$B10]/[.E10]" office:value-type="float" office:value="8.01571449858857" calcext:value-type="float">
            <text:p>8,0157144986</text:p>
          </table:table-cell>
          <table:table-cell table:formula="of:=[.$B10]/[.F10]" office:value-type="float" office:value="15.612390499364" calcext:value-type="float">
            <text:p>15,6123904994</text:p>
          </table:table-cell>
          <table:table-cell table:formula="of:=[.$B10]/[.G10]" office:value-type="float" office:value="30.0276785469741" calcext:value-type="float">
            <text:p>30,027678547</text:p>
          </table:table-cell>
          <table:table-cell table:formula="of:=[.$B10]/[.H10]" office:value-type="float" office:value="35.4409357145725" calcext:value-type="float">
            <text:p>35,4409357146</text:p>
          </table:table-cell>
          <table:table-cell table:formula="of:=[.$B10]/[.I10]" office:value-type="float" office:value="41.5661992824584" calcext:value-type="float">
            <text:p>41,5661992825</text:p>
          </table:table-cell>
          <table:table-cell table:formula="of:=[.$B10]/[.J10]" office:value-type="float" office:value="46.6342638239712" calcext:value-type="float">
            <text:p>46,634263824</text:p>
          </table:table-cell>
          <table:table-cell table:formula="of:=[.$B10]/[.K10]" office:value-type="float" office:value="44.5695295668415" calcext:value-type="float">
            <text:p>44,5695295668</text:p>
          </table:table-cell>
          <table:table-cell table:formula="of:=[.$B10]/[.L10]" office:value-type="float" office:value="45.1280988194365" calcext:value-type="float">
            <text:p>45,1280988194</text:p>
          </table:table-cell>
          <table:table-cell table:formula="of:=[.$B10]/[.M10]" office:value-type="float" office:value="45.5440578939717" calcext:value-type="float">
            <text:p>45,544057894</text:p>
          </table:table-cell>
          <table:table-cell table:formula="of:=[.$B10]/[.N10]" office:value-type="float" office:value="50.7087361930778" calcext:value-type="float">
            <text:p>50,7087361931</text:p>
          </table:table-cell>
          <table:table-cell table:formula="of:=[.$B10]/[.O10]" office:value-type="float" office:value="55.3634997073976" calcext:value-type="float">
            <text:p>55,3634997074</text:p>
          </table:table-cell>
          <table:table-cell table:formula="of:=[.$B10]/[.P10]" office:value-type="float" office:value="53.0668032723122" calcext:value-type="float">
            <text:p>53,0668032723</text:p>
          </table:table-cell>
          <table:table-cell table:formula="of:=[.$B10]/[.Q10]" office:value-type="float" office:value="53.5900737943999" calcext:value-type="float">
            <text:p>53,5900737944</text:p>
          </table:table-cell>
          <table:table-cell table:formula="of:=[.$B10]/[.R10]" office:value-type="float" office:value="49.9429400850068" calcext:value-type="float">
            <text:p>49,942940085</text:p>
          </table:table-cell>
          <table:table-cell table:formula="of:=[.$B10]/[.S10]" office:value-type="float" office:value="48.2918568674522" calcext:value-type="float">
            <text:p>48,2918568675</text:p>
          </table:table-cell>
          <table:table-cell table:formula="of:=[.$B10]/[.T10]" office:value-type="float" office:value="45.8879128070477" calcext:value-type="float">
            <text:p>45,887912807</text:p>
          </table:table-cell>
          <table:table-cell table:formula="of:=[.$B10]/[.U10]" office:value-type="float" office:value="46.7759590670903" calcext:value-type="float">
            <text:p>46,775959067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formula="of:=[.$B11]/[.C11]" office:value-type="float" office:value="1.89088925802794" calcext:value-type="float">
            <text:p>1,890889258</text:p>
          </table:table-cell>
          <table:table-cell table:formula="of:=[.$B11]/[.D11]" office:value-type="float" office:value="4.45345977599116" calcext:value-type="float">
            <text:p>4,453459776</text:p>
          </table:table-cell>
          <table:table-cell table:formula="of:=[.$B11]/[.E11]" office:value-type="float" office:value="9.65846997432909" calcext:value-type="float">
            <text:p>9,6584699743</text:p>
          </table:table-cell>
          <table:table-cell table:formula="of:=[.$B11]/[.F11]" office:value-type="float" office:value="19.9178110259188" calcext:value-type="float">
            <text:p>19,9178110259</text:p>
          </table:table-cell>
          <table:table-cell table:formula="of:=[.$B11]/[.G11]" office:value-type="float" office:value="38.1239234676998" calcext:value-type="float">
            <text:p>38,1239234677</text:p>
          </table:table-cell>
          <table:table-cell table:formula="of:=[.$B11]/[.H11]" office:value-type="float" office:value="46.8036669024705" calcext:value-type="float">
            <text:p>46,8036669025</text:p>
          </table:table-cell>
          <table:table-cell table:formula="of:=[.$B11]/[.I11]" office:value-type="float" office:value="52.9588127821857" calcext:value-type="float">
            <text:p>52,9588127822</text:p>
          </table:table-cell>
          <table:table-cell table:formula="of:=[.$B11]/[.J11]" office:value-type="float" office:value="62.766208288133" calcext:value-type="float">
            <text:p>62,7662082881</text:p>
          </table:table-cell>
          <table:table-cell table:formula="of:=[.$B11]/[.K11]" office:value-type="float" office:value="41.8513887045261" calcext:value-type="float">
            <text:p>41,8513887045</text:p>
          </table:table-cell>
          <table:table-cell table:formula="of:=[.$B11]/[.L11]" office:value-type="float" office:value="46.2071209601012" calcext:value-type="float">
            <text:p>46,2071209601</text:p>
          </table:table-cell>
          <table:table-cell table:formula="of:=[.$B11]/[.M11]" office:value-type="float" office:value="49.3828977081632" calcext:value-type="float">
            <text:p>49,3828977082</text:p>
          </table:table-cell>
          <table:table-cell table:formula="of:=[.$B11]/[.N11]" office:value-type="float" office:value="52.5944739379924" calcext:value-type="float">
            <text:p>52,594473938</text:p>
          </table:table-cell>
          <table:table-cell table:formula="of:=[.$B11]/[.O11]" office:value-type="float" office:value="57.3459850914902" calcext:value-type="float">
            <text:p>57,3459850915</text:p>
          </table:table-cell>
          <table:table-cell table:formula="of:=[.$B11]/[.P11]" office:value-type="float" office:value="56.1758939975063" calcext:value-type="float">
            <text:p>56,1758939975</text:p>
          </table:table-cell>
          <table:table-cell table:formula="of:=[.$B11]/[.Q11]" office:value-type="float" office:value="58.3080711420706" calcext:value-type="float">
            <text:p>58,3080711421</text:p>
          </table:table-cell>
          <table:table-cell table:formula="of:=[.$B11]/[.R11]" office:value-type="float" office:value="63.141761700207" calcext:value-type="float">
            <text:p>63,1417617002</text:p>
          </table:table-cell>
          <table:table-cell table:formula="of:=[.$B11]/[.S11]" office:value-type="float" office:value="66.4722472386662" calcext:value-type="float">
            <text:p>66,4722472387</text:p>
          </table:table-cell>
          <table:table-cell table:formula="of:=[.$B11]/[.T11]" office:value-type="float" office:value="67.1398495913853" calcext:value-type="float">
            <text:p>67,1398495914</text:p>
          </table:table-cell>
          <table:table-cell table:formula="of:=[.$B11]/[.U11]" office:value-type="float" office:value="67.1002573238695" calcext:value-type="float">
            <text:p>67,1002573239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formula="of:=[.$B12]/[.C12]" office:value-type="float" office:value="1.98477502847769" calcext:value-type="float">
            <text:p>1,9847750285</text:p>
          </table:table-cell>
          <table:table-cell table:formula="of:=[.$B12]/[.D12]" office:value-type="float" office:value="3.95269635905148" calcext:value-type="float">
            <text:p>3,9526963591</text:p>
          </table:table-cell>
          <table:table-cell table:formula="of:=[.$B12]/[.E12]" office:value-type="float" office:value="7.74900501717739" calcext:value-type="float">
            <text:p>7,7490050172</text:p>
          </table:table-cell>
          <table:table-cell table:formula="of:=[.$B12]/[.F12]" office:value-type="float" office:value="15.3495710241841" calcext:value-type="float">
            <text:p>15,3495710242</text:p>
          </table:table-cell>
          <table:table-cell table:formula="of:=[.$B12]/[.G12]" office:value-type="float" office:value="29.4288487068887" calcext:value-type="float">
            <text:p>29,4288487069</text:p>
          </table:table-cell>
          <table:table-cell table:formula="of:=[.$B12]/[.H12]" office:value-type="float" office:value="35.7827277712646" calcext:value-type="float">
            <text:p>35,7827277713</text:p>
          </table:table-cell>
          <table:table-cell table:formula="of:=[.$B12]/[.I12]" office:value-type="float" office:value="43.2609810373022" calcext:value-type="float">
            <text:p>43,2609810373</text:p>
          </table:table-cell>
          <table:table-cell table:formula="of:=[.$B12]/[.J12]" office:value-type="float" office:value="49.9806682319937" calcext:value-type="float">
            <text:p>49,980668232</text:p>
          </table:table-cell>
          <table:table-cell table:formula="of:=[.$B12]/[.K12]" office:value-type="float" office:value="53.8653358476593" calcext:value-type="float">
            <text:p>53,8653358477</text:p>
          </table:table-cell>
          <table:table-cell table:formula="of:=[.$B12]/[.L12]" office:value-type="float" office:value="60.1609921211852" calcext:value-type="float">
            <text:p>60,1609921212</text:p>
          </table:table-cell>
          <table:table-cell table:formula="of:=[.$B12]/[.M12]" office:value-type="float" office:value="65.2500410555044" calcext:value-type="float">
            <text:p>65,2500410555</text:p>
          </table:table-cell>
          <table:table-cell table:formula="of:=[.$B12]/[.N12]" office:value-type="float" office:value="70.4043959437635" calcext:value-type="float">
            <text:p>70,4043959438</text:p>
          </table:table-cell>
          <table:table-cell table:formula="of:=[.$B12]/[.O12]" office:value-type="float" office:value="77.7000404789927" calcext:value-type="float">
            <text:p>77,700040479</text:p>
          </table:table-cell>
          <table:table-cell table:formula="of:=[.$B12]/[.P12]" office:value-type="float" office:value="76.4055822338594" calcext:value-type="float">
            <text:p>76,4055822339</text:p>
          </table:table-cell>
          <table:table-cell table:formula="of:=[.$B12]/[.Q12]" office:value-type="float" office:value="82.7406764315938" calcext:value-type="float">
            <text:p>82,7406764316</text:p>
          </table:table-cell>
          <table:table-cell table:formula="of:=[.$B12]/[.R12]" office:value-type="float" office:value="90.2132279931123" calcext:value-type="float">
            <text:p>90,2132279931</text:p>
          </table:table-cell>
          <table:table-cell table:formula="of:=[.$B12]/[.S12]" office:value-type="float" office:value="92.7925277921038" calcext:value-type="float">
            <text:p>92,7925277921</text:p>
          </table:table-cell>
          <table:table-cell table:formula="of:=[.$B12]/[.T12]" office:value-type="float" office:value="93.5078492219996" calcext:value-type="float">
            <text:p>93,507849222</text:p>
          </table:table-cell>
          <table:table-cell table:formula="of:=[.$B12]/[.U12]" office:value-type="float" office:value="94.4957161788826" calcext:value-type="float">
            <text:p>94,495716178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table:formula="of:=[.$B13]/[.C13]" office:value-type="float" office:value="1.99019474168367" calcext:value-type="float">
            <text:p>1,9901947417</text:p>
          </table:table-cell>
          <table:table-cell table:formula="of:=[.$B13]/[.D13]" office:value-type="float" office:value="3.97255360185214" calcext:value-type="float">
            <text:p>3,9725536019</text:p>
          </table:table-cell>
          <table:table-cell table:formula="of:=[.$B13]/[.E13]" office:value-type="float" office:value="7.84235142204476" calcext:value-type="float">
            <text:p>7,842351422</text:p>
          </table:table-cell>
          <table:table-cell table:formula="of:=[.$B13]/[.F13]" office:value-type="float" office:value="15.4870542507487" calcext:value-type="float">
            <text:p>15,4870542507</text:p>
          </table:table-cell>
          <table:table-cell table:formula="of:=[.$B13]/[.G13]" office:value-type="float" office:value="30.1514990916389" calcext:value-type="float">
            <text:p>30,1514990916</text:p>
          </table:table-cell>
          <table:table-cell table:formula="of:=[.$B13]/[.H13]" office:value-type="float" office:value="36.8407970087668" calcext:value-type="float">
            <text:p>36,8407970088</text:p>
          </table:table-cell>
          <table:table-cell table:formula="of:=[.$B13]/[.I13]" office:value-type="float" office:value="44.5851632513966" calcext:value-type="float">
            <text:p>44,5851632514</text:p>
          </table:table-cell>
          <table:table-cell table:formula="of:=[.$B13]/[.J13]" office:value-type="float" office:value="51.5058626846571" calcext:value-type="float">
            <text:p>51,5058626847</text:p>
          </table:table-cell>
          <table:table-cell table:formula="of:=[.$B13]/[.K13]" office:value-type="float" office:value="55.814959724491" calcext:value-type="float">
            <text:p>55,8149597245</text:p>
          </table:table-cell>
          <table:table-cell table:formula="of:=[.$B13]/[.L13]" office:value-type="float" office:value="61.7856497838381" calcext:value-type="float">
            <text:p>61,7856497838</text:p>
          </table:table-cell>
          <table:table-cell table:formula="of:=[.$B13]/[.M13]" office:value-type="float" office:value="66.6504954609174" calcext:value-type="float">
            <text:p>66,6504954609</text:p>
          </table:table-cell>
          <table:table-cell table:formula="of:=[.$B13]/[.N13]" office:value-type="float" office:value="72.7045684652139" calcext:value-type="float">
            <text:p>72,7045684652</text:p>
          </table:table-cell>
          <table:table-cell table:formula="of:=[.$B13]/[.O13]" office:value-type="float" office:value="79.9033260192235" calcext:value-type="float">
            <text:p>79,9033260192</text:p>
          </table:table-cell>
          <table:table-cell table:formula="of:=[.$B13]/[.P13]" office:value-type="float" office:value="76.1426989195383" calcext:value-type="float">
            <text:p>76,1426989195</text:p>
          </table:table-cell>
          <table:table-cell table:formula="of:=[.$B13]/[.Q13]" office:value-type="string" office:string-value="#DIV/0!" calcext:value-type="error">
            <text:p>#DIV/0!</text:p>
          </table:table-cell>
          <table:table-cell table:formula="of:=[.$B13]/[.R13]" office:value-type="string" office:string-value="#DIV/0!" calcext:value-type="error">
            <text:p>#DIV/0!</text:p>
          </table:table-cell>
          <table:table-cell table:formula="of:=[.$B13]/[.S13]" office:value-type="string" office:string-value="#DIV/0!" calcext:value-type="error">
            <text:p>#DIV/0!</text:p>
          </table:table-cell>
          <table:table-cell table:formula="of:=[.$B13]/[.T13]" office:value-type="string" office:string-value="#DIV/0!" calcext:value-type="error">
            <text:p>#DIV/0!</text:p>
          </table:table-cell>
          <table:table-cell table:formula="of:=[.$B13]/[.U13]" office:value-type="string" office:string-value="#DIV/0!" calcext:value-type="error">
            <text:p>#DIV/0!</text:p>
          </table:table-cell>
        </table:table-row>
        <table:table-row table:style-name="ro2" table:number-rows-repeated="5">
          <table:table-cell table:style-name="Default"/>
          <table:table-cell table:number-columns-repeated="20"/>
        </table:table-row>
        <table:table-row table:style-name="ro1">
          <table:table-cell table:style-name="Default"/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9">00/00/0000</text:date>, <text:time style:data-style-name="N2" text:time-value="0000-00-00T00:00:01.615054170"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ssandro </meta:initial-creator>
    <meta:creation-date>2014-10-09T15:06:44.219487978</meta:creation-date>
    <dc:date>2014-10-09T16:20:54.055066076</dc:date>
    <dc:creator>alessandro </dc:creator>
    <meta:editing-duration>PT45M43S</meta:editing-duration>
    <meta:editing-cycles>7</meta:editing-cycles>
    <meta:generator>LibreOffice/4.1.3.2$Linux_X86_64 LibreOffice_project/410m0$Build-2</meta:generator>
    <meta:document-statistic meta:table-count="2" meta:cell-count="2632" meta:object-count="0"/>
  </office:meta>
</office:document-meta>
</file>